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9 - Conta de produção por atividade econômica - Região Nordeste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9.1'.A1">Tabela 9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9.2'.A1">Tabela 9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9.3'.A1">Tabela 9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4'.A1">Tabela 9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5'.A1">Tabela 9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6'.A1">Tabela 9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7'.A1">Tabela 9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8'.A1">Tabela 9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9'.A1">Tabela 9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10'.A1">Tabela 9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11'.A1">Tabela 9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12'.A1">Tabela 9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13'.A1">Tabela 9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9.14'.A1">Tabela 9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9.15'.A1">Tabela 9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9.16'.A1">Tabela 9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9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1268.010968444" table:style-name="ce5">
            <text:p><text:s/>331,2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1268.010968444" table:style-name="ce5">
            <text:p><text:s/>331,268<text:s/></text:p>
          </table:table-cell>
          <table:table-cell office:value-type="float" office:value="1.0121196390122518" table:style-name="ce6">
            <text:p>1.012</text:p>
          </table:table-cell>
          <table:table-cell office:value-type="float" office:value="335282.85967768816" table:style-name="ce5">
            <text:p><text:s/>335,283<text:s/></text:p>
          </table:table-cell>
          <table:table-cell office:value-type="float" office:value="1.1296787373843449" table:style-name="ce6">
            <text:p>1.130</text:p>
          </table:table-cell>
          <table:table-cell office:value-type="float" office:value="378761.91758730321" table:style-name="ce5">
            <text:p><text:s/>378,7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8761.91758730321" table:style-name="ce5">
            <text:p><text:s/>378,762<text:s/></text:p>
          </table:table-cell>
          <table:table-cell office:value-type="float" office:value="1.0702272310623342" table:style-name="ce6">
            <text:p>1.070</text:p>
          </table:table-cell>
          <table:table-cell office:value-type="float" office:value="405361.31829131953" table:style-name="ce5">
            <text:p><text:s/>405,361<text:s/></text:p>
          </table:table-cell>
          <table:table-cell office:value-type="float" office:value="1.0703117054594855" table:style-name="ce6">
            <text:p>1.070</text:p>
          </table:table-cell>
          <table:table-cell office:value-type="float" office:value="433862.96390768752" table:style-name="ce5">
            <text:p><text:s/>433,8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3862.96390768752" table:style-name="ce5">
            <text:p><text:s/>433,863<text:s/></text:p>
          </table:table-cell>
          <table:table-cell office:value-type="float" office:value="1.0387580385291042" table:style-name="ce6">
            <text:p>1.039</text:p>
          </table:table-cell>
          <table:table-cell office:value-type="float" office:value="450678.64137917297" table:style-name="ce5">
            <text:p><text:s/>450,679<text:s/></text:p>
          </table:table-cell>
          <table:table-cell office:value-type="float" office:value="1.0676464399695818" table:style-name="ce6">
            <text:p>1.068</text:p>
          </table:table-cell>
          <table:table-cell office:value-type="float" office:value="481165.44703880179" table:style-name="ce5">
            <text:p><text:s/>481,1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1165.44703880179" table:style-name="ce5">
            <text:p><text:s/>481,165<text:s/></text:p>
          </table:table-cell>
          <table:table-cell office:value-type="float" office:value="1.0423405872577727" table:style-name="ce6">
            <text:p>1.042</text:p>
          </table:table-cell>
          <table:table-cell office:value-type="float" office:value="501538.27463457343" table:style-name="ce5">
            <text:p><text:s/>501,538<text:s/></text:p>
          </table:table-cell>
          <table:table-cell office:value-type="float" office:value="1.0849152013640211" table:style-name="ce6">
            <text:p>1.085</text:p>
          </table:table-cell>
          <table:table-cell office:value-type="float" office:value="544126.49821693194" table:style-name="ce5">
            <text:p><text:s/>544,1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4126.49821693194" table:style-name="ce5">
            <text:p><text:s/>544,126<text:s/></text:p>
          </table:table-cell>
          <table:table-cell office:value-type="float" office:value="1.0441486538883042" table:style-name="ce6">
            <text:p>1.044</text:p>
          </table:table-cell>
          <table:table-cell office:value-type="float" office:value="568148.95065816632" table:style-name="ce5">
            <text:p><text:s/>568,149<text:s/></text:p>
          </table:table-cell>
          <table:table-cell office:value-type="float" office:value="1.045193920181378" table:style-name="ce6">
            <text:p>1.045</text:p>
          </table:table-cell>
          <table:table-cell office:value-type="float" office:value="593825.82898534508" table:style-name="ce5">
            <text:p><text:s/>593,8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3825.82898534508" table:style-name="ce5">
            <text:p><text:s/>593,826<text:s/></text:p>
          </table:table-cell>
          <table:table-cell office:value-type="float" office:value="1.047566153186853" table:style-name="ce6">
            <text:p>1.048</text:p>
          </table:table-cell>
          <table:table-cell office:value-type="float" office:value="622071.83933317196" table:style-name="ce5">
            <text:p><text:s/>622,072<text:s/></text:p>
          </table:table-cell>
          <table:table-cell office:value-type="float" office:value="1.099731678093455" table:style-name="ce6">
            <text:p>1.100</text:p>
          </table:table-cell>
          <table:table-cell office:value-type="float" office:value="684112.10776455142" table:style-name="ce5">
            <text:p><text:s/>684,1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4112.10776455142" table:style-name="ce5">
            <text:p><text:s/>684,112<text:s/></text:p>
          </table:table-cell>
          <table:table-cell office:value-type="float" office:value="0.99959973345379427" table:style-name="ce6">
            <text:p>1.000</text:p>
          </table:table-cell>
          <table:table-cell office:value-type="float" office:value="683838.280573959" table:style-name="ce5">
            <text:p><text:s/>683,838<text:s/></text:p>
          </table:table-cell>
          <table:table-cell office:value-type="float" office:value="1.0704847705013318" table:style-name="ce6">
            <text:p>1.070</text:p>
          </table:table-cell>
          <table:table-cell office:value-type="float" office:value="732038.46484023985" table:style-name="ce5">
            <text:p><text:s/>732,0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2038.46484023985" table:style-name="ce5">
            <text:p><text:s/>732,038<text:s/></text:p>
          </table:table-cell>
          <table:table-cell office:value-type="float" office:value="1.0710323486516182" table:style-name="ce6">
            <text:p>1.071</text:p>
          </table:table-cell>
          <table:table-cell office:value-type="float" office:value="784036.87630116707" table:style-name="ce5">
            <text:p><text:s/>784,037<text:s/></text:p>
          </table:table-cell>
          <table:table-cell office:value-type="float" office:value="1.0638058300860576" table:style-name="ce6">
            <text:p>1.064</text:p>
          </table:table-cell>
          <table:table-cell office:value-type="float" office:value="834063.0000116427" table:style-name="ce5">
            <text:p><text:s/>834,0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4063.0000116427" table:style-name="ce5">
            <text:p><text:s/>834,063<text:s/></text:p>
          </table:table-cell>
          <table:table-cell office:value-type="float" office:value="1.0388731765714421" table:style-name="ce6">
            <text:p>1.039</text:p>
          </table:table-cell>
          <table:table-cell office:value-type="float" office:value="866485.67828280199" table:style-name="ce5">
            <text:p><text:s/>866,486<text:s/></text:p>
          </table:table-cell>
          <table:table-cell office:value-type="float" office:value="1.0802285500674393" table:style-name="ce6">
            <text:p>1.080</text:p>
          </table:table-cell>
          <table:table-cell office:value-type="float" office:value="936002.5679056329" table:style-name="ce5">
            <text:p><text:s/>936,00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36002.5679056329" table:style-name="ce5">
            <text:p><text:s/>936,003<text:s/></text:p>
          </table:table-cell>
          <table:table-cell office:value-type="float" office:value="1.037289699483281" table:style-name="ce6">
            <text:p>1.037</text:p>
          </table:table-cell>
          <table:table-cell office:value-type="float" office:value="970905.82237841329" table:style-name="ce5">
            <text:p><text:s/>970,906<text:s/></text:p>
          </table:table-cell>
          <table:table-cell office:value-type="float" office:value="1.0816654210088985" table:style-name="ce6">
            <text:p>1.082</text:p>
          </table:table-cell>
          <table:table-cell office:value-type="float" office:value="1050195.2551229373" table:style-name="ce5">
            <text:p><text:s/>1,050,1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50195.2551229373" table:style-name="ce5">
            <text:p><text:s/>1,050,195<text:s/></text:p>
          </table:table-cell>
          <table:table-cell office:value-type="float" office:value="1.0366458099713634" table:style-name="ce6">
            <text:p>1.037</text:p>
          </table:table-cell>
          <table:table-cell office:value-type="float" office:value="1088680.5108749999" table:style-name="ce5">
            <text:p><text:s/>1,088,681<text:s/></text:p>
          </table:table-cell>
          <table:table-cell office:value-type="float" office:value="1.0763029559413984" table:style-name="ce6">
            <text:p>1.076</text:p>
          </table:table-cell>
          <table:table-cell office:value-type="float" office:value="1171750.0519305542" table:style-name="ce5">
            <text:p><text:s/>1,171,7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1750.0519305542" table:style-name="ce5">
            <text:p><text:s/>1,171,750<text:s/></text:p>
          </table:table-cell>
          <table:table-cell office:value-type="float" office:value="1.0276954045118953" table:style-name="ce6">
            <text:p>1.028</text:p>
          </table:table-cell>
          <table:table-cell office:value-type="float" office:value="1204202.1436056052" table:style-name="ce5">
            <text:p><text:s/>1,204,202<text:s/></text:p>
          </table:table-cell>
          <table:table-cell office:value-type="float" office:value="1.0877976786197785" table:style-name="ce6">
            <text:p>1.088</text:p>
          </table:table-cell>
          <table:table-cell office:value-type="float" office:value="1309928.2964031384" table:style-name="ce5">
            <text:p><text:s/>1,309,92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09928.2964031384" table:style-name="ce5">
            <text:p><text:s/>1,309,928<text:s/></text:p>
          </table:table-cell>
          <table:table-cell office:value-type="float" office:value="0.96635122910336602" table:style-name="ce6">
            <text:p>0.966</text:p>
          </table:table-cell>
          <table:table-cell office:value-type="float" office:value="1265850.8192664511" table:style-name="ce5">
            <text:p><text:s/>1,265,851<text:s/></text:p>
          </table:table-cell>
          <table:table-cell office:value-type="float" office:value="1.0833710860873285" table:style-name="ce6">
            <text:p>1.083</text:p>
          </table:table-cell>
          <table:table-cell office:value-type="float" office:value="1371386.1768932298" table:style-name="ce5">
            <text:p><text:s/>1,371,3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71386.1768932298" table:style-name="ce5">
            <text:p><text:s/>1,371,386<text:s/></text:p>
          </table:table-cell>
          <table:table-cell office:value-type="float" office:value="0.95938522717944585" table:style-name="ce6">
            <text:p>0.959</text:p>
          </table:table-cell>
          <table:table-cell office:value-type="float" office:value="1315687.638869463" table:style-name="ce5">
            <text:p><text:s/>1,315,688<text:s/></text:p>
          </table:table-cell>
          <table:table-cell office:value-type="float" office:value="1.0835133821489131" table:style-name="ce6">
            <text:p>1.084</text:p>
          </table:table-cell>
          <table:table-cell office:value-type="float" office:value="1425565.1634429696" table:style-name="ce5">
            <text:p><text:s/>1,425,5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5565.1634429696" table:style-name="ce5">
            <text:p><text:s/>1,425,565<text:s/></text:p>
          </table:table-cell>
          <table:table-cell office:value-type="float" office:value="1.0151495753763091" table:style-name="ce6">
            <text:p>1.015</text:p>
          </table:table-cell>
          <table:table-cell office:value-type="float" office:value="1447161.8703403892" table:style-name="ce5">
            <text:p><text:s/>1,447,162<text:s/></text:p>
          </table:table-cell>
          <table:table-cell office:value-type="float" office:value="1.0387218753343874" table:style-name="ce6">
            <text:p>1.039</text:p>
          </table:table-cell>
          <table:table-cell office:value-type="float" office:value="1503198.6918723886" table:style-name="ce5">
            <text:p><text:s/>1,503,1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3198.6918723886" table:style-name="ce5">
            <text:p><text:s/>1,503,199<text:s/></text:p>
          </table:table-cell>
          <table:table-cell office:value-type="float" office:value="1.0196542333435916" table:style-name="ce6">
            <text:p>1.020</text:p>
          </table:table-cell>
          <table:table-cell office:value-type="float" office:value="1532742.9097242302" table:style-name="ce5">
            <text:p><text:s/>1,532,743<text:s/></text:p>
          </table:table-cell>
          <table:table-cell office:value-type="float" office:value="1.0653476967449433" table:style-name="ce6">
            <text:p>1.065</text:p>
          </table:table-cell>
          <table:table-cell office:value-type="float" office:value="1632904.1285768512" table:style-name="ce5">
            <text:p><text:s/>1,632,9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0380.75125787285" table:style-name="ce5">
            <text:p><text:s/>160,3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0380.75125787285" table:style-name="ce5">
            <text:p><text:s/>160,381<text:s/></text:p>
          </table:table-cell>
          <table:table-cell office:value-type="float" office:value="1.0079104761542845" table:style-name="ce6">
            <text:p>1.008</text:p>
          </table:table-cell>
          <table:table-cell office:value-type="float" office:value="161649.43936630449" table:style-name="ce5">
            <text:p><text:s/>161,649<text:s/></text:p>
          </table:table-cell>
          <table:table-cell office:value-type="float" office:value="1.1433332815903274" table:style-name="ce6">
            <text:p>1.143</text:p>
          </table:table-cell>
          <table:table-cell office:value-type="float" office:value="184819.18397791361" table:style-name="ce5">
            <text:p><text:s/>184,8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4819.18397791361" table:style-name="ce5">
            <text:p><text:s/>184,819<text:s/></text:p>
          </table:table-cell>
          <table:table-cell office:value-type="float" office:value="1.0754385403984874" table:style-name="ce6">
            <text:p>1.075</text:p>
          </table:table-cell>
          <table:table-cell office:value-type="float" office:value="198761.67345484692" table:style-name="ce5">
            <text:p><text:s/>198,762<text:s/></text:p>
          </table:table-cell>
          <table:table-cell office:value-type="float" office:value="1.0752199804671851" table:style-name="ce6">
            <text:p>1.075</text:p>
          </table:table-cell>
          <table:table-cell office:value-type="float" office:value="213712.52264974554" table:style-name="ce5">
            <text:p><text:s/>213,7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3712.52264974554" table:style-name="ce5">
            <text:p><text:s/>213,713<text:s/></text:p>
          </table:table-cell>
          <table:table-cell office:value-type="float" office:value="1.0425822580733148" table:style-name="ce6">
            <text:p>1.043</text:p>
          </table:table-cell>
          <table:table-cell office:value-type="float" office:value="222812.88444271617" table:style-name="ce5">
            <text:p><text:s/>222,813<text:s/></text:p>
          </table:table-cell>
          <table:table-cell office:value-type="float" office:value="1.0542392374072285" table:style-name="ce6">
            <text:p>1.054</text:p>
          </table:table-cell>
          <table:table-cell office:value-type="float" office:value="234898.08537939398" table:style-name="ce5">
            <text:p><text:s/>234,8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4898.08537939398" table:style-name="ce5">
            <text:p><text:s/>234,898<text:s/></text:p>
          </table:table-cell>
          <table:table-cell office:value-type="float" office:value="1.0420188887782174" table:style-name="ce6">
            <text:p>1.042</text:p>
          </table:table-cell>
          <table:table-cell office:value-type="float" office:value="244768.24190316693" table:style-name="ce5">
            <text:p><text:s/>244,768<text:s/></text:p>
          </table:table-cell>
          <table:table-cell office:value-type="float" office:value="1.0946607529142263" table:style-name="ce6">
            <text:p>1.095</text:p>
          </table:table-cell>
          <table:table-cell office:value-type="float" office:value="267938.18797121214" table:style-name="ce5">
            <text:p><text:s/>267,9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7938.18797121214" table:style-name="ce5">
            <text:p><text:s/>267,938<text:s/></text:p>
          </table:table-cell>
          <table:table-cell office:value-type="float" office:value="1.0437625571467797" table:style-name="ce6">
            <text:p>1.044</text:p>
          </table:table-cell>
          <table:table-cell office:value-type="float" office:value="279663.84823410696" table:style-name="ce5">
            <text:p><text:s/>279,664<text:s/></text:p>
          </table:table-cell>
          <table:table-cell office:value-type="float" office:value="1.0174557022508397" table:style-name="ce6">
            <text:p>1.017</text:p>
          </table:table-cell>
          <table:table-cell office:value-type="float" office:value="284545.57709920552" table:style-name="ce5">
            <text:p><text:s/>284,5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4545.57709920552" table:style-name="ce5">
            <text:p><text:s/>284,546<text:s/></text:p>
          </table:table-cell>
          <table:table-cell office:value-type="float" office:value="1.0438421312293897" table:style-name="ce6">
            <text:p>1.044</text:p>
          </table:table-cell>
          <table:table-cell office:value-type="float" office:value="297020.66163113131" table:style-name="ce5">
            <text:p><text:s/>297,021<text:s/></text:p>
          </table:table-cell>
          <table:table-cell office:value-type="float" office:value="1.110630350764527" table:style-name="ce6">
            <text:p>1.111</text:p>
          </table:table-cell>
          <table:table-cell office:value-type="float" office:value="329880.16161169519" table:style-name="ce5">
            <text:p><text:s/>329,8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9880.16161169519" table:style-name="ce5">
            <text:p><text:s/>329,880<text:s/></text:p>
          </table:table-cell>
          <table:table-cell office:value-type="float" office:value="0.98774804525279725" table:style-name="ce6">
            <text:p>0.988</text:p>
          </table:table-cell>
          <table:table-cell office:value-type="float" office:value="325838.48479962879" table:style-name="ce5">
            <text:p><text:s/>325,838<text:s/></text:p>
          </table:table-cell>
          <table:table-cell office:value-type="float" office:value="1.0251733953535918" table:style-name="ce6">
            <text:p>1.025</text:p>
          </table:table-cell>
          <table:table-cell office:value-type="float" office:value="334040.94579890516" table:style-name="ce5">
            <text:p><text:s/>334,0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4040.94579890516" table:style-name="ce5">
            <text:p><text:s/>334,041<text:s/></text:p>
          </table:table-cell>
          <table:table-cell office:value-type="float" office:value="1.083818753625116" table:style-name="ce6">
            <text:p>1.084</text:p>
          </table:table-cell>
          <table:table-cell office:value-type="float" office:value="362039.84153552435" table:style-name="ce5">
            <text:p><text:s/>362,040<text:s/></text:p>
          </table:table-cell>
          <table:table-cell office:value-type="float" office:value="1.037748518192019" table:style-name="ce6">
            <text:p>1.038</text:p>
          </table:table-cell>
          <table:table-cell office:value-type="float" office:value="375706.30907996377" table:style-name="ce5">
            <text:p><text:s/>375,7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5706.30907996377" table:style-name="ce5">
            <text:p><text:s/>375,706<text:s/></text:p>
          </table:table-cell>
          <table:table-cell office:value-type="float" office:value="1.0385262175465504" table:style-name="ce6">
            <text:p>1.039</text:p>
          </table:table-cell>
          <table:table-cell office:value-type="float" office:value="390180.85207718995" table:style-name="ce5">
            <text:p><text:s/>390,181<text:s/></text:p>
          </table:table-cell>
          <table:table-cell office:value-type="float" office:value="1.0899793282364165" table:style-name="ce6">
            <text:p>1.090</text:p>
          </table:table-cell>
          <table:table-cell office:value-type="float" office:value="425289.06303780811" table:style-name="ce5">
            <text:p><text:s/>425,2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5289.06303780811" table:style-name="ce5">
            <text:p><text:s/>425,289<text:s/></text:p>
          </table:table-cell>
          <table:table-cell office:value-type="float" office:value="1.0531237331040397" table:style-name="ce6">
            <text:p>1.053</text:p>
          </table:table-cell>
          <table:table-cell office:value-type="float" office:value="447882.00571469573" table:style-name="ce5">
            <text:p><text:s/>447,882<text:s/></text:p>
          </table:table-cell>
          <table:table-cell office:value-type="float" office:value="1.0723271117607327" table:style-name="ce6">
            <text:p>1.072</text:p>
          </table:table-cell>
          <table:table-cell office:value-type="float" office:value="480276.01759764366" table:style-name="ce5">
            <text:p><text:s/>480,2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0276.01759764366" table:style-name="ce5">
            <text:p><text:s/>480,276<text:s/></text:p>
          </table:table-cell>
          <table:table-cell office:value-type="float" office:value="1.0481919529553341" table:style-name="ce6">
            <text:p>1.048</text:p>
          </table:table-cell>
          <table:table-cell office:value-type="float" office:value="503421.45684328448" table:style-name="ce5">
            <text:p><text:s/>503,421<text:s/></text:p>
          </table:table-cell>
          <table:table-cell office:value-type="float" office:value="1.0679671070505694" table:style-name="ce6">
            <text:p>1.068</text:p>
          </table:table-cell>
          <table:table-cell office:value-type="float" office:value="537637.55689210561" table:style-name="ce5">
            <text:p><text:s/>537,6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7637.55689210561" table:style-name="ce5">
            <text:p><text:s/>537,638<text:s/></text:p>
          </table:table-cell>
          <table:table-cell office:value-type="float" office:value="1.0312285035779882" table:style-name="ce6">
            <text:p>1.031</text:p>
          </table:table-cell>
          <table:table-cell office:value-type="float" office:value="554427.17326117167" table:style-name="ce5">
            <text:p><text:s/>554,427<text:s/></text:p>
          </table:table-cell>
          <table:table-cell office:value-type="float" office:value="1.0838479320370351" table:style-name="ce6">
            <text:p>1.084</text:p>
          </table:table-cell>
          <table:table-cell office:value-type="float" office:value="600914.74520425987" table:style-name="ce5">
            <text:p><text:s/>600,9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0914.74520425987" table:style-name="ce5">
            <text:p><text:s/>600,915<text:s/></text:p>
          </table:table-cell>
          <table:table-cell office:value-type="float" office:value="0.96448529794890381" table:style-name="ce6">
            <text:p>0.964</text:p>
          </table:table-cell>
          <table:table-cell office:value-type="float" office:value="579573.43707022024" table:style-name="ce5">
            <text:p><text:s/>579,573<text:s/></text:p>
          </table:table-cell>
          <table:table-cell office:value-type="float" office:value="1.0754012123420371" table:style-name="ce6">
            <text:p>1.075</text:p>
          </table:table-cell>
          <table:table-cell office:value-type="float" office:value="623273.9768665561" table:style-name="ce5">
            <text:p><text:s/>623,2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3273.9768665561" table:style-name="ce5">
            <text:p><text:s/>623,274<text:s/></text:p>
          </table:table-cell>
          <table:table-cell office:value-type="float" office:value="0.96331699895076583" table:style-name="ce6">
            <text:p>0.963</text:p>
          </table:table-cell>
          <table:table-cell office:value-type="float" office:value="600410.41691919998" table:style-name="ce5">
            <text:p><text:s/>600,410<text:s/></text:p>
          </table:table-cell>
          <table:table-cell office:value-type="float" office:value="1.0543371783536131" table:style-name="ce6">
            <text:p>1.054</text:p>
          </table:table-cell>
          <table:table-cell office:value-type="float" office:value="633035.0248287057" table:style-name="ce5">
            <text:p><text:s/>633,0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3035.0248287057" table:style-name="ce5">
            <text:p><text:s/>633,035<text:s/></text:p>
          </table:table-cell>
          <table:table-cell office:value-type="float" office:value="1.0138765603384923" table:style-name="ce6">
            <text:p>1.014</text:p>
          </table:table-cell>
          <table:table-cell office:value-type="float" office:value="641819.37354712025" table:style-name="ce5">
            <text:p><text:s/>641,819<text:s/></text:p>
          </table:table-cell>
          <table:table-cell office:value-type="float" office:value="1.0339354144388857" table:style-name="ce6">
            <text:p>1.034</text:p>
          </table:table-cell>
          <table:table-cell office:value-type="float" office:value="663599.77998334775" table:style-name="ce5">
            <text:p><text:s/>663,6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3599.77998334775" table:style-name="ce5">
            <text:p><text:s/>663,600<text:s/></text:p>
          </table:table-cell>
          <table:table-cell office:value-type="float" office:value="1.0207783035135816" table:style-name="ce6">
            <text:p>1.021</text:p>
          </table:table-cell>
          <table:table-cell office:value-type="float" office:value="677388.25762338773" table:style-name="ce5">
            <text:p><text:s/>677,388<text:s/></text:p>
          </table:table-cell>
          <table:table-cell office:value-type="float" office:value="1.1088317402724872" table:style-name="ce6">
            <text:p>1.109</text:p>
          </table:table-cell>
          <table:table-cell office:value-type="float" office:value="751109.60054068884" table:style-name="ce5">
            <text:p><text:s/>751,1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887.25971057112" table:style-name="ce5">
            <text:p><text:s/>170,8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0887.25971057112" table:style-name="ce5">
            <text:p><text:s/>170,887<text:s/></text:p>
          </table:table-cell>
          <table:table-cell office:value-type="float" office:value="1.016070013677226" table:style-name="ce6">
            <text:p>1.016</text:p>
          </table:table-cell>
          <table:table-cell office:value-type="float" office:value="173633.42031138367" table:style-name="ce5">
            <text:p><text:s/>173,633<text:s/></text:p>
          </table:table-cell>
          <table:table-cell office:value-type="float" office:value="1.116966614270366" table:style-name="ce6">
            <text:p>1.117</text:p>
          </table:table-cell>
          <table:table-cell office:value-type="float" office:value="193942.73360938963" table:style-name="ce5">
            <text:p><text:s/>193,9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3942.73360938963" table:style-name="ce5">
            <text:p><text:s/>193,943<text:s/></text:p>
          </table:table-cell>
          <table:table-cell office:value-type="float" office:value="1.0652610747076228" table:style-name="ce6">
            <text:p>1.065</text:p>
          </table:table-cell>
          <table:table-cell office:value-type="float" office:value="206599.64483647261" table:style-name="ce5">
            <text:p><text:s/>206,600<text:s/></text:p>
          </table:table-cell>
          <table:table-cell office:value-type="float" office:value="1.0655896404478093" table:style-name="ce6">
            <text:p>1.066</text:p>
          </table:table-cell>
          <table:table-cell office:value-type="float" office:value="220150.44125794194" table:style-name="ce5">
            <text:p><text:s/>220,1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0150.44125794194" table:style-name="ce5">
            <text:p><text:s/>220,150<text:s/></text:p>
          </table:table-cell>
          <table:table-cell office:value-type="float" office:value="1.0350456516663309" table:style-name="ce6">
            <text:p>1.035</text:p>
          </table:table-cell>
          <table:table-cell office:value-type="float" office:value="227865.7569364568" table:style-name="ce5">
            <text:p><text:s/>227,866<text:s/></text:p>
          </table:table-cell>
          <table:table-cell office:value-type="float" office:value="1.0807563407962282" table:style-name="ce6">
            <text:p>1.081</text:p>
          </table:table-cell>
          <table:table-cell office:value-type="float" office:value="246267.36165940785" table:style-name="ce5">
            <text:p><text:s/>246,2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6267.36165940785" table:style-name="ce5">
            <text:p><text:s/>246,267<text:s/></text:p>
          </table:table-cell>
          <table:table-cell office:value-type="float" office:value="1.0426474340782683" table:style-name="ce6">
            <text:p>1.043</text:p>
          </table:table-cell>
          <table:table-cell office:value-type="float" office:value="256770.03273140651" table:style-name="ce5">
            <text:p><text:s/>256,770<text:s/></text:p>
          </table:table-cell>
          <table:table-cell office:value-type="float" office:value="1.0756251705378164" table:style-name="ce6">
            <text:p>1.076</text:p>
          </table:table-cell>
          <table:table-cell office:value-type="float" office:value="276188.3102457198" table:style-name="ce5">
            <text:p><text:s/>276,1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6188.3102457198" table:style-name="ce5">
            <text:p><text:s/>276,188<text:s/></text:p>
          </table:table-cell>
          <table:table-cell office:value-type="float" office:value="1.0445232173925076" table:style-name="ce6">
            <text:p>1.045</text:p>
          </table:table-cell>
          <table:table-cell office:value-type="float" office:value="288485.10242405935" table:style-name="ce5">
            <text:p><text:s/>288,485<text:s/></text:p>
          </table:table-cell>
          <table:table-cell office:value-type="float" office:value="1.0720839630446926" table:style-name="ce6">
            <text:p>1.072</text:p>
          </table:table-cell>
          <table:table-cell office:value-type="float" office:value="309280.25188613957" table:style-name="ce5">
            <text:p><text:s/>309,2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9280.25188613957" table:style-name="ce5">
            <text:p><text:s/>309,280<text:s/></text:p>
          </table:table-cell>
          <table:table-cell office:value-type="float" office:value="1.0509923466491069" table:style-name="ce6">
            <text:p>1.051</text:p>
          </table:table-cell>
          <table:table-cell office:value-type="float" office:value="325051.1777020407" table:style-name="ce5">
            <text:p><text:s/>325,051<text:s/></text:p>
          </table:table-cell>
          <table:table-cell office:value-type="float" office:value="1.0897728433322711" table:style-name="ce6">
            <text:p>1.090</text:p>
          </table:table-cell>
          <table:table-cell office:value-type="float" office:value="354231.94615285622" table:style-name="ce5">
            <text:p><text:s/>354,2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4231.94615285622" table:style-name="ce5">
            <text:p><text:s/>354,232<text:s/></text:p>
          </table:table-cell>
          <table:table-cell office:value-type="float" office:value="1.0106366736890753" table:style-name="ce6">
            <text:p>1.011</text:p>
          </table:table-cell>
          <table:table-cell office:value-type="float" office:value="357999.79577433021" table:style-name="ce5">
            <text:p><text:s/>358,000<text:s/></text:p>
          </table:table-cell>
          <table:table-cell office:value-type="float" office:value="1.111725547721311" table:style-name="ce6">
            <text:p>1.112</text:p>
          </table:table-cell>
          <table:table-cell office:value-type="float" office:value="397997.51904133474" table:style-name="ce5">
            <text:p><text:s/>397,9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7997.51904133474" table:style-name="ce5">
            <text:p><text:s/>397,998<text:s/></text:p>
          </table:table-cell>
          <table:table-cell office:value-type="float" office:value="1.0603006666526871" table:style-name="ce6">
            <text:p>1.060</text:p>
          </table:table-cell>
          <table:table-cell office:value-type="float" office:value="421997.03476564278" table:style-name="ce5">
            <text:p><text:s/>421,997<text:s/></text:p>
          </table:table-cell>
          <table:table-cell office:value-type="float" office:value="1.0861609280885791" table:style-name="ce6">
            <text:p>1.086</text:p>
          </table:table-cell>
          <table:table-cell office:value-type="float" office:value="458356.69093167898" table:style-name="ce5">
            <text:p><text:s/>458,3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8356.69093167898" table:style-name="ce5">
            <text:p><text:s/>458,357<text:s/></text:p>
          </table:table-cell>
          <table:table-cell office:value-type="float" office:value="1.0391575723209163" table:style-name="ce6">
            <text:p>1.039</text:p>
          </table:table-cell>
          <table:table-cell office:value-type="float" office:value="476304.82620561204" table:style-name="ce5">
            <text:p><text:s/>476,305<text:s/></text:p>
          </table:table-cell>
          <table:table-cell office:value-type="float" office:value="1.0722408776252021" table:style-name="ce6">
            <text:p>1.072</text:p>
          </table:table-cell>
          <table:table-cell office:value-type="float" office:value="510713.50486782484" table:style-name="ce5">
            <text:p><text:s/>510,7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0713.50486782484" table:style-name="ce5">
            <text:p><text:s/>510,714<text:s/></text:p>
          </table:table-cell>
          <table:table-cell office:value-type="float" office:value="1.0241041438664888" table:style-name="ce6">
            <text:p>1.024</text:p>
          </table:table-cell>
          <table:table-cell office:value-type="float" office:value="523023.81666371762" table:style-name="ce5">
            <text:p><text:s/>523,024<text:s/></text:p>
          </table:table-cell>
          <table:table-cell office:value-type="float" office:value="1.0896621135930564" table:style-name="ce6">
            <text:p>1.090</text:p>
          </table:table-cell>
          <table:table-cell office:value-type="float" office:value="569919.23752529372" table:style-name="ce5">
            <text:p><text:s/>569,9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69919.23752529372" table:style-name="ce5">
            <text:p><text:s/>569,919<text:s/></text:p>
          </table:table-cell>
          <table:table-cell office:value-type="float" office:value="1.0269157724400224" table:style-name="ce6">
            <text:p>1.027</text:p>
          </table:table-cell>
          <table:table-cell office:value-type="float" office:value="585259.05403171561" table:style-name="ce5">
            <text:p><text:s/>585,259<text:s/></text:p>
          </table:table-cell>
          <table:table-cell office:value-type="float" office:value="1.0834731913503819" table:style-name="ce6">
            <text:p>1.083</text:p>
          </table:table-cell>
          <table:table-cell office:value-type="float" office:value="634112.49503844848" table:style-name="ce5">
            <text:p><text:s/>634,1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4112.49503844848" table:style-name="ce5">
            <text:p><text:s/>634,112<text:s/></text:p>
          </table:table-cell>
          <table:table-cell office:value-type="float" office:value="1.0246998370613016" table:style-name="ce6">
            <text:p>1.025</text:p>
          </table:table-cell>
          <table:table-cell office:value-type="float" office:value="649774.97034443356" table:style-name="ce5">
            <text:p><text:s/>649,775<text:s/></text:p>
          </table:table-cell>
          <table:table-cell office:value-type="float" office:value="1.0911678404956775" table:style-name="ce6">
            <text:p>1.091</text:p>
          </table:table-cell>
          <table:table-cell office:value-type="float" office:value="709013.55119887856" table:style-name="ce5">
            <text:p><text:s/>709,0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9013.55119887856" table:style-name="ce5">
            <text:p><text:s/>709,014<text:s/></text:p>
          </table:table-cell>
          <table:table-cell office:value-type="float" office:value="0.96793267355158052" table:style-name="ce6">
            <text:p>0.968</text:p>
          </table:table-cell>
          <table:table-cell office:value-type="float" office:value="686277.38219623093" table:style-name="ce5">
            <text:p><text:s/>686,277<text:s/></text:p>
          </table:table-cell>
          <table:table-cell office:value-type="float" office:value="1.0901017860046012" table:style-name="ce6">
            <text:p>1.090</text:p>
          </table:table-cell>
          <table:table-cell office:value-type="float" office:value="748112.20002667361" table:style-name="ce5">
            <text:p><text:s/>748,1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8112.20002667361" table:style-name="ce5">
            <text:p><text:s/>748,112<text:s/></text:p>
          </table:table-cell>
          <table:table-cell office:value-type="float" office:value="0.95610955405453901" table:style-name="ce6">
            <text:p>0.956</text:p>
          </table:table-cell>
          <table:table-cell office:value-type="float" office:value="715277.2219502629" table:style-name="ce5">
            <text:p><text:s/>715,277<text:s/></text:p>
          </table:table-cell>
          <table:table-cell office:value-type="float" office:value="1.1080041615939682" table:style-name="ce6">
            <text:p>1.108</text:p>
          </table:table-cell>
          <table:table-cell office:value-type="float" office:value="792530.13861426385" table:style-name="ce5">
            <text:p><text:s/>792,5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2530.13861426385" table:style-name="ce5">
            <text:p><text:s/>792,530<text:s/></text:p>
          </table:table-cell>
          <table:table-cell office:value-type="float" office:value="1.0161663986702227" table:style-name="ce6">
            <text:p>1.016</text:p>
          </table:table-cell>
          <table:table-cell office:value-type="float" office:value="805342.49679326895" table:style-name="ce5">
            <text:p><text:s/>805,342<text:s/></text:p>
          </table:table-cell>
          <table:table-cell office:value-type="float" office:value="1.0425364552748364" table:style-name="ce6">
            <text:p>1.043</text:p>
          </table:table-cell>
          <table:table-cell office:value-type="float" office:value="839598.91188904084" table:style-name="ce5">
            <text:p><text:s/>839,5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39598.91188904084" table:style-name="ce5">
            <text:p><text:s/>839,599<text:s/></text:p>
          </table:table-cell>
          <table:table-cell office:value-type="float" office:value="1.0187657939865027" table:style-name="ce6">
            <text:p>1.019</text:p>
          </table:table-cell>
          <table:table-cell office:value-type="float" office:value="855354.65210084256" table:style-name="ce5">
            <text:p><text:s/>855,355<text:s/></text:p>
          </table:table-cell>
          <table:table-cell office:value-type="float" office:value="1.0309110096851415" table:style-name="ce6">
            <text:p>1.031</text:p>
          </table:table-cell>
          <table:table-cell office:value-type="float" office:value="881794.52803616249" table:style-name="ce5">
            <text:p><text:s/>881,7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979.302708870608" table:style-name="ce5">
            <text:p><text:s/>22,9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979.302708870608" table:style-name="ce5">
            <text:p><text:s/>22,979<text:s/></text:p>
          </table:table-cell>
          <table:table-cell office:value-type="float" office:value="1.044073828000406" table:style-name="ce6">
            <text:p>1.044</text:p>
          </table:table-cell>
          <table:table-cell office:value-type="float" office:value="23992.088544030641" table:style-name="ce5">
            <text:p><text:s/>23,992<text:s/></text:p>
          </table:table-cell>
          <table:table-cell office:value-type="float" office:value="1.1701463666201843" table:style-name="ce6">
            <text:p>1.170</text:p>
          </table:table-cell>
          <table:table-cell office:value-type="float" office:value="28074.255237427202" table:style-name="ce5">
            <text:p><text:s/>28,07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074.255237427202" table:style-name="ce5">
            <text:p><text:s/>28,074<text:s/></text:p>
          </table:table-cell>
          <table:table-cell office:value-type="float" office:value="1.0961347880523913" table:style-name="ce6">
            <text:p>1.096</text:p>
          </table:table-cell>
          <table:table-cell office:value-type="float" office:value="30773.167814405999" table:style-name="ce5">
            <text:p><text:s/>30,773<text:s/></text:p>
          </table:table-cell>
          <table:table-cell office:value-type="float" office:value="1.0149742533675257" table:style-name="ce6">
            <text:p>1.015</text:p>
          </table:table-cell>
          <table:table-cell office:value-type="float" office:value="31233.973026180302" table:style-name="ce5">
            <text:p><text:s/>31,2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233.973026180302" table:style-name="ce5">
            <text:p><text:s/>31,234<text:s/></text:p>
          </table:table-cell>
          <table:table-cell office:value-type="float" office:value="1.0414527368914788" table:style-name="ce6">
            <text:p>1.041</text:p>
          </table:table-cell>
          <table:table-cell office:value-type="float" office:value="32528.7066921101" table:style-name="ce5">
            <text:p><text:s/>32,529<text:s/></text:p>
          </table:table-cell>
          <table:table-cell office:value-type="float" office:value="0.96377638730133097" table:style-name="ce6">
            <text:p>0.964</text:p>
          </table:table-cell>
          <table:table-cell office:value-type="float" office:value="31350.399419306501" table:style-name="ce5">
            <text:p><text:s/>31,3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350.399419306501" table:style-name="ce5">
            <text:p><text:s/>31,350<text:s/></text:p>
          </table:table-cell>
          <table:table-cell office:value-type="float" office:value="1.0424426449874824" table:style-name="ce6">
            <text:p>1.042</text:p>
          </table:table-cell>
          <table:table-cell office:value-type="float" office:value="32680.993292075902" table:style-name="ce5">
            <text:p><text:s/>32,681<text:s/></text:p>
          </table:table-cell>
          <table:table-cell office:value-type="float" office:value="1.03229174620626" table:style-name="ce6">
            <text:p>1.032</text:p>
          </table:table-cell>
          <table:table-cell office:value-type="float" office:value="33736.319633232102" table:style-name="ce5">
            <text:p><text:s/>33,7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736.319633232102" table:style-name="ce5">
            <text:p><text:s/>33,736<text:s/></text:p>
          </table:table-cell>
          <table:table-cell office:value-type="float" office:value="1.0045097246497787" table:style-name="ce6">
            <text:p>1.005</text:p>
          </table:table-cell>
          <table:table-cell office:value-type="float" office:value="33888.461145474903" table:style-name="ce5">
            <text:p><text:s/>33,888<text:s/></text:p>
          </table:table-cell>
          <table:table-cell office:value-type="float" office:value="1.0821823536858146" table:style-name="ce6">
            <text:p>1.082</text:p>
          </table:table-cell>
          <table:table-cell office:value-type="float" office:value="36673.494645200299" table:style-name="ce5">
            <text:p><text:s/>36,6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673.494645200299" table:style-name="ce5">
            <text:p><text:s/>36,673<text:s/></text:p>
          </table:table-cell>
          <table:table-cell office:value-type="float" office:value="1.0945779987532263" table:style-name="ce6">
            <text:p>1.095</text:p>
          </table:table-cell>
          <table:table-cell office:value-type="float" office:value="40142.000376030504" table:style-name="ce5">
            <text:p><text:s/>40,142<text:s/></text:p>
          </table:table-cell>
          <table:table-cell office:value-type="float" office:value="1.1583753125591612" table:style-name="ce6">
            <text:p>1.158</text:p>
          </table:table-cell>
          <table:table-cell office:value-type="float" office:value="46499.5022323343" table:style-name="ce5">
            <text:p><text:s/>46,5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499.5022323343" table:style-name="ce5">
            <text:p><text:s/>46,500<text:s/></text:p>
          </table:table-cell>
          <table:table-cell office:value-type="float" office:value="0.96404256554862144" table:style-name="ce6">
            <text:p>0.964</text:p>
          </table:table-cell>
          <table:table-cell office:value-type="float" office:value="44827.499428793402" table:style-name="ce5">
            <text:p><text:s/>44,827<text:s/></text:p>
          </table:table-cell>
          <table:table-cell office:value-type="float" office:value="1.0169146519542906" table:style-name="ce6">
            <text:p>1.017</text:p>
          </table:table-cell>
          <table:table-cell office:value-type="float" office:value="45585.740979612601" table:style-name="ce5">
            <text:p><text:s/>45,5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585.740979612601" table:style-name="ce5">
            <text:p><text:s/>45,586<text:s/></text:p>
          </table:table-cell>
          <table:table-cell office:value-type="float" office:value="0.99811496725434534" table:style-name="ce6">
            <text:p>0.998</text:p>
          </table:table-cell>
          <table:table-cell office:value-type="float" office:value="45499.810365131103" table:style-name="ce5">
            <text:p><text:s/>45,500<text:s/></text:p>
          </table:table-cell>
          <table:table-cell office:value-type="float" office:value="1.0102053198393117" table:style-name="ce6">
            <text:p>1.010</text:p>
          </table:table-cell>
          <table:table-cell office:value-type="float" office:value="45964.150482535297" table:style-name="ce5">
            <text:p><text:s/>45,9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964.150482535297" table:style-name="ce5">
            <text:p><text:s/>45,964<text:s/></text:p>
          </table:table-cell>
          <table:table-cell office:value-type="float" office:value="1.1051966043091914" table:style-name="ce6">
            <text:p>1.105</text:p>
          </table:table-cell>
          <table:table-cell office:value-type="float" office:value="50799.423033254694" table:style-name="ce5">
            <text:p><text:s/>50,799<text:s/></text:p>
          </table:table-cell>
          <table:table-cell office:value-type="float" office:value="1.0791842599625987" table:style-name="ce6">
            <text:p>1.079</text:p>
          </table:table-cell>
          <table:table-cell office:value-type="float" office:value="54821.937752669961" table:style-name="ce5">
            <text:p><text:s/>54,82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4821.937752669961" table:style-name="ce5">
            <text:p><text:s/>54,822<text:s/></text:p>
          </table:table-cell>
          <table:table-cell office:value-type="float" office:value="0.85742706126738499" table:style-name="ce6">
            <text:p>0.857</text:p>
          </table:table-cell>
          <table:table-cell office:value-type="float" office:value="47005.812980255309" table:style-name="ce5">
            <text:p><text:s/>47,006<text:s/></text:p>
          </table:table-cell>
          <table:table-cell office:value-type="float" office:value="1.1719253186411882" table:style-name="ce6">
            <text:p>1.172</text:p>
          </table:table-cell>
          <table:table-cell office:value-type="float" office:value="55087.302354873813" table:style-name="ce5">
            <text:p><text:s/>55,08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5087.302354873813" table:style-name="ce5">
            <text:p><text:s/>55,087<text:s/></text:p>
          </table:table-cell>
          <table:table-cell office:value-type="float" office:value="0.99799005936039498" table:style-name="ce6">
            <text:p>0.998</text:p>
          </table:table-cell>
          <table:table-cell office:value-type="float" office:value="54976.580147144537" table:style-name="ce5">
            <text:p><text:s/>54,977<text:s/></text:p>
          </table:table-cell>
          <table:table-cell office:value-type="float" office:value="1.0872568881266667" table:style-name="ce6">
            <text:p>1.087</text:p>
          </table:table-cell>
          <table:table-cell office:value-type="float" office:value="59773.665450630651" table:style-name="ce5">
            <text:p><text:s/>59,7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773.665450630651" table:style-name="ce5">
            <text:p><text:s/>59,774<text:s/></text:p>
          </table:table-cell>
          <table:table-cell office:value-type="float" office:value="1.1323006666881819" table:style-name="ce6">
            <text:p>1.132</text:p>
          </table:table-cell>
          <table:table-cell office:value-type="float" office:value="67681.761240145424" table:style-name="ce5">
            <text:p><text:s/>67,682<text:s/></text:p>
          </table:table-cell>
          <table:table-cell office:value-type="float" office:value="1.0057410292884779" table:style-name="ce6">
            <text:p>1.006</text:p>
          </table:table-cell>
          <table:table-cell office:value-type="float" office:value="68070.324213720873" table:style-name="ce5">
            <text:p><text:s/>68,07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8070.324213720873" table:style-name="ce5">
            <text:p><text:s/>68,070<text:s/></text:p>
          </table:table-cell>
          <table:table-cell office:value-type="float" office:value="1.0071306989033963" table:style-name="ce6">
            <text:p>1.007</text:p>
          </table:table-cell>
          <table:table-cell office:value-type="float" office:value="68555.713199945487" table:style-name="ce5">
            <text:p><text:s/>68,556<text:s/></text:p>
          </table:table-cell>
          <table:table-cell office:value-type="float" office:value="1.0990445048473798" table:style-name="ce6">
            <text:p>1.099</text:p>
          </table:table-cell>
          <table:table-cell office:value-type="float" office:value="75345.779868293059" table:style-name="ce5">
            <text:p><text:s/>75,3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345.779868293059" table:style-name="ce5">
            <text:p><text:s/>75,346<text:s/></text:p>
          </table:table-cell>
          <table:table-cell office:value-type="float" office:value="0.85724473961655334" table:style-name="ce6">
            <text:p>0.857</text:p>
          </table:table-cell>
          <table:table-cell office:value-type="float" office:value="64589.773444401035" table:style-name="ce5">
            <text:p><text:s/>64,590<text:s/></text:p>
          </table:table-cell>
          <table:table-cell office:value-type="float" office:value="1.1609082175211172" table:style-name="ce6">
            <text:p>1.161</text:p>
          </table:table-cell>
          <table:table-cell office:value-type="float" office:value="74982.798759432393" table:style-name="ce5">
            <text:p><text:s/>74,9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982.798759432393" table:style-name="ce5">
            <text:p><text:s/>74,983<text:s/></text:p>
          </table:table-cell>
          <table:table-cell office:value-type="float" office:value="1.1714056547875131" table:style-name="ce6">
            <text:p>1.171</text:p>
          </table:table-cell>
          <table:table-cell office:value-type="float" office:value="87835.274478593215" table:style-name="ce5">
            <text:p><text:s/>87,835<text:s/></text:p>
          </table:table-cell>
          <table:table-cell office:value-type="float" office:value="0.95131789751951135" table:style-name="ce6">
            <text:p>0.951</text:p>
          </table:table-cell>
          <table:table-cell office:value-type="float" office:value="83559.268645024495" table:style-name="ce5">
            <text:p><text:s/>83,5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3559.268645024495" table:style-name="ce5">
            <text:p><text:s/>83,559<text:s/></text:p>
          </table:table-cell>
          <table:table-cell office:value-type="float" office:value="1.0801417802898658" table:style-name="ce6">
            <text:p>1.080</text:p>
          </table:table-cell>
          <table:table-cell office:value-type="float" office:value="90255.857193955919" table:style-name="ce5">
            <text:p><text:s/>90,256<text:s/></text:p>
          </table:table-cell>
          <table:table-cell office:value-type="float" office:value="1.0309952656103412" table:style-name="ce6">
            <text:p>1.031</text:p>
          </table:table-cell>
          <table:table-cell office:value-type="float" office:value="93053.361460571614" table:style-name="ce5">
            <text:p><text:s/>93,0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936.0081442983701" table:style-name="ce5">
            <text:p><text:s/>5,9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936.0081442983701" table:style-name="ce5">
            <text:p><text:s/>5,936<text:s/></text:p>
          </table:table-cell>
          <table:table-cell office:value-type="float" office:value="1.0402512149926457" table:style-name="ce6">
            <text:p>1.040</text:p>
          </table:table-cell>
          <table:table-cell office:value-type="float" office:value="6174.9396843126206" table:style-name="ce5">
            <text:p><text:s/>6,175<text:s/></text:p>
          </table:table-cell>
          <table:table-cell office:value-type="float" office:value="1.1484519802519824" table:style-name="ce6">
            <text:p>1.148</text:p>
          </table:table-cell>
          <table:table-cell office:value-type="float" office:value="7091.6217083853799" table:style-name="ce5">
            <text:p><text:s/>7,09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091.6217083853799" table:style-name="ce5">
            <text:p><text:s/>7,092<text:s/></text:p>
          </table:table-cell>
          <table:table-cell office:value-type="float" office:value="1.0729205235136321" table:style-name="ce6">
            <text:p>1.073</text:p>
          </table:table-cell>
          <table:table-cell office:value-type="float" office:value="7608.7464759214799" table:style-name="ce5">
            <text:p><text:s/>7,609<text:s/></text:p>
          </table:table-cell>
          <table:table-cell office:value-type="float" office:value="1.1562177717210151" table:style-name="ce6">
            <text:p>1.156</text:p>
          </table:table-cell>
          <table:table-cell office:value-type="float" office:value="8797.36789598006" table:style-name="ce5">
            <text:p><text:s/>8,7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97.36789598006" table:style-name="ce5">
            <text:p><text:s/>8,797<text:s/></text:p>
          </table:table-cell>
          <table:table-cell office:value-type="float" office:value="1.017089080085293" table:style-name="ce6">
            <text:p>1.017</text:p>
          </table:table-cell>
          <table:table-cell office:value-type="float" office:value="8947.7068204942498" table:style-name="ce5">
            <text:p><text:s/>8,948<text:s/></text:p>
          </table:table-cell>
          <table:table-cell office:value-type="float" office:value="1.0416338350544507" table:style-name="ce6">
            <text:p>1.042</text:p>
          </table:table-cell>
          <table:table-cell office:value-type="float" office:value="9320.2341703742914" table:style-name="ce5">
            <text:p><text:s/>9,3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320.2341703742914" table:style-name="ce5">
            <text:p><text:s/>9,320<text:s/></text:p>
          </table:table-cell>
          <table:table-cell office:value-type="float" office:value="1.0445498435800831" table:style-name="ce6">
            <text:p>1.045</text:p>
          </table:table-cell>
          <table:table-cell office:value-type="float" office:value="9735.449144794211" table:style-name="ce5">
            <text:p><text:s/>9,735<text:s/></text:p>
          </table:table-cell>
          <table:table-cell office:value-type="float" office:value="1.0599013072444854" table:style-name="ce6">
            <text:p>1.060</text:p>
          </table:table-cell>
          <table:table-cell office:value-type="float" office:value="10318.615275179591" table:style-name="ce5">
            <text:p><text:s/>10,3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318.615275179591" table:style-name="ce5">
            <text:p><text:s/>10,319<text:s/></text:p>
          </table:table-cell>
          <table:table-cell office:value-type="float" office:value="1.02455687086939" table:style-name="ce6">
            <text:p>1.025</text:p>
          </table:table-cell>
          <table:table-cell office:value-type="float" office:value="10572.00817804309" table:style-name="ce5">
            <text:p><text:s/>10,572<text:s/></text:p>
          </table:table-cell>
          <table:table-cell office:value-type="float" office:value="1.0997402632806554" table:style-name="ce6">
            <text:p>1.100</text:p>
          </table:table-cell>
          <table:table-cell office:value-type="float" office:value="11626.46305712635" table:style-name="ce5">
            <text:p><text:s/>11,6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626.46305712635" table:style-name="ce5">
            <text:p><text:s/>11,626<text:s/></text:p>
          </table:table-cell>
          <table:table-cell office:value-type="float" office:value="1.0658721078036506" table:style-name="ce6">
            <text:p>1.066</text:p>
          </table:table-cell>
          <table:table-cell office:value-type="float" office:value="12392.322685000539" table:style-name="ce5">
            <text:p><text:s/>12,392<text:s/></text:p>
          </table:table-cell>
          <table:table-cell office:value-type="float" office:value="1.2384553044868805" table:style-name="ce6">
            <text:p>1.238</text:p>
          </table:table-cell>
          <table:table-cell office:value-type="float" office:value="15347.33776415202" table:style-name="ce5">
            <text:p><text:s/>15,3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347.33776415202" table:style-name="ce5">
            <text:p><text:s/>15,347<text:s/></text:p>
          </table:table-cell>
          <table:table-cell office:value-type="float" office:value="0.98563287144618705" table:style-name="ce6">
            <text:p>0.986</text:p>
          </table:table-cell>
          <table:table-cell office:value-type="float" office:value="15126.840589535659" table:style-name="ce5">
            <text:p><text:s/>15,127<text:s/></text:p>
          </table:table-cell>
          <table:table-cell office:value-type="float" office:value="0.93836451014764088" table:style-name="ce6">
            <text:p>0.938</text:p>
          </table:table-cell>
          <table:table-cell office:value-type="float" office:value="14194.490359881082" table:style-name="ce5">
            <text:p><text:s/>14,1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194.490359881082" table:style-name="ce5">
            <text:p><text:s/>14,194<text:s/></text:p>
          </table:table-cell>
          <table:table-cell office:value-type="float" office:value="0.98028849895216352" table:style-name="ce6">
            <text:p>0.980</text:p>
          </table:table-cell>
          <table:table-cell office:value-type="float" office:value="13914.695648278779" table:style-name="ce5">
            <text:p><text:s/>13,915<text:s/></text:p>
          </table:table-cell>
          <table:table-cell office:value-type="float" office:value="1.0868689144115085" table:style-name="ce6">
            <text:p>1.087</text:p>
          </table:table-cell>
          <table:table-cell office:value-type="float" office:value="15123.4501536113" table:style-name="ce5">
            <text:p><text:s/>15,1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123.4501536113" table:style-name="ce5">
            <text:p><text:s/>15,123<text:s/></text:p>
          </table:table-cell>
          <table:table-cell office:value-type="float" office:value="1.1100901417179889" table:style-name="ce6">
            <text:p>1.110</text:p>
          </table:table-cell>
          <table:table-cell office:value-type="float" office:value="16788.392924287309" table:style-name="ce5">
            <text:p><text:s/>16,788<text:s/></text:p>
          </table:table-cell>
          <table:table-cell office:value-type="float" office:value="1.1378119511993092" table:style-name="ce6">
            <text:p>1.138</text:p>
          </table:table-cell>
          <table:table-cell office:value-type="float" office:value="19102.034110684021" table:style-name="ce5">
            <text:p><text:s/>19,10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102.034110684021" table:style-name="ce5">
            <text:p><text:s/>19,102<text:s/></text:p>
          </table:table-cell>
          <table:table-cell office:value-type="float" office:value="0.91518205341693248" table:style-name="ce6">
            <text:p>0.915</text:p>
          </table:table-cell>
          <table:table-cell office:value-type="float" office:value="17481.838801856091" table:style-name="ce5">
            <text:p><text:s/>17,482<text:s/></text:p>
          </table:table-cell>
          <table:table-cell office:value-type="float" office:value="1.1314921619393286" table:style-name="ce6">
            <text:p>1.131</text:p>
          </table:table-cell>
          <table:table-cell office:value-type="float" office:value="19780.56358058699" table:style-name="ce5">
            <text:p><text:s/>19,7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780.56358058699" table:style-name="ce5">
            <text:p><text:s/>19,781<text:s/></text:p>
          </table:table-cell>
          <table:table-cell office:value-type="float" office:value="0.99595782694045776" table:style-name="ce6">
            <text:p>0.996</text:p>
          </table:table-cell>
          <table:table-cell office:value-type="float" office:value="19700.607119378979" table:style-name="ce5">
            <text:p><text:s/>19,701<text:s/></text:p>
          </table:table-cell>
          <table:table-cell office:value-type="float" office:value="1.0311198700848616" table:style-name="ce6">
            <text:p>1.031</text:p>
          </table:table-cell>
          <table:table-cell office:value-type="float" office:value="20313.687453526953" table:style-name="ce5">
            <text:p><text:s/>20,3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313.687453526953" table:style-name="ce5">
            <text:p><text:s/>20,314<text:s/></text:p>
          </table:table-cell>
          <table:table-cell office:value-type="float" office:value="1.0936219278322223" table:style-name="ce6">
            <text:p>1.094</text:p>
          </table:table-cell>
          <table:table-cell office:value-type="float" office:value="22215.494034307369" table:style-name="ce5">
            <text:p><text:s/>22,215<text:s/></text:p>
          </table:table-cell>
          <table:table-cell office:value-type="float" office:value="1.0456332766893306" table:style-name="ce6">
            <text:p>1.046</text:p>
          </table:table-cell>
          <table:table-cell office:value-type="float" office:value="23229.259820365089" table:style-name="ce5">
            <text:p><text:s/>23,2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229.259820365089" table:style-name="ce5">
            <text:p><text:s/>23,229<text:s/></text:p>
          </table:table-cell>
          <table:table-cell office:value-type="float" office:value="1.010923937563337" table:style-name="ce6">
            <text:p>1.011</text:p>
          </table:table-cell>
          <table:table-cell office:value-type="float" office:value="23483.014804285289" table:style-name="ce5">
            <text:p><text:s/>23,483<text:s/></text:p>
          </table:table-cell>
          <table:table-cell office:value-type="float" office:value="1.1491958606060921" table:style-name="ce6">
            <text:p>1.149</text:p>
          </table:table-cell>
          <table:table-cell office:value-type="float" office:value="26986.583407636237" table:style-name="ce5">
            <text:p><text:s/>26,9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986.583407636237" table:style-name="ce5">
            <text:p><text:s/>26,987<text:s/></text:p>
          </table:table-cell>
          <table:table-cell office:value-type="float" office:value="0.91872753828836473" table:style-name="ce6">
            <text:p>0.919</text:p>
          </table:table-cell>
          <table:table-cell office:value-type="float" office:value="24793.317340911271" table:style-name="ce5">
            <text:p><text:s/>24,793<text:s/></text:p>
          </table:table-cell>
          <table:table-cell office:value-type="float" office:value="1.0529991723549093" table:style-name="ce6">
            <text:p>1.053</text:p>
          </table:table-cell>
          <table:table-cell office:value-type="float" office:value="26107.342639912189" table:style-name="ce5">
            <text:p><text:s/>26,1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107.342639912189" table:style-name="ce5">
            <text:p><text:s/>26,107<text:s/></text:p>
          </table:table-cell>
          <table:table-cell office:value-type="float" office:value="1.074719444610964" table:style-name="ce6">
            <text:p>1.075</text:p>
          </table:table-cell>
          <table:table-cell office:value-type="float" office:value="28058.068782234568" table:style-name="ce5">
            <text:p><text:s/>28,058<text:s/></text:p>
          </table:table-cell>
          <table:table-cell office:value-type="float" office:value="1.0026344883031673" table:style-name="ce6">
            <text:p>1.003</text:p>
          </table:table-cell>
          <table:table-cell office:value-type="float" office:value="28131.987436250831" table:style-name="ce5">
            <text:p><text:s/>28,1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131.987436250831" table:style-name="ce5">
            <text:p><text:s/>28,132<text:s/></text:p>
          </table:table-cell>
          <table:table-cell office:value-type="float" office:value="1.060313842989357" table:style-name="ce6">
            <text:p>1.060</text:p>
          </table:table-cell>
          <table:table-cell office:value-type="float" office:value="29828.73570945943" table:style-name="ce5">
            <text:p><text:s/>29,829<text:s/></text:p>
          </table:table-cell>
          <table:table-cell office:value-type="float" office:value="1.1247107159123197" table:style-name="ce6">
            <text:p>1.125</text:p>
          </table:table-cell>
          <table:table-cell office:value-type="float" office:value="33548.698694545492" table:style-name="ce5">
            <text:p><text:s/>33,54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43.294564572239" table:style-name="ce5">
            <text:p><text:s/>17,0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043.294564572239" table:style-name="ce5">
            <text:p><text:s/>17,043<text:s/></text:p>
          </table:table-cell>
          <table:table-cell office:value-type="float" office:value="1.045405205678624" table:style-name="ce6">
            <text:p>1.045</text:p>
          </table:table-cell>
          <table:table-cell office:value-type="float" office:value="17817.148859718018" table:style-name="ce5">
            <text:p><text:s/>17,817<text:s/></text:p>
          </table:table-cell>
          <table:table-cell office:value-type="float" office:value="1.1776650514763618" table:style-name="ce6">
            <text:p>1.178</text:p>
          </table:table-cell>
          <table:table-cell office:value-type="float" office:value="20982.633529041821" table:style-name="ce5">
            <text:p><text:s/>20,98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982.633529041821" table:style-name="ce5">
            <text:p><text:s/>20,983<text:s/></text:p>
          </table:table-cell>
          <table:table-cell office:value-type="float" office:value="1.1039806469680229" table:style-name="ce6">
            <text:p>1.104</text:p>
          </table:table-cell>
          <table:table-cell office:value-type="float" office:value="23164.421338484521" table:style-name="ce5">
            <text:p><text:s/>23,164<text:s/></text:p>
          </table:table-cell>
          <table:table-cell office:value-type="float" office:value="0.96858042781862586" table:style-name="ce6">
            <text:p>0.969</text:p>
          </table:table-cell>
          <table:table-cell office:value-type="float" office:value="22436.605130200242" table:style-name="ce5">
            <text:p><text:s/>22,4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436.605130200242" table:style-name="ce5">
            <text:p><text:s/>22,437<text:s/></text:p>
          </table:table-cell>
          <table:table-cell office:value-type="float" office:value="1.0510056996044925" table:style-name="ce6">
            <text:p>1.051</text:p>
          </table:table-cell>
          <table:table-cell office:value-type="float" office:value="23580.999871615852" table:style-name="ce5">
            <text:p><text:s/>23,581<text:s/></text:p>
          </table:table-cell>
          <table:table-cell office:value-type="float" office:value="0.93423372074437083" table:style-name="ce6">
            <text:p>0.934</text:p>
          </table:table-cell>
          <table:table-cell office:value-type="float" office:value="22030.165248932208" table:style-name="ce5">
            <text:p><text:s/>22,0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030.165248932208" table:style-name="ce5">
            <text:p><text:s/>22,030<text:s/></text:p>
          </table:table-cell>
          <table:table-cell office:value-type="float" office:value="1.0415511589679907" table:style-name="ce6">
            <text:p>1.042</text:p>
          </table:table-cell>
          <table:table-cell office:value-type="float" office:value="22945.544147281693" table:style-name="ce5">
            <text:p><text:s/>22,946<text:s/></text:p>
          </table:table-cell>
          <table:table-cell office:value-type="float" office:value="1.0205774248690789" table:style-name="ce6">
            <text:p>1.021</text:p>
          </table:table-cell>
          <table:table-cell office:value-type="float" office:value="23417.704358052513" table:style-name="ce5">
            <text:p><text:s/>23,4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417.704358052513" table:style-name="ce5">
            <text:p><text:s/>23,418<text:s/></text:p>
          </table:table-cell>
          <table:table-cell office:value-type="float" office:value="0.99567628879959413" table:style-name="ce6">
            <text:p>0.996</text:p>
          </table:table-cell>
          <table:table-cell office:value-type="float" office:value="23316.452967431807" table:style-name="ce5">
            <text:p><text:s/>23,316<text:s/></text:p>
          </table:table-cell>
          <table:table-cell office:value-type="float" office:value="1.0742213501796092" table:style-name="ce6">
            <text:p>1.074</text:p>
          </table:table-cell>
          <table:table-cell office:value-type="float" office:value="25047.031588073951" table:style-name="ce5">
            <text:p><text:s/>25,0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047.031588073951" table:style-name="ce5">
            <text:p><text:s/>25,047<text:s/></text:p>
          </table:table-cell>
          <table:table-cell office:value-type="float" office:value="1.1079028504217188" table:style-name="ce6">
            <text:p>1.108</text:p>
          </table:table-cell>
          <table:table-cell office:value-type="float" office:value="27749.67769102996" table:style-name="ce5">
            <text:p><text:s/>27,750<text:s/></text:p>
          </table:table-cell>
          <table:table-cell office:value-type="float" office:value="1.1226135602379326" table:style-name="ce6">
            <text:p>1.123</text:p>
          </table:table-cell>
          <table:table-cell office:value-type="float" office:value="31152.164468182276" table:style-name="ce5">
            <text:p><text:s/>31,1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152.164468182276" table:style-name="ce5">
            <text:p><text:s/>31,152<text:s/></text:p>
          </table:table-cell>
          <table:table-cell office:value-type="float" office:value="0.95340594614518515" table:style-name="ce6">
            <text:p>0.953</text:p>
          </table:table-cell>
          <table:table-cell office:value-type="float" office:value="29700.658839257743" table:style-name="ce5">
            <text:p><text:s/>29,701<text:s/></text:p>
          </table:table-cell>
          <table:table-cell office:value-type="float" office:value="1.0569210194838905" table:style-name="ce6">
            <text:p>1.057</text:p>
          </table:table-cell>
          <table:table-cell office:value-type="float" office:value="31391.250619731523" table:style-name="ce5">
            <text:p><text:s/>31,3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391.250619731523" table:style-name="ce5">
            <text:p><text:s/>31,391<text:s/></text:p>
          </table:table-cell>
          <table:table-cell office:value-type="float" office:value="1.0061757366557083" table:style-name="ce6">
            <text:p>1.006</text:p>
          </table:table-cell>
          <table:table-cell office:value-type="float" office:value="31585.114716852324" table:style-name="ce5">
            <text:p><text:s/>31,585<text:s/></text:p>
          </table:table-cell>
          <table:table-cell office:value-type="float" office:value="0.97643148063251628" table:style-name="ce6">
            <text:p>0.976</text:p>
          </table:table-cell>
          <table:table-cell office:value-type="float" office:value="30840.700328923995" table:style-name="ce5">
            <text:p><text:s/>30,8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840.700328923995" table:style-name="ce5">
            <text:p><text:s/>30,841<text:s/></text:p>
          </table:table-cell>
          <table:table-cell office:value-type="float" office:value="1.1027969451481647" table:style-name="ce6">
            <text:p>1.103</text:p>
          </table:table-cell>
          <table:table-cell office:value-type="float" office:value="34011.030108967381" table:style-name="ce5">
            <text:p><text:s/>34,011<text:s/></text:p>
          </table:table-cell>
          <table:table-cell office:value-type="float" office:value="1.0502446861369246" table:style-name="ce6">
            <text:p>1.050</text:p>
          </table:table-cell>
          <table:table-cell office:value-type="float" office:value="35719.90364198594" table:style-name="ce5">
            <text:p><text:s/>35,7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719.90364198594" table:style-name="ce5">
            <text:p><text:s/>35,720<text:s/></text:p>
          </table:table-cell>
          <table:table-cell office:value-type="float" office:value="0.82654126042199361" table:style-name="ce6">
            <text:p>0.827</text:p>
          </table:table-cell>
          <table:table-cell office:value-type="float" office:value="29523.974178399221" table:style-name="ce5">
            <text:p><text:s/>29,524<text:s/></text:p>
          </table:table-cell>
          <table:table-cell office:value-type="float" office:value="1.1958667407356858" table:style-name="ce6">
            <text:p>1.196</text:p>
          </table:table-cell>
          <table:table-cell office:value-type="float" office:value="35306.738774286816" table:style-name="ce5">
            <text:p><text:s/>35,3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306.738774286816" table:style-name="ce5">
            <text:p><text:s/>35,307<text:s/></text:p>
          </table:table-cell>
          <table:table-cell office:value-type="float" office:value="0.99912861545446219" table:style-name="ce6">
            <text:p>0.999</text:p>
          </table:table-cell>
          <table:table-cell office:value-type="float" office:value="35275.973027765562" table:style-name="ce5">
            <text:p><text:s/>35,276<text:s/></text:p>
          </table:table-cell>
          <table:table-cell office:value-type="float" office:value="1.1186077834350572" table:style-name="ce6">
            <text:p>1.119</text:p>
          </table:table-cell>
          <table:table-cell office:value-type="float" office:value="39459.977997103699" table:style-name="ce5">
            <text:p><text:s/>39,4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459.977997103699" table:style-name="ce5">
            <text:p><text:s/>39,460<text:s/></text:p>
          </table:table-cell>
          <table:table-cell office:value-type="float" office:value="1.1522121783538555" table:style-name="ce6">
            <text:p>1.152</text:p>
          </table:table-cell>
          <table:table-cell office:value-type="float" office:value="45466.267205838056" table:style-name="ce5">
            <text:p><text:s/>45,466<text:s/></text:p>
          </table:table-cell>
          <table:table-cell office:value-type="float" office:value="0.98624908419132329" table:style-name="ce6">
            <text:p>0.986</text:p>
          </table:table-cell>
          <table:table-cell office:value-type="float" office:value="44841.06439335578" table:style-name="ce5">
            <text:p><text:s/>44,8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841.06439335578" table:style-name="ce5">
            <text:p><text:s/>44,841<text:s/></text:p>
          </table:table-cell>
          <table:table-cell office:value-type="float" office:value="1.0051656669046136" table:style-name="ce6">
            <text:p>1.005</text:p>
          </table:table-cell>
          <table:table-cell office:value-type="float" office:value="45072.698395660183" table:style-name="ce5">
            <text:p><text:s/>45,073<text:s/></text:p>
          </table:table-cell>
          <table:table-cell office:value-type="float" office:value="1.0729154939015826" table:style-name="ce6">
            <text:p>1.073</text:p>
          </table:table-cell>
          <table:table-cell office:value-type="float" office:value="48359.196460656822" table:style-name="ce5">
            <text:p><text:s/>48,3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359.196460656822" table:style-name="ce5">
            <text:p><text:s/>48,359<text:s/></text:p>
          </table:table-cell>
          <table:table-cell office:value-type="float" office:value="0.82293460222951853" table:style-name="ce6">
            <text:p>0.823</text:p>
          </table:table-cell>
          <table:table-cell office:value-type="float" office:value="39796.456103489763" table:style-name="ce5">
            <text:p><text:s/>39,796<text:s/></text:p>
          </table:table-cell>
          <table:table-cell office:value-type="float" office:value="1.2281358921111145" table:style-name="ce6">
            <text:p>1.228</text:p>
          </table:table-cell>
          <table:table-cell office:value-type="float" office:value="48875.456119520204" table:style-name="ce5">
            <text:p><text:s/>48,8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875.456119520204" table:style-name="ce5">
            <text:p><text:s/>48,875<text:s/></text:p>
          </table:table-cell>
          <table:table-cell office:value-type="float" office:value="1.2230516181819207" table:style-name="ce6">
            <text:p>1.223</text:p>
          </table:table-cell>
          <table:table-cell office:value-type="float" office:value="59777.205696358644" table:style-name="ce5">
            <text:p><text:s/>59,777<text:s/></text:p>
          </table:table-cell>
          <table:table-cell office:value-type="float" office:value="0.92723105008152029" table:style-name="ce6">
            <text:p>0.927</text:p>
          </table:table-cell>
          <table:table-cell office:value-type="float" office:value="55427.28120877366" table:style-name="ce5">
            <text:p><text:s/>55,4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427.28120877366" table:style-name="ce5">
            <text:p><text:s/>55,427<text:s/></text:p>
          </table:table-cell>
          <table:table-cell office:value-type="float" office:value="1.0902054036691844" table:style-name="ce6">
            <text:p>1.090</text:p>
          </table:table-cell>
          <table:table-cell office:value-type="float" office:value="60427.121484496492" table:style-name="ce5">
            <text:p><text:s/>60,427<text:s/></text:p>
          </table:table-cell>
          <table:table-cell office:value-type="float" office:value="0.98473435941000365" table:style-name="ce6">
            <text:p>0.985</text:p>
          </table:table-cell>
          <table:table-cell office:value-type="float" office:value="59504.662766026122" table:style-name="ce5">
            <text:p><text:s/>59,5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59.2904039813993" table:style-name="ce5">
            <text:p><text:s/>7,7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59.2904039813993" table:style-name="ce5">
            <text:p><text:s/>7,759<text:s/></text:p>
          </table:table-cell>
          <table:table-cell office:value-type="float" office:value="1.0108070631138297" table:style-name="ce6">
            <text:p>1.011</text:p>
          </table:table-cell>
          <table:table-cell office:value-type="float" office:value="7843.1455450957601" table:style-name="ce5">
            <text:p><text:s/>7,843<text:s/></text:p>
          </table:table-cell>
          <table:table-cell office:value-type="float" office:value="1.1892878263587743" table:style-name="ce6">
            <text:p>1.189</text:p>
          </table:table-cell>
          <table:table-cell office:value-type="float" office:value="9327.7575171424414" table:style-name="ce5">
            <text:p><text:s/>9,3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327.7575171424414" table:style-name="ce5">
            <text:p><text:s/>9,328<text:s/></text:p>
          </table:table-cell>
          <table:table-cell office:value-type="float" office:value="1.0458107896258078" table:style-name="ce6">
            <text:p>1.046</text:p>
          </table:table-cell>
          <table:table-cell office:value-type="float" office:value="9755.0694544407997" table:style-name="ce5">
            <text:p><text:s/>9,755<text:s/></text:p>
          </table:table-cell>
          <table:table-cell office:value-type="float" office:value="1.1958762053493268" table:style-name="ce6">
            <text:p>1.196</text:p>
          </table:table-cell>
          <table:table-cell office:value-type="float" office:value="11665.855442095792" table:style-name="ce5">
            <text:p><text:s/>11,6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65.855442095792" table:style-name="ce5">
            <text:p><text:s/>11,666<text:s/></text:p>
          </table:table-cell>
          <table:table-cell office:value-type="float" office:value="0.9469477348962192" table:style-name="ce6">
            <text:p>0.947</text:p>
          </table:table-cell>
          <table:table-cell office:value-type="float" office:value="11046.955386519341" table:style-name="ce5">
            <text:p><text:s/>11,047<text:s/></text:p>
          </table:table-cell>
          <table:table-cell office:value-type="float" office:value="1.1698932237945854" table:style-name="ce6">
            <text:p>1.170</text:p>
          </table:table-cell>
          <table:table-cell office:value-type="float" office:value="12923.75825025007" table:style-name="ce5">
            <text:p><text:s/>12,9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923.75825025007" table:style-name="ce5">
            <text:p><text:s/>12,924<text:s/></text:p>
          </table:table-cell>
          <table:table-cell office:value-type="float" office:value="0.95071615695130973" table:style-name="ce6">
            <text:p>0.951</text:p>
          </table:table-cell>
          <table:table-cell office:value-type="float" office:value="12286.825777045531" table:style-name="ce5">
            <text:p><text:s/>12,287<text:s/></text:p>
          </table:table-cell>
          <table:table-cell office:value-type="float" office:value="1.1356781046853524" table:style-name="ce6">
            <text:p>1.136</text:p>
          </table:table-cell>
          <table:table-cell office:value-type="float" office:value="13953.879011074199" table:style-name="ce5">
            <text:p><text:s/>13,9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953.879011074199" table:style-name="ce5">
            <text:p><text:s/>13,954<text:s/></text:p>
          </table:table-cell>
          <table:table-cell office:value-type="float" office:value="1.0687832367143166" table:style-name="ce6">
            <text:p>1.069</text:p>
          </table:table-cell>
          <table:table-cell office:value-type="float" office:value="14913.67197417585" table:style-name="ce5">
            <text:p><text:s/>14,914<text:s/></text:p>
          </table:table-cell>
          <table:table-cell office:value-type="float" office:value="1.0617907893978582" table:style-name="ce6">
            <text:p>1.062</text:p>
          </table:table-cell>
          <table:table-cell office:value-type="float" office:value="15835.199538280889" table:style-name="ce5">
            <text:p><text:s/>15,8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835.199538280889" table:style-name="ce5">
            <text:p><text:s/>15,835<text:s/></text:p>
          </table:table-cell>
          <table:table-cell office:value-type="float" office:value="0.9829643921594754" table:style-name="ce6">
            <text:p>0.983</text:p>
          </table:table-cell>
          <table:table-cell office:value-type="float" office:value="15565.43728887028" table:style-name="ce5">
            <text:p><text:s/>15,565<text:s/></text:p>
          </table:table-cell>
          <table:table-cell office:value-type="float" office:value="1.2616607551713219" table:style-name="ce6">
            <text:p>1.262</text:p>
          </table:table-cell>
          <table:table-cell office:value-type="float" office:value="19638.301364447929" table:style-name="ce5">
            <text:p><text:s/>19,6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638.301364447929" table:style-name="ce5">
            <text:p><text:s/>19,638<text:s/></text:p>
          </table:table-cell>
          <table:table-cell office:value-type="float" office:value="0.97664710472681293" table:style-name="ce6">
            <text:p>0.977</text:p>
          </table:table-cell>
          <table:table-cell office:value-type="float" office:value="19179.690169340691" table:style-name="ce5">
            <text:p><text:s/>19,180<text:s/></text:p>
          </table:table-cell>
          <table:table-cell office:value-type="float" office:value="0.76827257529673632" table:style-name="ce6">
            <text:p>0.768</text:p>
          </table:table-cell>
          <table:table-cell office:value-type="float" office:value="14735.22995979287" table:style-name="ce5">
            <text:p><text:s/>14,7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735.22995979287" table:style-name="ce5">
            <text:p><text:s/>14,735<text:s/></text:p>
          </table:table-cell>
          <table:table-cell office:value-type="float" office:value="1.0303132661604237" table:style-name="ce6">
            <text:p>1.030</text:p>
          </table:table-cell>
          <table:table-cell office:value-type="float" office:value="15181.902907499121" table:style-name="ce5">
            <text:p><text:s/>15,182<text:s/></text:p>
          </table:table-cell>
          <table:table-cell office:value-type="float" office:value="1.2233607828589301" table:style-name="ce6">
            <text:p>1.223</text:p>
          </table:table-cell>
          <table:table-cell office:value-type="float" office:value="18572.94462620639" table:style-name="ce5">
            <text:p><text:s/>18,5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572.94462620639" table:style-name="ce5">
            <text:p><text:s/>18,573<text:s/></text:p>
          </table:table-cell>
          <table:table-cell office:value-type="float" office:value="1.1079436255061548" table:style-name="ce6">
            <text:p>1.108</text:p>
          </table:table-cell>
          <table:table-cell office:value-type="float" office:value="20577.775605484163" table:style-name="ce5">
            <text:p><text:s/>20,578<text:s/></text:p>
          </table:table-cell>
          <table:table-cell office:value-type="float" office:value="1.010344213414498" table:style-name="ce6">
            <text:p>1.010</text:p>
          </table:table-cell>
          <table:table-cell office:value-type="float" office:value="20790.636507942942" table:style-name="ce5">
            <text:p><text:s/>20,79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790.636507942942" table:style-name="ce5">
            <text:p><text:s/>20,791<text:s/></text:p>
          </table:table-cell>
          <table:table-cell office:value-type="float" office:value="1.0319865985349963" table:style-name="ce6">
            <text:p>1.032</text:p>
          </table:table-cell>
          <table:table-cell office:value-type="float" office:value="21455.658251209548" table:style-name="ce5">
            <text:p><text:s/>21,456<text:s/></text:p>
          </table:table-cell>
          <table:table-cell office:value-type="float" office:value="1.151202330190765" table:style-name="ce6">
            <text:p>1.151</text:p>
          </table:table-cell>
          <table:table-cell office:value-type="float" office:value="24699.803774569147" table:style-name="ce5">
            <text:p><text:s/>24,70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699.803774569147" table:style-name="ce5">
            <text:p><text:s/>24,700<text:s/></text:p>
          </table:table-cell>
          <table:table-cell office:value-type="float" office:value="1.0000297411111088" table:style-name="ce6">
            <text:p>1.000</text:p>
          </table:table-cell>
          <table:table-cell office:value-type="float" office:value="24700.538374177569" table:style-name="ce5">
            <text:p><text:s/>24,701<text:s/></text:p>
          </table:table-cell>
          <table:table-cell office:value-type="float" office:value="1.0444098174574927" table:style-name="ce6">
            <text:p>1.044</text:p>
          </table:table-cell>
          <table:table-cell office:value-type="float" office:value="25797.48477447659" table:style-name="ce5">
            <text:p><text:s/>25,7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797.48477447659" table:style-name="ce5">
            <text:p><text:s/>25,797<text:s/></text:p>
          </table:table-cell>
          <table:table-cell office:value-type="float" office:value="1.0081448402612845" table:style-name="ce6">
            <text:p>1.008</text:p>
          </table:table-cell>
          <table:table-cell office:value-type="float" office:value="26007.601167107619" table:style-name="ce5">
            <text:p><text:s/>26,008<text:s/></text:p>
          </table:table-cell>
          <table:table-cell office:value-type="float" office:value="0.81303300655329913" table:style-name="ce6">
            <text:p>0.813</text:p>
          </table:table-cell>
          <table:table-cell office:value-type="float" office:value="21145.0381701326" table:style-name="ce5">
            <text:p><text:s/>21,14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145.0381701326" table:style-name="ce5">
            <text:p><text:s/>21,145<text:s/></text:p>
          </table:table-cell>
          <table:table-cell office:value-type="float" office:value="0.88256733796303211" table:style-name="ce6">
            <text:p>0.883</text:p>
          </table:table-cell>
          <table:table-cell office:value-type="float" office:value="18661.920048940632" table:style-name="ce5">
            <text:p><text:s/>18,662<text:s/></text:p>
          </table:table-cell>
          <table:table-cell office:value-type="float" office:value="0.94876404191946051" table:style-name="ce6">
            <text:p>0.949</text:p>
          </table:table-cell>
          <table:table-cell office:value-type="float" office:value="17705.75869561073" table:style-name="ce5">
            <text:p><text:s/>17,7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705.75869561073" table:style-name="ce5">
            <text:p><text:s/>17,706<text:s/></text:p>
          </table:table-cell>
          <table:table-cell office:value-type="float" office:value="0.88807761542894825" table:style-name="ce6">
            <text:p>0.888</text:p>
          </table:table-cell>
          <table:table-cell office:value-type="float" office:value="15724.087961758341" table:style-name="ce5">
            <text:p><text:s/>15,724<text:s/></text:p>
          </table:table-cell>
          <table:table-cell office:value-type="float" office:value="0.79512755414065339" table:style-name="ce6">
            <text:p>0.795</text:p>
          </table:table-cell>
          <table:table-cell office:value-type="float" office:value="12502.6556021254" table:style-name="ce5">
            <text:p><text:s/>12,5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02.6556021254" table:style-name="ce5">
            <text:p><text:s/>12,503<text:s/></text:p>
          </table:table-cell>
          <table:table-cell office:value-type="float" office:value="0.99521458727856593" table:style-name="ce6">
            <text:p>0.995</text:p>
          </table:table-cell>
          <table:table-cell office:value-type="float" office:value="12442.82523495528" table:style-name="ce5">
            <text:p><text:s/>12,443<text:s/></text:p>
          </table:table-cell>
          <table:table-cell office:value-type="float" office:value="1.0243419941790219" table:style-name="ce6">
            <text:p>1.024</text:p>
          </table:table-cell>
          <table:table-cell office:value-type="float" office:value="12745.708414395149" table:style-name="ce5">
            <text:p><text:s/>12,7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745.708414395149" table:style-name="ce5">
            <text:p><text:s/>12,746<text:s/></text:p>
          </table:table-cell>
          <table:table-cell office:value-type="float" office:value="0.98809568205977749" table:style-name="ce6">
            <text:p>0.988</text:p>
          </table:table-cell>
          <table:table-cell office:value-type="float" office:value="12593.97944905682" table:style-name="ce5">
            <text:p><text:s/>12,594<text:s/></text:p>
          </table:table-cell>
          <table:table-cell office:value-type="float" office:value="1.2660741312445563" table:style-name="ce6">
            <text:p>1.266</text:p>
          </table:table-cell>
          <table:table-cell office:value-type="float" office:value="15944.91158987641" table:style-name="ce5">
            <text:p><text:s/>15,9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36.0696201548408" table:style-name="ce5">
            <text:p><text:s/>4,4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436.0696201548408" table:style-name="ce5">
            <text:p><text:s/>4,436<text:s/></text:p>
          </table:table-cell>
          <table:table-cell office:value-type="float" office:value="0.99618999252345808" table:style-name="ce6">
            <text:p>0.996</text:p>
          </table:table-cell>
          <table:table-cell office:value-type="float" office:value="4419.1681617355898" table:style-name="ce5">
            <text:p><text:s/>4,419<text:s/></text:p>
          </table:table-cell>
          <table:table-cell office:value-type="float" office:value="1.2143160592229321" table:style-name="ce6">
            <text:p>1.214</text:p>
          </table:table-cell>
          <table:table-cell office:value-type="float" office:value="5366.2668672022101" table:style-name="ce5">
            <text:p><text:s/>5,3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366.2668672022101" table:style-name="ce5">
            <text:p><text:s/>5,366<text:s/></text:p>
          </table:table-cell>
          <table:table-cell office:value-type="float" office:value="1.0531639658398093" table:style-name="ce6">
            <text:p>1.053</text:p>
          </table:table-cell>
          <table:table-cell office:value-type="float" office:value="5651.5588956174497" table:style-name="ce5">
            <text:p><text:s/>5,652<text:s/></text:p>
          </table:table-cell>
          <table:table-cell office:value-type="float" office:value="1.1395395077107573" table:style-name="ce6">
            <text:p>1.140</text:p>
          </table:table-cell>
          <table:table-cell office:value-type="float" office:value="6440.1746417102604" table:style-name="ce5">
            <text:p><text:s/>6,4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40.1746417102604" table:style-name="ce5">
            <text:p><text:s/>6,440<text:s/></text:p>
          </table:table-cell>
          <table:table-cell office:value-type="float" office:value="0.95416274420393099" table:style-name="ce6">
            <text:p>0.954</text:p>
          </table:table-cell>
          <table:table-cell office:value-type="float" office:value="6144.9747092868301" table:style-name="ce5">
            <text:p><text:s/>6,145<text:s/></text:p>
          </table:table-cell>
          <table:table-cell office:value-type="float" office:value="1.0266466968825236" table:style-name="ce6">
            <text:p>1.027</text:p>
          </table:table-cell>
          <table:table-cell office:value-type="float" office:value="6308.7179877159697" table:style-name="ce5">
            <text:p><text:s/>6,30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308.7179877159697" table:style-name="ce5">
            <text:p><text:s/>6,309<text:s/></text:p>
          </table:table-cell>
          <table:table-cell office:value-type="float" office:value="0.94498596066580975" table:style-name="ce6">
            <text:p>0.945</text:p>
          </table:table-cell>
          <table:table-cell office:value-type="float" office:value="5961.6499281914503" table:style-name="ce5">
            <text:p><text:s/>5,962<text:s/></text:p>
          </table:table-cell>
          <table:table-cell office:value-type="float" office:value="1.0358983566965956" table:style-name="ce6">
            <text:p>1.036</text:p>
          </table:table-cell>
          <table:table-cell office:value-type="float" office:value="6175.6633638139001" table:style-name="ce5">
            <text:p><text:s/>6,1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75.6633638139001" table:style-name="ce5">
            <text:p><text:s/>6,176<text:s/></text:p>
          </table:table-cell>
          <table:table-cell office:value-type="float" office:value="1.078523454750477" table:style-name="ce6">
            <text:p>1.079</text:p>
          </table:table-cell>
          <table:table-cell office:value-type="float" office:value="6660.5977865165196" table:style-name="ce5">
            <text:p><text:s/>6,661<text:s/></text:p>
          </table:table-cell>
          <table:table-cell office:value-type="float" office:value="1.1593009856829446" table:style-name="ce6">
            <text:p>1.159</text:p>
          </table:table-cell>
          <table:table-cell office:value-type="float" office:value="7721.6375791462406" table:style-name="ce5">
            <text:p><text:s/>7,7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21.6375791462406" table:style-name="ce5">
            <text:p><text:s/>7,722<text:s/></text:p>
          </table:table-cell>
          <table:table-cell office:value-type="float" office:value="0.98045616354821907" table:style-name="ce6">
            <text:p>0.980</text:p>
          </table:table-cell>
          <table:table-cell office:value-type="float" office:value="7570.7271571594802" table:style-name="ce5">
            <text:p><text:s/>7,571<text:s/></text:p>
          </table:table-cell>
          <table:table-cell office:value-type="float" office:value="1.1602912076065914" table:style-name="ce6">
            <text:p>1.160</text:p>
          </table:table-cell>
          <table:table-cell office:value-type="float" office:value="8784.248155640591" table:style-name="ce5">
            <text:p><text:s/>8,7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84.248155640591" table:style-name="ce5">
            <text:p><text:s/>8,784<text:s/></text:p>
          </table:table-cell>
          <table:table-cell office:value-type="float" office:value="0.99981976122023453" table:style-name="ce6">
            <text:p>1.000</text:p>
          </table:table-cell>
          <table:table-cell office:value-type="float" office:value="8782.6648934718614" table:style-name="ce5">
            <text:p><text:s/>8,783<text:s/></text:p>
          </table:table-cell>
          <table:table-cell office:value-type="float" office:value="0.94390410985255258" table:style-name="ce6">
            <text:p>0.944</text:p>
          </table:table-cell>
          <table:table-cell office:value-type="float" office:value="8289.9934884058202" table:style-name="ce5">
            <text:p><text:s/>8,2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89.9934884058202" table:style-name="ce5">
            <text:p><text:s/>8,290<text:s/></text:p>
          </table:table-cell>
          <table:table-cell office:value-type="float" office:value="0.98806165139605662" table:style-name="ce6">
            <text:p>0.988</text:p>
          </table:table-cell>
          <table:table-cell office:value-type="float" office:value="8191.0246562168104" table:style-name="ce5">
            <text:p><text:s/>8,191<text:s/></text:p>
          </table:table-cell>
          <table:table-cell office:value-type="float" office:value="1.0792528265160684" table:style-name="ce6">
            <text:p>1.079</text:p>
          </table:table-cell>
          <table:table-cell office:value-type="float" office:value="8840.1865122847994" table:style-name="ce5">
            <text:p><text:s/>8,8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840.1865122847994" table:style-name="ce5">
            <text:p><text:s/>8,840<text:s/></text:p>
          </table:table-cell>
          <table:table-cell office:value-type="float" office:value="1.1509840766618442" table:style-name="ce6">
            <text:p>1.151</text:p>
          </table:table-cell>
          <table:table-cell office:value-type="float" office:value="10174.913910360608" table:style-name="ce5">
            <text:p><text:s/>10,175<text:s/></text:p>
          </table:table-cell>
          <table:table-cell office:value-type="float" office:value="0.8430695355813258" table:style-name="ce6">
            <text:p>0.843</text:p>
          </table:table-cell>
          <table:table-cell office:value-type="float" office:value="8578.1599449876903" table:style-name="ce5">
            <text:p><text:s/>8,5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578.1599449876903" table:style-name="ce5">
            <text:p><text:s/>8,578<text:s/></text:p>
          </table:table-cell>
          <table:table-cell office:value-type="float" office:value="1.0657630960854074" table:style-name="ce6">
            <text:p>1.066</text:p>
          </table:table-cell>
          <table:table-cell office:value-type="float" office:value="9142.2863016859101" table:style-name="ce5">
            <text:p><text:s/>9,142<text:s/></text:p>
          </table:table-cell>
          <table:table-cell office:value-type="float" office:value="1.0435399167203312" table:style-name="ce6">
            <text:p>1.044</text:p>
          </table:table-cell>
          <table:table-cell office:value-type="float" office:value="9540.3406858947383" table:style-name="ce5">
            <text:p><text:s/>9,5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40.3406858947383" table:style-name="ce5">
            <text:p><text:s/>9,540<text:s/></text:p>
          </table:table-cell>
          <table:table-cell office:value-type="float" office:value="1.0106332813260952" table:style-name="ce6">
            <text:p>1.011</text:p>
          </table:table-cell>
          <table:table-cell office:value-type="float" office:value="9641.7858123546503" table:style-name="ce5">
            <text:p><text:s/>9,642<text:s/></text:p>
          </table:table-cell>
          <table:table-cell office:value-type="float" office:value="1.1339447728922818" table:style-name="ce6">
            <text:p>1.134</text:p>
          </table:table-cell>
          <table:table-cell office:value-type="float" office:value="10933.252623266519" table:style-name="ce5">
            <text:p><text:s/>10,9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933.252623266519" table:style-name="ce5">
            <text:p><text:s/>10,933<text:s/></text:p>
          </table:table-cell>
          <table:table-cell office:value-type="float" office:value="0.99924552858462301" table:style-name="ce6">
            <text:p>0.999</text:p>
          </table:table-cell>
          <table:table-cell office:value-type="float" office:value="10925.003796685169" table:style-name="ce5">
            <text:p><text:s/>10,925<text:s/></text:p>
          </table:table-cell>
          <table:table-cell office:value-type="float" office:value="0.87772549781995057" table:style-name="ce6">
            <text:p>0.878</text:p>
          </table:table-cell>
          <table:table-cell office:value-type="float" office:value="9589.1543961303414" table:style-name="ce5">
            <text:p><text:s/>9,58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589.1543961303414" table:style-name="ce5">
            <text:p><text:s/>9,589<text:s/></text:p>
          </table:table-cell>
          <table:table-cell office:value-type="float" office:value="0.8683688542220116" table:style-name="ce6">
            <text:p>0.868</text:p>
          </table:table-cell>
          <table:table-cell office:value-type="float" office:value="8326.9230159256695" table:style-name="ce5">
            <text:p><text:s/>8,327<text:s/></text:p>
          </table:table-cell>
          <table:table-cell office:value-type="float" office:value="1.2603279572842685" table:style-name="ce6">
            <text:p>1.260</text:p>
          </table:table-cell>
          <table:table-cell office:value-type="float" office:value="10494.653875124959" table:style-name="ce5">
            <text:p><text:s/>10,4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494.653875124959" table:style-name="ce5">
            <text:p><text:s/>10,495<text:s/></text:p>
          </table:table-cell>
          <table:table-cell office:value-type="float" office:value="0.84512437519544714" table:style-name="ce6">
            <text:p>0.845</text:p>
          </table:table-cell>
          <table:table-cell office:value-type="float" office:value="8869.2877991074602" table:style-name="ce5">
            <text:p><text:s/>8,869<text:s/></text:p>
          </table:table-cell>
          <table:table-cell office:value-type="float" office:value="1.0379078645615181" table:style-name="ce6">
            <text:p>1.038</text:p>
          </table:table-cell>
          <table:table-cell office:value-type="float" office:value="9205.5035597531514" table:style-name="ce5">
            <text:p><text:s/>9,2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05.5035597531514" table:style-name="ce5">
            <text:p><text:s/>9,206<text:s/></text:p>
          </table:table-cell>
          <table:table-cell office:value-type="float" office:value="1.0016015407285068" table:style-name="ce6">
            <text:p>1.002</text:p>
          </table:table-cell>
          <table:table-cell office:value-type="float" office:value="9220.24654863051" table:style-name="ce5">
            <text:p><text:s/>9,220<text:s/></text:p>
          </table:table-cell>
          <table:table-cell office:value-type="float" office:value="0.89140309849941457" table:style-name="ce6">
            <text:p>0.891</text:p>
          </table:table-cell>
          <table:table-cell office:value-type="float" office:value="8218.9563423777709" table:style-name="ce5">
            <text:p><text:s/>8,2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218.9563423777709" table:style-name="ce5">
            <text:p><text:s/>8,219<text:s/></text:p>
          </table:table-cell>
          <table:table-cell office:value-type="float" office:value="0.9750681688991345" table:style-name="ce6">
            <text:p>0.975</text:p>
          </table:table-cell>
          <table:table-cell office:value-type="float" office:value="8014.0427110242208" table:style-name="ce5">
            <text:p><text:s/>8,014<text:s/></text:p>
          </table:table-cell>
          <table:table-cell office:value-type="float" office:value="1.0738984456140852" table:style-name="ce6">
            <text:p>1.074</text:p>
          </table:table-cell>
          <table:table-cell office:value-type="float" office:value="8606.2680104537994" table:style-name="ce5">
            <text:p><text:s/>8,6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23.220783826559" table:style-name="ce5">
            <text:p><text:s/>3,3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23.220783826559" table:style-name="ce5">
            <text:p><text:s/>3,323<text:s/></text:p>
          </table:table-cell>
          <table:table-cell office:value-type="float" office:value="1.0303189604566669" table:style-name="ce6">
            <text:p>1.030</text:p>
          </table:table-cell>
          <table:table-cell office:value-type="float" office:value="3423.9773833601703" table:style-name="ce5">
            <text:p><text:s/>3,424<text:s/></text:p>
          </table:table-cell>
          <table:table-cell office:value-type="float" office:value="1.1569850517098228" table:style-name="ce6">
            <text:p>1.157</text:p>
          </table:table-cell>
          <table:table-cell office:value-type="float" office:value="3961.4906499402305" table:style-name="ce5">
            <text:p><text:s/>3,9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961.4906499402305" table:style-name="ce5">
            <text:p><text:s/>3,961<text:s/></text:p>
          </table:table-cell>
          <table:table-cell office:value-type="float" office:value="1.0358501184106701" table:style-name="ce6">
            <text:p>1.036</text:p>
          </table:table-cell>
          <table:table-cell office:value-type="float" office:value="4103.51055882335" table:style-name="ce5">
            <text:p><text:s/>4,104<text:s/></text:p>
          </table:table-cell>
          <table:table-cell office:value-type="float" office:value="1.27346590814767" table:style-name="ce6">
            <text:p>1.273</text:p>
          </table:table-cell>
          <table:table-cell office:value-type="float" office:value="5225.6808003855303" table:style-name="ce5">
            <text:p><text:s/>5,2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25.6808003855303" table:style-name="ce5">
            <text:p><text:s/>5,226<text:s/></text:p>
          </table:table-cell>
          <table:table-cell office:value-type="float" office:value="0.93805589443405368" table:style-name="ce6">
            <text:p>0.938</text:p>
          </table:table-cell>
          <table:table-cell office:value-type="float" office:value="4901.980677232511" table:style-name="ce5">
            <text:p><text:s/>4,902<text:s/></text:p>
          </table:table-cell>
          <table:table-cell office:value-type="float" office:value="1.3494627372274188" table:style-name="ce6">
            <text:p>1.349</text:p>
          </table:table-cell>
          <table:table-cell office:value-type="float" office:value="6615.0402625341003" table:style-name="ce5">
            <text:p><text:s/>6,6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15.0402625341003" table:style-name="ce5">
            <text:p><text:s/>6,615<text:s/></text:p>
          </table:table-cell>
          <table:table-cell office:value-type="float" office:value="0.95618100537925088" table:style-name="ce6">
            <text:p>0.956</text:p>
          </table:table-cell>
          <table:table-cell office:value-type="float" office:value="6325.17584885408" table:style-name="ce5">
            <text:p><text:s/>6,325<text:s/></text:p>
          </table:table-cell>
          <table:table-cell office:value-type="float" office:value="1.2297232255873904" table:style-name="ce6">
            <text:p>1.230</text:p>
          </table:table-cell>
          <table:table-cell office:value-type="float" office:value="7778.2156472603001" table:style-name="ce5">
            <text:p><text:s/>7,7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778.2156472603001" table:style-name="ce5">
            <text:p><text:s/>7,778<text:s/></text:p>
          </table:table-cell>
          <table:table-cell office:value-type="float" office:value="1.0610498039568097" table:style-name="ce6">
            <text:p>1.061</text:p>
          </table:table-cell>
          <table:table-cell office:value-type="float" office:value="8253.0741876593311" table:style-name="ce5">
            <text:p><text:s/>8,253<text:s/></text:p>
          </table:table-cell>
          <table:table-cell office:value-type="float" office:value="0.9830957258650006" table:style-name="ce6">
            <text:p>0.983</text:p>
          </table:table-cell>
          <table:table-cell office:value-type="float" office:value="8113.5619591346494" table:style-name="ce5">
            <text:p><text:s/>8,1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113.5619591346494" table:style-name="ce5">
            <text:p><text:s/>8,114<text:s/></text:p>
          </table:table-cell>
          <table:table-cell office:value-type="float" office:value="0.98535146116804584" table:style-name="ce6">
            <text:p>0.985</text:p>
          </table:table-cell>
          <table:table-cell office:value-type="float" office:value="7994.710131710799" table:style-name="ce5">
            <text:p><text:s/>7,995<text:s/></text:p>
          </table:table-cell>
          <table:table-cell office:value-type="float" office:value="1.3576543777059575" table:style-name="ce6">
            <text:p>1.358</text:p>
          </table:table-cell>
          <table:table-cell office:value-type="float" office:value="10854.05320880734" table:style-name="ce5">
            <text:p><text:s/>10,8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854.05320880734" table:style-name="ce5">
            <text:p><text:s/>10,854<text:s/></text:p>
          </table:table-cell>
          <table:table-cell office:value-type="float" office:value="0.95789333955285372" table:style-name="ce6">
            <text:p>0.958</text:p>
          </table:table-cell>
          <table:table-cell office:value-type="float" office:value="10397.025275868829" table:style-name="ce5">
            <text:p><text:s/>10,397<text:s/></text:p>
          </table:table-cell>
          <table:table-cell office:value-type="float" office:value="0.61991159013013475" table:style-name="ce6">
            <text:p>0.620</text:p>
          </table:table-cell>
          <table:table-cell office:value-type="float" office:value="6445.2364713870493" table:style-name="ce5">
            <text:p><text:s/>6,4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445.2364713870493" table:style-name="ce5">
            <text:p><text:s/>6,445<text:s/></text:p>
          </table:table-cell>
          <table:table-cell office:value-type="float" office:value="1.0846581475043748" table:style-name="ce6">
            <text:p>1.085</text:p>
          </table:table-cell>
          <table:table-cell office:value-type="float" office:value="6990.8782512823109" table:style-name="ce5">
            <text:p><text:s/>6,991<text:s/></text:p>
          </table:table-cell>
          <table:table-cell office:value-type="float" office:value="1.3922082124855124" table:style-name="ce6">
            <text:p>1.392</text:p>
          </table:table-cell>
          <table:table-cell office:value-type="float" office:value="9732.7581139215908" table:style-name="ce5">
            <text:p><text:s/>9,7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32.7581139215908" table:style-name="ce5">
            <text:p><text:s/>9,733<text:s/></text:p>
          </table:table-cell>
          <table:table-cell office:value-type="float" office:value="1.0688503272513734" table:style-name="ce6">
            <text:p>1.069</text:p>
          </table:table-cell>
          <table:table-cell office:value-type="float" office:value="10402.861695123553" table:style-name="ce5">
            <text:p><text:s/>10,403<text:s/></text:p>
          </table:table-cell>
          <table:table-cell office:value-type="float" office:value="1.1739535640159451" table:style-name="ce6">
            <text:p>1.174</text:p>
          </table:table-cell>
          <table:table-cell office:value-type="float" office:value="12212.476562955249" table:style-name="ce5">
            <text:p><text:s/>12,2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212.476562955249" table:style-name="ce5">
            <text:p><text:s/>12,212<text:s/></text:p>
          </table:table-cell>
          <table:table-cell office:value-type="float" office:value="1.0082616647039833" table:style-name="ce6">
            <text:p>1.008</text:p>
          </table:table-cell>
          <table:table-cell office:value-type="float" office:value="12313.37194952364" table:style-name="ce5">
            <text:p><text:s/>12,313<text:s/></text:p>
          </table:table-cell>
          <table:table-cell office:value-type="float" office:value="1.2311382414839565" table:style-name="ce6">
            <text:p>1.231</text:p>
          </table:table-cell>
          <table:table-cell office:value-type="float" office:value="15159.463088674411" table:style-name="ce5">
            <text:p><text:s/>15,1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159.463088674411" table:style-name="ce5">
            <text:p><text:s/>15,159<text:s/></text:p>
          </table:table-cell>
          <table:table-cell office:value-type="float" office:value="0.99335659012048183" table:style-name="ce6">
            <text:p>0.993</text:p>
          </table:table-cell>
          <table:table-cell office:value-type="float" office:value="15058.752561822919" table:style-name="ce5">
            <text:p><text:s/>15,059<text:s/></text:p>
          </table:table-cell>
          <table:table-cell office:value-type="float" office:value="0.98708256810686967" table:style-name="ce6">
            <text:p>0.987</text:p>
          </table:table-cell>
          <table:table-cell office:value-type="float" office:value="14864.23215121007" table:style-name="ce5">
            <text:p><text:s/>14,8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64.23215121007" table:style-name="ce5">
            <text:p><text:s/>14,864<text:s/></text:p>
          </table:table-cell>
          <table:table-cell office:value-type="float" office:value="1.0146906491361953" table:style-name="ce6">
            <text:p>1.015</text:p>
          </table:table-cell>
          <table:table-cell office:value-type="float" office:value="15082.597370422451" table:style-name="ce5">
            <text:p><text:s/>15,083<text:s/></text:p>
          </table:table-cell>
          <table:table-cell office:value-type="float" office:value="0.76617332480569877" table:style-name="ce6">
            <text:p>0.766</text:p>
          </table:table-cell>
          <table:table-cell office:value-type="float" office:value="11555.883774002259" table:style-name="ce5">
            <text:p><text:s/>11,5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555.883774002259" table:style-name="ce5">
            <text:p><text:s/>11,556<text:s/></text:p>
          </table:table-cell>
          <table:table-cell office:value-type="float" office:value="0.89434934057281057" table:style-name="ce6">
            <text:p>0.894</text:p>
          </table:table-cell>
          <table:table-cell office:value-type="float" office:value="10334.997033014961" table:style-name="ce5">
            <text:p><text:s/>10,335<text:s/></text:p>
          </table:table-cell>
          <table:table-cell office:value-type="float" office:value="0.69773651578708973" table:style-name="ce6">
            <text:p>0.698</text:p>
          </table:table-cell>
          <table:table-cell office:value-type="float" office:value="7211.1048204857689" table:style-name="ce5">
            <text:p><text:s/>7,2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11.1048204857689" table:style-name="ce5">
            <text:p><text:s/>7,211<text:s/></text:p>
          </table:table-cell>
          <table:table-cell office:value-type="float" office:value="0.95058944964678982" table:style-name="ce6">
            <text:p>0.951</text:p>
          </table:table-cell>
          <table:table-cell office:value-type="float" office:value="6854.8001626508812" table:style-name="ce5">
            <text:p><text:s/>6,855<text:s/></text:p>
          </table:table-cell>
          <table:table-cell office:value-type="float" office:value="0.48099900276263907" table:style-name="ce6">
            <text:p>0.481</text:p>
          </table:table-cell>
          <table:table-cell office:value-type="float" office:value="3297.1520423722495" table:style-name="ce5">
            <text:p><text:s/>3,2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97.1520423722495" table:style-name="ce5">
            <text:p><text:s/>3,297<text:s/></text:p>
          </table:table-cell>
          <table:table-cell office:value-type="float" office:value="0.97738249401631316" table:style-name="ce6">
            <text:p>0.977</text:p>
          </table:table-cell>
          <table:table-cell office:value-type="float" office:value="3222.5786863247699" table:style-name="ce5">
            <text:p><text:s/>3,223<text:s/></text:p>
          </table:table-cell>
          <table:table-cell office:value-type="float" office:value="1.4046986940076767" table:style-name="ce6">
            <text:p>1.405</text:p>
          </table:table-cell>
          <table:table-cell office:value-type="float" office:value="4526.7520720173789" table:style-name="ce5">
            <text:p><text:s/>4,5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26.7520720173789" table:style-name="ce5">
            <text:p><text:s/>4,527<text:s/></text:p>
          </table:table-cell>
          <table:table-cell office:value-type="float" office:value="1.0117489681716805" table:style-name="ce6">
            <text:p>1.012</text:p>
          </table:table-cell>
          <table:table-cell office:value-type="float" office:value="4579.9367380325994" table:style-name="ce5">
            <text:p><text:s/>4,580<text:s/></text:p>
          </table:table-cell>
          <table:table-cell office:value-type="float" office:value="1.6023460582940423" table:style-name="ce6">
            <text:p>1.602</text:p>
          </table:table-cell>
          <table:table-cell office:value-type="float" office:value="7338.643579422609" table:style-name="ce5">
            <text:p><text:s/>7,33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198.288095813899" table:style-name="ce5">
            <text:p><text:s/>87,1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7198.288095813899" table:style-name="ce5">
            <text:p><text:s/>87,198<text:s/></text:p>
          </table:table-cell>
          <table:table-cell office:value-type="float" office:value="1.0447911965390246" table:style-name="ce6">
            <text:p>1.045</text:p>
          </table:table-cell>
          <table:table-cell office:value-type="float" office:value="91104.003755779995" table:style-name="ce5">
            <text:p><text:s/>91,104<text:s/></text:p>
          </table:table-cell>
          <table:table-cell office:value-type="float" office:value="1.1334055460711925" table:style-name="ce6">
            <text:p>1.133</text:p>
          </table:table-cell>
          <table:table-cell office:value-type="float" office:value="103257.7831260918" table:style-name="ce5">
            <text:p><text:s/>103,2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3257.7831260918" table:style-name="ce5">
            <text:p><text:s/>103,258<text:s/></text:p>
          </table:table-cell>
          <table:table-cell office:value-type="float" office:value="1.1079834056434301" table:style-name="ce6">
            <text:p>1.108</text:p>
          </table:table-cell>
          <table:table-cell office:value-type="float" office:value="114407.9102072379" table:style-name="ce5">
            <text:p><text:s/>114,408<text:s/></text:p>
          </table:table-cell>
          <table:table-cell office:value-type="float" office:value="1.0408002144767765" table:style-name="ce6">
            <text:p>1.041</text:p>
          </table:table-cell>
          <table:table-cell office:value-type="float" office:value="119075.777481533" table:style-name="ce5">
            <text:p><text:s/>119,0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075.777481533" table:style-name="ce5">
            <text:p><text:s/>119,076<text:s/></text:p>
          </table:table-cell>
          <table:table-cell office:value-type="float" office:value="1.0402997310771522" table:style-name="ce6">
            <text:p>1.040</text:p>
          </table:table-cell>
          <table:table-cell office:value-type="float" office:value="123874.4992918416" table:style-name="ce5">
            <text:p><text:s/>123,874<text:s/></text:p>
          </table:table-cell>
          <table:table-cell office:value-type="float" office:value="1.0681455401621516" table:style-name="ce6">
            <text:p>1.068</text:p>
          </table:table-cell>
          <table:table-cell office:value-type="float" office:value="132315.99395840021" table:style-name="ce5">
            <text:p><text:s/>132,3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2315.99395840021" table:style-name="ce5">
            <text:p><text:s/>132,316<text:s/></text:p>
          </table:table-cell>
          <table:table-cell office:value-type="float" office:value="1.0339393633359129" table:style-name="ce6">
            <text:p>1.034</text:p>
          </table:table-cell>
          <table:table-cell office:value-type="float" office:value="136806.7145525068" table:style-name="ce5">
            <text:p><text:s/>136,807<text:s/></text:p>
          </table:table-cell>
          <table:table-cell office:value-type="float" office:value="1.0551847650125734" table:style-name="ce6">
            <text:p>1.055</text:p>
          </table:table-cell>
          <table:table-cell office:value-type="float" office:value="144356.36094722908" table:style-name="ce5">
            <text:p><text:s/>144,3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4356.36094722908" table:style-name="ce5">
            <text:p><text:s/>144,356<text:s/></text:p>
          </table:table-cell>
          <table:table-cell office:value-type="float" office:value="1.0279346428821321" table:style-name="ce6">
            <text:p>1.028</text:p>
          </table:table-cell>
          <table:table-cell office:value-type="float" office:value="148388.9043380541" table:style-name="ce5">
            <text:p><text:s/>148,389<text:s/></text:p>
          </table:table-cell>
          <table:table-cell office:value-type="float" office:value="1.0474003755595755" table:style-name="ce6">
            <text:p>1.047</text:p>
          </table:table-cell>
          <table:table-cell office:value-type="float" office:value="155422.59413255178" table:style-name="ce5">
            <text:p><text:s/>155,4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5422.59413255178" table:style-name="ce5">
            <text:p><text:s/>155,423<text:s/></text:p>
          </table:table-cell>
          <table:table-cell office:value-type="float" office:value="1.0180541595268799" table:style-name="ce6">
            <text:p>1.018</text:p>
          </table:table-cell>
          <table:table-cell office:value-type="float" office:value="158228.61844110239" table:style-name="ce5">
            <text:p><text:s/>158,229<text:s/></text:p>
          </table:table-cell>
          <table:table-cell office:value-type="float" office:value="1.0929553816998918" table:style-name="ce6">
            <text:p>1.093</text:p>
          </table:table-cell>
          <table:table-cell office:value-type="float" office:value="172936.82006414159" table:style-name="ce5">
            <text:p><text:s/>172,9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2936.82006414159" table:style-name="ce5">
            <text:p><text:s/>172,937<text:s/></text:p>
          </table:table-cell>
          <table:table-cell office:value-type="float" office:value="0.95637731729938447" table:style-name="ce6">
            <text:p>0.956</text:p>
          </table:table-cell>
          <table:table-cell office:value-type="float" office:value="165392.85203523011" table:style-name="ce5">
            <text:p><text:s/>165,393<text:s/></text:p>
          </table:table-cell>
          <table:table-cell office:value-type="float" office:value="1.0289263487526064" table:style-name="ce6">
            <text:p>1.029</text:p>
          </table:table-cell>
          <table:table-cell office:value-type="float" office:value="170177.06335438939" table:style-name="ce5">
            <text:p><text:s/>170,1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0177.06335438939" table:style-name="ce5">
            <text:p><text:s/>170,177<text:s/></text:p>
          </table:table-cell>
          <table:table-cell office:value-type="float" office:value="1.0984617190303503" table:style-name="ce6">
            <text:p>1.098</text:p>
          </table:table-cell>
          <table:table-cell office:value-type="float" office:value="186932.9895517994" table:style-name="ce5">
            <text:p><text:s/>186,933<text:s/></text:p>
          </table:table-cell>
          <table:table-cell office:value-type="float" office:value="1.0281383702661289" table:style-name="ce6">
            <text:p>1.028</text:p>
          </table:table-cell>
          <table:table-cell office:value-type="float" office:value="192192.97922676234" table:style-name="ce5">
            <text:p><text:s/>192,1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2192.97922676234" table:style-name="ce5">
            <text:p><text:s/>192,193<text:s/></text:p>
          </table:table-cell>
          <table:table-cell office:value-type="float" office:value="1.0017147496477077" table:style-name="ce6">
            <text:p>1.002</text:p>
          </table:table-cell>
          <table:table-cell office:value-type="float" office:value="192522.54207018329" table:style-name="ce5">
            <text:p><text:s/>192,523<text:s/></text:p>
          </table:table-cell>
          <table:table-cell office:value-type="float" office:value="1.0751648956927651" table:style-name="ce6">
            <text:p>1.075</text:p>
          </table:table-cell>
          <table:table-cell office:value-type="float" office:value="206993.47886339459" table:style-name="ce5">
            <text:p><text:s/>206,9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6993.47886339459" table:style-name="ce5">
            <text:p><text:s/>206,993<text:s/></text:p>
          </table:table-cell>
          <table:table-cell office:value-type="float" office:value="1.0467137967009508" table:style-name="ce6">
            <text:p>1.047</text:p>
          </table:table-cell>
          <table:table-cell office:value-type="float" office:value="216662.93015344176" table:style-name="ce5">
            <text:p><text:s/>216,663<text:s/></text:p>
          </table:table-cell>
          <table:table-cell office:value-type="float" office:value="1.0467940022961086" table:style-name="ce6">
            <text:p>1.047</text:p>
          </table:table-cell>
          <table:table-cell office:value-type="float" office:value="226801.45580452355" table:style-name="ce5">
            <text:p><text:s/>226,8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6801.45580452355" table:style-name="ce5">
            <text:p><text:s/>226,801<text:s/></text:p>
          </table:table-cell>
          <table:table-cell office:value-type="float" office:value="1.0581020245444466" table:style-name="ce6">
            <text:p>1.058</text:p>
          </table:table-cell>
          <table:table-cell office:value-type="float" office:value="239979.07955639419" table:style-name="ce5">
            <text:p><text:s/>239,979<text:s/></text:p>
          </table:table-cell>
          <table:table-cell office:value-type="float" office:value="1.0761313595864102" table:style-name="ce6">
            <text:p>1.076</text:p>
          </table:table-cell>
          <table:table-cell office:value-type="float" office:value="258249.01315531775" table:style-name="ce5">
            <text:p><text:s/>258,2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8249.01315531775" table:style-name="ce5">
            <text:p><text:s/>258,249<text:s/></text:p>
          </table:table-cell>
          <table:table-cell office:value-type="float" office:value="1.0033668665377675" table:style-name="ce6">
            <text:p>1.003</text:p>
          </table:table-cell>
          <table:table-cell office:value-type="float" office:value="259118.50311612189" table:style-name="ce5">
            <text:p><text:s/>259,119<text:s/></text:p>
          </table:table-cell>
          <table:table-cell office:value-type="float" office:value="1.1087604559902944" table:style-name="ce6">
            <text:p>1.109</text:p>
          </table:table-cell>
          <table:table-cell office:value-type="float" office:value="287300.34967055381" table:style-name="ce5">
            <text:p><text:s/>287,30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7300.34967055381" table:style-name="ce5">
            <text:p><text:s/>287,300<text:s/></text:p>
          </table:table-cell>
          <table:table-cell office:value-type="float" office:value="0.98495683238396392" table:style-name="ce6">
            <text:p>0.985</text:p>
          </table:table-cell>
          <table:table-cell office:value-type="float" office:value="282978.44235431391" table:style-name="ce5">
            <text:p><text:s/>282,978<text:s/></text:p>
          </table:table-cell>
          <table:table-cell office:value-type="float" office:value="1.0960135667507556" table:style-name="ce6">
            <text:p>1.096</text:p>
          </table:table-cell>
          <table:table-cell office:value-type="float" office:value="310148.21191832464" table:style-name="ce5">
            <text:p><text:s/>310,1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0148.21191832464" table:style-name="ce5">
            <text:p><text:s/>310,148<text:s/></text:p>
          </table:table-cell>
          <table:table-cell office:value-type="float" office:value="0.99623568130245699" table:style-name="ce6">
            <text:p>0.996</text:p>
          </table:table-cell>
          <table:table-cell office:value-type="float" office:value="308980.71520519099" table:style-name="ce5">
            <text:p><text:s/>308,981<text:s/></text:p>
          </table:table-cell>
          <table:table-cell office:value-type="float" office:value="1.0451505942504553" table:style-name="ce6">
            <text:p>1.045</text:p>
          </table:table-cell>
          <table:table-cell office:value-type="float" office:value="322931.37810863607" table:style-name="ce5">
            <text:p><text:s/>322,9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2931.37810863607" table:style-name="ce5">
            <text:p><text:s/>322,931<text:s/></text:p>
          </table:table-cell>
          <table:table-cell office:value-type="float" office:value="1.0206992625093989" table:style-name="ce6">
            <text:p>1.021</text:p>
          </table:table-cell>
          <table:table-cell office:value-type="float" office:value="329615.81947662868" table:style-name="ce5">
            <text:p><text:s/>329,616<text:s/></text:p>
          </table:table-cell>
          <table:table-cell office:value-type="float" office:value="1.0397023658778894" table:style-name="ce6">
            <text:p>1.040</text:p>
          </table:table-cell>
          <table:table-cell office:value-type="float" office:value="342702.34734063013" table:style-name="ce5">
            <text:p><text:s/>342,7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2702.34734063013" table:style-name="ce5">
            <text:p><text:s/>342,702<text:s/></text:p>
          </table:table-cell>
          <table:table-cell office:value-type="float" office:value="1.0155326937411666" table:style-name="ce6">
            <text:p>1.016</text:p>
          </table:table-cell>
          <table:table-cell office:value-type="float" office:value="348025.43794625101" table:style-name="ce5">
            <text:p><text:s/>348,025<text:s/></text:p>
          </table:table-cell>
          <table:table-cell office:value-type="float" office:value="1.1299345720174268" table:style-name="ce6">
            <text:p>1.130</text:p>
          </table:table-cell>
          <table:table-cell office:value-type="float" office:value="393245.97427697468" table:style-name="ce5">
            <text:p><text:s/>393,2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671.712494314896" table:style-name="ce5">
            <text:p><text:s/>70,67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0671.712494314896" table:style-name="ce5">
            <text:p><text:s/>70,672<text:s/></text:p>
          </table:table-cell>
          <table:table-cell office:value-type="float" office:value="1.0346442289364173" table:style-name="ce6">
            <text:p>1.035</text:p>
          </table:table-cell>
          <table:table-cell office:value-type="float" office:value="73120.079481296605" table:style-name="ce5">
            <text:p><text:s/>73,120<text:s/></text:p>
          </table:table-cell>
          <table:table-cell office:value-type="float" office:value="1.1044595263785366" table:style-name="ce6">
            <text:p>1.104</text:p>
          </table:table-cell>
          <table:table-cell office:value-type="float" office:value="80758.168352673791" table:style-name="ce5">
            <text:p><text:s/>80,7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0758.168352673791" table:style-name="ce5">
            <text:p><text:s/>80,758<text:s/></text:p>
          </table:table-cell>
          <table:table-cell office:value-type="float" office:value="1.112061495021516" table:style-name="ce6">
            <text:p>1.112</text:p>
          </table:table-cell>
          <table:table-cell office:value-type="float" office:value="89808.049433473687" table:style-name="ce5">
            <text:p><text:s/>89,808<text:s/></text:p>
          </table:table-cell>
          <table:table-cell office:value-type="float" office:value="1.059082899890744" table:style-name="ce6">
            <text:p>1.059</text:p>
          </table:table-cell>
          <table:table-cell office:value-type="float" office:value="95114.169427534609" table:style-name="ce5">
            <text:p><text:s/>95,1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114.169427534609" table:style-name="ce5">
            <text:p><text:s/>95,114<text:s/></text:p>
          </table:table-cell>
          <table:table-cell office:value-type="float" office:value="1.0411631621509811" table:style-name="ce6">
            <text:p>1.041</text:p>
          </table:table-cell>
          <table:table-cell office:value-type="float" office:value="99029.369406536105" table:style-name="ce5">
            <text:p><text:s/>99,029<text:s/></text:p>
          </table:table-cell>
          <table:table-cell office:value-type="float" office:value="1.0558650519787178" table:style-name="ce6">
            <text:p>1.056</text:p>
          </table:table-cell>
          <table:table-cell office:value-type="float" office:value="104561.65027585191" table:style-name="ce5">
            <text:p><text:s/>104,56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4561.65027585191" table:style-name="ce5">
            <text:p><text:s/>104,562<text:s/></text:p>
          </table:table-cell>
          <table:table-cell office:value-type="float" office:value="1.035246997432518" table:style-name="ce6">
            <text:p>1.035</text:p>
          </table:table-cell>
          <table:table-cell office:value-type="float" office:value="108247.1344946647" table:style-name="ce5">
            <text:p><text:s/>108,247<text:s/></text:p>
          </table:table-cell>
          <table:table-cell office:value-type="float" office:value="1.0627438712405404" table:style-name="ce6">
            <text:p>1.063</text:p>
          </table:table-cell>
          <table:table-cell office:value-type="float" office:value="115038.97876355541" table:style-name="ce5">
            <text:p><text:s/>115,0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5038.97876355541" table:style-name="ce5">
            <text:p><text:s/>115,039<text:s/></text:p>
          </table:table-cell>
          <table:table-cell office:value-type="float" office:value="1.023196052827348" table:style-name="ce6">
            <text:p>1.023</text:p>
          </table:table-cell>
          <table:table-cell office:value-type="float" office:value="117707.428992159" table:style-name="ce5">
            <text:p><text:s/>117,707<text:s/></text:p>
          </table:table-cell>
          <table:table-cell office:value-type="float" office:value="1.0452995956774962" table:style-name="ce6">
            <text:p>1.045</text:p>
          </table:table-cell>
          <table:table-cell office:value-type="float" office:value="123039.5279337414" table:style-name="ce5">
            <text:p><text:s/>123,0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3039.5279337414" table:style-name="ce5">
            <text:p><text:s/>123,040<text:s/></text:p>
          </table:table-cell>
          <table:table-cell office:value-type="float" office:value="1.0120578898199133" table:style-name="ce6">
            <text:p>1.012</text:p>
          </table:table-cell>
          <table:table-cell office:value-type="float" office:value="124523.12500506059" table:style-name="ce5">
            <text:p><text:s/>124,523<text:s/></text:p>
          </table:table-cell>
          <table:table-cell office:value-type="float" office:value="1.0964979871124689" table:style-name="ce6">
            <text:p>1.096</text:p>
          </table:table-cell>
          <table:table-cell office:value-type="float" office:value="136539.3559170033" table:style-name="ce5">
            <text:p><text:s/>136,5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6539.3559170033" table:style-name="ce5">
            <text:p><text:s/>136,539<text:s/></text:p>
          </table:table-cell>
          <table:table-cell office:value-type="float" office:value="0.9534464695070044" table:style-name="ce6">
            <text:p>0.953</text:p>
          </table:table-cell>
          <table:table-cell office:value-type="float" office:value="130182.96684782711" table:style-name="ce5">
            <text:p><text:s/>130,183<text:s/></text:p>
          </table:table-cell>
          <table:table-cell office:value-type="float" office:value="0.99720672260672882" table:style-name="ce6">
            <text:p>0.997</text:p>
          </table:table-cell>
          <table:table-cell office:value-type="float" office:value="129819.3297095421" table:style-name="ce5">
            <text:p><text:s/>129,8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819.3297095421" table:style-name="ce5">
            <text:p><text:s/>129,819<text:s/></text:p>
          </table:table-cell>
          <table:table-cell office:value-type="float" office:value="1.1060962620152315" table:style-name="ce6">
            <text:p>1.106</text:p>
          </table:table-cell>
          <table:table-cell office:value-type="float" office:value="143592.6753290474" table:style-name="ce5">
            <text:p><text:s/>143,593<text:s/></text:p>
          </table:table-cell>
          <table:table-cell office:value-type="float" office:value="1.0293825881843608" table:style-name="ce6">
            <text:p>1.029</text:p>
          </table:table-cell>
          <table:table-cell office:value-type="float" office:value="147811.79977453139" table:style-name="ce5">
            <text:p><text:s/>147,8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7811.79977453139" table:style-name="ce5">
            <text:p><text:s/>147,812<text:s/></text:p>
          </table:table-cell>
          <table:table-cell office:value-type="float" office:value="1.0008466286450006" table:style-name="ce6">
            <text:p>1.001</text:p>
          </table:table-cell>
          <table:table-cell office:value-type="float" office:value="147936.94147828961" table:style-name="ce5">
            <text:p><text:s/>147,937<text:s/></text:p>
          </table:table-cell>
          <table:table-cell office:value-type="float" office:value="1.1108473350425281" table:style-name="ce6">
            <text:p>1.111</text:p>
          </table:table-cell>
          <table:table-cell office:value-type="float" office:value="164335.35719550046" table:style-name="ce5">
            <text:p><text:s/>164,3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4335.35719550046" table:style-name="ce5">
            <text:p><text:s/>164,335<text:s/></text:p>
          </table:table-cell>
          <table:table-cell office:value-type="float" office:value="1.0508448301323563" table:style-name="ce6">
            <text:p>1.051</text:p>
          </table:table-cell>
          <table:table-cell office:value-type="float" office:value="172690.96051684578" table:style-name="ce5">
            <text:p><text:s/>172,691<text:s/></text:p>
          </table:table-cell>
          <table:table-cell office:value-type="float" office:value="1.0624806568462803" table:style-name="ce6">
            <text:p>1.062</text:p>
          </table:table-cell>
          <table:table-cell office:value-type="float" office:value="183480.80516135338" table:style-name="ce5">
            <text:p><text:s/>183,4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3480.80516135338" table:style-name="ce5">
            <text:p><text:s/>183,481<text:s/></text:p>
          </table:table-cell>
          <table:table-cell office:value-type="float" office:value="1.0726325779979202" table:style-name="ce6">
            <text:p>1.073</text:p>
          </table:table-cell>
          <table:table-cell office:value-type="float" office:value="196807.48905335658" table:style-name="ce5">
            <text:p><text:s/>196,807<text:s/></text:p>
          </table:table-cell>
          <table:table-cell office:value-type="float" office:value="1.0610856554063612" table:style-name="ce6">
            <text:p>1.061</text:p>
          </table:table-cell>
          <table:table-cell office:value-type="float" office:value="208829.60351106114" table:style-name="ce5">
            <text:p><text:s/>208,8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8829.60351106114" table:style-name="ce5">
            <text:p><text:s/>208,830<text:s/></text:p>
          </table:table-cell>
          <table:table-cell office:value-type="float" office:value="1.0077891997423118" table:style-name="ce6">
            <text:p>1.008</text:p>
          </table:table-cell>
          <table:table-cell office:value-type="float" office:value="210456.21900491655" table:style-name="ce5">
            <text:p><text:s/>210,456<text:s/></text:p>
          </table:table-cell>
          <table:table-cell office:value-type="float" office:value="1.1065460514262624" table:style-name="ce6">
            <text:p>1.107</text:p>
          </table:table-cell>
          <table:table-cell office:value-type="float" office:value="232879.49813799115" table:style-name="ce5">
            <text:p><text:s/>232,8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2879.49813799115" table:style-name="ce5">
            <text:p><text:s/>232,879<text:s/></text:p>
          </table:table-cell>
          <table:table-cell office:value-type="float" office:value="0.99342683797340203" table:style-name="ce6">
            <text:p>0.993</text:p>
          </table:table-cell>
          <table:table-cell office:value-type="float" office:value="231348.7434640573" table:style-name="ce5">
            <text:p><text:s/>231,349<text:s/></text:p>
          </table:table-cell>
          <table:table-cell office:value-type="float" office:value="1.0480327186445904" table:style-name="ce6">
            <text:p>1.048</text:p>
          </table:table-cell>
          <table:table-cell office:value-type="float" office:value="242461.05256764588" table:style-name="ce5">
            <text:p><text:s/>242,4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2461.05256764588" table:style-name="ce5">
            <text:p><text:s/>242,461<text:s/></text:p>
          </table:table-cell>
          <table:table-cell office:value-type="float" office:value="1.0031561888519129" table:style-name="ce6">
            <text:p>1.003</text:p>
          </table:table-cell>
          <table:table-cell office:value-type="float" office:value="243226.30543878293" table:style-name="ce5">
            <text:p><text:s/>243,226<text:s/></text:p>
          </table:table-cell>
          <table:table-cell office:value-type="float" office:value="1.0137313046421808" table:style-name="ce6">
            <text:p>1.014</text:p>
          </table:table-cell>
          <table:table-cell office:value-type="float" office:value="246566.11993575498" table:style-name="ce5">
            <text:p><text:s/>246,5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6566.11993575498" table:style-name="ce5">
            <text:p><text:s/>246,566<text:s/></text:p>
          </table:table-cell>
          <table:table-cell office:value-type="float" office:value="1.0249064205597562" table:style-name="ce6">
            <text:p>1.025</text:p>
          </table:table-cell>
          <table:table-cell office:value-type="float" office:value="252707.1994146622" table:style-name="ce5">
            <text:p><text:s/>252,707<text:s/></text:p>
          </table:table-cell>
          <table:table-cell office:value-type="float" office:value="1.0381900985329073" table:style-name="ce6">
            <text:p>1.038</text:p>
          </table:table-cell>
          <table:table-cell office:value-type="float" office:value="262358.1122602832" table:style-name="ce5">
            <text:p><text:s/>262,3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2358.1122602832" table:style-name="ce5">
            <text:p><text:s/>262,358<text:s/></text:p>
          </table:table-cell>
          <table:table-cell office:value-type="float" office:value="1.0154924163852317" table:style-name="ce6">
            <text:p>1.015</text:p>
          </table:table-cell>
          <table:table-cell office:value-type="float" office:value="266422.6733774629" table:style-name="ce5">
            <text:p><text:s/>266,423<text:s/></text:p>
          </table:table-cell>
          <table:table-cell office:value-type="float" office:value="1.1684085846156009" table:style-name="ce6">
            <text:p>1.168</text:p>
          </table:table-cell>
          <table:table-cell office:value-type="float" office:value="311290.53871046595" table:style-name="ce5">
            <text:p><text:s/>311,2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526.575601499007" table:style-name="ce5">
            <text:p><text:s/>16,5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526.575601499007" table:style-name="ce5">
            <text:p><text:s/>16,527<text:s/></text:p>
          </table:table-cell>
          <table:table-cell office:value-type="float" office:value="1.0881821321080094" table:style-name="ce6">
            <text:p>1.088</text:p>
          </table:table-cell>
          <table:table-cell office:value-type="float" office:value="17983.924274483397" table:style-name="ce5">
            <text:p><text:s/>17,984<text:s/></text:p>
          </table:table-cell>
          <table:table-cell office:value-type="float" office:value="1.2510959471366168" table:style-name="ce6">
            <text:p>1.251</text:p>
          </table:table-cell>
          <table:table-cell office:value-type="float" office:value="22499.614773417998" table:style-name="ce5">
            <text:p><text:s/>22,5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499.614773417998" table:style-name="ce5">
            <text:p><text:s/>22,500<text:s/></text:p>
          </table:table-cell>
          <table:table-cell office:value-type="float" office:value="1.0933458648735412" table:style-name="ce6">
            <text:p>1.093</text:p>
          </table:table-cell>
          <table:table-cell office:value-type="float" office:value="24599.860773764205" table:style-name="ce5">
            <text:p><text:s/>24,600<text:s/></text:p>
          </table:table-cell>
          <table:table-cell office:value-type="float" office:value="0.9740546206486459" table:style-name="ce6">
            <text:p>0.974</text:p>
          </table:table-cell>
          <table:table-cell office:value-type="float" office:value="23961.6080539984" table:style-name="ce5">
            <text:p><text:s/>23,9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961.6080539984" table:style-name="ce5">
            <text:p><text:s/>23,962<text:s/></text:p>
          </table:table-cell>
          <table:table-cell office:value-type="float" office:value="1.0368723930929864" table:style-name="ce6">
            <text:p>1.037</text:p>
          </table:table-cell>
          <table:table-cell office:value-type="float" office:value="24845.129885305498" table:style-name="ce5">
            <text:p><text:s/>24,845<text:s/></text:p>
          </table:table-cell>
          <table:table-cell office:value-type="float" office:value="1.1170939258789487" table:style-name="ce6">
            <text:p>1.117</text:p>
          </table:table-cell>
          <table:table-cell office:value-type="float" office:value="27754.343682548308" table:style-name="ce5">
            <text:p><text:s/>27,7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754.343682548308" table:style-name="ce5">
            <text:p><text:s/>27,754<text:s/></text:p>
          </table:table-cell>
          <table:table-cell office:value-type="float" office:value="1.0290129856610559" table:style-name="ce6">
            <text:p>1.029</text:p>
          </table:table-cell>
          <table:table-cell office:value-type="float" office:value="28559.5800578421" table:style-name="ce5">
            <text:p><text:s/>28,560<text:s/></text:p>
          </table:table-cell>
          <table:table-cell office:value-type="float" office:value="1.0265340780325483" table:style-name="ce6">
            <text:p>1.027</text:p>
          </table:table-cell>
          <table:table-cell office:value-type="float" office:value="29317.38218367369" table:style-name="ce5">
            <text:p><text:s/>29,3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317.38218367369" table:style-name="ce5">
            <text:p><text:s/>29,317<text:s/></text:p>
          </table:table-cell>
          <table:table-cell office:value-type="float" office:value="1.0465284776681412" table:style-name="ce6">
            <text:p>1.047</text:p>
          </table:table-cell>
          <table:table-cell office:value-type="float" office:value="30681.475345895113" table:style-name="ce5">
            <text:p><text:s/>30,681<text:s/></text:p>
          </table:table-cell>
          <table:table-cell office:value-type="float" office:value="1.0554598771321126" table:style-name="ce6">
            <text:p>1.055</text:p>
          </table:table-cell>
          <table:table-cell office:value-type="float" office:value="32383.066198810393" table:style-name="ce5">
            <text:p><text:s/>32,3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383.066198810393" table:style-name="ce5">
            <text:p><text:s/>32,383<text:s/></text:p>
          </table:table-cell>
          <table:table-cell office:value-type="float" office:value="1.040836998853431" table:style-name="ce6">
            <text:p>1.041</text:p>
          </table:table-cell>
          <table:table-cell office:value-type="float" office:value="33705.493436041797" table:style-name="ce5">
            <text:p><text:s/>33,705<text:s/></text:p>
          </table:table-cell>
          <table:table-cell office:value-type="float" office:value="1.0798674173456231" table:style-name="ce6">
            <text:p>1.080</text:p>
          </table:table-cell>
          <table:table-cell office:value-type="float" office:value="36397.464147138307" table:style-name="ce5">
            <text:p><text:s/>36,3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397.464147138307" table:style-name="ce5">
            <text:p><text:s/>36,397<text:s/></text:p>
          </table:table-cell>
          <table:table-cell office:value-type="float" office:value="0.96737193132646637" table:style-name="ce6">
            <text:p>0.967</text:p>
          </table:table-cell>
          <table:table-cell office:value-type="float" office:value="35209.885187403001" table:style-name="ce5">
            <text:p><text:s/>35,210<text:s/></text:p>
          </table:table-cell>
          <table:table-cell office:value-type="float" office:value="1.1462046362845297" table:style-name="ce6">
            <text:p>1.146</text:p>
          </table:table-cell>
          <table:table-cell office:value-type="float" office:value="40357.733644847307" table:style-name="ce5">
            <text:p><text:s/>40,3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357.733644847307" table:style-name="ce5">
            <text:p><text:s/>40,358<text:s/></text:p>
          </table:table-cell>
          <table:table-cell office:value-type="float" office:value="1.0739035696144823" table:style-name="ce6">
            <text:p>1.074</text:p>
          </table:table-cell>
          <table:table-cell office:value-type="float" office:value="43340.314222752015" table:style-name="ce5">
            <text:p><text:s/>43,340<text:s/></text:p>
          </table:table-cell>
          <table:table-cell office:value-type="float" office:value="1.024016097902043" table:style-name="ce6">
            <text:p>1.024</text:p>
          </table:table-cell>
          <table:table-cell office:value-type="float" office:value="44381.179452230928" table:style-name="ce5">
            <text:p><text:s/>44,3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381.179452230928" table:style-name="ce5">
            <text:p><text:s/>44,381<text:s/></text:p>
          </table:table-cell>
          <table:table-cell office:value-type="float" office:value="1.0046060321556523" table:style-name="ce6">
            <text:p>1.005</text:p>
          </table:table-cell>
          <table:table-cell office:value-type="float" office:value="44585.600591893679" table:style-name="ce5">
            <text:p><text:s/>44,586<text:s/></text:p>
          </table:table-cell>
          <table:table-cell office:value-type="float" office:value="0.95676902635803029" table:style-name="ce6">
            <text:p>0.957</text:p>
          </table:table-cell>
          <table:table-cell office:value-type="float" office:value="42658.121667894135" table:style-name="ce5">
            <text:p><text:s/>42,6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658.121667894135" table:style-name="ce5">
            <text:p><text:s/>42,658<text:s/></text:p>
          </table:table-cell>
          <table:table-cell office:value-type="float" office:value="1.0307994800833136" table:style-name="ce6">
            <text:p>1.031</text:p>
          </table:table-cell>
          <table:table-cell office:value-type="float" office:value="43971.969636596012" table:style-name="ce5">
            <text:p><text:s/>43,972<text:s/></text:p>
          </table:table-cell>
          <table:table-cell office:value-type="float" office:value="0.98518785947482901" table:style-name="ce6">
            <text:p>0.985</text:p>
          </table:table-cell>
          <table:table-cell office:value-type="float" office:value="43320.6506431702" table:style-name="ce5">
            <text:p><text:s/>43,3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320.6506431702" table:style-name="ce5">
            <text:p><text:s/>43,321<text:s/></text:p>
          </table:table-cell>
          <table:table-cell office:value-type="float" office:value="0.99655914355118147" table:style-name="ce6">
            <text:p>0.997</text:p>
          </table:table-cell>
          <table:table-cell office:value-type="float" office:value="43171.590503037631" table:style-name="ce5">
            <text:p><text:s/>43,172<text:s/></text:p>
          </table:table-cell>
          <table:table-cell office:value-type="float" office:value="1.1447206153032372" table:style-name="ce6">
            <text:p>1.145</text:p>
          </table:table-cell>
          <table:table-cell office:value-type="float" office:value="49419.409644256622" table:style-name="ce5">
            <text:p><text:s/>49,4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419.409644256622" table:style-name="ce5">
            <text:p><text:s/>49,419<text:s/></text:p>
          </table:table-cell>
          <table:table-cell office:value-type="float" office:value="0.98467959171302466" table:style-name="ce6">
            <text:p>0.985</text:p>
          </table:table-cell>
          <table:table-cell office:value-type="float" office:value="48662.284111205321" table:style-name="ce5">
            <text:p><text:s/>48,662<text:s/></text:p>
          </table:table-cell>
          <table:table-cell office:value-type="float" office:value="1.1183373844145419" table:style-name="ce6">
            <text:p>1.118</text:p>
          </table:table-cell>
          <table:table-cell office:value-type="float" office:value="54420.851532562679" table:style-name="ce5">
            <text:p><text:s/>54,4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420.851532562679" table:style-name="ce5">
            <text:p><text:s/>54,421<text:s/></text:p>
          </table:table-cell>
          <table:table-cell office:value-type="float" office:value="0.94871170583143105" table:style-name="ce6">
            <text:p>0.949</text:p>
          </table:table-cell>
          <table:table-cell office:value-type="float" office:value="51629.698890256594" table:style-name="ce5">
            <text:p><text:s/>51,630<text:s/></text:p>
          </table:table-cell>
          <table:table-cell office:value-type="float" office:value="1.3110120881114125" table:style-name="ce6">
            <text:p>1.311</text:p>
          </table:table-cell>
          <table:table-cell office:value-type="float" office:value="67687.159350678776" table:style-name="ce5">
            <text:p><text:s/>67,6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687.159350678776" table:style-name="ce5">
            <text:p><text:s/>67,687<text:s/></text:p>
          </table:table-cell>
          <table:table-cell office:value-type="float" office:value="0.97144584581755922" table:style-name="ce6">
            <text:p>0.971</text:p>
          </table:table-cell>
          <table:table-cell office:value-type="float" office:value="65754.409766408047" table:style-name="ce5">
            <text:p><text:s/>65,754<text:s/></text:p>
          </table:table-cell>
          <table:table-cell office:value-type="float" office:value="1.1613709018781853" table:style-name="ce6">
            <text:p>1.161</text:p>
          </table:table-cell>
          <table:table-cell office:value-type="float" office:value="76365.258172881076" table:style-name="ce5">
            <text:p><text:s/>76,3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365.258172881076" table:style-name="ce5">
            <text:p><text:s/>76,365<text:s/></text:p>
          </table:table-cell>
          <table:table-cell office:value-type="float" office:value="1.0071153021948185" table:style-name="ce6">
            <text:p>1.007</text:p>
          </table:table-cell>
          <table:table-cell office:value-type="float" office:value="76908.62006196646" table:style-name="ce5">
            <text:p><text:s/>76,909<text:s/></text:p>
          </table:table-cell>
          <table:table-cell office:value-type="float" office:value="1.0446713907441367" table:style-name="ce6">
            <text:p>1.045</text:p>
          </table:table-cell>
          <table:table-cell office:value-type="float" office:value="80344.235080346931" table:style-name="ce5">
            <text:p><text:s/>80,3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344.235080346931" table:style-name="ce5">
            <text:p><text:s/>80,344<text:s/></text:p>
          </table:table-cell>
          <table:table-cell office:value-type="float" office:value="1.0156642164454319" table:style-name="ce6">
            <text:p>1.016</text:p>
          </table:table-cell>
          <table:table-cell office:value-type="float" office:value="81602.764568788145" table:style-name="ce5">
            <text:p><text:s/>81,603<text:s/></text:p>
          </table:table-cell>
          <table:table-cell office:value-type="float" office:value="1.0043218020808999" table:style-name="ce6">
            <text:p>1.004</text:p>
          </table:table-cell>
          <table:table-cell office:value-type="float" office:value="81955.435566508735" table:style-name="ce5">
            <text:p><text:s/>81,95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423.916279932289" table:style-name="ce5">
            <text:p><text:s/>12,4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423.916279932289" table:style-name="ce5">
            <text:p><text:s/>12,424<text:s/></text:p>
          </table:table-cell>
          <table:table-cell office:value-type="float" office:value="1.0621543128224018" table:style-name="ce6">
            <text:p>1.062</text:p>
          </table:table-cell>
          <table:table-cell office:value-type="float" office:value="13196.11625887453" table:style-name="ce5">
            <text:p><text:s/>13,196<text:s/></text:p>
          </table:table-cell>
          <table:table-cell office:value-type="float" office:value="1.1542346109730073" table:style-name="ce6">
            <text:p>1.154</text:p>
          </table:table-cell>
          <table:table-cell office:value-type="float" office:value="15231.414116416619" table:style-name="ce5">
            <text:p><text:s/>15,2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231.414116416619" table:style-name="ce5">
            <text:p><text:s/>15,231<text:s/></text:p>
          </table:table-cell>
          <table:table-cell office:value-type="float" office:value="1.0747830090753454" table:style-name="ce6">
            <text:p>1.075</text:p>
          </table:table-cell>
          <table:table-cell office:value-type="float" office:value="16370.46509651495" table:style-name="ce5">
            <text:p><text:s/>16,370<text:s/></text:p>
          </table:table-cell>
          <table:table-cell office:value-type="float" office:value="1.1461890126821366" table:style-name="ce6">
            <text:p>1.146</text:p>
          </table:table-cell>
          <table:table-cell office:value-type="float" office:value="18763.647226121848" table:style-name="ce5">
            <text:p><text:s/>18,7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763.647226121848" table:style-name="ce5">
            <text:p><text:s/>18,764<text:s/></text:p>
          </table:table-cell>
          <table:table-cell office:value-type="float" office:value="1.0422694296263471" table:style-name="ce6">
            <text:p>1.042</text:p>
          </table:table-cell>
          <table:table-cell office:value-type="float" office:value="19556.775892080008" table:style-name="ce5">
            <text:p><text:s/>19,557<text:s/></text:p>
          </table:table-cell>
          <table:table-cell office:value-type="float" office:value="1.0502785771478065" table:style-name="ce6">
            <text:p>1.050</text:p>
          </table:table-cell>
          <table:table-cell office:value-type="float" office:value="20540.06275753232" table:style-name="ce5">
            <text:p><text:s/>20,5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540.06275753232" table:style-name="ce5">
            <text:p><text:s/>20,540<text:s/></text:p>
          </table:table-cell>
          <table:table-cell office:value-type="float" office:value="1.0356112743220955" table:style-name="ce6">
            <text:p>1.036</text:p>
          </table:table-cell>
          <table:table-cell office:value-type="float" office:value="21271.520566983861" table:style-name="ce5">
            <text:p><text:s/>21,272<text:s/></text:p>
          </table:table-cell>
          <table:table-cell office:value-type="float" office:value="1.0288921398261239" table:style-name="ce6">
            <text:p>1.029</text:p>
          </table:table-cell>
          <table:table-cell office:value-type="float" office:value="21886.10031351943" table:style-name="ce5">
            <text:p><text:s/>21,8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886.10031351943" table:style-name="ce5">
            <text:p><text:s/>21,886<text:s/></text:p>
          </table:table-cell>
          <table:table-cell office:value-type="float" office:value="1.0693228207357031" table:style-name="ce6">
            <text:p>1.069</text:p>
          </table:table-cell>
          <table:table-cell office:value-type="float" office:value="23403.306522157149" table:style-name="ce5">
            <text:p><text:s/>23,403<text:s/></text:p>
          </table:table-cell>
          <table:table-cell office:value-type="float" office:value="1.0136463039545525" table:style-name="ce6">
            <text:p>1.014</text:p>
          </table:table-cell>
          <table:table-cell office:value-type="float" office:value="23722.67515650007" table:style-name="ce5">
            <text:p><text:s/>23,7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722.67515650007" table:style-name="ce5">
            <text:p><text:s/>23,723<text:s/></text:p>
          </table:table-cell>
          <table:table-cell office:value-type="float" office:value="1.001443743463589" table:style-name="ce6">
            <text:p>1.001</text:p>
          </table:table-cell>
          <table:table-cell office:value-type="float" office:value="23756.924613696108" table:style-name="ce5">
            <text:p><text:s/>23,757<text:s/></text:p>
          </table:table-cell>
          <table:table-cell office:value-type="float" office:value="1.1847360884006279" table:style-name="ce6">
            <text:p>1.185</text:p>
          </table:table-cell>
          <table:table-cell office:value-type="float" office:value="28145.685939258929" table:style-name="ce5">
            <text:p><text:s/>28,1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145.685939258929" table:style-name="ce5">
            <text:p><text:s/>28,146<text:s/></text:p>
          </table:table-cell>
          <table:table-cell office:value-type="float" office:value="1.029393111613877" table:style-name="ce6">
            <text:p>1.029</text:p>
          </table:table-cell>
          <table:table-cell office:value-type="float" office:value="28972.975227520699" table:style-name="ce5">
            <text:p><text:s/>28,973<text:s/></text:p>
          </table:table-cell>
          <table:table-cell office:value-type="float" office:value="0.98263531885386046" table:style-name="ce6">
            <text:p>0.983</text:p>
          </table:table-cell>
          <table:table-cell office:value-type="float" office:value="28469.868750839803" table:style-name="ce5">
            <text:p><text:s/>28,4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469.868750839803" table:style-name="ce5">
            <text:p><text:s/>28,470<text:s/></text:p>
          </table:table-cell>
          <table:table-cell office:value-type="float" office:value="1.0647436897608828" table:style-name="ce6">
            <text:p>1.065</text:p>
          </table:table-cell>
          <table:table-cell office:value-type="float" office:value="30313.113100777231" table:style-name="ce5">
            <text:p><text:s/>30,313<text:s/></text:p>
          </table:table-cell>
          <table:table-cell office:value-type="float" office:value="1.0949978590375153" table:style-name="ce6">
            <text:p>1.095</text:p>
          </table:table-cell>
          <table:table-cell office:value-type="float" office:value="33192.793946113125" table:style-name="ce5">
            <text:p><text:s/>33,1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192.793946113125" table:style-name="ce5">
            <text:p><text:s/>33,193<text:s/></text:p>
          </table:table-cell>
          <table:table-cell office:value-type="float" office:value="1.0508687916949806" table:style-name="ce6">
            <text:p>1.051</text:p>
          </table:table-cell>
          <table:table-cell office:value-type="float" office:value="34881.271267132361" table:style-name="ce5">
            <text:p><text:s/>34,881<text:s/></text:p>
          </table:table-cell>
          <table:table-cell office:value-type="float" office:value="1.0124506498454051" table:style-name="ce6">
            <text:p>1.012</text:p>
          </table:table-cell>
          <table:table-cell office:value-type="float" office:value="35315.565761842015" table:style-name="ce5">
            <text:p><text:s/>35,31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315.565761842015" table:style-name="ce5">
            <text:p><text:s/>35,316<text:s/></text:p>
          </table:table-cell>
          <table:table-cell office:value-type="float" office:value="1.0687198219242096" table:style-name="ce6">
            <text:p>1.069</text:p>
          </table:table-cell>
          <table:table-cell office:value-type="float" office:value="37742.445152148517" table:style-name="ce5">
            <text:p><text:s/>37,742<text:s/></text:p>
          </table:table-cell>
          <table:table-cell office:value-type="float" office:value="1.1306106754318288" table:style-name="ce6">
            <text:p>1.131</text:p>
          </table:table-cell>
          <table:table-cell office:value-type="float" office:value="42672.011405919387" table:style-name="ce5">
            <text:p><text:s/>42,67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672.011405919387" table:style-name="ce5">
            <text:p><text:s/>42,672<text:s/></text:p>
          </table:table-cell>
          <table:table-cell office:value-type="float" office:value="1.1255772007696032" table:style-name="ce6">
            <text:p>1.126</text:p>
          </table:table-cell>
          <table:table-cell office:value-type="float" office:value="48030.643149483323" table:style-name="ce5">
            <text:p><text:s/>48,031<text:s/></text:p>
          </table:table-cell>
          <table:table-cell office:value-type="float" office:value="0.92300193604147374" table:style-name="ce6">
            <text:p>0.923</text:p>
          </table:table-cell>
          <table:table-cell office:value-type="float" office:value="44332.376616290254" table:style-name="ce5">
            <text:p><text:s/>44,3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332.376616290254" table:style-name="ce5">
            <text:p><text:s/>44,332<text:s/></text:p>
          </table:table-cell>
          <table:table-cell office:value-type="float" office:value="1.0991253044646394" table:style-name="ce6">
            <text:p>1.099</text:p>
          </table:table-cell>
          <table:table-cell office:value-type="float" office:value="48726.836946021082" table:style-name="ce5">
            <text:p><text:s/>48,727<text:s/></text:p>
          </table:table-cell>
          <table:table-cell office:value-type="float" office:value="1.0648283611780531" table:style-name="ce6">
            <text:p>1.065</text:p>
          </table:table-cell>
          <table:table-cell office:value-type="float" office:value="51885.717930621839" table:style-name="ce5">
            <text:p><text:s/>51,88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1885.717930621839" table:style-name="ce5">
            <text:p><text:s/>51,886<text:s/></text:p>
          </table:table-cell>
          <table:table-cell office:value-type="float" office:value="0.98400684634480851" table:style-name="ce6">
            <text:p>0.984</text:p>
          </table:table-cell>
          <table:table-cell office:value-type="float" office:value="51055.901671247484" table:style-name="ce5">
            <text:p><text:s/>51,056<text:s/></text:p>
          </table:table-cell>
          <table:table-cell office:value-type="float" office:value="1.0892838239149911" table:style-name="ce6">
            <text:p>1.089</text:p>
          </table:table-cell>
          <table:table-cell office:value-type="float" office:value="55614.367805884242" table:style-name="ce5">
            <text:p><text:s/>55,6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614.367805884242" table:style-name="ce5">
            <text:p><text:s/>55,614<text:s/></text:p>
          </table:table-cell>
          <table:table-cell office:value-type="float" office:value="0.97859520930248745" table:style-name="ce6">
            <text:p>0.979</text:p>
          </table:table-cell>
          <table:table-cell office:value-type="float" office:value="54423.953903224807" table:style-name="ce5">
            <text:p><text:s/>54,424<text:s/></text:p>
          </table:table-cell>
          <table:table-cell office:value-type="float" office:value="1.1196524947443023" table:style-name="ce6">
            <text:p>1.120</text:p>
          </table:table-cell>
          <table:table-cell office:value-type="float" office:value="60935.915761594559" table:style-name="ce5">
            <text:p><text:s/>60,9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935.915761594559" table:style-name="ce5">
            <text:p><text:s/>60,936<text:s/></text:p>
          </table:table-cell>
          <table:table-cell office:value-type="float" office:value="1.0148772955348435" table:style-name="ce6">
            <text:p>1.015</text:p>
          </table:table-cell>
          <table:table-cell office:value-type="float" office:value="61842.477389066131" table:style-name="ce5">
            <text:p><text:s/>61,842<text:s/></text:p>
          </table:table-cell>
          <table:table-cell office:value-type="float" office:value="1.1518242134741343" table:style-name="ce6">
            <text:p>1.152</text:p>
          </table:table-cell>
          <table:table-cell office:value-type="float" office:value="71231.662877953029" table:style-name="ce5">
            <text:p><text:s/>71,2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231.662877953029" table:style-name="ce5">
            <text:p><text:s/>71,232<text:s/></text:p>
          </table:table-cell>
          <table:table-cell office:value-type="float" office:value="0.99672170166949248" table:style-name="ce6">
            <text:p>0.997</text:p>
          </table:table-cell>
          <table:table-cell office:value-type="float" office:value="70998.144236460968" table:style-name="ce5">
            <text:p><text:s/>70,998<text:s/></text:p>
          </table:table-cell>
          <table:table-cell office:value-type="float" office:value="1.1407932069544344" table:style-name="ce6">
            <text:p>1.141</text:p>
          </table:table-cell>
          <table:table-cell office:value-type="float" office:value="80994.200651325809" table:style-name="ce5">
            <text:p><text:s/>80,9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10.09553530834" table:style-name="ce5">
            <text:p><text:s/>6,51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510.09553530834" table:style-name="ce5">
            <text:p><text:s/>6,510<text:s/></text:p>
          </table:table-cell>
          <table:table-cell office:value-type="float" office:value="1.0738397304652751" table:style-name="ce6">
            <text:p>1.074</text:p>
          </table:table-cell>
          <table:table-cell office:value-type="float" office:value="6990.7992349386996" table:style-name="ce5">
            <text:p><text:s/>6,991<text:s/></text:p>
          </table:table-cell>
          <table:table-cell office:value-type="float" office:value="1.1455882784617895" table:style-name="ce6">
            <text:p>1.146</text:p>
          </table:table-cell>
          <table:table-cell office:value-type="float" office:value="8008.5776606254194" table:style-name="ce5">
            <text:p><text:s/>8,00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008.5776606254194" table:style-name="ce5">
            <text:p><text:s/>8,009<text:s/></text:p>
          </table:table-cell>
          <table:table-cell office:value-type="float" office:value="1.0632645201317636" table:style-name="ce6">
            <text:p>1.063</text:p>
          </table:table-cell>
          <table:table-cell office:value-type="float" office:value="8515.23648326285" table:style-name="ce5">
            <text:p><text:s/>8,515<text:s/></text:p>
          </table:table-cell>
          <table:table-cell office:value-type="float" office:value="1.183080773023528" table:style-name="ce6">
            <text:p>1.183</text:p>
          </table:table-cell>
          <table:table-cell office:value-type="float" office:value="10074.21256109676" table:style-name="ce5">
            <text:p><text:s/>10,0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74.21256109676" table:style-name="ce5">
            <text:p><text:s/>10,074<text:s/></text:p>
          </table:table-cell>
          <table:table-cell office:value-type="float" office:value="1.0346080389610166" table:style-name="ce6">
            <text:p>1.035</text:p>
          </table:table-cell>
          <table:table-cell office:value-type="float" office:value="10422.861301912761" table:style-name="ce5">
            <text:p><text:s/>10,423<text:s/></text:p>
          </table:table-cell>
          <table:table-cell office:value-type="float" office:value="1.1001977047944145" table:style-name="ce6">
            <text:p>1.100</text:p>
          </table:table-cell>
          <table:table-cell office:value-type="float" office:value="11467.208081754939" table:style-name="ce5">
            <text:p><text:s/>11,4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467.208081754939" table:style-name="ce5">
            <text:p><text:s/>11,467<text:s/></text:p>
          </table:table-cell>
          <table:table-cell office:value-type="float" office:value="1.0260442979272086" table:style-name="ce6">
            <text:p>1.026</text:p>
          </table:table-cell>
          <table:table-cell office:value-type="float" office:value="11765.86346542946" table:style-name="ce5">
            <text:p><text:s/>11,766<text:s/></text:p>
          </table:table-cell>
          <table:table-cell office:value-type="float" office:value="1.0325440017477971" table:style-name="ce6">
            <text:p>1.033</text:p>
          </table:table-cell>
          <table:table-cell office:value-type="float" office:value="12148.77174661274" table:style-name="ce5">
            <text:p><text:s/>12,1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148.77174661274" table:style-name="ce5">
            <text:p><text:s/>12,149<text:s/></text:p>
          </table:table-cell>
          <table:table-cell office:value-type="float" office:value="1.0561032910564212" table:style-name="ce6">
            <text:p>1.056</text:p>
          </table:table-cell>
          <table:table-cell office:value-type="float" office:value="12830.357823890979" table:style-name="ce5">
            <text:p><text:s/>12,830<text:s/></text:p>
          </table:table-cell>
          <table:table-cell office:value-type="float" office:value="1.0633147076145351" table:style-name="ce6">
            <text:p>1.063</text:p>
          </table:table-cell>
          <table:table-cell office:value-type="float" office:value="13642.7081781005" table:style-name="ce5">
            <text:p><text:s/>13,6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42.7081781005" table:style-name="ce5">
            <text:p><text:s/>13,643<text:s/></text:p>
          </table:table-cell>
          <table:table-cell office:value-type="float" office:value="1.0143894792547439" table:style-name="ce6">
            <text:p>1.014</text:p>
          </table:table-cell>
          <table:table-cell office:value-type="float" office:value="13839.019644407801" table:style-name="ce5">
            <text:p><text:s/>13,839<text:s/></text:p>
          </table:table-cell>
          <table:table-cell office:value-type="float" office:value="1.240654974924148" table:style-name="ce6">
            <text:p>1.241</text:p>
          </table:table-cell>
          <table:table-cell office:value-type="float" office:value="17169.448569907552" table:style-name="ce5">
            <text:p><text:s/>17,1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169.448569907552" table:style-name="ce5">
            <text:p><text:s/>17,169<text:s/></text:p>
          </table:table-cell>
          <table:table-cell office:value-type="float" office:value="1.0126520346682921" table:style-name="ce6">
            <text:p>1.013</text:p>
          </table:table-cell>
          <table:table-cell office:value-type="float" office:value="17386.677028449478" table:style-name="ce5">
            <text:p><text:s/>17,387<text:s/></text:p>
          </table:table-cell>
          <table:table-cell office:value-type="float" office:value="0.98334999779077603" table:style-name="ce6">
            <text:p>0.983</text:p>
          </table:table-cell>
          <table:table-cell office:value-type="float" office:value="17097.188817514729" table:style-name="ce5">
            <text:p><text:s/>17,0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097.188817514729" table:style-name="ce5">
            <text:p><text:s/>17,097<text:s/></text:p>
          </table:table-cell>
          <table:table-cell office:value-type="float" office:value="1.0952219572771444" table:style-name="ce6">
            <text:p>1.095</text:p>
          </table:table-cell>
          <table:table-cell office:value-type="float" office:value="18725.216600655393" table:style-name="ce5">
            <text:p><text:s/>18,725<text:s/></text:p>
          </table:table-cell>
          <table:table-cell office:value-type="float" office:value="0.97542130699674456" table:style-name="ce6">
            <text:p>0.975</text:p>
          </table:table-cell>
          <table:table-cell office:value-type="float" office:value="18264.975250408421" table:style-name="ce5">
            <text:p><text:s/>18,2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264.975250408421" table:style-name="ce5">
            <text:p><text:s/>18,265<text:s/></text:p>
          </table:table-cell>
          <table:table-cell office:value-type="float" office:value="1.0467609303904428" table:style-name="ce6">
            <text:p>1.047</text:p>
          </table:table-cell>
          <table:table-cell office:value-type="float" office:value="19119.062486675932" table:style-name="ce5">
            <text:p><text:s/>19,119<text:s/></text:p>
          </table:table-cell>
          <table:table-cell office:value-type="float" office:value="1.0081606490955373" table:style-name="ce6">
            <text:p>1.008</text:p>
          </table:table-cell>
          <table:table-cell office:value-type="float" office:value="19275.08644666534" table:style-name="ce5">
            <text:p><text:s/>19,2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275.08644666534" table:style-name="ce5">
            <text:p><text:s/>19,275<text:s/></text:p>
          </table:table-cell>
          <table:table-cell office:value-type="float" office:value="1.0855990672774687" table:style-name="ce6">
            <text:p>1.086</text:p>
          </table:table-cell>
          <table:table-cell office:value-type="float" office:value="20925.015868192469" table:style-name="ce5">
            <text:p><text:s/>20,925<text:s/></text:p>
          </table:table-cell>
          <table:table-cell office:value-type="float" office:value="1.1954129582709643" table:style-name="ce6">
            <text:p>1.195</text:p>
          </table:table-cell>
          <table:table-cell office:value-type="float" office:value="25014.035120862831" table:style-name="ce5">
            <text:p><text:s/>25,01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014.035120862831" table:style-name="ce5">
            <text:p><text:s/>25,014<text:s/></text:p>
          </table:table-cell>
          <table:table-cell office:value-type="float" office:value="1.1519945445303306" table:style-name="ce6">
            <text:p>1.152</text:p>
          </table:table-cell>
          <table:table-cell office:value-type="float" office:value="28816.03199592407" table:style-name="ce5">
            <text:p><text:s/>28,816<text:s/></text:p>
          </table:table-cell>
          <table:table-cell office:value-type="float" office:value="1.1241726892695394" table:style-name="ce6">
            <text:p>1.124</text:p>
          </table:table-cell>
          <table:table-cell office:value-type="float" office:value="32394.196182935051" table:style-name="ce5">
            <text:p><text:s/>32,3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394.196182935051" table:style-name="ce5">
            <text:p><text:s/>32,394<text:s/></text:p>
          </table:table-cell>
          <table:table-cell office:value-type="float" office:value="1.1252547209546908" table:style-name="ce6">
            <text:p>1.125</text:p>
          </table:table-cell>
          <table:table-cell office:value-type="float" office:value="36451.722186380088" table:style-name="ce5">
            <text:p><text:s/>36,452<text:s/></text:p>
          </table:table-cell>
          <table:table-cell office:value-type="float" office:value="1.0039191526924776" table:style-name="ce6">
            <text:p>1.004</text:p>
          </table:table-cell>
          <table:table-cell office:value-type="float" office:value="36594.582051532285" table:style-name="ce5">
            <text:p><text:s/>36,5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594.582051532285" table:style-name="ce5">
            <text:p><text:s/>36,595<text:s/></text:p>
          </table:table-cell>
          <table:table-cell office:value-type="float" office:value="0.97380883597809365" table:style-name="ce6">
            <text:p>0.974</text:p>
          </table:table-cell>
          <table:table-cell office:value-type="float" office:value="35636.127350707495" table:style-name="ce5">
            <text:p><text:s/>35,636<text:s/></text:p>
          </table:table-cell>
          <table:table-cell office:value-type="float" office:value="1.0168260637905859" table:style-name="ce6">
            <text:p>1.017</text:p>
          </table:table-cell>
          <table:table-cell office:value-type="float" office:value="36235.743102759938" table:style-name="ce5">
            <text:p><text:s/>36,2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235.743102759938" table:style-name="ce5">
            <text:p><text:s/>36,236<text:s/></text:p>
          </table:table-cell>
          <table:table-cell office:value-type="float" office:value="0.94218493913722601" table:style-name="ce6">
            <text:p>0.942</text:p>
          </table:table-cell>
          <table:table-cell office:value-type="float" office:value="34140.771409866029" table:style-name="ce5">
            <text:p><text:s/>34,141<text:s/></text:p>
          </table:table-cell>
          <table:table-cell office:value-type="float" office:value="1.0451182980736449" table:style-name="ce6">
            <text:p>1.045</text:p>
          </table:table-cell>
          <table:table-cell office:value-type="float" office:value="35681.14491080054" table:style-name="ce5">
            <text:p><text:s/>35,6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681.14491080054" table:style-name="ce5">
            <text:p><text:s/>35,681<text:s/></text:p>
          </table:table-cell>
          <table:table-cell office:value-type="float" office:value="1.0183215591560066" table:style-name="ce6">
            <text:p>1.018</text:p>
          </table:table-cell>
          <table:table-cell office:value-type="float" office:value="36334.87911803781" table:style-name="ce5">
            <text:p><text:s/>36,335<text:s/></text:p>
          </table:table-cell>
          <table:table-cell office:value-type="float" office:value="1.1227241137827317" table:style-name="ce6">
            <text:p>1.123</text:p>
          </table:table-cell>
          <table:table-cell office:value-type="float" office:value="40794.044957201688" table:style-name="ce5">
            <text:p><text:s/>40,7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794.044957201688" table:style-name="ce5">
            <text:p><text:s/>40,794<text:s/></text:p>
          </table:table-cell>
          <table:table-cell office:value-type="float" office:value="0.98678997555239345" table:style-name="ce6">
            <text:p>0.987</text:p>
          </table:table-cell>
          <table:table-cell office:value-type="float" office:value="40255.154626000294" table:style-name="ce5">
            <text:p><text:s/>40,255<text:s/></text:p>
          </table:table-cell>
          <table:table-cell office:value-type="float" office:value="1.1268308756119703" table:style-name="ce6">
            <text:p>1.127</text:p>
          </table:table-cell>
          <table:table-cell office:value-type="float" office:value="45360.751135111168" table:style-name="ce5">
            <text:p><text:s/>45,3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913.8207446239494" table:style-name="ce5">
            <text:p><text:s/>5,9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913.8207446239494" table:style-name="ce5">
            <text:p><text:s/>5,914<text:s/></text:p>
          </table:table-cell>
          <table:table-cell office:value-type="float" office:value="1.0492906856496913" table:style-name="ce6">
            <text:p>1.049</text:p>
          </table:table-cell>
          <table:table-cell office:value-type="float" office:value="6205.3170239358315" table:style-name="ce5">
            <text:p><text:s/>6,205<text:s/></text:p>
          </table:table-cell>
          <table:table-cell office:value-type="float" office:value="1.1639754146211196" table:style-name="ce6">
            <text:p>1.164</text:p>
          </table:table-cell>
          <table:table-cell office:value-type="float" office:value="7222.8364557912009" table:style-name="ce5">
            <text:p><text:s/>7,2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222.8364557912009" table:style-name="ce5">
            <text:p><text:s/>7,223<text:s/></text:p>
          </table:table-cell>
          <table:table-cell office:value-type="float" office:value="1.0875545447182116" table:style-name="ce6">
            <text:p>1.088</text:p>
          </table:table-cell>
          <table:table-cell office:value-type="float" office:value="7855.2286132521003" table:style-name="ce5">
            <text:p><text:s/>7,855<text:s/></text:p>
          </table:table-cell>
          <table:table-cell office:value-type="float" office:value="1.1061975523367518" table:style-name="ce6">
            <text:p>1.106</text:p>
          </table:table-cell>
          <table:table-cell office:value-type="float" office:value="8689.43466502509" table:style-name="ce5">
            <text:p><text:s/>8,6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89.43466502509" table:style-name="ce5">
            <text:p><text:s/>8,689<text:s/></text:p>
          </table:table-cell>
          <table:table-cell office:value-type="float" office:value="1.0511517655954292" table:style-name="ce6">
            <text:p>1.051</text:p>
          </table:table-cell>
          <table:table-cell office:value-type="float" office:value="9133.9145901672491" table:style-name="ce5">
            <text:p><text:s/>9,134<text:s/></text:p>
          </table:table-cell>
          <table:table-cell office:value-type="float" office:value="0.9933150333532127" table:style-name="ce6">
            <text:p>0.993</text:p>
          </table:table-cell>
          <table:table-cell office:value-type="float" office:value="9072.8546757773784" table:style-name="ce5">
            <text:p><text:s/>9,0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072.8546757773784" table:style-name="ce5">
            <text:p><text:s/>9,073<text:s/></text:p>
          </table:table-cell>
          <table:table-cell office:value-type="float" office:value="1.0477030043182014" table:style-name="ce6">
            <text:p>1.048</text:p>
          </table:table-cell>
          <table:table-cell office:value-type="float" office:value="9505.6571015543996" table:style-name="ce5">
            <text:p><text:s/>9,506<text:s/></text:p>
          </table:table-cell>
          <table:table-cell office:value-type="float" office:value="1.0243719569175713" table:style-name="ce6">
            <text:p>1.024</text:p>
          </table:table-cell>
          <table:table-cell office:value-type="float" office:value="9737.3285669066881" table:style-name="ce5">
            <text:p><text:s/>9,7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737.3285669066881" table:style-name="ce5">
            <text:p><text:s/>9,737<text:s/></text:p>
          </table:table-cell>
          <table:table-cell office:value-type="float" office:value="1.0858161584687018" table:style-name="ce6">
            <text:p>1.086</text:p>
          </table:table-cell>
          <table:table-cell office:value-type="float" office:value="10572.948698266171" table:style-name="ce5">
            <text:p><text:s/>10,573<text:s/></text:p>
          </table:table-cell>
          <table:table-cell office:value-type="float" office:value="0.9533732987896324" table:style-name="ce6">
            <text:p>0.953</text:p>
          </table:table-cell>
          <table:table-cell office:value-type="float" office:value="10079.966978399569" table:style-name="ce5">
            <text:p><text:s/>10,0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079.966978399569" table:style-name="ce5">
            <text:p><text:s/>10,080<text:s/></text:p>
          </table:table-cell>
          <table:table-cell office:value-type="float" office:value="0.9839223670614653" table:style-name="ce6">
            <text:p>0.984</text:p>
          </table:table-cell>
          <table:table-cell office:value-type="float" office:value="9917.9049692883091" table:style-name="ce5">
            <text:p><text:s/>9,918<text:s/></text:p>
          </table:table-cell>
          <table:table-cell office:value-type="float" office:value="1.1067092700868069" table:style-name="ce6">
            <text:p>1.107</text:p>
          </table:table-cell>
          <table:table-cell office:value-type="float" office:value="10976.23736935138" table:style-name="ce5">
            <text:p><text:s/>10,9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76.23736935138" table:style-name="ce5">
            <text:p><text:s/>10,976<text:s/></text:p>
          </table:table-cell>
          <table:table-cell office:value-type="float" office:value="1.0555801418274076" table:style-name="ce6">
            <text:p>1.056</text:p>
          </table:table-cell>
          <table:table-cell office:value-type="float" office:value="11586.29819907122" table:style-name="ce5">
            <text:p><text:s/>11,586<text:s/></text:p>
          </table:table-cell>
          <table:table-cell office:value-type="float" office:value="0.98156285449624681" table:style-name="ce6">
            <text:p>0.982</text:p>
          </table:table-cell>
          <table:table-cell office:value-type="float" office:value="11372.679933325071" table:style-name="ce5">
            <text:p><text:s/>11,3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72.679933325071" table:style-name="ce5">
            <text:p><text:s/>11,373<text:s/></text:p>
          </table:table-cell>
          <table:table-cell office:value-type="float" office:value="1.0189239975149678" table:style-name="ce6">
            <text:p>1.019</text:p>
          </table:table-cell>
          <table:table-cell office:value-type="float" office:value="11587.896500121838" table:style-name="ce5">
            <text:p><text:s/>11,588<text:s/></text:p>
          </table:table-cell>
          <table:table-cell office:value-type="float" office:value="1.2882250627236571" table:style-name="ce6">
            <text:p>1.288</text:p>
          </table:table-cell>
          <table:table-cell office:value-type="float" office:value="14927.8186957047" table:style-name="ce5">
            <text:p><text:s/>14,9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927.8186957047" table:style-name="ce5">
            <text:p><text:s/>14,928<text:s/></text:p>
          </table:table-cell>
          <table:table-cell office:value-type="float" office:value="1.0558949771403519" table:style-name="ce6">
            <text:p>1.056</text:p>
          </table:table-cell>
          <table:table-cell office:value-type="float" office:value="15762.208780456433" table:style-name="ce5">
            <text:p><text:s/>15,762<text:s/></text:p>
          </table:table-cell>
          <table:table-cell office:value-type="float" office:value="1.01765428555072" table:style-name="ce6">
            <text:p>1.018</text:p>
          </table:table-cell>
          <table:table-cell office:value-type="float" office:value="16040.479315176677" table:style-name="ce5">
            <text:p><text:s/>16,0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040.479315176677" table:style-name="ce5">
            <text:p><text:s/>16,040<text:s/></text:p>
          </table:table-cell>
          <table:table-cell office:value-type="float" office:value="1.0484368299421236" table:style-name="ce6">
            <text:p>1.048</text:p>
          </table:table-cell>
          <table:table-cell office:value-type="float" office:value="16817.429283956044" table:style-name="ce5">
            <text:p><text:s/>16,817<text:s/></text:p>
          </table:table-cell>
          <table:table-cell office:value-type="float" office:value="1.0499807067363383" table:style-name="ce6">
            <text:p>1.050</text:p>
          </table:table-cell>
          <table:table-cell office:value-type="float" office:value="17657.976285056557" table:style-name="ce5">
            <text:p><text:s/>17,6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657.976285056557" table:style-name="ce5">
            <text:p><text:s/>17,658<text:s/></text:p>
          </table:table-cell>
          <table:table-cell office:value-type="float" office:value="1.0881547717231919" table:style-name="ce6">
            <text:p>1.088</text:p>
          </table:table-cell>
          <table:table-cell office:value-type="float" office:value="19214.611153559254" table:style-name="ce5">
            <text:p><text:s/>19,215<text:s/></text:p>
          </table:table-cell>
          <table:table-cell office:value-type="float" office:value="0.62130741746203966" table:style-name="ce6">
            <text:p>0.621</text:p>
          </table:table-cell>
          <table:table-cell office:value-type="float" office:value="11938.180433355201" table:style-name="ce5">
            <text:p><text:s/>11,9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938.180433355201" table:style-name="ce5">
            <text:p><text:s/>11,938<text:s/></text:p>
          </table:table-cell>
          <table:table-cell office:value-type="float" office:value="1.0282232563133655" table:style-name="ce6">
            <text:p>1.028</text:p>
          </table:table-cell>
          <table:table-cell office:value-type="float" office:value="12275.114759640992" table:style-name="ce5">
            <text:p><text:s/>12,275<text:s/></text:p>
          </table:table-cell>
          <table:table-cell office:value-type="float" office:value="1.2457020711011888" table:style-name="ce6">
            <text:p>1.246</text:p>
          </table:table-cell>
          <table:table-cell office:value-type="float" office:value="15291.135879089554" table:style-name="ce5">
            <text:p><text:s/>15,2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291.135879089554" table:style-name="ce5">
            <text:p><text:s/>15,291<text:s/></text:p>
          </table:table-cell>
          <table:table-cell office:value-type="float" office:value="1.0084126151561013" table:style-name="ce6">
            <text:p>1.008</text:p>
          </table:table-cell>
          <table:table-cell office:value-type="float" office:value="15419.774320539986" table:style-name="ce5">
            <text:p><text:s/>15,420<text:s/></text:p>
          </table:table-cell>
          <table:table-cell office:value-type="float" office:value="1.2567385423605653" table:style-name="ce6">
            <text:p>1.257</text:p>
          </table:table-cell>
          <table:table-cell office:value-type="float" office:value="19378.624703124297" table:style-name="ce5">
            <text:p><text:s/>19,3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378.624703124297" table:style-name="ce5">
            <text:p><text:s/>19,379<text:s/></text:p>
          </table:table-cell>
          <table:table-cell office:value-type="float" office:value="1.0466781210788731" table:style-name="ce6">
            <text:p>1.047</text:p>
          </table:table-cell>
          <table:table-cell office:value-type="float" office:value="20283.182493358778" table:style-name="ce5">
            <text:p><text:s/>20,283<text:s/></text:p>
          </table:table-cell>
          <table:table-cell office:value-type="float" office:value="1.2451088905334786" table:style-name="ce6">
            <text:p>1.245</text:p>
          </table:table-cell>
          <table:table-cell office:value-type="float" office:value="25254.770850794022" table:style-name="ce5">
            <text:p><text:s/>25,2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254.770850794022" table:style-name="ce5">
            <text:p><text:s/>25,255<text:s/></text:p>
          </table:table-cell>
          <table:table-cell office:value-type="float" office:value="1.0100110755994585" table:style-name="ce6">
            <text:p>1.010</text:p>
          </table:table-cell>
          <table:table-cell office:value-type="float" office:value="25507.598271028321" table:style-name="ce5">
            <text:p><text:s/>25,508<text:s/></text:p>
          </table:table-cell>
          <table:table-cell office:value-type="float" office:value="1.193276513035042" table:style-name="ce6">
            <text:p>1.193</text:p>
          </table:table-cell>
          <table:table-cell office:value-type="float" office:value="30437.617920751341" table:style-name="ce5">
            <text:p><text:s/>30,4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437.617920751341" table:style-name="ce5">
            <text:p><text:s/>30,438<text:s/></text:p>
          </table:table-cell>
          <table:table-cell office:value-type="float" office:value="1.0100327065838202" table:style-name="ce6">
            <text:p>1.010</text:p>
          </table:table-cell>
          <table:table-cell office:value-type="float" office:value="30742.989610460671" table:style-name="ce5">
            <text:p><text:s/>30,743<text:s/></text:p>
          </table:table-cell>
          <table:table-cell office:value-type="float" office:value="1.15907561261023" table:style-name="ce6">
            <text:p>1.159</text:p>
          </table:table-cell>
          <table:table-cell office:value-type="float" office:value="35633.449516214641" table:style-name="ce5">
            <text:p><text:s/>35,63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684.291232225398" table:style-name="ce5">
            <text:p><text:s/>27,6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684.291232225398" table:style-name="ce5">
            <text:p><text:s/>27,684<text:s/></text:p>
          </table:table-cell>
          <table:table-cell office:value-type="float" office:value="0.87945090729277586" table:style-name="ce6">
            <text:p>0.879</text:p>
          </table:table-cell>
          <table:table-cell office:value-type="float" office:value="24346.975041938069" table:style-name="ce5">
            <text:p><text:s/>24,347<text:s/></text:p>
          </table:table-cell>
          <table:table-cell office:value-type="float" office:value="1.0016876743773337" table:style-name="ce6">
            <text:p>1.002</text:p>
          </table:table-cell>
          <table:table-cell office:value-type="float" office:value="24388.064807881932" table:style-name="ce5">
            <text:p><text:s/>24,3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388.064807881932" table:style-name="ce5">
            <text:p><text:s/>24,388<text:s/></text:p>
          </table:table-cell>
          <table:table-cell office:value-type="float" office:value="1.1411581345640458" table:style-name="ce6">
            <text:p>1.141</text:p>
          </table:table-cell>
          <table:table-cell office:value-type="float" office:value="27830.638541789602" table:style-name="ce5">
            <text:p><text:s/>27,831<text:s/></text:p>
          </table:table-cell>
          <table:table-cell office:value-type="float" office:value="1.2040315725932087" table:style-name="ce6">
            <text:p>1.204</text:p>
          </table:table-cell>
          <table:table-cell office:value-type="float" office:value="33508.9674897441" table:style-name="ce5">
            <text:p><text:s/>33,5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508.9674897441" table:style-name="ce5">
            <text:p><text:s/>33,509<text:s/></text:p>
          </table:table-cell>
          <table:table-cell office:value-type="float" office:value="0.98297751800466904" table:style-name="ce6">
            <text:p>0.983</text:p>
          </table:table-cell>
          <table:table-cell office:value-type="float" office:value="32938.5616939678" table:style-name="ce5">
            <text:p><text:s/>32,939<text:s/></text:p>
          </table:table-cell>
          <table:table-cell office:value-type="float" office:value="1.0075460401582872" table:style-name="ce6">
            <text:p>1.008</text:p>
          </table:table-cell>
          <table:table-cell office:value-type="float" office:value="33187.117403266704" table:style-name="ce5">
            <text:p><text:s/>33,1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187.117403266704" table:style-name="ce5">
            <text:p><text:s/>33,187<text:s/></text:p>
          </table:table-cell>
          <table:table-cell office:value-type="float" office:value="1.0898657186078786" table:style-name="ce6">
            <text:p>1.090</text:p>
          </table:table-cell>
          <table:table-cell office:value-type="float" office:value="36169.5015572353" table:style-name="ce5">
            <text:p><text:s/>36,170<text:s/></text:p>
          </table:table-cell>
          <table:table-cell office:value-type="float" office:value="1.2143774198611046" table:style-name="ce6">
            <text:p>1.214</text:p>
          </table:table-cell>
          <table:table-cell office:value-type="float" office:value="43923.4259787376" table:style-name="ce5">
            <text:p><text:s/>43,9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923.4259787376" table:style-name="ce5">
            <text:p><text:s/>43,923<text:s/></text:p>
          </table:table-cell>
          <table:table-cell office:value-type="float" office:value="1.0760089742797962" table:style-name="ce6">
            <text:p>1.076</text:p>
          </table:table-cell>
          <table:table-cell office:value-type="float" office:value="47262.000534236002" table:style-name="ce5">
            <text:p><text:s/>47,262<text:s/></text:p>
          </table:table-cell>
          <table:table-cell office:value-type="float" office:value="0.89726532455296781" table:style-name="ce6">
            <text:p>0.897</text:p>
          </table:table-cell>
          <table:table-cell office:value-type="float" office:value="42406.554248373803" table:style-name="ce5">
            <text:p><text:s/>42,4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406.554248373803" table:style-name="ce5">
            <text:p><text:s/>42,407<text:s/></text:p>
          </table:table-cell>
          <table:table-cell office:value-type="float" office:value="1.10401971761183" table:style-name="ce6">
            <text:p>1.104</text:p>
          </table:table-cell>
          <table:table-cell office:value-type="float" office:value="46817.6720461804" table:style-name="ce5">
            <text:p><text:s/>46,818<text:s/></text:p>
          </table:table-cell>
          <table:table-cell office:value-type="float" office:value="1.1311903478182657" table:style-name="ce6">
            <text:p>1.131</text:p>
          </table:table-cell>
          <table:table-cell office:value-type="float" office:value="52959.698725960297" table:style-name="ce5">
            <text:p><text:s/>52,9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959.698725960297" table:style-name="ce5">
            <text:p><text:s/>52,960<text:s/></text:p>
          </table:table-cell>
          <table:table-cell office:value-type="float" office:value="1.0217313124872622" table:style-name="ce6">
            <text:p>1.022</text:p>
          </table:table-cell>
          <table:table-cell office:value-type="float" office:value="54110.5824882054" table:style-name="ce5">
            <text:p><text:s/>54,111<text:s/></text:p>
          </table:table-cell>
          <table:table-cell office:value-type="float" office:value="1.1411359510655765" table:style-name="ce6">
            <text:p>1.141</text:p>
          </table:table-cell>
          <table:table-cell office:value-type="float" office:value="61747.531010390601" table:style-name="ce5">
            <text:p><text:s/>61,7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747.531010390601" table:style-name="ce5">
            <text:p><text:s/>61,748<text:s/></text:p>
          </table:table-cell>
          <table:table-cell office:value-type="float" office:value="1.120556601582344" table:style-name="ce6">
            <text:p>1.121</text:p>
          </table:table-cell>
          <table:table-cell office:value-type="float" office:value="69191.603505103703" table:style-name="ce5">
            <text:p><text:s/>69,192<text:s/></text:p>
          </table:table-cell>
          <table:table-cell office:value-type="float" office:value="1.0970056276453122" table:style-name="ce6">
            <text:p>1.097</text:p>
          </table:table-cell>
          <table:table-cell office:value-type="float" office:value="75903.578430901864" table:style-name="ce5">
            <text:p><text:s/>75,9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903.578430901864" table:style-name="ce5">
            <text:p><text:s/>75,904<text:s/></text:p>
          </table:table-cell>
          <table:table-cell office:value-type="float" office:value="1.0869754192535819" table:style-name="ce6">
            <text:p>1.087</text:p>
          </table:table-cell>
          <table:table-cell office:value-type="float" office:value="82505.323987776705" table:style-name="ce5">
            <text:p><text:s/>82,505<text:s/></text:p>
          </table:table-cell>
          <table:table-cell office:value-type="float" office:value="1.0849212212725112" table:style-name="ce6">
            <text:p>1.085</text:p>
          </table:table-cell>
          <table:table-cell office:value-type="float" office:value="89511.776862302911" table:style-name="ce5">
            <text:p><text:s/>89,5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9511.776862302911" table:style-name="ce5">
            <text:p><text:s/>89,512<text:s/></text:p>
          </table:table-cell>
          <table:table-cell office:value-type="float" office:value="1.0360240155788649" table:style-name="ce6">
            <text:p>1.036</text:p>
          </table:table-cell>
          <table:table-cell office:value-type="float" office:value="92736.350506482413" table:style-name="ce5">
            <text:p><text:s/>92,736<text:s/></text:p>
          </table:table-cell>
          <table:table-cell office:value-type="float" office:value="1.0882180291081729" table:style-name="ce6">
            <text:p>1.088</text:p>
          </table:table-cell>
          <table:table-cell office:value-type="float" office:value="100917.368574849" table:style-name="ce5">
            <text:p><text:s/>100,91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0917.368574849" table:style-name="ce5">
            <text:p><text:s/>100,917<text:s/></text:p>
          </table:table-cell>
          <table:table-cell office:value-type="float" office:value="1.0241996042960708" table:style-name="ce6">
            <text:p>1.024</text:p>
          </table:table-cell>
          <table:table-cell office:value-type="float" office:value="103359.52896096108" table:style-name="ce5">
            <text:p><text:s/>103,360<text:s/></text:p>
          </table:table-cell>
          <table:table-cell office:value-type="float" office:value="1.0653735772934034" table:style-name="ce6">
            <text:p>1.065</text:p>
          </table:table-cell>
          <table:table-cell office:value-type="float" office:value="110116.51111650025" table:style-name="ce5">
            <text:p><text:s/>110,1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0116.51111650025" table:style-name="ce5">
            <text:p><text:s/>110,117<text:s/></text:p>
          </table:table-cell>
          <table:table-cell office:value-type="float" office:value="0.97764420261484386" table:style-name="ce6">
            <text:p>0.978</text:p>
          </table:table-cell>
          <table:table-cell office:value-type="float" office:value="107654.76870521947" table:style-name="ce5">
            <text:p><text:s/>107,655<text:s/></text:p>
          </table:table-cell>
          <table:table-cell office:value-type="float" office:value="1.0935309957248909" table:style-name="ce6">
            <text:p>1.094</text:p>
          </table:table-cell>
          <table:table-cell office:value-type="float" office:value="117723.82641675147" table:style-name="ce5">
            <text:p><text:s/>117,72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7723.82641675147" table:style-name="ce5">
            <text:p><text:s/>117,724<text:s/></text:p>
          </table:table-cell>
          <table:table-cell office:value-type="float" office:value="0.8831902506086956" table:style-name="ce6">
            <text:p>0.883</text:p>
          </table:table-cell>
          <table:table-cell office:value-type="float" office:value="103972.5357556253" table:style-name="ce5">
            <text:p><text:s/>103,973<text:s/></text:p>
          </table:table-cell>
          <table:table-cell office:value-type="float" office:value="1.0887123044928986" table:style-name="ce6">
            <text:p>1.089</text:p>
          </table:table-cell>
          <table:table-cell office:value-type="float" office:value="113196.1790064771" table:style-name="ce5">
            <text:p><text:s/>113,1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3196.1790064771" table:style-name="ce5">
            <text:p><text:s/>113,196<text:s/></text:p>
          </table:table-cell>
          <table:table-cell office:value-type="float" office:value="0.87193847408232295" table:style-name="ce6">
            <text:p>0.872</text:p>
          </table:table-cell>
          <table:table-cell office:value-type="float" office:value="98700.103594857137" table:style-name="ce5">
            <text:p><text:s/>98,700<text:s/></text:p>
          </table:table-cell>
          <table:table-cell office:value-type="float" office:value="1.0500220917867165" table:style-name="ce6">
            <text:p>1.050</text:p>
          </table:table-cell>
          <table:table-cell office:value-type="float" office:value="103637.28923623748" table:style-name="ce5">
            <text:p><text:s/>103,6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637.28923623748" table:style-name="ce5">
            <text:p><text:s/>103,637<text:s/></text:p>
          </table:table-cell>
          <table:table-cell office:value-type="float" office:value="0.91111861368121838" table:style-name="ce6">
            <text:p>0.911</text:p>
          </table:table-cell>
          <table:table-cell office:value-type="float" office:value="94425.86329460016" table:style-name="ce5">
            <text:p><text:s/>94,426<text:s/></text:p>
          </table:table-cell>
          <table:table-cell office:value-type="float" office:value="0.97293780074900726" table:style-name="ce6">
            <text:p>0.973</text:p>
          </table:table-cell>
          <table:table-cell office:value-type="float" office:value="91870.491767674685" table:style-name="ce5">
            <text:p><text:s/>91,8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1870.491767674685" table:style-name="ce5">
            <text:p><text:s/>91,870<text:s/></text:p>
          </table:table-cell>
          <table:table-cell office:value-type="float" office:value="0.98785121771104456" table:style-name="ce6">
            <text:p>0.988</text:p>
          </table:table-cell>
          <table:table-cell office:value-type="float" office:value="90754.377164409932" table:style-name="ce5">
            <text:p><text:s/>90,754<text:s/></text:p>
          </table:table-cell>
          <table:table-cell office:value-type="float" office:value="0.99869426152154894" table:style-name="ce6">
            <text:p>0.999</text:p>
          </table:table-cell>
          <table:table-cell office:value-type="float" office:value="90635.875682058497" table:style-name="ce5">
            <text:p><text:s/>90,6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193.701016326571" table:style-name="ce5">
            <text:p><text:s/>14,1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193.701016326571" table:style-name="ce5">
            <text:p><text:s/>14,194<text:s/></text:p>
          </table:table-cell>
          <table:table-cell office:value-type="float" office:value="0.89492346089039776" table:style-name="ce6">
            <text:p>0.895</text:p>
          </table:table-cell>
          <table:table-cell office:value-type="float" office:value="12702.276036374531" table:style-name="ce5">
            <text:p><text:s/>12,702<text:s/></text:p>
          </table:table-cell>
          <table:table-cell office:value-type="float" office:value="1.1401135297168796" table:style-name="ce6">
            <text:p>1.140</text:p>
          </table:table-cell>
          <table:table-cell office:value-type="float" office:value="14482.036767269101" table:style-name="ce5">
            <text:p><text:s/>14,48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482.036767269101" table:style-name="ce5">
            <text:p><text:s/>14,482<text:s/></text:p>
          </table:table-cell>
          <table:table-cell office:value-type="float" office:value="1.1242175361037647" table:style-name="ce6">
            <text:p>1.124</text:p>
          </table:table-cell>
          <table:table-cell office:value-type="float" office:value="16280.959692263399" table:style-name="ce5">
            <text:p><text:s/>16,281<text:s/></text:p>
          </table:table-cell>
          <table:table-cell office:value-type="float" office:value="1.1981932868125404" table:style-name="ce6">
            <text:p>1.198</text:p>
          </table:table-cell>
          <table:table-cell office:value-type="float" office:value="19507.736606135571" table:style-name="ce5">
            <text:p><text:s/>19,5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507.736606135571" table:style-name="ce5">
            <text:p><text:s/>19,508<text:s/></text:p>
          </table:table-cell>
          <table:table-cell office:value-type="float" office:value="0.99763620477259229" table:style-name="ce6">
            <text:p>0.998</text:p>
          </table:table-cell>
          <table:table-cell office:value-type="float" office:value="19461.624311448461" table:style-name="ce5">
            <text:p><text:s/>19,462<text:s/></text:p>
          </table:table-cell>
          <table:table-cell office:value-type="float" office:value="1.0191108675277805" table:style-name="ce6">
            <text:p>1.019</text:p>
          </table:table-cell>
          <table:table-cell office:value-type="float" office:value="19833.55283553998" table:style-name="ce5">
            <text:p><text:s/>19,83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833.55283553998" table:style-name="ce5">
            <text:p><text:s/>19,834<text:s/></text:p>
          </table:table-cell>
          <table:table-cell office:value-type="float" office:value="1.1003537838455144" table:style-name="ce6">
            <text:p>1.100</text:p>
          </table:table-cell>
          <table:table-cell office:value-type="float" office:value="21823.924909686353" table:style-name="ce5">
            <text:p><text:s/>21,824<text:s/></text:p>
          </table:table-cell>
          <table:table-cell office:value-type="float" office:value="1.2200467653233313" table:style-name="ce6">
            <text:p>1.220</text:p>
          </table:table-cell>
          <table:table-cell office:value-type="float" office:value="26626.20899272211" table:style-name="ce5">
            <text:p><text:s/>26,6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626.20899272211" table:style-name="ce5">
            <text:p><text:s/>26,626<text:s/></text:p>
          </table:table-cell>
          <table:table-cell office:value-type="float" office:value="1.0640578914519796" table:style-name="ce6">
            <text:p>1.064</text:p>
          </table:table-cell>
          <table:table-cell office:value-type="float" office:value="28331.827798155628" table:style-name="ce5">
            <text:p><text:s/>28,332<text:s/></text:p>
          </table:table-cell>
          <table:table-cell office:value-type="float" office:value="0.88139708603373146" table:style-name="ce6">
            <text:p>0.881</text:p>
          </table:table-cell>
          <table:table-cell office:value-type="float" office:value="24971.590463303841" table:style-name="ce5">
            <text:p><text:s/>24,9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971.590463303841" table:style-name="ce5">
            <text:p><text:s/>24,972<text:s/></text:p>
          </table:table-cell>
          <table:table-cell office:value-type="float" office:value="1.1168140214747349" table:style-name="ce6">
            <text:p>1.117</text:p>
          </table:table-cell>
          <table:table-cell office:value-type="float" office:value="27888.622367942502" table:style-name="ce5">
            <text:p><text:s/>27,889<text:s/></text:p>
          </table:table-cell>
          <table:table-cell office:value-type="float" office:value="1.1744840912429371" table:style-name="ce6">
            <text:p>1.174</text:p>
          </table:table-cell>
          <table:table-cell office:value-type="float" office:value="32754.743297830399" table:style-name="ce5">
            <text:p><text:s/>32,7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754.743297830399" table:style-name="ce5">
            <text:p><text:s/>32,755<text:s/></text:p>
          </table:table-cell>
          <table:table-cell office:value-type="float" office:value="1.0033401679155076" table:style-name="ce6">
            <text:p>1.003</text:p>
          </table:table-cell>
          <table:table-cell office:value-type="float" office:value="32864.149640474498" table:style-name="ce5">
            <text:p><text:s/>32,864<text:s/></text:p>
          </table:table-cell>
          <table:table-cell office:value-type="float" office:value="1.0629499917200149" table:style-name="ce6">
            <text:p>1.063</text:p>
          </table:table-cell>
          <table:table-cell office:value-type="float" office:value="34932.947588227697" table:style-name="ce5">
            <text:p><text:s/>34,9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932.947588227697" table:style-name="ce5">
            <text:p><text:s/>34,933<text:s/></text:p>
          </table:table-cell>
          <table:table-cell office:value-type="float" office:value="1.1127235434295193" table:style-name="ce6">
            <text:p>1.113</text:p>
          </table:table-cell>
          <table:table-cell office:value-type="float" office:value="38870.713222810402" table:style-name="ce5">
            <text:p><text:s/>38,871<text:s/></text:p>
          </table:table-cell>
          <table:table-cell office:value-type="float" office:value="1.0306791256056993" table:style-name="ce6">
            <text:p>1.031</text:p>
          </table:table-cell>
          <table:table-cell office:value-type="float" office:value="40063.232716156119" table:style-name="ce5">
            <text:p><text:s/>40,0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063.232716156119" table:style-name="ce5">
            <text:p><text:s/>40,063<text:s/></text:p>
          </table:table-cell>
          <table:table-cell office:value-type="float" office:value="1.0732676881387104" table:style-name="ce6">
            <text:p>1.073</text:p>
          </table:table-cell>
          <table:table-cell office:value-type="float" office:value="42998.573156632025" table:style-name="ce5">
            <text:p><text:s/>42,999<text:s/></text:p>
          </table:table-cell>
          <table:table-cell office:value-type="float" office:value="1.1039730774267364" table:style-name="ce6">
            <text:p>1.104</text:p>
          </table:table-cell>
          <table:table-cell office:value-type="float" office:value="47469.267132685723" table:style-name="ce5">
            <text:p><text:s/>47,4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469.267132685723" table:style-name="ce5">
            <text:p><text:s/>47,469<text:s/></text:p>
          </table:table-cell>
          <table:table-cell office:value-type="float" office:value="1.0390297852155219" table:style-name="ce6">
            <text:p>1.039</text:p>
          </table:table-cell>
          <table:table-cell office:value-type="float" office:value="49321.982433212674" table:style-name="ce5">
            <text:p><text:s/>49,322<text:s/></text:p>
          </table:table-cell>
          <table:table-cell office:value-type="float" office:value="1.0780022378696077" table:style-name="ce6">
            <text:p>1.078</text:p>
          </table:table-cell>
          <table:table-cell office:value-type="float" office:value="53169.207439168749" table:style-name="ce5">
            <text:p><text:s/>53,1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3169.207439168749" table:style-name="ce5">
            <text:p><text:s/>53,169<text:s/></text:p>
          </table:table-cell>
          <table:table-cell office:value-type="float" office:value="1.0192415380601887" table:style-name="ce6">
            <text:p>1.019</text:p>
          </table:table-cell>
          <table:table-cell office:value-type="float" office:value="54192.26476773958" table:style-name="ce5">
            <text:p><text:s/>54,192<text:s/></text:p>
          </table:table-cell>
          <table:table-cell office:value-type="float" office:value="1.0635837467863289" table:style-name="ce6">
            <text:p>1.064</text:p>
          </table:table-cell>
          <table:table-cell office:value-type="float" office:value="57638.012008509235" table:style-name="ce5">
            <text:p><text:s/>57,6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638.012008509235" table:style-name="ce5">
            <text:p><text:s/>57,638<text:s/></text:p>
          </table:table-cell>
          <table:table-cell office:value-type="float" office:value="0.97109727858209216" table:style-name="ce6">
            <text:p>0.971</text:p>
          </table:table-cell>
          <table:table-cell office:value-type="float" office:value="55972.116604345261" table:style-name="ce5">
            <text:p><text:s/>55,972<text:s/></text:p>
          </table:table-cell>
          <table:table-cell office:value-type="float" office:value="1.0986611430327398" table:style-name="ce6">
            <text:p>1.099</text:p>
          </table:table-cell>
          <table:table-cell office:value-type="float" office:value="61494.38960649175" table:style-name="ce5">
            <text:p><text:s/>61,4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1494.38960649175" table:style-name="ce5">
            <text:p><text:s/>61,494<text:s/></text:p>
          </table:table-cell>
          <table:table-cell office:value-type="float" office:value="0.87932158638589653" table:style-name="ce6">
            <text:p>0.879</text:p>
          </table:table-cell>
          <table:table-cell office:value-type="float" office:value="54073.344222612715" table:style-name="ce5">
            <text:p><text:s/>54,073<text:s/></text:p>
          </table:table-cell>
          <table:table-cell office:value-type="float" office:value="1.0781609046775966" table:style-name="ce6">
            <text:p>1.078</text:p>
          </table:table-cell>
          <table:table-cell office:value-type="float" office:value="58299.765725995218" table:style-name="ce5">
            <text:p><text:s/>58,3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299.765725995218" table:style-name="ce5">
            <text:p><text:s/>58,300<text:s/></text:p>
          </table:table-cell>
          <table:table-cell office:value-type="float" office:value="0.86734221915916521" table:style-name="ce6">
            <text:p>0.867</text:p>
          </table:table-cell>
          <table:table-cell office:value-type="float" office:value="50565.848181244131" table:style-name="ce5">
            <text:p><text:s/>50,566<text:s/></text:p>
          </table:table-cell>
          <table:table-cell office:value-type="float" office:value="1.0676229891232765" table:style-name="ce6">
            <text:p>1.068</text:p>
          </table:table-cell>
          <table:table-cell office:value-type="float" office:value="53985.261982813659" table:style-name="ce5">
            <text:p><text:s/>53,9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985.261982813659" table:style-name="ce5">
            <text:p><text:s/>53,985<text:s/></text:p>
          </table:table-cell>
          <table:table-cell office:value-type="float" office:value="0.92832144457735311" table:style-name="ce6">
            <text:p>0.928</text:p>
          </table:table-cell>
          <table:table-cell office:value-type="float" office:value="50115.676389772438" table:style-name="ce5">
            <text:p><text:s/>50,116<text:s/></text:p>
          </table:table-cell>
          <table:table-cell office:value-type="float" office:value="0.97416098131554085" table:style-name="ce6">
            <text:p>0.974</text:p>
          </table:table-cell>
          <table:table-cell office:value-type="float" office:value="48820.736491152798" table:style-name="ce5">
            <text:p><text:s/>48,8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820.736491152798" table:style-name="ce5">
            <text:p><text:s/>48,821<text:s/></text:p>
          </table:table-cell>
          <table:table-cell office:value-type="float" office:value="1.0032861953673551" table:style-name="ce6">
            <text:p>1.003</text:p>
          </table:table-cell>
          <table:table-cell office:value-type="float" office:value="48981.170969240891" table:style-name="ce5">
            <text:p><text:s/>48,981<text:s/></text:p>
          </table:table-cell>
          <table:table-cell office:value-type="float" office:value="1.0051490461175978" table:style-name="ce6">
            <text:p>1.005</text:p>
          </table:table-cell>
          <table:table-cell office:value-type="float" office:value="49233.377277455453" table:style-name="ce5">
            <text:p><text:s/>49,2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490.590215898828" table:style-name="ce5">
            <text:p><text:s/>13,4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490.590215898828" table:style-name="ce5">
            <text:p><text:s/>13,491<text:s/></text:p>
          </table:table-cell>
          <table:table-cell office:value-type="float" office:value="0.86317194571962574" table:style-name="ce6">
            <text:p>0.863</text:p>
          </table:table-cell>
          <table:table-cell office:value-type="float" office:value="11644.699005563538" table:style-name="ce5">
            <text:p><text:s/>11,645<text:s/></text:p>
          </table:table-cell>
          <table:table-cell office:value-type="float" office:value="0.8506899178656302" table:style-name="ce6">
            <text:p>0.851</text:p>
          </table:table-cell>
          <table:table-cell office:value-type="float" office:value="9906.0280406128313" table:style-name="ce5">
            <text:p><text:s/>9,9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906.0280406128313" table:style-name="ce5">
            <text:p><text:s/>9,906<text:s/></text:p>
          </table:table-cell>
          <table:table-cell office:value-type="float" office:value="1.1659243040878458" table:style-name="ce6">
            <text:p>1.166</text:p>
          </table:table-cell>
          <table:table-cell office:value-type="float" office:value="11549.678849526201" table:style-name="ce5">
            <text:p><text:s/>11,550<text:s/></text:p>
          </table:table-cell>
          <table:table-cell office:value-type="float" office:value="1.2122614893472035" table:style-name="ce6">
            <text:p>1.212</text:p>
          </table:table-cell>
          <table:table-cell office:value-type="float" office:value="14001.230883608529" table:style-name="ce5">
            <text:p><text:s/>14,0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001.230883608529" table:style-name="ce5">
            <text:p><text:s/>14,001<text:s/></text:p>
          </table:table-cell>
          <table:table-cell office:value-type="float" office:value="0.96255375649129626" table:style-name="ce6">
            <text:p>0.963</text:p>
          </table:table-cell>
          <table:table-cell office:value-type="float" office:value="13476.93738251934" table:style-name="ce5">
            <text:p><text:s/>13,477<text:s/></text:p>
          </table:table-cell>
          <table:table-cell office:value-type="float" office:value="0.9908456341904025" table:style-name="ce6">
            <text:p>0.991</text:p>
          </table:table-cell>
          <table:table-cell office:value-type="float" office:value="13353.564567726718" table:style-name="ce5">
            <text:p><text:s/>13,3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353.564567726718" table:style-name="ce5">
            <text:p><text:s/>13,354<text:s/></text:p>
          </table:table-cell>
          <table:table-cell office:value-type="float" office:value="1.0742881853598665" table:style-name="ce6">
            <text:p>1.074</text:p>
          </table:table-cell>
          <table:table-cell office:value-type="float" office:value="14345.576647548947" table:style-name="ce5">
            <text:p><text:s/>14,346<text:s/></text:p>
          </table:table-cell>
          <table:table-cell office:value-type="float" office:value="1.2057526449430567" table:style-name="ce6">
            <text:p>1.206</text:p>
          </table:table-cell>
          <table:table-cell office:value-type="float" office:value="17297.21698601549" table:style-name="ce5">
            <text:p><text:s/>17,2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297.21698601549" table:style-name="ce5">
            <text:p><text:s/>17,297<text:s/></text:p>
          </table:table-cell>
          <table:table-cell office:value-type="float" office:value="1.0944056926258772" table:style-name="ce6">
            <text:p>1.094</text:p>
          </table:table-cell>
          <table:table-cell office:value-type="float" office:value="18930.172736080371" table:style-name="ce5">
            <text:p><text:s/>18,930<text:s/></text:p>
          </table:table-cell>
          <table:table-cell office:value-type="float" office:value="0.92101451096848241" table:style-name="ce6">
            <text:p>0.921</text:p>
          </table:table-cell>
          <table:table-cell office:value-type="float" office:value="17434.963785069962" table:style-name="ce5">
            <text:p><text:s/>17,4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434.963785069962" table:style-name="ce5">
            <text:p><text:s/>17,435<text:s/></text:p>
          </table:table-cell>
          <table:table-cell office:value-type="float" office:value="1.0856948090966132" table:style-name="ce6">
            <text:p>1.086</text:p>
          </table:table-cell>
          <table:table-cell office:value-type="float" office:value="18929.049678237898" table:style-name="ce5">
            <text:p><text:s/>18,929<text:s/></text:p>
          </table:table-cell>
          <table:table-cell office:value-type="float" office:value="1.0674046384567772" table:style-name="ce6">
            <text:p>1.067</text:p>
          </table:table-cell>
          <table:table-cell office:value-type="float" office:value="20204.955428129899" table:style-name="ce5">
            <text:p><text:s/>20,2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204.955428129899" table:style-name="ce5">
            <text:p><text:s/>20,205<text:s/></text:p>
          </table:table-cell>
          <table:table-cell office:value-type="float" office:value="1.0515456430134476" table:style-name="ce6">
            <text:p>1.052</text:p>
          </table:table-cell>
          <table:table-cell office:value-type="float" office:value="21246.432847730899" table:style-name="ce5">
            <text:p><text:s/>21,246<text:s/></text:p>
          </table:table-cell>
          <table:table-cell office:value-type="float" office:value="1.2620746086808015" table:style-name="ce6">
            <text:p>1.262</text:p>
          </table:table-cell>
          <table:table-cell office:value-type="float" office:value="26814.583422162901" table:style-name="ce5">
            <text:p><text:s/>26,8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814.583422162901" table:style-name="ce5">
            <text:p><text:s/>26,815<text:s/></text:p>
          </table:table-cell>
          <table:table-cell office:value-type="float" office:value="1.1307611908388757" table:style-name="ce6">
            <text:p>1.131</text:p>
          </table:table-cell>
          <table:table-cell office:value-type="float" office:value="30320.890282293298" table:style-name="ce5">
            <text:p><text:s/>30,321<text:s/></text:p>
          </table:table-cell>
          <table:table-cell office:value-type="float" office:value="1.182034741759403" table:style-name="ce6">
            <text:p>1.182</text:p>
          </table:table-cell>
          <table:table-cell office:value-type="float" office:value="35840.345714745752" table:style-name="ce5">
            <text:p><text:s/>35,8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840.345714745752" table:style-name="ce5">
            <text:p><text:s/>35,840<text:s/></text:p>
          </table:table-cell>
          <table:table-cell office:value-type="float" office:value="1.1022982631244671" table:style-name="ce6">
            <text:p>1.102</text:p>
          </table:table-cell>
          <table:table-cell office:value-type="float" office:value="39506.750831144673" table:style-name="ce5">
            <text:p><text:s/>39,507<text:s/></text:p>
          </table:table-cell>
          <table:table-cell office:value-type="float" office:value="1.0641854580578032" table:style-name="ce6">
            <text:p>1.064</text:p>
          </table:table-cell>
          <table:table-cell office:value-type="float" office:value="42042.509729617195" table:style-name="ce5">
            <text:p><text:s/>42,0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042.509729617195" table:style-name="ce5">
            <text:p><text:s/>42,043<text:s/></text:p>
          </table:table-cell>
          <table:table-cell office:value-type="float" office:value="1.0326302676142598" table:style-name="ce6">
            <text:p>1.033</text:p>
          </table:table-cell>
          <table:table-cell office:value-type="float" office:value="43414.368073269732" table:style-name="ce5">
            <text:p><text:s/>43,414<text:s/></text:p>
          </table:table-cell>
          <table:table-cell office:value-type="float" office:value="1.0998239351335588" table:style-name="ce6">
            <text:p>1.100</text:p>
          </table:table-cell>
          <table:table-cell office:value-type="float" office:value="47748.161135680253" table:style-name="ce5">
            <text:p><text:s/>47,7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7748.161135680253" table:style-name="ce5">
            <text:p><text:s/>47,748<text:s/></text:p>
          </table:table-cell>
          <table:table-cell office:value-type="float" office:value="1.0297205803069305" table:style-name="ce6">
            <text:p>1.030</text:p>
          </table:table-cell>
          <table:table-cell office:value-type="float" office:value="49167.264193221497" table:style-name="ce5">
            <text:p><text:s/>49,167<text:s/></text:p>
          </table:table-cell>
          <table:table-cell office:value-type="float" office:value="1.0673463323433403" table:style-name="ce6">
            <text:p>1.067</text:p>
          </table:table-cell>
          <table:table-cell office:value-type="float" office:value="52478.499107991011" table:style-name="ce5">
            <text:p><text:s/>52,4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478.499107991011" table:style-name="ce5">
            <text:p><text:s/>52,478<text:s/></text:p>
          </table:table-cell>
          <table:table-cell office:value-type="float" office:value="0.98483479861954315" table:style-name="ce6">
            <text:p>0.985</text:p>
          </table:table-cell>
          <table:table-cell office:value-type="float" office:value="51682.652100874206" table:style-name="ce5">
            <text:p><text:s/>51,683<text:s/></text:p>
          </table:table-cell>
          <table:table-cell office:value-type="float" office:value="1.0879750656083029" table:style-name="ce6">
            <text:p>1.088</text:p>
          </table:table-cell>
          <table:table-cell office:value-type="float" office:value="56229.436810259715" table:style-name="ce5">
            <text:p><text:s/>56,2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229.436810259715" table:style-name="ce5">
            <text:p><text:s/>56,229<text:s/></text:p>
          </table:table-cell>
          <table:table-cell office:value-type="float" office:value="0.8874211509781279" table:style-name="ce6">
            <text:p>0.887</text:p>
          </table:table-cell>
          <table:table-cell office:value-type="float" office:value="49899.191533012592" table:style-name="ce5">
            <text:p><text:s/>49,899<text:s/></text:p>
          </table:table-cell>
          <table:table-cell office:value-type="float" office:value="1.1001463469435815" table:style-name="ce6">
            <text:p>1.100</text:p>
          </table:table-cell>
          <table:table-cell office:value-type="float" office:value="54896.413280481895" table:style-name="ce5">
            <text:p><text:s/>54,8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896.413280481895" table:style-name="ce5">
            <text:p><text:s/>54,896<text:s/></text:p>
          </table:table-cell>
          <table:table-cell office:value-type="float" office:value="0.8768196779574825" table:style-name="ce6">
            <text:p>0.877</text:p>
          </table:table-cell>
          <table:table-cell office:value-type="float" office:value="48134.255413612998" table:style-name="ce5">
            <text:p><text:s/>48,134<text:s/></text:p>
          </table:table-cell>
          <table:table-cell office:value-type="float" office:value="1.0315320518987727" table:style-name="ce6">
            <text:p>1.032</text:p>
          </table:table-cell>
          <table:table-cell office:value-type="float" office:value="49652.027253423825" table:style-name="ce5">
            <text:p><text:s/>49,6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652.027253423825" table:style-name="ce5">
            <text:p><text:s/>49,652<text:s/></text:p>
          </table:table-cell>
          <table:table-cell office:value-type="float" office:value="0.89241445628531202" table:style-name="ce6">
            <text:p>0.892</text:p>
          </table:table-cell>
          <table:table-cell office:value-type="float" office:value="44310.186904827722" table:style-name="ce5">
            <text:p><text:s/>44,310<text:s/></text:p>
          </table:table-cell>
          <table:table-cell office:value-type="float" office:value="0.97155435992601258" table:style-name="ce6">
            <text:p>0.972</text:p>
          </table:table-cell>
          <table:table-cell office:value-type="float" office:value="43049.755276521879" table:style-name="ce5">
            <text:p><text:s/>43,0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049.755276521879" table:style-name="ce5">
            <text:p><text:s/>43,050<text:s/></text:p>
          </table:table-cell>
          <table:table-cell office:value-type="float" office:value="0.97034712338889795" table:style-name="ce6">
            <text:p>0.970</text:p>
          </table:table-cell>
          <table:table-cell office:value-type="float" office:value="41773.206195169034" table:style-name="ce5">
            <text:p><text:s/>41,773<text:s/></text:p>
          </table:table-cell>
          <table:table-cell office:value-type="float" office:value="0.99112570414552337" table:style-name="ce6">
            <text:p>0.991</text:p>
          </table:table-cell>
          <table:table-cell office:value-type="float" office:value="41402.498404603051" table:style-name="ce5">
            <text:p><text:s/>41,40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196.787236223943" table:style-name="ce5">
            <text:p><text:s/>23,19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196.787236223943" table:style-name="ce5">
            <text:p><text:s/>23,197<text:s/></text:p>
          </table:table-cell>
          <table:table-cell office:value-type="float" office:value="0.99776262798548943" table:style-name="ce6">
            <text:p>0.998</text:p>
          </table:table-cell>
          <table:table-cell office:value-type="float" office:value="23144.887393635061" table:style-name="ce5">
            <text:p><text:s/>23,145<text:s/></text:p>
          </table:table-cell>
          <table:table-cell office:value-type="float" office:value="1.2591793218959881" table:style-name="ce6">
            <text:p>1.259</text:p>
          </table:table-cell>
          <table:table-cell office:value-type="float" office:value="29143.563613676401" table:style-name="ce5">
            <text:p><text:s/>29,1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143.563613676401" table:style-name="ce5">
            <text:p><text:s/>29,144<text:s/></text:p>
          </table:table-cell>
          <table:table-cell office:value-type="float" office:value="1.0673608769680261" table:style-name="ce6">
            <text:p>1.067</text:p>
          </table:table-cell>
          <table:table-cell office:value-type="float" office:value="31106.699616667098" table:style-name="ce5">
            <text:p><text:s/>31,107<text:s/></text:p>
          </table:table-cell>
          <table:table-cell office:value-type="float" office:value="1.0921587575961347" table:style-name="ce6">
            <text:p>1.092</text:p>
          </table:table-cell>
          <table:table-cell office:value-type="float" office:value="33973.454406255296" table:style-name="ce5">
            <text:p><text:s/>33,9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973.454406255296" table:style-name="ce5">
            <text:p><text:s/>33,973<text:s/></text:p>
          </table:table-cell>
          <table:table-cell office:value-type="float" office:value="1.0887283925397613" table:style-name="ce6">
            <text:p>1.089</text:p>
          </table:table-cell>
          <table:table-cell office:value-type="float" office:value="36987.864404745204" table:style-name="ce5">
            <text:p><text:s/>36,988<text:s/></text:p>
          </table:table-cell>
          <table:table-cell office:value-type="float" office:value="1.1249242203994347" table:style-name="ce6">
            <text:p>1.125</text:p>
          </table:table-cell>
          <table:table-cell office:value-type="float" office:value="41608.544529748004" table:style-name="ce5">
            <text:p><text:s/>41,6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608.544529748004" table:style-name="ce5">
            <text:p><text:s/>41,609<text:s/></text:p>
          </table:table-cell>
          <table:table-cell office:value-type="float" office:value="1.0839647146153386" table:style-name="ce6">
            <text:p>1.084</text:p>
          </table:table-cell>
          <table:table-cell office:value-type="float" office:value="45102.194096747902" table:style-name="ce5">
            <text:p><text:s/>45,102<text:s/></text:p>
          </table:table-cell>
          <table:table-cell office:value-type="float" office:value="1.0521943476176059" table:style-name="ce6">
            <text:p>1.052</text:p>
          </table:table-cell>
          <table:table-cell office:value-type="float" office:value="47456.2736937503" table:style-name="ce5">
            <text:p><text:s/>47,4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456.2736937503" table:style-name="ce5">
            <text:p><text:s/>47,456<text:s/></text:p>
          </table:table-cell>
          <table:table-cell office:value-type="float" office:value="1.0645726675656682" table:style-name="ce6">
            <text:p>1.065</text:p>
          </table:table-cell>
          <table:table-cell office:value-type="float" office:value="50520.6518788822" table:style-name="ce5">
            <text:p><text:s/>50,521<text:s/></text:p>
          </table:table-cell>
          <table:table-cell office:value-type="float" office:value="1.1356152140569131" table:style-name="ce6">
            <text:p>1.136</text:p>
          </table:table-cell>
          <table:table-cell office:value-type="float" office:value="57372.0208977316" table:style-name="ce5">
            <text:p><text:s/>57,3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372.0208977316" table:style-name="ce5">
            <text:p><text:s/>57,372<text:s/></text:p>
          </table:table-cell>
          <table:table-cell office:value-type="float" office:value="1.0625976285258778" table:style-name="ce6">
            <text:p>1.063</text:p>
          </table:table-cell>
          <table:table-cell office:value-type="float" office:value="60963.373349666705" table:style-name="ce5">
            <text:p><text:s/>60,963<text:s/></text:p>
          </table:table-cell>
          <table:table-cell office:value-type="float" office:value="1.1032797869924027" table:style-name="ce6">
            <text:p>1.103</text:p>
          </table:table-cell>
          <table:table-cell office:value-type="float" office:value="67259.657563558605" table:style-name="ce5">
            <text:p><text:s/>67,2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259.657563558605" table:style-name="ce5">
            <text:p><text:s/>67,260<text:s/></text:p>
          </table:table-cell>
          <table:table-cell office:value-type="float" office:value="1.0002301489979839" table:style-name="ce6">
            <text:p>1.000</text:p>
          </table:table-cell>
          <table:table-cell office:value-type="float" office:value="67275.137306351608" table:style-name="ce5">
            <text:p><text:s/>67,275<text:s/></text:p>
          </table:table-cell>
          <table:table-cell office:value-type="float" office:value="1.1765045356529389" table:style-name="ce6">
            <text:p>1.177</text:p>
          </table:table-cell>
          <table:table-cell office:value-type="float" office:value="79149.5041775969" table:style-name="ce5">
            <text:p><text:s/>79,1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149.5041775969" table:style-name="ce5">
            <text:p><text:s/>79,150<text:s/></text:p>
          </table:table-cell>
          <table:table-cell office:value-type="float" office:value="1.1206513283779922" table:style-name="ce6">
            <text:p>1.121</text:p>
          </table:table-cell>
          <table:table-cell office:value-type="float" office:value="88698.996997083406" table:style-name="ce5">
            <text:p><text:s/>88,699<text:s/></text:p>
          </table:table-cell>
          <table:table-cell office:value-type="float" office:value="1.0515239931458149" table:style-name="ce6">
            <text:p>1.052</text:p>
          </table:table-cell>
          <table:table-cell office:value-type="float" office:value="93269.123510401798" table:style-name="ce5">
            <text:p><text:s/>93,2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3269.123510401798" table:style-name="ce5">
            <text:p><text:s/>93,269<text:s/></text:p>
          </table:table-cell>
          <table:table-cell office:value-type="float" office:value="1.0258906445685549" table:style-name="ce6">
            <text:p>1.026</text:p>
          </table:table-cell>
          <table:table-cell office:value-type="float" office:value="95683.921236430251" table:style-name="ce5">
            <text:p><text:s/>95,684<text:s/></text:p>
          </table:table-cell>
          <table:table-cell office:value-type="float" office:value="1.0865229430329391" table:style-name="ce6">
            <text:p>1.087</text:p>
          </table:table-cell>
          <table:table-cell office:value-type="float" office:value="103962.77570273814" table:style-name="ce5">
            <text:p><text:s/>103,9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3962.77570273814" table:style-name="ce5">
            <text:p><text:s/>103,963<text:s/></text:p>
          </table:table-cell>
          <table:table-cell office:value-type="float" office:value="1.0494842282643513" table:style-name="ce6">
            <text:p>1.049</text:p>
          </table:table-cell>
          <table:table-cell office:value-type="float" office:value="109107.293426608" table:style-name="ce5">
            <text:p><text:s/>109,107<text:s/></text:p>
          </table:table-cell>
          <table:table-cell office:value-type="float" office:value="1.1066027001188043" table:style-name="ce6">
            <text:p>1.107</text:p>
          </table:table-cell>
          <table:table-cell office:value-type="float" office:value="120738.42550853908" table:style-name="ce5">
            <text:p><text:s/>120,7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0738.42550853908" table:style-name="ce5">
            <text:p><text:s/>120,738<text:s/></text:p>
          </table:table-cell>
          <table:table-cell office:value-type="float" office:value="1.0365762291070344" table:style-name="ce6">
            <text:p>1.037</text:p>
          </table:table-cell>
          <table:table-cell office:value-type="float" office:value="125154.58182196201" table:style-name="ce5">
            <text:p><text:s/>125,155<text:s/></text:p>
          </table:table-cell>
          <table:table-cell office:value-type="float" office:value="1.0714874244728376" table:style-name="ce6">
            <text:p>1.071</text:p>
          </table:table-cell>
          <table:table-cell office:value-type="float" office:value="134101.56053738907" table:style-name="ce5">
            <text:p><text:s/>134,1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4101.56053738907" table:style-name="ce5">
            <text:p><text:s/>134,102<text:s/></text:p>
          </table:table-cell>
          <table:table-cell office:value-type="float" office:value="1.0476855001418497" table:style-name="ce6">
            <text:p>1.048</text:p>
          </table:table-cell>
          <table:table-cell office:value-type="float" office:value="140496.26052141702" table:style-name="ce5">
            <text:p><text:s/>140,496<text:s/></text:p>
          </table:table-cell>
          <table:table-cell office:value-type="float" office:value="1.0924216256025963" table:style-name="ce6">
            <text:p>1.092</text:p>
          </table:table-cell>
          <table:table-cell office:value-type="float" office:value="153481.15330989225" table:style-name="ce5">
            <text:p><text:s/>153,48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3481.15330989225" table:style-name="ce5">
            <text:p><text:s/>153,481<text:s/></text:p>
          </table:table-cell>
          <table:table-cell office:value-type="float" office:value="0.91750453774286422" table:style-name="ce6">
            <text:p>0.918</text:p>
          </table:table-cell>
          <table:table-cell office:value-type="float" office:value="140819.65461983436" table:style-name="ce5">
            <text:p><text:s/>140,820<text:s/></text:p>
          </table:table-cell>
          <table:table-cell office:value-type="float" office:value="1.0830704177761512" table:style-name="ce6">
            <text:p>1.083</text:p>
          </table:table-cell>
          <table:table-cell office:value-type="float" office:value="152517.60216019733" table:style-name="ce5">
            <text:p><text:s/>152,5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2517.60216019733" table:style-name="ce5">
            <text:p><text:s/>152,518<text:s/></text:p>
          </table:table-cell>
          <table:table-cell office:value-type="float" office:value="0.91213346758210512" table:style-name="ce6">
            <text:p>0.912</text:p>
          </table:table-cell>
          <table:table-cell office:value-type="float" office:value="139116.40932568876" table:style-name="ce5">
            <text:p><text:s/>139,116<text:s/></text:p>
          </table:table-cell>
          <table:table-cell office:value-type="float" office:value="1.1558963327694893" table:style-name="ce6">
            <text:p>1.156</text:p>
          </table:table-cell>
          <table:table-cell office:value-type="float" office:value="160804.14736762279" table:style-name="ce5">
            <text:p><text:s/>160,8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804.14736762279" table:style-name="ce5">
            <text:p><text:s/>160,804<text:s/></text:p>
          </table:table-cell>
          <table:table-cell office:value-type="float" office:value="1.0102530176832785" table:style-name="ce6">
            <text:p>1.010</text:p>
          </table:table-cell>
          <table:table-cell office:value-type="float" office:value="162452.87513412756" table:style-name="ce5">
            <text:p><text:s/>162,453<text:s/></text:p>
          </table:table-cell>
          <table:table-cell office:value-type="float" office:value="1.0524410037622667" table:style-name="ce6">
            <text:p>1.052</text:p>
          </table:table-cell>
          <table:table-cell office:value-type="float" office:value="170972.06697022737" table:style-name="ce5">
            <text:p><text:s/>170,9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0972.06697022737" table:style-name="ce5">
            <text:p><text:s/>170,972<text:s/></text:p>
          </table:table-cell>
          <table:table-cell office:value-type="float" office:value="1.0131183767669363" table:style-name="ce6">
            <text:p>1.013</text:p>
          </table:table-cell>
          <table:table-cell office:value-type="float" office:value="173214.94296136469" table:style-name="ce5">
            <text:p><text:s/>173,215<text:s/></text:p>
          </table:table-cell>
          <table:table-cell office:value-type="float" office:value="1.0276265809959753" table:style-name="ce6">
            <text:p>1.028</text:p>
          </table:table-cell>
          <table:table-cell office:value-type="float" office:value="178000.27961280005" table:style-name="ce5">
            <text:p><text:s/>178,0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810.3766096141389" table:style-name="ce5">
            <text:p><text:s/>8,81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810.3766096141389" table:style-name="ce5">
            <text:p><text:s/>8,810<text:s/></text:p>
          </table:table-cell>
          <table:table-cell office:value-type="float" office:value="0.99293680674238793" table:style-name="ce6">
            <text:p>0.993</text:p>
          </table:table-cell>
          <table:table-cell office:value-type="float" office:value="8748.1472169480894" table:style-name="ce5">
            <text:p><text:s/>8,748<text:s/></text:p>
          </table:table-cell>
          <table:table-cell office:value-type="float" office:value="1.0780694406282421" table:style-name="ce6">
            <text:p>1.078</text:p>
          </table:table-cell>
          <table:table-cell office:value-type="float" office:value="9431.1101767087403" table:style-name="ce5">
            <text:p><text:s/>9,43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431.1101767087403" table:style-name="ce5">
            <text:p><text:s/>9,431<text:s/></text:p>
          </table:table-cell>
          <table:table-cell office:value-type="float" office:value="1.0553575042267587" table:style-name="ce6">
            <text:p>1.055</text:p>
          </table:table-cell>
          <table:table-cell office:value-type="float" office:value="9953.1928981789206" table:style-name="ce5">
            <text:p><text:s/>9,953<text:s/></text:p>
          </table:table-cell>
          <table:table-cell office:value-type="float" office:value="1.0851282352801337" table:style-name="ce6">
            <text:p>1.085</text:p>
          </table:table-cell>
          <table:table-cell office:value-type="float" office:value="10800.490645003651" table:style-name="ce5">
            <text:p><text:s/>10,8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00.490645003651" table:style-name="ce5">
            <text:p><text:s/>10,800<text:s/></text:p>
          </table:table-cell>
          <table:table-cell office:value-type="float" office:value="1.1050266273542777" table:style-name="ce6">
            <text:p>1.105</text:p>
          </table:table-cell>
          <table:table-cell office:value-type="float" office:value="11934.82975121981" table:style-name="ce5">
            <text:p><text:s/>11,935<text:s/></text:p>
          </table:table-cell>
          <table:table-cell office:value-type="float" office:value="1.0398565446507591" table:style-name="ce6">
            <text:p>1.040</text:p>
          </table:table-cell>
          <table:table-cell office:value-type="float" office:value="12410.510826098511" table:style-name="ce5">
            <text:p><text:s/>12,41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410.510826098511" table:style-name="ce5">
            <text:p><text:s/>12,411<text:s/></text:p>
          </table:table-cell>
          <table:table-cell office:value-type="float" office:value="1.1096632456170532" table:style-name="ce6">
            <text:p>1.110</text:p>
          </table:table-cell>
          <table:table-cell office:value-type="float" office:value="13771.48772305405" table:style-name="ce5">
            <text:p><text:s/>13,771<text:s/></text:p>
          </table:table-cell>
          <table:table-cell office:value-type="float" office:value="1.0934617606876174" table:style-name="ce6">
            <text:p>1.093</text:p>
          </table:table-cell>
          <table:table-cell office:value-type="float" office:value="15058.59521293859" table:style-name="ce5">
            <text:p><text:s/>15,0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058.59521293859" table:style-name="ce5">
            <text:p><text:s/>15,059<text:s/></text:p>
          </table:table-cell>
          <table:table-cell office:value-type="float" office:value="1.0650413257144444" table:style-name="ce6">
            <text:p>1.065</text:p>
          </table:table-cell>
          <table:table-cell office:value-type="float" office:value="16038.0262089853" table:style-name="ce5">
            <text:p><text:s/>16,038<text:s/></text:p>
          </table:table-cell>
          <table:table-cell office:value-type="float" office:value="1.0992717136547985" table:style-name="ce6">
            <text:p>1.099</text:p>
          </table:table-cell>
          <table:table-cell office:value-type="float" office:value="17630.148554391842" table:style-name="ce5">
            <text:p><text:s/>17,6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630.148554391842" table:style-name="ce5">
            <text:p><text:s/>17,630<text:s/></text:p>
          </table:table-cell>
          <table:table-cell office:value-type="float" office:value="1.0563811006401633" table:style-name="ce6">
            <text:p>1.056</text:p>
          </table:table-cell>
          <table:table-cell office:value-type="float" office:value="18624.155734338041" table:style-name="ce5">
            <text:p><text:s/>18,624<text:s/></text:p>
          </table:table-cell>
          <table:table-cell office:value-type="float" office:value="1.0555608866716149" table:style-name="ce6">
            <text:p>1.056</text:p>
          </table:table-cell>
          <table:table-cell office:value-type="float" office:value="19658.9303404481" table:style-name="ce5">
            <text:p><text:s/>19,6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658.9303404481" table:style-name="ce5">
            <text:p><text:s/>19,659<text:s/></text:p>
          </table:table-cell>
          <table:table-cell office:value-type="float" office:value="1.0334099420360807" table:style-name="ce6">
            <text:p>1.033</text:p>
          </table:table-cell>
          <table:table-cell office:value-type="float" office:value="20315.734063613818" table:style-name="ce5">
            <text:p><text:s/>20,316<text:s/></text:p>
          </table:table-cell>
          <table:table-cell office:value-type="float" office:value="1.1122005454016088" table:style-name="ce6">
            <text:p>1.112</text:p>
          </table:table-cell>
          <table:table-cell office:value-type="float" office:value="22595.170505785332" table:style-name="ce5">
            <text:p><text:s/>22,5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595.170505785332" table:style-name="ce5">
            <text:p><text:s/>22,595<text:s/></text:p>
          </table:table-cell>
          <table:table-cell office:value-type="float" office:value="1.1073372271189645" table:style-name="ce6">
            <text:p>1.107</text:p>
          </table:table-cell>
          <table:table-cell office:value-type="float" office:value="25020.473454156541" table:style-name="ce5">
            <text:p><text:s/>25,020<text:s/></text:p>
          </table:table-cell>
          <table:table-cell office:value-type="float" office:value="1.0968663008317883" table:style-name="ce6">
            <text:p>1.097</text:p>
          </table:table-cell>
          <table:table-cell office:value-type="float" office:value="27444.114162720638" table:style-name="ce5">
            <text:p><text:s/>27,4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444.114162720638" table:style-name="ce5">
            <text:p><text:s/>27,444<text:s/></text:p>
          </table:table-cell>
          <table:table-cell office:value-type="float" office:value="1.0503368469239454" table:style-name="ce6">
            <text:p>1.050</text:p>
          </table:table-cell>
          <table:table-cell office:value-type="float" office:value="28825.564336292791" table:style-name="ce5">
            <text:p><text:s/>28,826<text:s/></text:p>
          </table:table-cell>
          <table:table-cell office:value-type="float" office:value="1.0687438632596176" table:style-name="ce6">
            <text:p>1.069</text:p>
          </table:table-cell>
          <table:table-cell office:value-type="float" office:value="30807.144989408211" table:style-name="ce5">
            <text:p><text:s/>30,8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807.144989408211" table:style-name="ce5">
            <text:p><text:s/>30,807<text:s/></text:p>
          </table:table-cell>
          <table:table-cell office:value-type="float" office:value="1.0685377074666909" table:style-name="ce6">
            <text:p>1.069</text:p>
          </table:table-cell>
          <table:table-cell office:value-type="float" office:value="32918.596080576201" table:style-name="ce5">
            <text:p><text:s/>32,919<text:s/></text:p>
          </table:table-cell>
          <table:table-cell office:value-type="float" office:value="1.1104091233770483" table:style-name="ce6">
            <text:p>1.110</text:p>
          </table:table-cell>
          <table:table-cell office:value-type="float" office:value="36553.109416635758" table:style-name="ce5">
            <text:p><text:s/>36,5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553.109416635758" table:style-name="ce5">
            <text:p><text:s/>36,553<text:s/></text:p>
          </table:table-cell>
          <table:table-cell office:value-type="float" office:value="1.0403104863238426" table:style-name="ce6">
            <text:p>1.040</text:p>
          </table:table-cell>
          <table:table-cell office:value-type="float" office:value="38026.58303386897" table:style-name="ce5">
            <text:p><text:s/>38,027<text:s/></text:p>
          </table:table-cell>
          <table:table-cell office:value-type="float" office:value="1.06797969275891" table:style-name="ce6">
            <text:p>1.068</text:p>
          </table:table-cell>
          <table:table-cell office:value-type="float" office:value="40611.618465182561" table:style-name="ce5">
            <text:p><text:s/>40,6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611.618465182561" table:style-name="ce5">
            <text:p><text:s/>40,612<text:s/></text:p>
          </table:table-cell>
          <table:table-cell office:value-type="float" office:value="1.0595452981954856" table:style-name="ce6">
            <text:p>1.060</text:p>
          </table:table-cell>
          <table:table-cell office:value-type="float" office:value="43029.849396893151" table:style-name="ce5">
            <text:p><text:s/>43,030<text:s/></text:p>
          </table:table-cell>
          <table:table-cell office:value-type="float" office:value="1.0934348829812162" table:style-name="ce6">
            <text:p>1.093</text:p>
          </table:table-cell>
          <table:table-cell office:value-type="float" office:value="47050.33833999122" table:style-name="ce5">
            <text:p><text:s/>47,0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7050.33833999122" table:style-name="ce5">
            <text:p><text:s/>47,050<text:s/></text:p>
          </table:table-cell>
          <table:table-cell office:value-type="float" office:value="0.91858040187482626" table:style-name="ce6">
            <text:p>0.919</text:p>
          </table:table-cell>
          <table:table-cell office:value-type="float" office:value="43219.518700695677" table:style-name="ce5">
            <text:p><text:s/>43,220<text:s/></text:p>
          </table:table-cell>
          <table:table-cell office:value-type="float" office:value="1.1339814031867452" table:style-name="ce6">
            <text:p>1.134</text:p>
          </table:table-cell>
          <table:table-cell office:value-type="float" office:value="49010.130461270659" table:style-name="ce5">
            <text:p><text:s/>49,0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010.130461270659" table:style-name="ce5">
            <text:p><text:s/>49,010<text:s/></text:p>
          </table:table-cell>
          <table:table-cell office:value-type="float" office:value="0.91990134087813158" table:style-name="ce6">
            <text:p>0.920</text:p>
          </table:table-cell>
          <table:table-cell office:value-type="float" office:value="45084.484727935043" table:style-name="ce5">
            <text:p><text:s/>45,084<text:s/></text:p>
          </table:table-cell>
          <table:table-cell office:value-type="float" office:value="1.1473243691304846" table:style-name="ce6">
            <text:p>1.147</text:p>
          </table:table-cell>
          <table:table-cell office:value-type="float" office:value="51726.527998051039" table:style-name="ce5">
            <text:p><text:s/>51,7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726.527998051039" table:style-name="ce5">
            <text:p><text:s/>51,727<text:s/></text:p>
          </table:table-cell>
          <table:table-cell office:value-type="float" office:value="1.0145564175114665" table:style-name="ce6">
            <text:p>1.015</text:p>
          </table:table-cell>
          <table:table-cell office:value-type="float" office:value="52479.480936009233" table:style-name="ce5">
            <text:p><text:s/>52,479<text:s/></text:p>
          </table:table-cell>
          <table:table-cell office:value-type="float" office:value="1.0434622584662752" table:style-name="ce6">
            <text:p>1.043</text:p>
          </table:table-cell>
          <table:table-cell office:value-type="float" office:value="54760.357700626024" table:style-name="ce5">
            <text:p><text:s/>54,7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760.357700626024" table:style-name="ce5">
            <text:p><text:s/>54,760<text:s/></text:p>
          </table:table-cell>
          <table:table-cell office:value-type="float" office:value="1.0147766785840471" table:style-name="ce6">
            <text:p>1.015</text:p>
          </table:table-cell>
          <table:table-cell office:value-type="float" office:value="55569.533905515615" table:style-name="ce5">
            <text:p><text:s/>55,570<text:s/></text:p>
          </table:table-cell>
          <table:table-cell office:value-type="float" office:value="1.0874506162430626" table:style-name="ce6">
            <text:p>1.087</text:p>
          </table:table-cell>
          <table:table-cell office:value-type="float" office:value="60429.123889892726" table:style-name="ce5">
            <text:p><text:s/>60,4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386.410626609802" table:style-name="ce5">
            <text:p><text:s/>14,3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386.410626609802" table:style-name="ce5">
            <text:p><text:s/>14,386<text:s/></text:p>
          </table:table-cell>
          <table:table-cell office:value-type="float" office:value="1.0007180074547617" table:style-name="ce6">
            <text:p>1.001</text:p>
          </table:table-cell>
          <table:table-cell office:value-type="float" office:value="14396.74017668697" table:style-name="ce5">
            <text:p><text:s/>14,397<text:s/></text:p>
          </table:table-cell>
          <table:table-cell office:value-type="float" office:value="1.3692303393019878" table:style-name="ce6">
            <text:p>1.369</text:p>
          </table:table-cell>
          <table:table-cell office:value-type="float" office:value="19712.453436967658" table:style-name="ce5">
            <text:p><text:s/>19,7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712.453436967658" table:style-name="ce5">
            <text:p><text:s/>19,712<text:s/></text:p>
          </table:table-cell>
          <table:table-cell office:value-type="float" office:value="1.0731036999594401" table:style-name="ce6">
            <text:p>1.073</text:p>
          </table:table-cell>
          <table:table-cell office:value-type="float" office:value="21153.506718488177" table:style-name="ce5">
            <text:p><text:s/>21,154<text:s/></text:p>
          </table:table-cell>
          <table:table-cell office:value-type="float" office:value="1.095466773884751" table:style-name="ce6">
            <text:p>1.095</text:p>
          </table:table-cell>
          <table:table-cell office:value-type="float" office:value="23172.963761251649" table:style-name="ce5">
            <text:p><text:s/>23,1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172.963761251649" table:style-name="ce5">
            <text:p><text:s/>23,173<text:s/></text:p>
          </table:table-cell>
          <table:table-cell office:value-type="float" office:value="1.081132086151944" table:style-name="ce6">
            <text:p>1.081</text:p>
          </table:table-cell>
          <table:table-cell office:value-type="float" office:value="25053.034653525392" table:style-name="ce5">
            <text:p><text:s/>25,053<text:s/></text:p>
          </table:table-cell>
          <table:table-cell office:value-type="float" office:value="1.1654489808299862" table:style-name="ce6">
            <text:p>1.165</text:p>
          </table:table-cell>
          <table:table-cell office:value-type="float" office:value="29198.033703649489" table:style-name="ce5">
            <text:p><text:s/>29,1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198.033703649489" table:style-name="ce5">
            <text:p><text:s/>29,198<text:s/></text:p>
          </table:table-cell>
          <table:table-cell office:value-type="float" office:value="1.0730416538212912" table:style-name="ce6">
            <text:p>1.073</text:p>
          </table:table-cell>
          <table:table-cell office:value-type="float" office:value="31330.706373693851" table:style-name="ce5">
            <text:p><text:s/>31,331<text:s/></text:p>
          </table:table-cell>
          <table:table-cell office:value-type="float" office:value="1.0340551564459368" table:style-name="ce6">
            <text:p>1.034</text:p>
          </table:table-cell>
          <table:table-cell office:value-type="float" office:value="32397.678480811708" table:style-name="ce5">
            <text:p><text:s/>32,3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397.678480811708" table:style-name="ce5">
            <text:p><text:s/>32,398<text:s/></text:p>
          </table:table-cell>
          <table:table-cell office:value-type="float" office:value="1.0643548330266954" table:style-name="ce6">
            <text:p>1.064</text:p>
          </table:table-cell>
          <table:table-cell office:value-type="float" office:value="34482.625669896901" table:style-name="ce5">
            <text:p><text:s/>34,483<text:s/></text:p>
          </table:table-cell>
          <table:table-cell office:value-type="float" office:value="1.1525187415769831" table:style-name="ce6">
            <text:p>1.153</text:p>
          </table:table-cell>
          <table:table-cell office:value-type="float" office:value="39741.872343339754" table:style-name="ce5">
            <text:p><text:s/>39,7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741.872343339754" table:style-name="ce5">
            <text:p><text:s/>39,742<text:s/></text:p>
          </table:table-cell>
          <table:table-cell office:value-type="float" office:value="1.0653553825936988" table:style-name="ce6">
            <text:p>1.065</text:p>
          </table:table-cell>
          <table:table-cell office:value-type="float" office:value="42339.217615328656" table:style-name="ce5">
            <text:p><text:s/>42,339<text:s/></text:p>
          </table:table-cell>
          <table:table-cell office:value-type="float" office:value="1.1242703551016244" table:style-name="ce6">
            <text:p>1.124</text:p>
          </table:table-cell>
          <table:table-cell office:value-type="float" office:value="47600.727223110502" table:style-name="ce5">
            <text:p><text:s/>47,6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600.727223110502" table:style-name="ce5">
            <text:p><text:s/>47,601<text:s/></text:p>
          </table:table-cell>
          <table:table-cell office:value-type="float" office:value="0.98652701297257994" table:style-name="ce6">
            <text:p>0.987</text:p>
          </table:table-cell>
          <table:table-cell office:value-type="float" office:value="46959.403242737775" table:style-name="ce5">
            <text:p><text:s/>46,959<text:s/></text:p>
          </table:table-cell>
          <table:table-cell office:value-type="float" office:value="1.2043239429486923" table:style-name="ce6">
            <text:p>1.204</text:p>
          </table:table-cell>
          <table:table-cell office:value-type="float" office:value="56554.333671811561" table:style-name="ce5">
            <text:p><text:s/>56,5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554.333671811561" table:style-name="ce5">
            <text:p><text:s/>56,554<text:s/></text:p>
          </table:table-cell>
          <table:table-cell office:value-type="float" office:value="1.1259707153912808" table:style-name="ce6">
            <text:p>1.126</text:p>
          </table:table-cell>
          <table:table-cell office:value-type="float" office:value="63678.523542926865" table:style-name="ce5">
            <text:p><text:s/>63,679<text:s/></text:p>
          </table:table-cell>
          <table:table-cell office:value-type="float" office:value="1.0337081591300921" table:style-name="ce6">
            <text:p>1.034</text:p>
          </table:table-cell>
          <table:table-cell office:value-type="float" office:value="65825.009347681145" table:style-name="ce5">
            <text:p><text:s/>65,8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825.009347681145" table:style-name="ce5">
            <text:p><text:s/>65,825<text:s/></text:p>
          </table:table-cell>
          <table:table-cell office:value-type="float" office:value="1.0156984034289804" table:style-name="ce6">
            <text:p>1.016</text:p>
          </table:table-cell>
          <table:table-cell office:value-type="float" office:value="66858.356900137471" table:style-name="ce5">
            <text:p><text:s/>66,858<text:s/></text:p>
          </table:table-cell>
          <table:table-cell office:value-type="float" office:value="1.0941882825896894" table:style-name="ce6">
            <text:p>1.094</text:p>
          </table:table-cell>
          <table:table-cell office:value-type="float" office:value="73155.630713329927" table:style-name="ce5">
            <text:p><text:s/>73,1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155.630713329927" table:style-name="ce5">
            <text:p><text:s/>73,156<text:s/></text:p>
          </table:table-cell>
          <table:table-cell office:value-type="float" office:value="1.0414604672685737" table:style-name="ce6">
            <text:p>1.041</text:p>
          </table:table-cell>
          <table:table-cell office:value-type="float" office:value="76188.697346031797" table:style-name="ce5">
            <text:p><text:s/>76,189<text:s/></text:p>
          </table:table-cell>
          <table:table-cell office:value-type="float" office:value="1.1049580715306457" table:style-name="ce6">
            <text:p>1.105</text:p>
          </table:table-cell>
          <table:table-cell office:value-type="float" office:value="84185.316091903325" table:style-name="ce5">
            <text:p><text:s/>84,1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4185.316091903325" table:style-name="ce5">
            <text:p><text:s/>84,185<text:s/></text:p>
          </table:table-cell>
          <table:table-cell office:value-type="float" office:value="1.0349548214914017" table:style-name="ce6">
            <text:p>1.035</text:p>
          </table:table-cell>
          <table:table-cell office:value-type="float" office:value="87127.998788093028" table:style-name="ce5">
            <text:p><text:s/>87,128<text:s/></text:p>
          </table:table-cell>
          <table:table-cell office:value-type="float" office:value="1.0730183565857696" table:style-name="ce6">
            <text:p>1.073</text:p>
          </table:table-cell>
          <table:table-cell office:value-type="float" office:value="93489.942072206512" table:style-name="ce5">
            <text:p><text:s/>93,4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3489.942072206512" table:style-name="ce5">
            <text:p><text:s/>93,490<text:s/></text:p>
          </table:table-cell>
          <table:table-cell office:value-type="float" office:value="1.0425336561792513" table:style-name="ce6">
            <text:p>1.043</text:p>
          </table:table-cell>
          <table:table-cell office:value-type="float" office:value="97466.41112452386" table:style-name="ce5">
            <text:p><text:s/>97,466<text:s/></text:p>
          </table:table-cell>
          <table:table-cell office:value-type="float" office:value="1.0919742888031876" table:style-name="ce6">
            <text:p>1.092</text:p>
          </table:table-cell>
          <table:table-cell office:value-type="float" office:value="106430.81496990102" table:style-name="ce5">
            <text:p><text:s/>106,4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6430.81496990102" table:style-name="ce5">
            <text:p><text:s/>106,431<text:s/></text:p>
          </table:table-cell>
          <table:table-cell office:value-type="float" office:value="0.9170289257555746" table:style-name="ce6">
            <text:p>0.917</text:p>
          </table:table-cell>
          <table:table-cell office:value-type="float" office:value="97600.135919138673" table:style-name="ce5">
            <text:p><text:s/>97,600<text:s/></text:p>
          </table:table-cell>
          <table:table-cell office:value-type="float" office:value="1.0605258970610676" table:style-name="ce6">
            <text:p>1.061</text:p>
          </table:table-cell>
          <table:table-cell office:value-type="float" office:value="103507.47169892666" table:style-name="ce5">
            <text:p><text:s/>103,5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3507.47169892666" table:style-name="ce5">
            <text:p><text:s/>103,507<text:s/></text:p>
          </table:table-cell>
          <table:table-cell office:value-type="float" office:value="0.90845542891111675" table:style-name="ce6">
            <text:p>0.908</text:p>
          </table:table-cell>
          <table:table-cell office:value-type="float" office:value="94031.924597753707" table:style-name="ce5">
            <text:p><text:s/>94,032<text:s/></text:p>
          </table:table-cell>
          <table:table-cell office:value-type="float" office:value="1.1600062408185301" table:style-name="ce6">
            <text:p>1.160</text:p>
          </table:table-cell>
          <table:table-cell office:value-type="float" office:value="109077.61936957177" table:style-name="ce5">
            <text:p><text:s/>109,0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9077.61936957177" table:style-name="ce5">
            <text:p><text:s/>109,078<text:s/></text:p>
          </table:table-cell>
          <table:table-cell office:value-type="float" office:value="1.0082122697004556" table:style-name="ce6">
            <text:p>1.008</text:p>
          </table:table-cell>
          <table:table-cell office:value-type="float" office:value="109973.39419811833" table:style-name="ce5">
            <text:p><text:s/>109,973<text:s/></text:p>
          </table:table-cell>
          <table:table-cell office:value-type="float" office:value="1.0567256754869694" table:style-name="ce6">
            <text:p>1.057</text:p>
          </table:table-cell>
          <table:table-cell office:value-type="float" office:value="116211.70926960136" table:style-name="ce5">
            <text:p><text:s/>116,2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211.70926960136" table:style-name="ce5">
            <text:p><text:s/>116,212<text:s/></text:p>
          </table:table-cell>
          <table:table-cell office:value-type="float" office:value="1.0123369649690086" table:style-name="ce6">
            <text:p>1.012</text:p>
          </table:table-cell>
          <table:table-cell office:value-type="float" office:value="117645.40905584906" table:style-name="ce5">
            <text:p><text:s/>117,645<text:s/></text:p>
          </table:table-cell>
          <table:table-cell office:value-type="float" office:value="0.99936883781919195" table:style-name="ce6">
            <text:p>0.999</text:p>
          </table:table-cell>
          <table:table-cell office:value-type="float" office:value="117571.15572290732" table:style-name="ce5">
            <text:p><text:s/>117,57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470.02036655031" table:style-name="ce5">
            <text:p><text:s/>13,4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470.02036655031" table:style-name="ce5">
            <text:p><text:s/>13,470<text:s/></text:p>
          </table:table-cell>
          <table:table-cell office:value-type="float" office:value="0.95825590559368357" table:style-name="ce6">
            <text:p>0.958</text:p>
          </table:table-cell>
          <table:table-cell office:value-type="float" office:value="12907.726564714028" table:style-name="ce5">
            <text:p><text:s/>12,908<text:s/></text:p>
          </table:table-cell>
          <table:table-cell office:value-type="float" office:value="1.3145291934153509" table:style-name="ce6">
            <text:p>1.315</text:p>
          </table:table-cell>
          <table:table-cell office:value-type="float" office:value="16967.583389939431" table:style-name="ce5">
            <text:p><text:s/>16,9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967.583389939431" table:style-name="ce5">
            <text:p><text:s/>16,968<text:s/></text:p>
          </table:table-cell>
          <table:table-cell office:value-type="float" office:value="1.0680632274022537" table:style-name="ce6">
            <text:p>1.068</text:p>
          </table:table-cell>
          <table:table-cell office:value-type="float" office:value="18122.451876675579" table:style-name="ce5">
            <text:p><text:s/>18,122<text:s/></text:p>
          </table:table-cell>
          <table:table-cell office:value-type="float" office:value="0.99056031627799745" table:style-name="ce6">
            <text:p>0.991</text:p>
          </table:table-cell>
          <table:table-cell office:value-type="float" office:value="17951.381662692551" table:style-name="ce5">
            <text:p><text:s/>17,9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951.381662692551" table:style-name="ce5">
            <text:p><text:s/>17,951<text:s/></text:p>
          </table:table-cell>
          <table:table-cell office:value-type="float" office:value="1.0504785762967135" table:style-name="ce6">
            <text:p>1.050</text:p>
          </table:table-cell>
          <table:table-cell office:value-type="float" office:value="18857.541851584203" table:style-name="ce5">
            <text:p><text:s/>18,858<text:s/></text:p>
          </table:table-cell>
          <table:table-cell office:value-type="float" office:value="1.1082950710683321" table:style-name="ce6">
            <text:p>1.108</text:p>
          </table:table-cell>
          <table:table-cell office:value-type="float" office:value="20899.720686575562" table:style-name="ce5">
            <text:p><text:s/>20,90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899.720686575562" table:style-name="ce5">
            <text:p><text:s/>20,900<text:s/></text:p>
          </table:table-cell>
          <table:table-cell office:value-type="float" office:value="1.0517031560357892" table:style-name="ce6">
            <text:p>1.052</text:p>
          </table:table-cell>
          <table:table-cell office:value-type="float" office:value="21980.30220633799" table:style-name="ce5">
            <text:p><text:s/>21,980<text:s/></text:p>
          </table:table-cell>
          <table:table-cell office:value-type="float" office:value="1.1192272727770229" table:style-name="ce6">
            <text:p>1.119</text:p>
          </table:table-cell>
          <table:table-cell office:value-type="float" office:value="24600.953693214451" table:style-name="ce5">
            <text:p><text:s/>24,6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600.953693214451" table:style-name="ce5">
            <text:p><text:s/>24,601<text:s/></text:p>
          </table:table-cell>
          <table:table-cell office:value-type="float" office:value="1.0700079826005655" table:style-name="ce6">
            <text:p>1.070</text:p>
          </table:table-cell>
          <table:table-cell office:value-type="float" office:value="26323.216831326328" table:style-name="ce5">
            <text:p><text:s/>26,323<text:s/></text:p>
          </table:table-cell>
          <table:table-cell office:value-type="float" office:value="1.0159354131142591" table:style-name="ce6">
            <text:p>1.016</text:p>
          </table:table-cell>
          <table:table-cell office:value-type="float" office:value="26742.688166029733" table:style-name="ce5">
            <text:p><text:s/>26,7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742.688166029733" table:style-name="ce5">
            <text:p><text:s/>26,743<text:s/></text:p>
          </table:table-cell>
          <table:table-cell office:value-type="float" office:value="1.0877011511192776" table:style-name="ce6">
            <text:p>1.088</text:p>
          </table:table-cell>
          <table:table-cell office:value-type="float" office:value="29088.05270221442" table:style-name="ce5">
            <text:p><text:s/>29,088<text:s/></text:p>
          </table:table-cell>
          <table:table-cell office:value-type="float" office:value="1.0806632327545067" table:style-name="ce6">
            <text:p>1.081</text:p>
          </table:table-cell>
          <table:table-cell office:value-type="float" office:value="31434.3890677085" table:style-name="ce5">
            <text:p><text:s/>31,4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434.3890677085" table:style-name="ce5">
            <text:p><text:s/>31,434<text:s/></text:p>
          </table:table-cell>
          <table:table-cell office:value-type="float" office:value="0.9631770222013617" table:style-name="ce6">
            <text:p>0.963</text:p>
          </table:table-cell>
          <table:table-cell office:value-type="float" office:value="30276.881256954508" table:style-name="ce5">
            <text:p><text:s/>30,277<text:s/></text:p>
          </table:table-cell>
          <table:table-cell office:value-type="float" office:value="1.1208939009602792" table:style-name="ce6">
            <text:p>1.121</text:p>
          </table:table-cell>
          <table:table-cell office:value-type="float" office:value="33937.171541018899" table:style-name="ce5">
            <text:p><text:s/>33,9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937.171541018899" table:style-name="ce5">
            <text:p><text:s/>33,937<text:s/></text:p>
          </table:table-cell>
          <table:table-cell office:value-type="float" office:value="1.1071436381406059" table:style-name="ce6">
            <text:p>1.107</text:p>
          </table:table-cell>
          <table:table-cell office:value-type="float" office:value="37573.323568125503" table:style-name="ce5">
            <text:p><text:s/>37,573<text:s/></text:p>
          </table:table-cell>
          <table:table-cell office:value-type="float" office:value="0.96481938179057636" table:style-name="ce6">
            <text:p>0.965</text:p>
          </table:table-cell>
          <table:table-cell office:value-type="float" office:value="36251.470816816138" table:style-name="ce5">
            <text:p><text:s/>36,2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251.470816816138" table:style-name="ce5">
            <text:p><text:s/>36,251<text:s/></text:p>
          </table:table-cell>
          <table:table-cell office:value-type="float" office:value="1.0644706471453464" table:style-name="ce6">
            <text:p>1.064</text:p>
          </table:table-cell>
          <table:table-cell office:value-type="float" office:value="38588.626600346914" table:style-name="ce5">
            <text:p><text:s/>38,589<text:s/></text:p>
          </table:table-cell>
          <table:table-cell office:value-type="float" office:value="1.1099088001852853" table:style-name="ce6">
            <text:p>1.110</text:p>
          </table:table-cell>
          <table:table-cell office:value-type="float" office:value="42829.856250789031" table:style-name="ce5">
            <text:p><text:s/>42,83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2829.856250789031" table:style-name="ce5">
            <text:p><text:s/>42,830<text:s/></text:p>
          </table:table-cell>
          <table:table-cell office:value-type="float" office:value="1.06239821096373" table:style-name="ce6">
            <text:p>1.062</text:p>
          </table:table-cell>
          <table:table-cell office:value-type="float" office:value="45502.362656671998" table:style-name="ce5">
            <text:p><text:s/>45,502<text:s/></text:p>
          </table:table-cell>
          <table:table-cell office:value-type="float" office:value="0.99941648872635069" table:style-name="ce6">
            <text:p>0.999</text:p>
          </table:table-cell>
          <table:table-cell office:value-type="float" office:value="45475.811515084155" table:style-name="ce5">
            <text:p><text:s/>45,47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475.811515084155" table:style-name="ce5">
            <text:p><text:s/>45,476<text:s/></text:p>
          </table:table-cell>
          <table:table-cell office:value-type="float" office:value="1.0235397177173029" table:style-name="ce6">
            <text:p>1.024</text:p>
          </table:table-cell>
          <table:table-cell office:value-type="float" office:value="46546.299281114501" table:style-name="ce5">
            <text:p><text:s/>46,546<text:s/></text:p>
          </table:table-cell>
          <table:table-cell office:value-type="float" office:value="1.1146523497968059" table:style-name="ce6">
            <text:p>1.115</text:p>
          </table:table-cell>
          <table:table-cell office:value-type="float" office:value="51882.941868039656" table:style-name="ce5">
            <text:p><text:s/>51,8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882.941868039656" table:style-name="ce5">
            <text:p><text:s/>51,883<text:s/></text:p>
          </table:table-cell>
          <table:table-cell office:value-type="float" office:value="1.0699168856997778" table:style-name="ce6">
            <text:p>1.070</text:p>
          </table:table-cell>
          <table:table-cell office:value-type="float" office:value="55510.4355843956" table:style-name="ce5">
            <text:p><text:s/>55,510<text:s/></text:p>
          </table:table-cell>
          <table:table-cell office:value-type="float" office:value="1.0153965599422288" table:style-name="ce6">
            <text:p>1.015</text:p>
          </table:table-cell>
          <table:table-cell office:value-type="float" office:value="56365.105333289976" table:style-name="ce5">
            <text:p><text:s/>56,36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6365.105333289976" table:style-name="ce5">
            <text:p><text:s/>56,365<text:s/></text:p>
          </table:table-cell>
          <table:table-cell office:value-type="float" office:value="0.9638670521638204" table:style-name="ce6">
            <text:p>0.964</text:p>
          </table:table-cell>
          <table:table-cell office:value-type="float" office:value="54328.467922501441" table:style-name="ce5">
            <text:p><text:s/>54,328<text:s/></text:p>
          </table:table-cell>
          <table:table-cell office:value-type="float" office:value="1.1356935979953857" table:style-name="ce6">
            <text:p>1.136</text:p>
          </table:table-cell>
          <table:table-cell office:value-type="float" office:value="61700.493208482556" table:style-name="ce5">
            <text:p><text:s/>61,7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700.493208482556" table:style-name="ce5">
            <text:p><text:s/>61,700<text:s/></text:p>
          </table:table-cell>
          <table:table-cell office:value-type="float" office:value="0.91580099982647334" table:style-name="ce6">
            <text:p>0.916</text:p>
          </table:table-cell>
          <table:table-cell office:value-type="float" office:value="56505.373370114852" table:style-name="ce5">
            <text:p><text:s/>56,505<text:s/></text:p>
          </table:table-cell>
          <table:table-cell office:value-type="float" office:value="1.0925465818286721" table:style-name="ce6">
            <text:p>1.093</text:p>
          </table:table-cell>
          <table:table-cell office:value-type="float" office:value="61734.752530471866" table:style-name="ce5">
            <text:p><text:s/>61,7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734.752530471866" table:style-name="ce5">
            <text:p><text:s/>61,735<text:s/></text:p>
          </table:table-cell>
          <table:table-cell office:value-type="float" office:value="1.0344092752742102" table:style-name="ce6">
            <text:p>1.034</text:p>
          </table:table-cell>
          <table:table-cell office:value-type="float" office:value="63859.000624278124" table:style-name="ce5">
            <text:p><text:s/>63,859<text:s/></text:p>
          </table:table-cell>
          <table:table-cell office:value-type="float" office:value="1.0363238643064159" table:style-name="ce6">
            <text:p>1.036</text:p>
          </table:table-cell>
          <table:table-cell office:value-type="float" office:value="66178.606297697726" table:style-name="ce5">
            <text:p><text:s/>66,1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178.606297697726" table:style-name="ce5">
            <text:p><text:s/>66,179<text:s/></text:p>
          </table:table-cell>
          <table:table-cell office:value-type="float" office:value="1.0444202132154101" table:style-name="ce6">
            <text:p>1.044</text:p>
          </table:table-cell>
          <table:table-cell office:value-type="float" office:value="69118.274099740142" table:style-name="ce5">
            <text:p><text:s/>69,118<text:s/></text:p>
          </table:table-cell>
          <table:table-cell office:value-type="float" office:value="1.0380967144409365" table:style-name="ce6">
            <text:p>1.038</text:p>
          </table:table-cell>
          <table:table-cell office:value-type="float" office:value="71751.453250768333" table:style-name="ce5">
            <text:p><text:s/>71,7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39.1077323297004" table:style-name="ce5">
            <text:p><text:s/>8,03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039.1077323297004" table:style-name="ce5">
            <text:p><text:s/>8,039<text:s/></text:p>
          </table:table-cell>
          <table:table-cell office:value-type="float" office:value="0.9511155024950233" table:style-name="ce6">
            <text:p>0.951</text:p>
          </table:table-cell>
          <table:table-cell office:value-type="float" office:value="7646.1199904463901" table:style-name="ce5">
            <text:p><text:s/>7,646<text:s/></text:p>
          </table:table-cell>
          <table:table-cell office:value-type="float" office:value="1.4573013602005658" table:style-name="ce6">
            <text:p>1.457</text:p>
          </table:table-cell>
          <table:table-cell office:value-type="float" office:value="11142.701062334261" table:style-name="ce5">
            <text:p><text:s/>11,14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142.701062334261" table:style-name="ce5">
            <text:p><text:s/>11,143<text:s/></text:p>
          </table:table-cell>
          <table:table-cell office:value-type="float" office:value="1.0567190664778556" table:style-name="ce6">
            <text:p>1.057</text:p>
          </table:table-cell>
          <table:table-cell office:value-type="float" office:value="11774.70466463167" table:style-name="ce5">
            <text:p><text:s/>11,775<text:s/></text:p>
          </table:table-cell>
          <table:table-cell office:value-type="float" office:value="0.9168661601113347" table:style-name="ce6">
            <text:p>0.917</text:p>
          </table:table-cell>
          <table:table-cell office:value-type="float" office:value="10795.828252305861" table:style-name="ce5">
            <text:p><text:s/>10,7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95.828252305861" table:style-name="ce5">
            <text:p><text:s/>10,796<text:s/></text:p>
          </table:table-cell>
          <table:table-cell office:value-type="float" office:value="1.0639205975456036" table:style-name="ce6">
            <text:p>1.064</text:p>
          </table:table-cell>
          <table:table-cell office:value-type="float" office:value="11485.904045192961" table:style-name="ce5">
            <text:p><text:s/>11,486<text:s/></text:p>
          </table:table-cell>
          <table:table-cell office:value-type="float" office:value="1.1404661742361957" table:style-name="ce6">
            <text:p>1.140</text:p>
          </table:table-cell>
          <table:table-cell office:value-type="float" office:value="13099.28504406526" table:style-name="ce5">
            <text:p><text:s/>13,0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099.28504406526" table:style-name="ce5">
            <text:p><text:s/>13,099<text:s/></text:p>
          </table:table-cell>
          <table:table-cell office:value-type="float" office:value="1.0636328101338763" table:style-name="ce6">
            <text:p>1.064</text:p>
          </table:table-cell>
          <table:table-cell office:value-type="float" office:value="13932.829362163789" table:style-name="ce5">
            <text:p><text:s/>13,933<text:s/></text:p>
          </table:table-cell>
          <table:table-cell office:value-type="float" office:value="1.1494985156803132" table:style-name="ce6">
            <text:p>1.149</text:p>
          </table:table-cell>
          <table:table-cell office:value-type="float" office:value="16015.76667103436" table:style-name="ce5">
            <text:p><text:s/>16,0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015.76667103436" table:style-name="ce5">
            <text:p><text:s/>16,016<text:s/></text:p>
          </table:table-cell>
          <table:table-cell office:value-type="float" office:value="1.0733382765471113" table:style-name="ce6">
            <text:p>1.073</text:p>
          </table:table-cell>
          <table:table-cell office:value-type="float" office:value="17190.335396268689" table:style-name="ce5">
            <text:p><text:s/>17,190<text:s/></text:p>
          </table:table-cell>
          <table:table-cell office:value-type="float" office:value="0.9520753695178048" table:style-name="ce6">
            <text:p>0.952</text:p>
          </table:table-cell>
          <table:table-cell office:value-type="float" office:value="16366.49492453751" table:style-name="ce5">
            <text:p><text:s/>16,3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366.49492453751" table:style-name="ce5">
            <text:p><text:s/>16,366<text:s/></text:p>
          </table:table-cell>
          <table:table-cell office:value-type="float" office:value="1.0829959596968057" table:style-name="ce6">
            <text:p>1.083</text:p>
          </table:table-cell>
          <table:table-cell office:value-type="float" office:value="17724.847877672401" table:style-name="ce5">
            <text:p><text:s/>17,725<text:s/></text:p>
          </table:table-cell>
          <table:table-cell office:value-type="float" office:value="1.0633434410057716" table:style-name="ce6">
            <text:p>1.063</text:p>
          </table:table-cell>
          <table:table-cell office:value-type="float" office:value="18847.600733548021" table:style-name="ce5">
            <text:p><text:s/>18,8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847.600733548021" table:style-name="ce5">
            <text:p><text:s/>18,848<text:s/></text:p>
          </table:table-cell>
          <table:table-cell office:value-type="float" office:value="0.97336921027646661" table:style-name="ce6">
            <text:p>0.973</text:p>
          </table:table-cell>
          <table:table-cell office:value-type="float" office:value="18345.674241619789" table:style-name="ce5">
            <text:p><text:s/>18,346<text:s/></text:p>
          </table:table-cell>
          <table:table-cell office:value-type="float" office:value="1.0912437566598199" table:style-name="ce6">
            <text:p>1.091</text:p>
          </table:table-cell>
          <table:table-cell office:value-type="float" office:value="20019.602477882469" table:style-name="ce5">
            <text:p><text:s/>20,0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019.602477882469" table:style-name="ce5">
            <text:p><text:s/>20,020<text:s/></text:p>
          </table:table-cell>
          <table:table-cell office:value-type="float" office:value="1.0963041063292296" table:style-name="ce6">
            <text:p>1.096</text:p>
          </table:table-cell>
          <table:table-cell office:value-type="float" office:value="21947.572403581373" table:style-name="ce5">
            <text:p><text:s/>21,948<text:s/></text:p>
          </table:table-cell>
          <table:table-cell office:value-type="float" office:value="0.89456093698709316" table:style-name="ce6">
            <text:p>0.895</text:p>
          </table:table-cell>
          <table:table-cell office:value-type="float" office:value="19633.440933939819" table:style-name="ce5">
            <text:p><text:s/>19,6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633.440933939819" table:style-name="ce5">
            <text:p><text:s/>19,633<text:s/></text:p>
          </table:table-cell>
          <table:table-cell office:value-type="float" office:value="1.0665509768962396" table:style-name="ce6">
            <text:p>1.067</text:p>
          </table:table-cell>
          <table:table-cell office:value-type="float" office:value="20940.065607928133" table:style-name="ce5">
            <text:p><text:s/>20,940<text:s/></text:p>
          </table:table-cell>
          <table:table-cell office:value-type="float" office:value="1.1094231723235231" table:style-name="ce6">
            <text:p>1.109</text:p>
          </table:table-cell>
          <table:table-cell office:value-type="float" office:value="23231.394015410333" table:style-name="ce5">
            <text:p><text:s/>23,2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231.394015410333" table:style-name="ce5">
            <text:p><text:s/>23,231<text:s/></text:p>
          </table:table-cell>
          <table:table-cell office:value-type="float" office:value="1.0684939112058167" table:style-name="ce6">
            <text:p>1.068</text:p>
          </table:table-cell>
          <table:table-cell office:value-type="float" office:value="24822.603054289189" table:style-name="ce5">
            <text:p><text:s/>24,823<text:s/></text:p>
          </table:table-cell>
          <table:table-cell office:value-type="float" office:value="0.97731651811170717" table:style-name="ce6">
            <text:p>0.977</text:p>
          </table:table-cell>
          <table:table-cell office:value-type="float" office:value="24259.53998748694" table:style-name="ce5">
            <text:p><text:s/>24,2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259.53998748694" table:style-name="ce5">
            <text:p><text:s/>24,260<text:s/></text:p>
          </table:table-cell>
          <table:table-cell office:value-type="float" office:value="1.0276587635722976" table:style-name="ce6">
            <text:p>1.028</text:p>
          </table:table-cell>
          <table:table-cell office:value-type="float" office:value="24930.528868373538" table:style-name="ce5">
            <text:p><text:s/>24,931<text:s/></text:p>
          </table:table-cell>
          <table:table-cell office:value-type="float" office:value="1.1279611137050629" table:style-name="ce6">
            <text:p>1.128</text:p>
          </table:table-cell>
          <table:table-cell office:value-type="float" office:value="28120.667107626839" table:style-name="ce5">
            <text:p><text:s/>28,1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120.667107626839" table:style-name="ce5">
            <text:p><text:s/>28,121<text:s/></text:p>
          </table:table-cell>
          <table:table-cell office:value-type="float" office:value="1.0743256263836334" table:style-name="ce6">
            <text:p>1.074</text:p>
          </table:table-cell>
          <table:table-cell office:value-type="float" office:value="30210.753304726841" table:style-name="ce5">
            <text:p><text:s/>30,211<text:s/></text:p>
          </table:table-cell>
          <table:table-cell office:value-type="float" office:value="1.0202395884197137" table:style-name="ce6">
            <text:p>1.020</text:p>
          </table:table-cell>
          <table:table-cell office:value-type="float" office:value="30822.206517464019" table:style-name="ce5">
            <text:p><text:s/>30,8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822.206517464019" table:style-name="ce5">
            <text:p><text:s/>30,822<text:s/></text:p>
          </table:table-cell>
          <table:table-cell office:value-type="float" office:value="0.96074660108198195" table:style-name="ce6">
            <text:p>0.961</text:p>
          </table:table-cell>
          <table:table-cell office:value-type="float" office:value="29612.330149500471" table:style-name="ce5">
            <text:p><text:s/>29,612<text:s/></text:p>
          </table:table-cell>
          <table:table-cell office:value-type="float" office:value="1.1648515374733734" table:style-name="ce6">
            <text:p>1.165</text:p>
          </table:table-cell>
          <table:table-cell office:value-type="float" office:value="34493.968302814748" table:style-name="ce5">
            <text:p><text:s/>34,4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493.968302814748" table:style-name="ce5">
            <text:p><text:s/>34,494<text:s/></text:p>
          </table:table-cell>
          <table:table-cell office:value-type="float" office:value="0.92725164571907104" table:style-name="ce6">
            <text:p>0.927</text:p>
          </table:table-cell>
          <table:table-cell office:value-type="float" office:value="31984.58887616645" table:style-name="ce5">
            <text:p><text:s/>31,985<text:s/></text:p>
          </table:table-cell>
          <table:table-cell office:value-type="float" office:value="1.0427762456457395" table:style-name="ce6">
            <text:p>1.043</text:p>
          </table:table-cell>
          <table:table-cell office:value-type="float" office:value="33352.769506811332" table:style-name="ce5">
            <text:p><text:s/>33,3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352.769506811332" table:style-name="ce5">
            <text:p><text:s/>33,353<text:s/></text:p>
          </table:table-cell>
          <table:table-cell office:value-type="float" office:value="1.0349279155562159" table:style-name="ce6">
            <text:p>1.035</text:p>
          </table:table-cell>
          <table:table-cell office:value-type="float" office:value="34517.712223711169" table:style-name="ce5">
            <text:p><text:s/>34,518<text:s/></text:p>
          </table:table-cell>
          <table:table-cell office:value-type="float" office:value="1.0456080784037627" table:style-name="ce6">
            <text:p>1.046</text:p>
          </table:table-cell>
          <table:table-cell office:value-type="float" office:value="36091.998749128703" table:style-name="ce5">
            <text:p><text:s/>36,0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091.998749128703" table:style-name="ce5">
            <text:p><text:s/>36,092<text:s/></text:p>
          </table:table-cell>
          <table:table-cell office:value-type="float" office:value="1.0493121155465717" table:style-name="ce6">
            <text:p>1.049</text:p>
          </table:table-cell>
          <table:table-cell office:value-type="float" office:value="37871.771561752459" table:style-name="ce5">
            <text:p><text:s/>37,872<text:s/></text:p>
          </table:table-cell>
          <table:table-cell office:value-type="float" office:value="1.044803890099826" table:style-name="ce6">
            <text:p>1.045</text:p>
          </table:table-cell>
          <table:table-cell office:value-type="float" office:value="39568.574252690931" table:style-name="ce5">
            <text:p><text:s/>39,5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30.91263422061" table:style-name="ce5">
            <text:p><text:s/>5,4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30.91263422061" table:style-name="ce5">
            <text:p><text:s/>5,431<text:s/></text:p>
          </table:table-cell>
          <table:table-cell office:value-type="float" office:value="0.96882548636739996" table:style-name="ce6">
            <text:p>0.969</text:p>
          </table:table-cell>
          <table:table-cell office:value-type="float" office:value="5261.6065742676392" table:style-name="ce5">
            <text:p><text:s/>5,262<text:s/></text:p>
          </table:table-cell>
          <table:table-cell office:value-type="float" office:value="1.107053947380308" table:style-name="ce6">
            <text:p>1.107</text:p>
          </table:table-cell>
          <table:table-cell office:value-type="float" office:value="5824.8823276051689" table:style-name="ce5">
            <text:p><text:s/>5,8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24.8823276051689" table:style-name="ce5">
            <text:p><text:s/>5,825<text:s/></text:p>
          </table:table-cell>
          <table:table-cell office:value-type="float" office:value="1.0897640252680794" table:style-name="ce6">
            <text:p>1.090</text:p>
          </table:table-cell>
          <table:table-cell office:value-type="float" office:value="6347.7472120439088" table:style-name="ce5">
            <text:p><text:s/>6,348<text:s/></text:p>
          </table:table-cell>
          <table:table-cell office:value-type="float" office:value="1.1272587220880643" table:style-name="ce6">
            <text:p>1.127</text:p>
          </table:table-cell>
          <table:table-cell office:value-type="float" office:value="7155.5534103866903" table:style-name="ce5">
            <text:p><text:s/>7,1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55.5534103866903" table:style-name="ce5">
            <text:p><text:s/>7,156<text:s/></text:p>
          </table:table-cell>
          <table:table-cell office:value-type="float" office:value="1.0301981389295329" table:style-name="ce6">
            <text:p>1.030</text:p>
          </table:table-cell>
          <table:table-cell office:value-type="float" office:value="7371.6378063912407" table:style-name="ce5">
            <text:p><text:s/>7,372<text:s/></text:p>
          </table:table-cell>
          <table:table-cell office:value-type="float" office:value="1.0581685979942328" table:style-name="ce6">
            <text:p>1.058</text:p>
          </table:table-cell>
          <table:table-cell office:value-type="float" office:value="7800.4356425103015" table:style-name="ce5">
            <text:p><text:s/>7,80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800.4356425103015" table:style-name="ce5">
            <text:p><text:s/>7,800<text:s/></text:p>
          </table:table-cell>
          <table:table-cell office:value-type="float" office:value="1.0316696673090424" table:style-name="ce6">
            <text:p>1.032</text:p>
          </table:table-cell>
          <table:table-cell office:value-type="float" office:value="8047.4728441742" table:style-name="ce5">
            <text:p><text:s/>8,047<text:s/></text:p>
          </table:table-cell>
          <table:table-cell office:value-type="float" office:value="1.0668177685613636" table:style-name="ce6">
            <text:p>1.067</text:p>
          </table:table-cell>
          <table:table-cell office:value-type="float" office:value="8585.1870221800891" table:style-name="ce5">
            <text:p><text:s/>8,5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85.1870221800891" table:style-name="ce5">
            <text:p><text:s/>8,585<text:s/></text:p>
          </table:table-cell>
          <table:table-cell office:value-type="float" office:value="1.0637952803430566" table:style-name="ce6">
            <text:p>1.064</text:p>
          </table:table-cell>
          <table:table-cell office:value-type="float" office:value="9132.8814350576395" table:style-name="ce5">
            <text:p><text:s/>9,133<text:s/></text:p>
          </table:table-cell>
          <table:table-cell office:value-type="float" office:value="1.136135765615218" table:style-name="ce6">
            <text:p>1.136</text:p>
          </table:table-cell>
          <table:table-cell office:value-type="float" office:value="10376.193241492221" table:style-name="ce5">
            <text:p><text:s/>10,3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76.193241492221" table:style-name="ce5">
            <text:p><text:s/>10,376<text:s/></text:p>
          </table:table-cell>
          <table:table-cell office:value-type="float" office:value="1.0951227063797293" table:style-name="ce6">
            <text:p>1.095</text:p>
          </table:table-cell>
          <table:table-cell office:value-type="float" office:value="11363.204824542019" table:style-name="ce5">
            <text:p><text:s/>11,363<text:s/></text:p>
          </table:table-cell>
          <table:table-cell office:value-type="float" office:value="1.1076794380204951" table:style-name="ce6">
            <text:p>1.108</text:p>
          </table:table-cell>
          <table:table-cell office:value-type="float" office:value="12586.788334160481" table:style-name="ce5">
            <text:p><text:s/>12,5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86.788334160481" table:style-name="ce5">
            <text:p><text:s/>12,587<text:s/></text:p>
          </table:table-cell>
          <table:table-cell office:value-type="float" office:value="0.94791512326885519" table:style-name="ce6">
            <text:p>0.948</text:p>
          </table:table-cell>
          <table:table-cell office:value-type="float" office:value="11931.207015334721" table:style-name="ce5">
            <text:p><text:s/>11,931<text:s/></text:p>
          </table:table-cell>
          <table:table-cell office:value-type="float" office:value="1.1664845849417178" table:style-name="ce6">
            <text:p>1.166</text:p>
          </table:table-cell>
          <table:table-cell office:value-type="float" office:value="13917.569063136432" table:style-name="ce5">
            <text:p><text:s/>13,9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17.569063136432" table:style-name="ce5">
            <text:p><text:s/>13,918<text:s/></text:p>
          </table:table-cell>
          <table:table-cell office:value-type="float" office:value="1.1227356655216587" table:style-name="ce6">
            <text:p>1.123</text:p>
          </table:table-cell>
          <table:table-cell office:value-type="float" office:value="15625.751164544132" table:style-name="ce5">
            <text:p><text:s/>15,626<text:s/></text:p>
          </table:table-cell>
          <table:table-cell office:value-type="float" office:value="1.0635027851066599" table:style-name="ce6">
            <text:p>1.064</text:p>
          </table:table-cell>
          <table:table-cell office:value-type="float" office:value="16618.029882876319" table:style-name="ce5">
            <text:p><text:s/>16,6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618.029882876319" table:style-name="ce5">
            <text:p><text:s/>16,618<text:s/></text:p>
          </table:table-cell>
          <table:table-cell office:value-type="float" office:value="1.0620128328571821" table:style-name="ce6">
            <text:p>1.062</text:p>
          </table:table-cell>
          <table:table-cell office:value-type="float" office:value="17648.560992418785" table:style-name="ce5">
            <text:p><text:s/>17,649<text:s/></text:p>
          </table:table-cell>
          <table:table-cell office:value-type="float" office:value="1.1104849989637979" table:style-name="ce6">
            <text:p>1.110</text:p>
          </table:table-cell>
          <table:table-cell office:value-type="float" office:value="19598.462235378702" table:style-name="ce5">
            <text:p><text:s/>19,59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598.462235378702" table:style-name="ce5">
            <text:p><text:s/>19,598<text:s/></text:p>
          </table:table-cell>
          <table:table-cell office:value-type="float" office:value="1.0551725617049779" table:style-name="ce6">
            <text:p>1.055</text:p>
          </table:table-cell>
          <table:table-cell office:value-type="float" office:value="20679.759602382808" table:style-name="ce5">
            <text:p><text:s/>20,680<text:s/></text:p>
          </table:table-cell>
          <table:table-cell office:value-type="float" office:value="1.0259438182807785" table:style-name="ce6">
            <text:p>1.026</text:p>
          </table:table-cell>
          <table:table-cell office:value-type="float" office:value="21216.271527597215" table:style-name="ce5">
            <text:p><text:s/>21,2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216.271527597215" table:style-name="ce5">
            <text:p><text:s/>21,216<text:s/></text:p>
          </table:table-cell>
          <table:table-cell office:value-type="float" office:value="1.0188298346683629" table:style-name="ce6">
            <text:p>1.019</text:p>
          </table:table-cell>
          <table:table-cell office:value-type="float" office:value="21615.770412740963" table:style-name="ce5">
            <text:p><text:s/>21,616<text:s/></text:p>
          </table:table-cell>
          <table:table-cell office:value-type="float" office:value="1.0993026992184671" table:style-name="ce6">
            <text:p>1.099</text:p>
          </table:table-cell>
          <table:table-cell office:value-type="float" office:value="23762.27476041282" table:style-name="ce5">
            <text:p><text:s/>23,7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762.27476041282" table:style-name="ce5">
            <text:p><text:s/>23,762<text:s/></text:p>
          </table:table-cell>
          <table:table-cell office:value-type="float" office:value="1.0646995094012299" table:style-name="ce6">
            <text:p>1.065</text:p>
          </table:table-cell>
          <table:table-cell office:value-type="float" office:value="25299.682279668759" table:style-name="ce5">
            <text:p><text:s/>25,300<text:s/></text:p>
          </table:table-cell>
          <table:table-cell office:value-type="float" office:value="1.0096134225508695" table:style-name="ce6">
            <text:p>1.010</text:p>
          </table:table-cell>
          <table:table-cell office:value-type="float" office:value="25542.89881582596" table:style-name="ce5">
            <text:p><text:s/>25,5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542.89881582596" table:style-name="ce5">
            <text:p><text:s/>25,543<text:s/></text:p>
          </table:table-cell>
          <table:table-cell office:value-type="float" office:value="0.96763245045966595" table:style-name="ce6">
            <text:p>0.968</text:p>
          </table:table-cell>
          <table:table-cell office:value-type="float" office:value="24716.137773000974" table:style-name="ce5">
            <text:p><text:s/>24,716<text:s/></text:p>
          </table:table-cell>
          <table:table-cell office:value-type="float" office:value="1.1007595586146655" table:style-name="ce6">
            <text:p>1.101</text:p>
          </table:table-cell>
          <table:table-cell office:value-type="float" office:value="27206.524905667808" table:style-name="ce5">
            <text:p><text:s/>27,2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206.524905667808" table:style-name="ce5">
            <text:p><text:s/>27,207<text:s/></text:p>
          </table:table-cell>
          <table:table-cell office:value-type="float" office:value="0.90128322448267184" table:style-name="ce6">
            <text:p>0.901</text:p>
          </table:table-cell>
          <table:table-cell office:value-type="float" office:value="24520.784493948402" table:style-name="ce5">
            <text:p><text:s/>24,521<text:s/></text:p>
          </table:table-cell>
          <table:table-cell office:value-type="float" office:value="1.1574663539278303" table:style-name="ce6">
            <text:p>1.157</text:p>
          </table:table-cell>
          <table:table-cell office:value-type="float" office:value="28381.983023660534" table:style-name="ce5">
            <text:p><text:s/>28,3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381.983023660534" table:style-name="ce5">
            <text:p><text:s/>28,382<text:s/></text:p>
          </table:table-cell>
          <table:table-cell office:value-type="float" office:value="1.0337998009549474" table:style-name="ce6">
            <text:p>1.034</text:p>
          </table:table-cell>
          <table:table-cell office:value-type="float" office:value="29341.288400566955" table:style-name="ce5">
            <text:p><text:s/>29,341<text:s/></text:p>
          </table:table-cell>
          <table:table-cell office:value-type="float" office:value="1.02540171848717" table:style-name="ce6">
            <text:p>1.025</text:p>
          </table:table-cell>
          <table:table-cell office:value-type="float" office:value="30086.607548569023" table:style-name="ce5">
            <text:p><text:s/>30,0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086.607548569023" table:style-name="ce5">
            <text:p><text:s/>30,087<text:s/></text:p>
          </table:table-cell>
          <table:table-cell office:value-type="float" office:value="1.0385518702148866" table:style-name="ce6">
            <text:p>1.039</text:p>
          </table:table-cell>
          <table:table-cell office:value-type="float" office:value="31246.502537987686" table:style-name="ce5">
            <text:p><text:s/>31,247<text:s/></text:p>
          </table:table-cell>
          <table:table-cell office:value-type="float" office:value="1.0299674006379214" table:style-name="ce6">
            <text:p>1.030</text:p>
          </table:table-cell>
          <table:table-cell office:value-type="float" office:value="32182.878998077391" table:style-name="ce5">
            <text:p><text:s/>32,18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45.9370627545704" table:style-name="ce5">
            <text:p><text:s/>8,0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045.9370627545704" table:style-name="ce5">
            <text:p><text:s/>8,046<text:s/></text:p>
          </table:table-cell>
          <table:table-cell office:value-type="float" office:value="1.0074100363125706" table:style-name="ce6">
            <text:p>1.007</text:p>
          </table:table-cell>
          <table:table-cell office:value-type="float" office:value="8105.5577485582398" table:style-name="ce5">
            <text:p><text:s/>8,106<text:s/></text:p>
          </table:table-cell>
          <table:table-cell office:value-type="float" office:value="1.1037889589931795" table:style-name="ce6">
            <text:p>1.104</text:p>
          </table:table-cell>
          <table:table-cell office:value-type="float" office:value="8946.8251493402004" table:style-name="ce5">
            <text:p><text:s/>8,9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46.8251493402004" table:style-name="ce5">
            <text:p><text:s/>8,947<text:s/></text:p>
          </table:table-cell>
          <table:table-cell office:value-type="float" office:value="1.0422830665703273" table:style-name="ce6">
            <text:p>1.042</text:p>
          </table:table-cell>
          <table:table-cell office:value-type="float" office:value="9325.1243527228289" table:style-name="ce5">
            <text:p><text:s/>9,325<text:s/></text:p>
          </table:table-cell>
          <table:table-cell office:value-type="float" office:value="1.0591134321889129" table:style-name="ce6">
            <text:p>1.059</text:p>
          </table:table-cell>
          <table:table-cell office:value-type="float" office:value="9876.36445880069" table:style-name="ce5">
            <text:p><text:s/>9,8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876.36445880069" table:style-name="ce5">
            <text:p><text:s/>9,876<text:s/></text:p>
          </table:table-cell>
          <table:table-cell office:value-type="float" office:value="1.0727844207107988" table:style-name="ce6">
            <text:p>1.073</text:p>
          </table:table-cell>
          <table:table-cell office:value-type="float" office:value="10595.209924663219" table:style-name="ce5">
            <text:p><text:s/>10,595<text:s/></text:p>
          </table:table-cell>
          <table:table-cell office:value-type="float" office:value="1.0995275647861171" table:style-name="ce6">
            <text:p>1.100</text:p>
          </table:table-cell>
          <table:table-cell office:value-type="float" office:value="11649.725366862649" table:style-name="ce5">
            <text:p><text:s/>11,6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49.725366862649" table:style-name="ce5">
            <text:p><text:s/>11,650<text:s/></text:p>
          </table:table-cell>
          <table:table-cell office:value-type="float" office:value="1.0522045113573097" table:style-name="ce6">
            <text:p>1.052</text:p>
          </table:table-cell>
          <table:table-cell office:value-type="float" office:value="12257.893587086572" table:style-name="ce5">
            <text:p><text:s/>12,258<text:s/></text:p>
          </table:table-cell>
          <table:table-cell office:value-type="float" office:value="1.118719119212632" table:style-name="ce6">
            <text:p>1.119</text:p>
          </table:table-cell>
          <table:table-cell office:value-type="float" office:value="13713.139917147659" table:style-name="ce5">
            <text:p><text:s/>13,7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713.139917147659" table:style-name="ce5">
            <text:p><text:s/>13,713<text:s/></text:p>
          </table:table-cell>
          <table:table-cell office:value-type="float" office:value="1.0128553986612534" table:style-name="ce6">
            <text:p>1.013</text:p>
          </table:table-cell>
          <table:table-cell office:value-type="float" office:value="13889.42779768014" table:style-name="ce5">
            <text:p><text:s/>13,889<text:s/></text:p>
          </table:table-cell>
          <table:table-cell office:value-type="float" office:value="1.1598847025606476" table:style-name="ce6">
            <text:p>1.160</text:p>
          </table:table-cell>
          <table:table-cell office:value-type="float" office:value="16110.13482984982" table:style-name="ce5">
            <text:p><text:s/>16,1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110.13482984982" table:style-name="ce5">
            <text:p><text:s/>16,110<text:s/></text:p>
          </table:table-cell>
          <table:table-cell office:value-type="float" office:value="1.0639499600436109" table:style-name="ce6">
            <text:p>1.064</text:p>
          </table:table-cell>
          <table:table-cell office:value-type="float" office:value="17140.377308515901" table:style-name="ce5">
            <text:p><text:s/>17,140<text:s/></text:p>
          </table:table-cell>
          <table:table-cell office:value-type="float" office:value="1.054208925246269" table:style-name="ce6">
            <text:p>1.054</text:p>
          </table:table-cell>
          <table:table-cell office:value-type="float" office:value="18069.538740726082" table:style-name="ce5">
            <text:p><text:s/>18,0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069.538740726082" table:style-name="ce5">
            <text:p><text:s/>18,070<text:s/></text:p>
          </table:table-cell>
          <table:table-cell office:value-type="float" office:value="1.0403727415517761" table:style-name="ce6">
            <text:p>1.040</text:p>
          </table:table-cell>
          <table:table-cell office:value-type="float" office:value="18799.05555826522" table:style-name="ce5">
            <text:p><text:s/>18,799<text:s/></text:p>
          </table:table-cell>
          <table:table-cell office:value-type="float" office:value="1.0942661749314937" table:style-name="ce6">
            <text:p>1.094</text:p>
          </table:table-cell>
          <table:table-cell office:value-type="float" office:value="20571.170618067521" table:style-name="ce5">
            <text:p><text:s/>20,5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571.170618067521" table:style-name="ce5">
            <text:p><text:s/>20,571<text:s/></text:p>
          </table:table-cell>
          <table:table-cell office:value-type="float" office:value="1.0413588263382021" table:style-name="ce6">
            <text:p>1.041</text:p>
          </table:table-cell>
          <table:table-cell office:value-type="float" office:value="21421.970091233699" table:style-name="ce5">
            <text:p><text:s/>21,422<text:s/></text:p>
          </table:table-cell>
          <table:table-cell office:value-type="float" office:value="1.1293550273286053" table:style-name="ce6">
            <text:p>1.129</text:p>
          </table:table-cell>
          <table:table-cell office:value-type="float" office:value="24193.009617817799" table:style-name="ce5">
            <text:p><text:s/>24,1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193.009617817799" table:style-name="ce5">
            <text:p><text:s/>24,193<text:s/></text:p>
          </table:table-cell>
          <table:table-cell office:value-type="float" office:value="1.0894136300115385" table:style-name="ce6">
            <text:p>1.089</text:p>
          </table:table-cell>
          <table:table-cell office:value-type="float" office:value="26356.19442865095" table:style-name="ce5">
            <text:p><text:s/>26,356<text:s/></text:p>
          </table:table-cell>
          <table:table-cell office:value-type="float" office:value="1.1165270062967747" table:style-name="ce6">
            <text:p>1.117</text:p>
          </table:table-cell>
          <table:table-cell office:value-type="float" office:value="29427.402862797378" table:style-name="ce5">
            <text:p><text:s/>29,4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427.402862797378" table:style-name="ce5">
            <text:p><text:s/>29,427<text:s/></text:p>
          </table:table-cell>
          <table:table-cell office:value-type="float" office:value="1.0696653306199693" table:style-name="ce6">
            <text:p>1.070</text:p>
          </table:table-cell>
          <table:table-cell office:value-type="float" office:value="31477.472612521189" table:style-name="ce5">
            <text:p><text:s/>31,477<text:s/></text:p>
          </table:table-cell>
          <table:table-cell office:value-type="float" office:value="1.0557236328795576" table:style-name="ce6">
            <text:p>1.056</text:p>
          </table:table-cell>
          <table:table-cell office:value-type="float" office:value="33231.511740357651" table:style-name="ce5">
            <text:p><text:s/>33,23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231.511740357651" table:style-name="ce5">
            <text:p><text:s/>33,232<text:s/></text:p>
          </table:table-cell>
          <table:table-cell office:value-type="float" office:value="1.0082742689181405" table:style-name="ce6">
            <text:p>1.008</text:p>
          </table:table-cell>
          <table:table-cell office:value-type="float" office:value="33506.478205053711" table:style-name="ce5">
            <text:p><text:s/>33,506<text:s/></text:p>
          </table:table-cell>
          <table:table-cell office:value-type="float" office:value="1.1419242732512755" table:style-name="ce6">
            <text:p>1.142</text:p>
          </table:table-cell>
          <table:table-cell office:value-type="float" office:value="38261.860773515662" table:style-name="ce5">
            <text:p><text:s/>38,2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261.860773515662" table:style-name="ce5">
            <text:p><text:s/>38,262<text:s/></text:p>
          </table:table-cell>
          <table:table-cell office:value-type="float" office:value="1.0522394822679462" table:style-name="ce6">
            <text:p>1.052</text:p>
          </table:table-cell>
          <table:table-cell office:value-type="float" office:value="40260.640570932359" table:style-name="ce5">
            <text:p><text:s/>40,261<text:s/></text:p>
          </table:table-cell>
          <table:table-cell office:value-type="float" office:value="1.0788492365586151" table:style-name="ce6">
            <text:p>1.079</text:p>
          </table:table-cell>
          <table:table-cell office:value-type="float" office:value="43435.161343311178" table:style-name="ce5">
            <text:p><text:s/>43,4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3435.161343311178" table:style-name="ce5">
            <text:p><text:s/>43,435<text:s/></text:p>
          </table:table-cell>
          <table:table-cell office:value-type="float" office:value="0.94896984943263429" table:style-name="ce6">
            <text:p>0.949</text:p>
          </table:table-cell>
          <table:table-cell office:value-type="float" office:value="41218.658520044191" table:style-name="ce5">
            <text:p><text:s/>41,219<text:s/></text:p>
          </table:table-cell>
          <table:table-cell office:value-type="float" office:value="1.0791000126768753" table:style-name="ce6">
            <text:p>1.079</text:p>
          </table:table-cell>
          <table:table-cell office:value-type="float" office:value="44479.05493150348" table:style-name="ce5">
            <text:p><text:s/>44,4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479.05493150348" table:style-name="ce5">
            <text:p><text:s/>44,479<text:s/></text:p>
          </table:table-cell>
          <table:table-cell office:value-type="float" office:value="0.97654359311622863" table:style-name="ce6">
            <text:p>0.977</text:p>
          </table:table-cell>
          <table:table-cell office:value-type="float" office:value="43435.736121224516" table:style-name="ce5">
            <text:p><text:s/>43,436<text:s/></text:p>
          </table:table-cell>
          <table:table-cell office:value-type="float" office:value="1.1247383756771951" table:style-name="ce6">
            <text:p>1.125</text:p>
          </table:table-cell>
          <table:table-cell office:value-type="float" office:value="48853.839291329336" table:style-name="ce5">
            <text:p><text:s/>48,8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853.839291329336" table:style-name="ce5">
            <text:p><text:s/>48,854<text:s/></text:p>
          </table:table-cell>
          <table:table-cell office:value-type="float" office:value="1.0492994264855773" table:style-name="ce6">
            <text:p>1.049</text:p>
          </table:table-cell>
          <table:table-cell office:value-type="float" office:value="51262.305550010438" table:style-name="ce5">
            <text:p><text:s/>51,262<text:s/></text:p>
          </table:table-cell>
          <table:table-cell office:value-type="float" office:value="1.0605215600417999" table:style-name="ce6">
            <text:p>1.061</text:p>
          </table:table-cell>
          <table:table-cell office:value-type="float" office:value="54364.78025323648" table:style-name="ce5">
            <text:p><text:s/>54,3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364.78025323648" table:style-name="ce5">
            <text:p><text:s/>54,365<text:s/></text:p>
          </table:table-cell>
          <table:table-cell office:value-type="float" office:value="1.0452925115825276" table:style-name="ce6">
            <text:p>1.045</text:p>
          </table:table-cell>
          <table:table-cell office:value-type="float" office:value="56827.097692537754" table:style-name="ce5">
            <text:p><text:s/>56,827<text:s/></text:p>
          </table:table-cell>
          <table:table-cell office:value-type="float" office:value="1.0515172416239003" table:style-name="ce6">
            <text:p>1.052</text:p>
          </table:table-cell>
          <table:table-cell office:value-type="float" office:value="59754.673015149208" table:style-name="ce5">
            <text:p><text:s/>59,7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93.1764825528899" table:style-name="ce5">
            <text:p><text:s/>4,1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193.1764825528899" table:style-name="ce5">
            <text:p><text:s/>4,193<text:s/></text:p>
          </table:table-cell>
          <table:table-cell office:value-type="float" office:value="0.99394996013927017" table:style-name="ce6">
            <text:p>0.994</text:p>
          </table:table-cell>
          <table:table-cell office:value-type="float" office:value="4167.8075976903701" table:style-name="ce5">
            <text:p><text:s/>4,168<text:s/></text:p>
          </table:table-cell>
          <table:table-cell office:value-type="float" office:value="1.2313896352086129" table:style-name="ce6">
            <text:p>1.231</text:p>
          </table:table-cell>
          <table:table-cell office:value-type="float" office:value="5132.1950773396302" table:style-name="ce5">
            <text:p><text:s/>5,13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132.1950773396302" table:style-name="ce5">
            <text:p><text:s/>5,132<text:s/></text:p>
          </table:table-cell>
          <table:table-cell office:value-type="float" office:value="1.0338119003435196" table:style-name="ce6">
            <text:p>1.034</text:p>
          </table:table-cell>
          <table:table-cell office:value-type="float" office:value="5305.7243458381399" table:style-name="ce5">
            <text:p><text:s/>5,306<text:s/></text:p>
          </table:table-cell>
          <table:table-cell office:value-type="float" office:value="1.0692724600660706" table:style-name="ce6">
            <text:p>1.069</text:p>
          </table:table-cell>
          <table:table-cell office:value-type="float" office:value="5673.2649237067899" table:style-name="ce5">
            <text:p><text:s/>5,6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73.2649237067899" table:style-name="ce5">
            <text:p><text:s/>5,673<text:s/></text:p>
          </table:table-cell>
          <table:table-cell office:value-type="float" office:value="1.0773176935491353" table:style-name="ce6">
            <text:p>1.077</text:p>
          </table:table-cell>
          <table:table-cell office:value-type="float" office:value="6111.9086825010099" table:style-name="ce5">
            <text:p><text:s/>6,112<text:s/></text:p>
          </table:table-cell>
          <table:table-cell office:value-type="float" office:value="0.98376503029359619" table:style-name="ce6">
            <text:p>0.984</text:p>
          </table:table-cell>
          <table:table-cell office:value-type="float" office:value="6012.6820301922999" table:style-name="ce5">
            <text:p><text:s/>6,01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012.6820301922999" table:style-name="ce5">
            <text:p><text:s/>6,013<text:s/></text:p>
          </table:table-cell>
          <table:table-cell office:value-type="float" office:value="1.0417671541096691" table:style-name="ce6">
            <text:p>1.042</text:p>
          </table:table-cell>
          <table:table-cell office:value-type="float" office:value="6263.8146471597793" table:style-name="ce5">
            <text:p><text:s/>6,264<text:s/></text:p>
          </table:table-cell>
          <table:table-cell office:value-type="float" office:value="1.1971846578949408" table:style-name="ce6">
            <text:p>1.197</text:p>
          </table:table-cell>
          <table:table-cell office:value-type="float" office:value="7498.9427954773" table:style-name="ce5">
            <text:p><text:s/>7,4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98.9427954773" table:style-name="ce5">
            <text:p><text:s/>7,499<text:s/></text:p>
          </table:table-cell>
          <table:table-cell office:value-type="float" office:value="1.0202671639531324" table:style-name="ce6">
            <text:p>1.020</text:p>
          </table:table-cell>
          <table:table-cell office:value-type="float" office:value="7650.9250985884" table:style-name="ce5">
            <text:p><text:s/>7,651<text:s/></text:p>
          </table:table-cell>
          <table:table-cell office:value-type="float" office:value="1.1083288742162116" table:style-name="ce6">
            <text:p>1.108</text:p>
          </table:table-cell>
          <table:table-cell office:value-type="float" office:value="8479.7412012310397" table:style-name="ce5">
            <text:p><text:s/>8,4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79.7412012310397" table:style-name="ce5">
            <text:p><text:s/>8,480<text:s/></text:p>
          </table:table-cell>
          <table:table-cell office:value-type="float" office:value="1.061988777397836" table:style-name="ce6">
            <text:p>1.062</text:p>
          </table:table-cell>
          <table:table-cell office:value-type="float" office:value="9005.3899909454103" table:style-name="ce5">
            <text:p><text:s/>9,005<text:s/></text:p>
          </table:table-cell>
          <table:table-cell office:value-type="float" office:value="1.1188182987703577" table:style-name="ce6">
            <text:p>1.119</text:p>
          </table:table-cell>
          <table:table-cell office:value-type="float" office:value="10075.39510943315" table:style-name="ce5">
            <text:p><text:s/>10,0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075.39510943315" table:style-name="ce5">
            <text:p><text:s/>10,075<text:s/></text:p>
          </table:table-cell>
          <table:table-cell office:value-type="float" office:value="1.0587105820623168" table:style-name="ce6">
            <text:p>1.059</text:p>
          </table:table-cell>
          <table:table-cell office:value-type="float" office:value="10666.927420815789" table:style-name="ce5">
            <text:p><text:s/>10,667<text:s/></text:p>
          </table:table-cell>
          <table:table-cell office:value-type="float" office:value="0.94927658172217411" table:style-name="ce6">
            <text:p>0.949</text:p>
          </table:table-cell>
          <table:table-cell office:value-type="float" office:value="10125.864399510539" table:style-name="ce5">
            <text:p><text:s/>10,1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125.864399510539" table:style-name="ce5">
            <text:p><text:s/>10,126<text:s/></text:p>
          </table:table-cell>
          <table:table-cell office:value-type="float" office:value="1.043039686847721" table:style-name="ce6">
            <text:p>1.043</text:p>
          </table:table-cell>
          <table:table-cell office:value-type="float" office:value="10561.678432327959" table:style-name="ce5">
            <text:p><text:s/>10,562<text:s/></text:p>
          </table:table-cell>
          <table:table-cell office:value-type="float" office:value="1.139834900598889" table:style-name="ce6">
            <text:p>1.140</text:p>
          </table:table-cell>
          <table:table-cell office:value-type="float" office:value="12038.56968606997" table:style-name="ce5">
            <text:p><text:s/>12,0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038.56968606997" table:style-name="ce5">
            <text:p><text:s/>12,039<text:s/></text:p>
          </table:table-cell>
          <table:table-cell office:value-type="float" office:value="1.0947025194902298" table:style-name="ce6">
            <text:p>1.095</text:p>
          </table:table-cell>
          <table:table-cell office:value-type="float" office:value="13178.6525663995" table:style-name="ce5">
            <text:p><text:s/>13,179<text:s/></text:p>
          </table:table-cell>
          <table:table-cell office:value-type="float" office:value="1.1032051740128779" table:style-name="ce6">
            <text:p>1.103</text:p>
          </table:table-cell>
          <table:table-cell office:value-type="float" office:value="14538.757697770019" table:style-name="ce5">
            <text:p><text:s/>14,53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538.757697770019" table:style-name="ce5">
            <text:p><text:s/>14,539<text:s/></text:p>
          </table:table-cell>
          <table:table-cell office:value-type="float" office:value="1.0686113275951212" table:style-name="ce6">
            <text:p>1.069</text:p>
          </table:table-cell>
          <table:table-cell office:value-type="float" office:value="15536.28116499781" table:style-name="ce5">
            <text:p><text:s/>15,536<text:s/></text:p>
          </table:table-cell>
          <table:table-cell office:value-type="float" office:value="1.0666764015785573" table:style-name="ce6">
            <text:p>1.067</text:p>
          </table:table-cell>
          <table:table-cell office:value-type="float" office:value="16572.184486992581" table:style-name="ce5">
            <text:p><text:s/>16,5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572.184486992581" table:style-name="ce5">
            <text:p><text:s/>16,572<text:s/></text:p>
          </table:table-cell>
          <table:table-cell office:value-type="float" office:value="1.011450297295547" table:style-name="ce6">
            <text:p>1.011</text:p>
          </table:table-cell>
          <table:table-cell office:value-type="float" office:value="16761.940926205298" table:style-name="ce5">
            <text:p><text:s/>16,762<text:s/></text:p>
          </table:table-cell>
          <table:table-cell office:value-type="float" office:value="1.1345345102037587" table:style-name="ce6">
            <text:p>1.135</text:p>
          </table:table-cell>
          <table:table-cell office:value-type="float" office:value="19017.000438776668" table:style-name="ce5">
            <text:p><text:s/>19,0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017.000438776668" table:style-name="ce5">
            <text:p><text:s/>19,017<text:s/></text:p>
          </table:table-cell>
          <table:table-cell office:value-type="float" office:value="1.0529783519688445" table:style-name="ce6">
            <text:p>1.053</text:p>
          </table:table-cell>
          <table:table-cell office:value-type="float" office:value="20024.489781413849" table:style-name="ce5">
            <text:p><text:s/>20,024<text:s/></text:p>
          </table:table-cell>
          <table:table-cell office:value-type="float" office:value="1.0605221961998135" table:style-name="ce6">
            <text:p>1.061</text:p>
          </table:table-cell>
          <table:table-cell office:value-type="float" office:value="21236.41588076574" table:style-name="ce5">
            <text:p><text:s/>21,2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236.41588076574" table:style-name="ce5">
            <text:p><text:s/>21,236<text:s/></text:p>
          </table:table-cell>
          <table:table-cell office:value-type="float" office:value="0.9470704712657535" table:style-name="ce6">
            <text:p>0.947</text:p>
          </table:table-cell>
          <table:table-cell office:value-type="float" office:value="20112.382396192341" table:style-name="ce5">
            <text:p><text:s/>20,112<text:s/></text:p>
          </table:table-cell>
          <table:table-cell office:value-type="float" office:value="1.1167806368181743" table:style-name="ce6">
            <text:p>1.117</text:p>
          </table:table-cell>
          <table:table-cell office:value-type="float" office:value="22461.11922035032" table:style-name="ce5">
            <text:p><text:s/>22,4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461.11922035032" table:style-name="ce5">
            <text:p><text:s/>22,461<text:s/></text:p>
          </table:table-cell>
          <table:table-cell office:value-type="float" office:value="0.98223162963030419" table:style-name="ce6">
            <text:p>0.982</text:p>
          </table:table-cell>
          <table:table-cell office:value-type="float" office:value="22062.02173512524" table:style-name="ce5">
            <text:p><text:s/>22,062<text:s/></text:p>
          </table:table-cell>
          <table:table-cell office:value-type="float" office:value="1.1238423297389988" table:style-name="ce6">
            <text:p>1.124</text:p>
          </table:table-cell>
          <table:table-cell office:value-type="float" office:value="24794.233905555579" table:style-name="ce5">
            <text:p><text:s/>24,7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794.233905555579" table:style-name="ce5">
            <text:p><text:s/>24,794<text:s/></text:p>
          </table:table-cell>
          <table:table-cell office:value-type="float" office:value="1.0486118542512057" table:style-name="ce6">
            <text:p>1.049</text:p>
          </table:table-cell>
          <table:table-cell office:value-type="float" office:value="25999.527590442751" table:style-name="ce5">
            <text:p><text:s/>26,000<text:s/></text:p>
          </table:table-cell>
          <table:table-cell office:value-type="float" office:value="1.0318020878803884" table:style-name="ce6">
            <text:p>1.032</text:p>
          </table:table-cell>
          <table:table-cell office:value-type="float" office:value="26826.366851722592" table:style-name="ce5">
            <text:p><text:s/>26,8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826.366851722592" table:style-name="ce5">
            <text:p><text:s/>26,826<text:s/></text:p>
          </table:table-cell>
          <table:table-cell office:value-type="float" office:value="1.0351778391000872" table:style-name="ce6">
            <text:p>1.035</text:p>
          </table:table-cell>
          <table:table-cell office:value-type="float" office:value="27770.060468472402" table:style-name="ce5">
            <text:p><text:s/>27,770<text:s/></text:p>
          </table:table-cell>
          <table:table-cell office:value-type="float" office:value="1.0917067159501106" table:style-name="ce6">
            <text:p>1.092</text:p>
          </table:table-cell>
          <table:table-cell office:value-type="float" office:value="30316.761515771992" table:style-name="ce5">
            <text:p><text:s/>30,3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52.7605802016801" table:style-name="ce5">
            <text:p><text:s/>3,8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52.7605802016801" table:style-name="ce5">
            <text:p><text:s/>3,853<text:s/></text:p>
          </table:table-cell>
          <table:table-cell office:value-type="float" office:value="1.0220593958272228" table:style-name="ce6">
            <text:p>1.022</text:p>
          </table:table-cell>
          <table:table-cell office:value-type="float" office:value="3937.7501508678697" table:style-name="ce5">
            <text:p><text:s/>3,938<text:s/></text:p>
          </table:table-cell>
          <table:table-cell office:value-type="float" office:value="0.96873339492091337" table:style-name="ce6">
            <text:p>0.969</text:p>
          </table:table-cell>
          <table:table-cell office:value-type="float" office:value="3814.6300720005702" table:style-name="ce5">
            <text:p><text:s/>3,8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14.6300720005702" table:style-name="ce5">
            <text:p><text:s/>3,815<text:s/></text:p>
          </table:table-cell>
          <table:table-cell office:value-type="float" office:value="1.0536801553542856" table:style-name="ce6">
            <text:p>1.054</text:p>
          </table:table-cell>
          <table:table-cell office:value-type="float" office:value="4019.4000068846904" table:style-name="ce5">
            <text:p><text:s/>4,019<text:s/></text:p>
          </table:table-cell>
          <table:table-cell office:value-type="float" office:value="1.0457032213500912" table:style-name="ce6">
            <text:p>1.046</text:p>
          </table:table-cell>
          <table:table-cell office:value-type="float" office:value="4203.0995350939002" table:style-name="ce5">
            <text:p><text:s/>4,2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03.0995350939002" table:style-name="ce5">
            <text:p><text:s/>4,203<text:s/></text:p>
          </table:table-cell>
          <table:table-cell office:value-type="float" office:value="1.0666654940547464" table:style-name="ce6">
            <text:p>1.067</text:p>
          </table:table-cell>
          <table:table-cell office:value-type="float" office:value="4483.3012421622097" table:style-name="ce5">
            <text:p><text:s/>4,483<text:s/></text:p>
          </table:table-cell>
          <table:table-cell office:value-type="float" office:value="1.2573420861525051" table:style-name="ce6">
            <text:p>1.257</text:p>
          </table:table-cell>
          <table:table-cell office:value-type="float" office:value="5637.0433366703501" table:style-name="ce5">
            <text:p><text:s/>5,6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637.0433366703501" table:style-name="ce5">
            <text:p><text:s/>5,637<text:s/></text:p>
          </table:table-cell>
          <table:table-cell office:value-type="float" office:value="1.0633373884025048" table:style-name="ce6">
            <text:p>1.063</text:p>
          </table:table-cell>
          <table:table-cell office:value-type="float" office:value="5994.0789399267915" table:style-name="ce5">
            <text:p><text:s/>5,994<text:s/></text:p>
          </table:table-cell>
          <table:table-cell office:value-type="float" office:value="1.0367226030804086" table:style-name="ce6">
            <text:p>1.037</text:p>
          </table:table-cell>
          <table:table-cell office:value-type="float" office:value="6214.1971216703596" table:style-name="ce5">
            <text:p><text:s/>6,2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14.1971216703596" table:style-name="ce5">
            <text:p><text:s/>6,214<text:s/></text:p>
          </table:table-cell>
          <table:table-cell office:value-type="float" office:value="1.0039112981042428" table:style-name="ce6">
            <text:p>1.004</text:p>
          </table:table-cell>
          <table:table-cell office:value-type="float" office:value="6238.5026990917395" table:style-name="ce5">
            <text:p><text:s/>6,239<text:s/></text:p>
          </table:table-cell>
          <table:table-cell office:value-type="float" office:value="1.2231129802556124" table:style-name="ce6">
            <text:p>1.223</text:p>
          </table:table-cell>
          <table:table-cell office:value-type="float" office:value="7630.3936286187791" table:style-name="ce5">
            <text:p><text:s/>7,6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30.3936286187791" table:style-name="ce5">
            <text:p><text:s/>7,630<text:s/></text:p>
          </table:table-cell>
          <table:table-cell office:value-type="float" office:value="1.0661294441035345" table:style-name="ce6">
            <text:p>1.066</text:p>
          </table:table-cell>
          <table:table-cell office:value-type="float" office:value="8134.9873175704897" table:style-name="ce5">
            <text:p><text:s/>8,135<text:s/></text:p>
          </table:table-cell>
          <table:table-cell office:value-type="float" office:value="0.98268667414227506" table:style-name="ce6">
            <text:p>0.983</text:p>
          </table:table-cell>
          <table:table-cell office:value-type="float" office:value="7994.1436312929327" table:style-name="ce5">
            <text:p><text:s/>7,9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94.1436312929327" table:style-name="ce5">
            <text:p><text:s/>7,994<text:s/></text:p>
          </table:table-cell>
          <table:table-cell office:value-type="float" office:value="1.0172606988966724" table:style-name="ce6">
            <text:p>1.017</text:p>
          </table:table-cell>
          <table:table-cell office:value-type="float" office:value="8132.1281374494301" table:style-name="ce5">
            <text:p><text:s/>8,132<text:s/></text:p>
          </table:table-cell>
          <table:table-cell office:value-type="float" office:value="1.2844492907649949" table:style-name="ce6">
            <text:p>1.284</text:p>
          </table:table-cell>
          <table:table-cell office:value-type="float" office:value="10445.30621855698" table:style-name="ce5">
            <text:p><text:s/>10,4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445.30621855698" table:style-name="ce5">
            <text:p><text:s/>10,445<text:s/></text:p>
          </table:table-cell>
          <table:table-cell office:value-type="float" office:value="1.0397293704622563" table:style-name="ce6">
            <text:p>1.040</text:p>
          </table:table-cell>
          <table:table-cell office:value-type="float" office:value="10860.29165890574" table:style-name="ce5">
            <text:p><text:s/>10,860<text:s/></text:p>
          </table:table-cell>
          <table:table-cell office:value-type="float" office:value="1.1191633073482747" table:style-name="ce6">
            <text:p>1.119</text:p>
          </table:table-cell>
          <table:table-cell office:value-type="float" office:value="12154.439931747829" table:style-name="ce5">
            <text:p><text:s/>12,1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154.439931747829" table:style-name="ce5">
            <text:p><text:s/>12,154<text:s/></text:p>
          </table:table-cell>
          <table:table-cell office:value-type="float" office:value="1.0841751603733911" table:style-name="ce6">
            <text:p>1.084</text:p>
          </table:table-cell>
          <table:table-cell office:value-type="float" office:value="13177.541862251452" table:style-name="ce5">
            <text:p><text:s/>13,178<text:s/></text:p>
          </table:table-cell>
          <table:table-cell office:value-type="float" office:value="1.1298499614467215" table:style-name="ce6">
            <text:p>1.130</text:p>
          </table:table-cell>
          <table:table-cell office:value-type="float" office:value="14888.645165027359" table:style-name="ce5">
            <text:p><text:s/>14,8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888.645165027359" table:style-name="ce5">
            <text:p><text:s/>14,889<text:s/></text:p>
          </table:table-cell>
          <table:table-cell office:value-type="float" office:value="1.0706945642689099" table:style-name="ce6">
            <text:p>1.071</text:p>
          </table:table-cell>
          <table:table-cell office:value-type="float" office:value="15941.191447523381" table:style-name="ce5">
            <text:p><text:s/>15,941<text:s/></text:p>
          </table:table-cell>
          <table:table-cell office:value-type="float" office:value="1.0450490672673816" table:style-name="ce6">
            <text:p>1.045</text:p>
          </table:table-cell>
          <table:table-cell office:value-type="float" office:value="16659.327253365071" table:style-name="ce5">
            <text:p><text:s/>16,6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659.327253365071" table:style-name="ce5">
            <text:p><text:s/>16,659<text:s/></text:p>
          </table:table-cell>
          <table:table-cell office:value-type="float" office:value="1.0051148539306189" table:style-name="ce6">
            <text:p>1.005</text:p>
          </table:table-cell>
          <table:table-cell office:value-type="float" office:value="16744.537278848413" table:style-name="ce5">
            <text:p><text:s/>16,745<text:s/></text:p>
          </table:table-cell>
          <table:table-cell office:value-type="float" office:value="1.1493217169428129" table:style-name="ce6">
            <text:p>1.149</text:p>
          </table:table-cell>
          <table:table-cell office:value-type="float" office:value="19244.860334738994" table:style-name="ce5">
            <text:p><text:s/>19,2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244.860334738994" table:style-name="ce5">
            <text:p><text:s/>19,245<text:s/></text:p>
          </table:table-cell>
          <table:table-cell office:value-type="float" office:value="1.0515093608130859" table:style-name="ce6">
            <text:p>1.052</text:p>
          </table:table-cell>
          <table:table-cell office:value-type="float" office:value="20236.15078951851" table:style-name="ce5">
            <text:p><text:s/>20,236<text:s/></text:p>
          </table:table-cell>
          <table:table-cell office:value-type="float" office:value="1.0969845843431585" table:style-name="ce6">
            <text:p>1.097</text:p>
          </table:table-cell>
          <table:table-cell office:value-type="float" office:value="22198.745462545441" table:style-name="ce5">
            <text:p><text:s/>22,1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198.745462545441" table:style-name="ce5">
            <text:p><text:s/>22,199<text:s/></text:p>
          </table:table-cell>
          <table:table-cell office:value-type="float" office:value="0.9507868883610181" table:style-name="ce6">
            <text:p>0.951</text:p>
          </table:table-cell>
          <table:table-cell office:value-type="float" office:value="21106.276123851847" table:style-name="ce5">
            <text:p><text:s/>21,106<text:s/></text:p>
          </table:table-cell>
          <table:table-cell office:value-type="float" office:value="1.0431937676713638" table:style-name="ce6">
            <text:p>1.043</text:p>
          </table:table-cell>
          <table:table-cell office:value-type="float" office:value="22017.935711153161" table:style-name="ce5">
            <text:p><text:s/>22,0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017.935711153161" table:style-name="ce5">
            <text:p><text:s/>22,018<text:s/></text:p>
          </table:table-cell>
          <table:table-cell office:value-type="float" office:value="0.97074106612421651" table:style-name="ce6">
            <text:p>0.971</text:p>
          </table:table-cell>
          <table:table-cell office:value-type="float" office:value="21373.714386099276" table:style-name="ce5">
            <text:p><text:s/>21,374<text:s/></text:p>
          </table:table-cell>
          <table:table-cell office:value-type="float" office:value="1.1256632773862316" table:style-name="ce6">
            <text:p>1.126</text:p>
          </table:table-cell>
          <table:table-cell office:value-type="float" office:value="24059.605385773757" table:style-name="ce5">
            <text:p><text:s/>24,0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059.605385773757" table:style-name="ce5">
            <text:p><text:s/>24,060<text:s/></text:p>
          </table:table-cell>
          <table:table-cell office:value-type="float" office:value="1.050007992837046" table:style-name="ce6">
            <text:p>1.050</text:p>
          </table:table-cell>
          <table:table-cell office:value-type="float" office:value="25262.777959567688" table:style-name="ce5">
            <text:p><text:s/>25,263<text:s/></text:p>
          </table:table-cell>
          <table:table-cell office:value-type="float" office:value="1.0900785909446811" table:style-name="ce6">
            <text:p>1.090</text:p>
          </table:table-cell>
          <table:table-cell office:value-type="float" office:value="27538.413401513888" table:style-name="ce5">
            <text:p><text:s/>27,5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538.413401513888" table:style-name="ce5">
            <text:p><text:s/>27,538<text:s/></text:p>
          </table:table-cell>
          <table:table-cell office:value-type="float" office:value="1.0551456541961848" table:style-name="ce6">
            <text:p>1.055</text:p>
          </table:table-cell>
          <table:table-cell office:value-type="float" office:value="29057.037224065356" table:style-name="ce5">
            <text:p><text:s/>29,057<text:s/></text:p>
          </table:table-cell>
          <table:table-cell office:value-type="float" office:value="1.0131078152385204" table:style-name="ce6">
            <text:p>1.013</text:p>
          </table:table-cell>
          <table:table-cell office:value-type="float" office:value="29437.911499377216" table:style-name="ce5">
            <text:p><text:s/>29,4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62.614211617871" table:style-name="ce5">
            <text:p><text:s/>10,5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562.614211617871" table:style-name="ce5">
            <text:p><text:s/>10,563<text:s/></text:p>
          </table:table-cell>
          <table:table-cell office:value-type="float" office:value="1.0288284543126922" table:style-name="ce6">
            <text:p>1.029</text:p>
          </table:table-cell>
          <table:table-cell office:value-type="float" office:value="10867.118052840089" table:style-name="ce5">
            <text:p><text:s/>10,867<text:s/></text:p>
          </table:table-cell>
          <table:table-cell office:value-type="float" office:value="1.1353544872258052" table:style-name="ce6">
            <text:p>1.135</text:p>
          </table:table-cell>
          <table:table-cell office:value-type="float" office:value="12338.031244504551" table:style-name="ce5">
            <text:p><text:s/>12,3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338.031244504551" table:style-name="ce5">
            <text:p><text:s/>12,338<text:s/></text:p>
          </table:table-cell>
          <table:table-cell office:value-type="float" office:value="0.99519389505005484" table:style-name="ce6">
            <text:p>0.995</text:p>
          </table:table-cell>
          <table:table-cell office:value-type="float" office:value="12278.733371467761" table:style-name="ce5">
            <text:p><text:s/>12,279<text:s/></text:p>
          </table:table-cell>
          <table:table-cell office:value-type="float" office:value="1.0539770277374509" table:style-name="ce6">
            <text:p>1.054</text:p>
          </table:table-cell>
          <table:table-cell office:value-type="float" office:value="12941.50290324024" table:style-name="ce5">
            <text:p><text:s/>12,9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941.50290324024" table:style-name="ce5">
            <text:p><text:s/>12,942<text:s/></text:p>
          </table:table-cell>
          <table:table-cell office:value-type="float" office:value="1.059590550453726" table:style-name="ce6">
            <text:p>1.060</text:p>
          </table:table-cell>
          <table:table-cell office:value-type="float" office:value="13712.69418494282" table:style-name="ce5">
            <text:p><text:s/>13,713<text:s/></text:p>
          </table:table-cell>
          <table:table-cell office:value-type="float" office:value="1.0983874208480342" table:style-name="ce6">
            <text:p>1.098</text:p>
          </table:table-cell>
          <table:table-cell office:value-type="float" office:value="15061.85079867718" table:style-name="ce5">
            <text:p><text:s/>15,0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061.85079867718" table:style-name="ce5">
            <text:p><text:s/>15,062<text:s/></text:p>
          </table:table-cell>
          <table:table-cell office:value-type="float" office:value="1.0109378708971357" table:style-name="ce6">
            <text:p>1.011</text:p>
          </table:table-cell>
          <table:table-cell office:value-type="float" office:value="15226.595378185029" table:style-name="ce5">
            <text:p><text:s/>15,227<text:s/></text:p>
          </table:table-cell>
          <table:table-cell office:value-type="float" office:value="1.0192039600319336" table:style-name="ce6">
            <text:p>1.019</text:p>
          </table:table-cell>
          <table:table-cell office:value-type="float" office:value="15519.00630725012" table:style-name="ce5">
            <text:p><text:s/>15,5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519.00630725012" table:style-name="ce5">
            <text:p><text:s/>15,519<text:s/></text:p>
          </table:table-cell>
          <table:table-cell office:value-type="float" office:value="1.0490556796068136" table:style-name="ce6">
            <text:p>1.049</text:p>
          </table:table-cell>
          <table:table-cell office:value-type="float" office:value="16280.301708474701" table:style-name="ce5">
            <text:p><text:s/>16,280<text:s/></text:p>
          </table:table-cell>
          <table:table-cell office:value-type="float" office:value="1.0650252397753859" table:style-name="ce6">
            <text:p>1.065</text:p>
          </table:table-cell>
          <table:table-cell office:value-type="float" office:value="17338.932230683891" table:style-name="ce5">
            <text:p><text:s/>17,3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338.932230683891" table:style-name="ce5">
            <text:p><text:s/>17,339<text:s/></text:p>
          </table:table-cell>
          <table:table-cell office:value-type="float" office:value="1.0899592686742947" table:style-name="ce6">
            <text:p>1.090</text:p>
          </table:table-cell>
          <table:table-cell office:value-type="float" office:value="18898.729893749369" table:style-name="ce5">
            <text:p><text:s/>18,899<text:s/></text:p>
          </table:table-cell>
          <table:table-cell office:value-type="float" office:value="1.0427308640863677" table:style-name="ce6">
            <text:p>1.043</text:p>
          </table:table-cell>
          <table:table-cell office:value-type="float" office:value="19706.288952244147" table:style-name="ce5">
            <text:p><text:s/>19,7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706.288952244147" table:style-name="ce5">
            <text:p><text:s/>19,706<text:s/></text:p>
          </table:table-cell>
          <table:table-cell office:value-type="float" office:value="0.92286961954372093" table:style-name="ce6">
            <text:p>0.923</text:p>
          </table:table-cell>
          <table:table-cell office:value-type="float" office:value="18186.335387976189" table:style-name="ce5">
            <text:p><text:s/>18,186<text:s/></text:p>
          </table:table-cell>
          <table:table-cell office:value-type="float" office:value="1.0604701853482732" table:style-name="ce6">
            <text:p>1.060</text:p>
          </table:table-cell>
          <table:table-cell office:value-type="float" office:value="19286.066459692971" table:style-name="ce5">
            <text:p><text:s/>19,2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286.066459692971" table:style-name="ce5">
            <text:p><text:s/>19,286<text:s/></text:p>
          </table:table-cell>
          <table:table-cell office:value-type="float" office:value="1.0318522269427535" table:style-name="ce6">
            <text:p>1.032</text:p>
          </table:table-cell>
          <table:table-cell office:value-type="float" office:value="19900.370625400137" table:style-name="ce5">
            <text:p><text:s/>19,900<text:s/></text:p>
          </table:table-cell>
          <table:table-cell office:value-type="float" office:value="0.96455462973570094" table:style-name="ce6">
            <text:p>0.965</text:p>
          </table:table-cell>
          <table:table-cell office:value-type="float" office:value="19194.994620186051" table:style-name="ce5">
            <text:p><text:s/>19,1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194.994620186051" table:style-name="ce5">
            <text:p><text:s/>19,195<text:s/></text:p>
          </table:table-cell>
          <table:table-cell office:value-type="float" office:value="1.0322224688948329" table:style-name="ce6">
            <text:p>1.032</text:p>
          </table:table-cell>
          <table:table-cell office:value-type="float" office:value="19813.50473727148" table:style-name="ce5">
            <text:p><text:s/>19,814<text:s/></text:p>
          </table:table-cell>
          <table:table-cell office:value-type="float" office:value="1.0738639939014758" table:style-name="ce6">
            <text:p>1.074</text:p>
          </table:table-cell>
          <table:table-cell office:value-type="float" office:value="21277.009330352161" table:style-name="ce5">
            <text:p><text:s/>21,27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277.009330352161" table:style-name="ce5">
            <text:p><text:s/>21,277<text:s/></text:p>
          </table:table-cell>
          <table:table-cell office:value-type="float" office:value="1.1139408763867291" table:style-name="ce6">
            <text:p>1.114</text:p>
          </table:table-cell>
          <table:table-cell office:value-type="float" office:value="23701.330420341099" table:style-name="ce5">
            <text:p><text:s/>23,701<text:s/></text:p>
          </table:table-cell>
          <table:table-cell office:value-type="float" office:value="0.98093082253901742" table:style-name="ce6">
            <text:p>0.981</text:p>
          </table:table-cell>
          <table:table-cell office:value-type="float" office:value="23249.365544494227" table:style-name="ce5">
            <text:p><text:s/>23,24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249.365544494227" table:style-name="ce5">
            <text:p><text:s/>23,249<text:s/></text:p>
          </table:table-cell>
          <table:table-cell office:value-type="float" office:value="1.0720729217013576" table:style-name="ce6">
            <text:p>1.072</text:p>
          </table:table-cell>
          <table:table-cell office:value-type="float" office:value="24925.015246988802" table:style-name="ce5">
            <text:p><text:s/>24,925<text:s/></text:p>
          </table:table-cell>
          <table:table-cell office:value-type="float" office:value="1.0167191871209733" table:style-name="ce6">
            <text:p>1.017</text:p>
          </table:table-cell>
          <table:table-cell office:value-type="float" office:value="25341.741240896321" table:style-name="ce5">
            <text:p><text:s/>25,3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341.741240896321" table:style-name="ce5">
            <text:p><text:s/>25,342<text:s/></text:p>
          </table:table-cell>
          <table:table-cell office:value-type="float" office:value="1.0665718252452312" table:style-name="ce6">
            <text:p>1.067</text:p>
          </table:table-cell>
          <table:table-cell office:value-type="float" office:value="27028.78721019514" table:style-name="ce5">
            <text:p><text:s/>27,029<text:s/></text:p>
          </table:table-cell>
          <table:table-cell office:value-type="float" office:value="1.0816113859129044" table:style-name="ce6">
            <text:p>1.082</text:p>
          </table:table-cell>
          <table:table-cell office:value-type="float" office:value="29234.64399396415" table:style-name="ce5">
            <text:p><text:s/>29,2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234.64399396415" table:style-name="ce5">
            <text:p><text:s/>29,235<text:s/></text:p>
          </table:table-cell>
          <table:table-cell office:value-type="float" office:value="0.92513055577183667" table:style-name="ce6">
            <text:p>0.925</text:p>
          </table:table-cell>
          <table:table-cell office:value-type="float" office:value="27045.86244592784" table:style-name="ce5">
            <text:p><text:s/>27,046<text:s/></text:p>
          </table:table-cell>
          <table:table-cell office:value-type="float" office:value="1.0597344724862297" table:style-name="ce6">
            <text:p>1.060</text:p>
          </table:table-cell>
          <table:table-cell office:value-type="float" office:value="28661.432772070468" table:style-name="ce5">
            <text:p><text:s/>28,6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661.432772070468" table:style-name="ce5">
            <text:p><text:s/>28,661<text:s/></text:p>
          </table:table-cell>
          <table:table-cell office:value-type="float" office:value="0.97510383815661383" table:style-name="ce6">
            <text:p>0.975</text:p>
          </table:table-cell>
          <table:table-cell office:value-type="float" office:value="27947.87310311367" table:style-name="ce5">
            <text:p><text:s/>27,948<text:s/></text:p>
          </table:table-cell>
          <table:table-cell office:value-type="float" office:value="0.9838520190885105" table:style-name="ce6">
            <text:p>0.984</text:p>
          </table:table-cell>
          <table:table-cell office:value-type="float" office:value="27496.571381727859" table:style-name="ce5">
            <text:p><text:s/>27,4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496.571381727859" table:style-name="ce5">
            <text:p><text:s/>27,497<text:s/></text:p>
          </table:table-cell>
          <table:table-cell office:value-type="float" office:value="1.0376378347108317" table:style-name="ce6">
            <text:p>1.038</text:p>
          </table:table-cell>
          <table:table-cell office:value-type="float" office:value="28531.482790507918" table:style-name="ce5">
            <text:p><text:s/>28,531<text:s/></text:p>
          </table:table-cell>
          <table:table-cell office:value-type="float" office:value="1.0428954983478878" table:style-name="ce6">
            <text:p>1.043</text:p>
          </table:table-cell>
          <table:table-cell office:value-type="float" office:value="29755.354963410937" table:style-name="ce5">
            <text:p><text:s/>29,7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755.354963410937" table:style-name="ce5">
            <text:p><text:s/>29,755<text:s/></text:p>
          </table:table-cell>
          <table:table-cell office:value-type="float" office:value="0.98425552111376646" table:style-name="ce6">
            <text:p>0.984</text:p>
          </table:table-cell>
          <table:table-cell office:value-type="float" office:value="29286.872405437131" table:style-name="ce5">
            <text:p><text:s/>29,287<text:s/></text:p>
          </table:table-cell>
          <table:table-cell office:value-type="float" office:value="1.0742198457187593" table:style-name="ce6">
            <text:p>1.074</text:p>
          </table:table-cell>
          <table:table-cell office:value-type="float" office:value="31460.539556953659" table:style-name="ce5">
            <text:p><text:s/>31,4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75.7620384319198" table:style-name="ce5">
            <text:p><text:s/>5,2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275.7620384319198" table:style-name="ce5">
            <text:p><text:s/>5,276<text:s/></text:p>
          </table:table-cell>
          <table:table-cell office:value-type="float" office:value="1.0442668497360306" table:style-name="ce6">
            <text:p>1.044</text:p>
          </table:table-cell>
          <table:table-cell office:value-type="float" office:value="5509.3034038302403" table:style-name="ce5">
            <text:p><text:s/>5,509<text:s/></text:p>
          </table:table-cell>
          <table:table-cell office:value-type="float" office:value="1.1207424515718842" table:style-name="ce6">
            <text:p>1.121</text:p>
          </table:table-cell>
          <table:table-cell office:value-type="float" office:value="6174.5102032620298" table:style-name="ce5">
            <text:p><text:s/>6,17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174.5102032620298" table:style-name="ce5">
            <text:p><text:s/>6,175<text:s/></text:p>
          </table:table-cell>
          <table:table-cell office:value-type="float" office:value="0.97575571743853884" table:style-name="ce6">
            <text:p>0.976</text:p>
          </table:table-cell>
          <table:table-cell office:value-type="float" office:value="6024.81363321552" table:style-name="ce5">
            <text:p><text:s/>6,025<text:s/></text:p>
          </table:table-cell>
          <table:table-cell office:value-type="float" office:value="1.0380105089326117" table:style-name="ce6">
            <text:p>1.038</text:p>
          </table:table-cell>
          <table:table-cell office:value-type="float" office:value="6253.8198656381801" table:style-name="ce5">
            <text:p><text:s/>6,2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53.8198656381801" table:style-name="ce5">
            <text:p><text:s/>6,254<text:s/></text:p>
          </table:table-cell>
          <table:table-cell office:value-type="float" office:value="1.0473437271413406" table:style-name="ce6">
            <text:p>1.047</text:p>
          </table:table-cell>
          <table:table-cell office:value-type="float" office:value="6549.8990069480496" table:style-name="ce5">
            <text:p><text:s/>6,550<text:s/></text:p>
          </table:table-cell>
          <table:table-cell office:value-type="float" office:value="1.0864620592629546" table:style-name="ce6">
            <text:p>1.086</text:p>
          </table:table-cell>
          <table:table-cell office:value-type="float" office:value="7116.2167630531594" table:style-name="ce5">
            <text:p><text:s/>7,11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116.2167630531594" table:style-name="ce5">
            <text:p><text:s/>7,116<text:s/></text:p>
          </table:table-cell>
          <table:table-cell office:value-type="float" office:value="1.0219019519160444" table:style-name="ce6">
            <text:p>1.022</text:p>
          </table:table-cell>
          <table:table-cell office:value-type="float" office:value="7272.0758004216996" table:style-name="ce5">
            <text:p><text:s/>7,272<text:s/></text:p>
          </table:table-cell>
          <table:table-cell office:value-type="float" office:value="0.96855306251458373" table:style-name="ce6">
            <text:p>0.969</text:p>
          </table:table-cell>
          <table:table-cell office:value-type="float" office:value="7043.3912873366298" table:style-name="ce5">
            <text:p><text:s/>7,0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43.3912873366298" table:style-name="ce5">
            <text:p><text:s/>7,043<text:s/></text:p>
          </table:table-cell>
          <table:table-cell office:value-type="float" office:value="1.045803288853945" table:style-name="ce6">
            <text:p>1.046</text:p>
          </table:table-cell>
          <table:table-cell office:value-type="float" office:value="7366.0017729818701" table:style-name="ce5">
            <text:p><text:s/>7,366<text:s/></text:p>
          </table:table-cell>
          <table:table-cell office:value-type="float" office:value="1.0760669933125184" table:style-name="ce6">
            <text:p>1.076</text:p>
          </table:table-cell>
          <table:table-cell office:value-type="float" office:value="7926.3113805872799" table:style-name="ce5">
            <text:p><text:s/>7,9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26.3113805872799" table:style-name="ce5">
            <text:p><text:s/>7,926<text:s/></text:p>
          </table:table-cell>
          <table:table-cell office:value-type="float" office:value="1.0853656026968823" table:style-name="ce6">
            <text:p>1.085</text:p>
          </table:table-cell>
          <table:table-cell office:value-type="float" office:value="8602.94572875427" table:style-name="ce5">
            <text:p><text:s/>8,603<text:s/></text:p>
          </table:table-cell>
          <table:table-cell office:value-type="float" office:value="1.2399609371922491" table:style-name="ce6">
            <text:p>1.240</text:p>
          </table:table-cell>
          <table:table-cell office:value-type="float" office:value="10667.316648440201" table:style-name="ce5">
            <text:p><text:s/>10,6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67.316648440201" table:style-name="ce5">
            <text:p><text:s/>10,667<text:s/></text:p>
          </table:table-cell>
          <table:table-cell office:value-type="float" office:value="0.92900392198167003" table:style-name="ce6">
            <text:p>0.929</text:p>
          </table:table-cell>
          <table:table-cell office:value-type="float" office:value="9909.9790034213111" table:style-name="ce5">
            <text:p><text:s/>9,910<text:s/></text:p>
          </table:table-cell>
          <table:table-cell office:value-type="float" office:value="1.086106585052472" table:style-name="ce6">
            <text:p>1.086</text:p>
          </table:table-cell>
          <table:table-cell office:value-type="float" office:value="10763.29345334762" table:style-name="ce5">
            <text:p><text:s/>10,7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763.29345334762" table:style-name="ce5">
            <text:p><text:s/>10,763<text:s/></text:p>
          </table:table-cell>
          <table:table-cell office:value-type="float" office:value="1.0205959801266018" table:style-name="ce6">
            <text:p>1.021</text:p>
          </table:table-cell>
          <table:table-cell office:value-type="float" office:value="10984.974031409549" table:style-name="ce5">
            <text:p><text:s/>10,985<text:s/></text:p>
          </table:table-cell>
          <table:table-cell office:value-type="float" office:value="0.90618977671291134" table:style-name="ce6">
            <text:p>0.906</text:p>
          </table:table-cell>
          <table:table-cell office:value-type="float" office:value="9954.4711647201493" table:style-name="ce5">
            <text:p><text:s/>9,9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54.4711647201493" table:style-name="ce5">
            <text:p><text:s/>9,954<text:s/></text:p>
          </table:table-cell>
          <table:table-cell office:value-type="float" office:value="1.0308611950761011" table:style-name="ce6">
            <text:p>1.031</text:p>
          </table:table-cell>
          <table:table-cell office:value-type="float" office:value="10261.678041214001" table:style-name="ce5">
            <text:p><text:s/>10,262<text:s/></text:p>
          </table:table-cell>
          <table:table-cell office:value-type="float" office:value="1.0881434409794153" table:style-name="ce6">
            <text:p>1.088</text:p>
          </table:table-cell>
          <table:table-cell office:value-type="float" office:value="11166.177653989509" table:style-name="ce5">
            <text:p><text:s/>11,1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166.177653989509" table:style-name="ce5">
            <text:p><text:s/>11,166<text:s/></text:p>
          </table:table-cell>
          <table:table-cell office:value-type="float" office:value="1.1332548346806062" table:style-name="ce6">
            <text:p>1.133</text:p>
          </table:table-cell>
          <table:table-cell office:value-type="float" office:value="12654.124811286159" table:style-name="ce5">
            <text:p><text:s/>12,654<text:s/></text:p>
          </table:table-cell>
          <table:table-cell office:value-type="float" office:value="1.0196155965168066" table:style-name="ce6">
            <text:p>1.020</text:p>
          </table:table-cell>
          <table:table-cell office:value-type="float" office:value="12902.34301785766" table:style-name="ce5">
            <text:p><text:s/>12,9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902.34301785766" table:style-name="ce5">
            <text:p><text:s/>12,902<text:s/></text:p>
          </table:table-cell>
          <table:table-cell office:value-type="float" office:value="1.0793920098490974" table:style-name="ce6">
            <text:p>1.079</text:p>
          </table:table-cell>
          <table:table-cell office:value-type="float" office:value="13926.685961807851" table:style-name="ce5">
            <text:p><text:s/>13,927<text:s/></text:p>
          </table:table-cell>
          <table:table-cell office:value-type="float" office:value="0.98403498756081531" table:style-name="ce6">
            <text:p>0.984</text:p>
          </table:table-cell>
          <table:table-cell office:value-type="float" office:value="13704.34624719097" table:style-name="ce5">
            <text:p><text:s/>13,7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704.34624719097" table:style-name="ce5">
            <text:p><text:s/>13,704<text:s/></text:p>
          </table:table-cell>
          <table:table-cell office:value-type="float" office:value="1.0589992109513382" table:style-name="ce6">
            <text:p>1.059</text:p>
          </table:table-cell>
          <table:table-cell office:value-type="float" office:value="14512.891862379169" table:style-name="ce5">
            <text:p><text:s/>14,513<text:s/></text:p>
          </table:table-cell>
          <table:table-cell office:value-type="float" office:value="1.1011588303611688" table:style-name="ce6">
            <text:p>1.101</text:p>
          </table:table-cell>
          <table:table-cell office:value-type="float" office:value="15980.999028335569" table:style-name="ce5">
            <text:p><text:s/>15,9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980.999028335569" table:style-name="ce5">
            <text:p><text:s/>15,981<text:s/></text:p>
          </table:table-cell>
          <table:table-cell office:value-type="float" office:value="0.91369206391076219" table:style-name="ce6">
            <text:p>0.914</text:p>
          </table:table-cell>
          <table:table-cell office:value-type="float" office:value="14601.71198555581" table:style-name="ce5">
            <text:p><text:s/>14,602<text:s/></text:p>
          </table:table-cell>
          <table:table-cell office:value-type="float" office:value="1.061347316317903" table:style-name="ce6">
            <text:p>1.061</text:p>
          </table:table-cell>
          <table:table-cell office:value-type="float" office:value="15497.48782951662" table:style-name="ce5">
            <text:p><text:s/>15,4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497.48782951662" table:style-name="ce5">
            <text:p><text:s/>15,497<text:s/></text:p>
          </table:table-cell>
          <table:table-cell office:value-type="float" office:value="0.96456866705111988" table:style-name="ce6">
            <text:p>0.965</text:p>
          </table:table-cell>
          <table:table-cell office:value-type="float" office:value="14948.391178357799" table:style-name="ce5">
            <text:p><text:s/>14,948<text:s/></text:p>
          </table:table-cell>
          <table:table-cell office:value-type="float" office:value="0.97331295381272631" table:style-name="ce6">
            <text:p>0.973</text:p>
          </table:table-cell>
          <table:table-cell office:value-type="float" office:value="14549.462772555531" table:style-name="ce5">
            <text:p><text:s/>14,5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49.462772555531" table:style-name="ce5">
            <text:p><text:s/>14,549<text:s/></text:p>
          </table:table-cell>
          <table:table-cell office:value-type="float" office:value="1.0436066776075865" table:style-name="ce6">
            <text:p>1.044</text:p>
          </table:table-cell>
          <table:table-cell office:value-type="float" office:value="15183.916505041941" table:style-name="ce5">
            <text:p><text:s/>15,184<text:s/></text:p>
          </table:table-cell>
          <table:table-cell office:value-type="float" office:value="1.0199902137686967" table:style-name="ce6">
            <text:p>1.020</text:p>
          </table:table-cell>
          <table:table-cell office:value-type="float" office:value="15487.446241823771" table:style-name="ce5">
            <text:p><text:s/>15,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487.446241823771" table:style-name="ce5">
            <text:p><text:s/>15,487<text:s/></text:p>
          </table:table-cell>
          <table:table-cell office:value-type="float" office:value="0.98814506903758526" table:style-name="ce6">
            <text:p>0.988</text:p>
          </table:table-cell>
          <table:table-cell office:value-type="float" office:value="15303.843635842841" table:style-name="ce5">
            <text:p><text:s/>15,304<text:s/></text:p>
          </table:table-cell>
          <table:table-cell office:value-type="float" office:value="1.0401526872387146" table:style-name="ce6">
            <text:p>1.040</text:p>
          </table:table-cell>
          <table:table-cell office:value-type="float" office:value="15918.334082903031" table:style-name="ce5">
            <text:p><text:s/>15,9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86.8521731859501" table:style-name="ce5">
            <text:p><text:s/>5,2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86.8521731859501" table:style-name="ce5">
            <text:p><text:s/>5,287<text:s/></text:p>
          </table:table-cell>
          <table:table-cell office:value-type="float" office:value="1.0134224437338744" table:style-name="ce6">
            <text:p>1.013</text:p>
          </table:table-cell>
          <table:table-cell office:value-type="float" office:value="5357.8146490098497" table:style-name="ce5">
            <text:p><text:s/>5,358<text:s/></text:p>
          </table:table-cell>
          <table:table-cell office:value-type="float" office:value="1.1503796687669234" table:style-name="ce6">
            <text:p>1.150</text:p>
          </table:table-cell>
          <table:table-cell office:value-type="float" office:value="6163.5210412425213" table:style-name="ce5">
            <text:p><text:s/>6,1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163.5210412425213" table:style-name="ce5">
            <text:p><text:s/>6,164<text:s/></text:p>
          </table:table-cell>
          <table:table-cell office:value-type="float" office:value="1.0146667296833785" table:style-name="ce6">
            <text:p>1.015</text:p>
          </table:table-cell>
          <table:table-cell office:value-type="float" office:value="6253.9197382522398" table:style-name="ce5">
            <text:p><text:s/>6,254<text:s/></text:p>
          </table:table-cell>
          <table:table-cell office:value-type="float" office:value="1.069358629068534" table:style-name="ce6">
            <text:p>1.069</text:p>
          </table:table-cell>
          <table:table-cell office:value-type="float" office:value="6687.6830376020607" table:style-name="ce5">
            <text:p><text:s/>6,6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87.6830376020607" table:style-name="ce5">
            <text:p><text:s/>6,688<text:s/></text:p>
          </table:table-cell>
          <table:table-cell office:value-type="float" office:value="1.071042861589186" table:style-name="ce6">
            <text:p>1.071</text:p>
          </table:table-cell>
          <table:table-cell office:value-type="float" office:value="7162.7951779947698" table:style-name="ce5">
            <text:p><text:s/>7,163<text:s/></text:p>
          </table:table-cell>
          <table:table-cell office:value-type="float" office:value="1.1092923695534744" table:style-name="ce6">
            <text:p>1.109</text:p>
          </table:table-cell>
          <table:table-cell office:value-type="float" office:value="7945.6340356240198" table:style-name="ce5">
            <text:p><text:s/>7,9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945.6340356240198" table:style-name="ce5">
            <text:p><text:s/>7,946<text:s/></text:p>
          </table:table-cell>
          <table:table-cell office:value-type="float" office:value="1.0011182923979978" table:style-name="ce6">
            <text:p>1.001</text:p>
          </table:table-cell>
          <table:table-cell office:value-type="float" office:value="7954.5195777633307" table:style-name="ce5">
            <text:p><text:s/>7,955<text:s/></text:p>
          </table:table-cell>
          <table:table-cell office:value-type="float" office:value="1.0655093544061252" table:style-name="ce6">
            <text:p>1.066</text:p>
          </table:table-cell>
          <table:table-cell office:value-type="float" office:value="8475.61501991349" table:style-name="ce5">
            <text:p><text:s/>8,4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75.61501991349" table:style-name="ce5">
            <text:p><text:s/>8,476<text:s/></text:p>
          </table:table-cell>
          <table:table-cell office:value-type="float" office:value="1.051758475880352" table:style-name="ce6">
            <text:p>1.052</text:p>
          </table:table-cell>
          <table:table-cell office:value-type="float" office:value="8914.2999354928324" table:style-name="ce5">
            <text:p><text:s/>8,914<text:s/></text:p>
          </table:table-cell>
          <table:table-cell office:value-type="float" office:value="1.0559012954701785" table:style-name="ce6">
            <text:p>1.056</text:p>
          </table:table-cell>
          <table:table-cell office:value-type="float" office:value="9412.6208500966113" table:style-name="ce5">
            <text:p><text:s/>9,4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12.6208500966113" table:style-name="ce5">
            <text:p><text:s/>9,413<text:s/></text:p>
          </table:table-cell>
          <table:table-cell office:value-type="float" office:value="1.0938275671530342" table:style-name="ce6">
            <text:p>1.094</text:p>
          </table:table-cell>
          <table:table-cell office:value-type="float" office:value="10295.784164995101" table:style-name="ce5">
            <text:p><text:s/>10,296<text:s/></text:p>
          </table:table-cell>
          <table:table-cell office:value-type="float" office:value="0.87792946694976193" table:style-name="ce6">
            <text:p>0.878</text:p>
          </table:table-cell>
          <table:table-cell office:value-type="float" office:value="9038.9723038039483" table:style-name="ce5">
            <text:p><text:s/>9,0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38.9723038039483" table:style-name="ce5">
            <text:p><text:s/>9,039<text:s/></text:p>
          </table:table-cell>
          <table:table-cell office:value-type="float" office:value="0.91563024051659825" table:style-name="ce6">
            <text:p>0.916</text:p>
          </table:table-cell>
          <table:table-cell office:value-type="float" office:value="8276.3563845548779" table:style-name="ce5">
            <text:p><text:s/>8,276<text:s/></text:p>
          </table:table-cell>
          <table:table-cell office:value-type="float" office:value="1.0297735634306817" table:style-name="ce6">
            <text:p>1.030</text:p>
          </table:table-cell>
          <table:table-cell office:value-type="float" office:value="8522.773006345351" table:style-name="ce5">
            <text:p><text:s/>8,5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522.773006345351" table:style-name="ce5">
            <text:p><text:s/>8,523<text:s/></text:p>
          </table:table-cell>
          <table:table-cell office:value-type="float" office:value="1.0460675870814491" table:style-name="ce6">
            <text:p>1.046</text:p>
          </table:table-cell>
          <table:table-cell office:value-type="float" office:value="8915.3965939905884" table:style-name="ce5">
            <text:p><text:s/>8,915<text:s/></text:p>
          </table:table-cell>
          <table:table-cell office:value-type="float" office:value="1.0364680200199352" table:style-name="ce6">
            <text:p>1.036</text:p>
          </table:table-cell>
          <table:table-cell office:value-type="float" office:value="9240.5234554659" table:style-name="ce5">
            <text:p><text:s/>9,2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40.5234554659" table:style-name="ce5">
            <text:p><text:s/>9,241<text:s/></text:p>
          </table:table-cell>
          <table:table-cell office:value-type="float" office:value="1.0336889183921112" table:style-name="ce6">
            <text:p>1.034</text:p>
          </table:table-cell>
          <table:table-cell office:value-type="float" office:value="9551.8266960574801" table:style-name="ce5">
            <text:p><text:s/>9,552<text:s/></text:p>
          </table:table-cell>
          <table:table-cell office:value-type="float" office:value="1.058523358734712" table:style-name="ce6">
            <text:p>1.059</text:p>
          </table:table-cell>
          <table:table-cell office:value-type="float" office:value="10110.831676362652" table:style-name="ce5">
            <text:p><text:s/>10,1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110.831676362652" table:style-name="ce5">
            <text:p><text:s/>10,111<text:s/></text:p>
          </table:table-cell>
          <table:table-cell office:value-type="float" office:value="1.0926109703597742" table:style-name="ce6">
            <text:p>1.093</text:p>
          </table:table-cell>
          <table:table-cell office:value-type="float" office:value="11047.205609054939" table:style-name="ce5">
            <text:p><text:s/>11,047<text:s/></text:p>
          </table:table-cell>
          <table:table-cell office:value-type="float" office:value="0.93661898699120261" table:style-name="ce6">
            <text:p>0.937</text:p>
          </table:table-cell>
          <table:table-cell office:value-type="float" office:value="10347.022526636569" table:style-name="ce5">
            <text:p><text:s/>10,3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347.022526636569" table:style-name="ce5">
            <text:p><text:s/>10,347<text:s/></text:p>
          </table:table-cell>
          <table:table-cell office:value-type="float" office:value="1.0629462975331994" table:style-name="ce6">
            <text:p>1.063</text:p>
          </table:table-cell>
          <table:table-cell office:value-type="float" office:value="10998.329285180951" table:style-name="ce5">
            <text:p><text:s/>10,998<text:s/></text:p>
          </table:table-cell>
          <table:table-cell office:value-type="float" office:value="1.0581057078719649" table:style-name="ce6">
            <text:p>1.058</text:p>
          </table:table-cell>
          <table:table-cell office:value-type="float" office:value="11637.394993705351" table:style-name="ce5">
            <text:p><text:s/>11,6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637.394993705351" table:style-name="ce5">
            <text:p><text:s/>11,637<text:s/></text:p>
          </table:table-cell>
          <table:table-cell office:value-type="float" office:value="1.0754894333814227" table:style-name="ce6">
            <text:p>1.075</text:p>
          </table:table-cell>
          <table:table-cell office:value-type="float" office:value="12515.895347815971" table:style-name="ce5">
            <text:p><text:s/>12,516<text:s/></text:p>
          </table:table-cell>
          <table:table-cell office:value-type="float" office:value="1.0589450133059275" table:style-name="ce6">
            <text:p>1.059</text:p>
          </table:table-cell>
          <table:table-cell office:value-type="float" office:value="13253.64496562858" table:style-name="ce5">
            <text:p><text:s/>13,2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253.64496562858" table:style-name="ce5">
            <text:p><text:s/>13,254<text:s/></text:p>
          </table:table-cell>
          <table:table-cell office:value-type="float" office:value="0.93892287688738774" table:style-name="ce6">
            <text:p>0.939</text:p>
          </table:table-cell>
          <table:table-cell office:value-type="float" office:value="12444.15046037203" table:style-name="ce5">
            <text:p><text:s/>12,444<text:s/></text:p>
          </table:table-cell>
          <table:table-cell office:value-type="float" office:value="1.0578419944755553" table:style-name="ce6">
            <text:p>1.058</text:p>
          </table:table-cell>
          <table:table-cell office:value-type="float" office:value="13163.944942553848" table:style-name="ce5">
            <text:p><text:s/>13,1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163.944942553848" table:style-name="ce5">
            <text:p><text:s/>13,164<text:s/></text:p>
          </table:table-cell>
          <table:table-cell office:value-type="float" office:value="0.98750655532853737" table:style-name="ce6">
            <text:p>0.988</text:p>
          </table:table-cell>
          <table:table-cell office:value-type="float" office:value="12999.481924755872" table:style-name="ce5">
            <text:p><text:s/>12,999<text:s/></text:p>
          </table:table-cell>
          <table:table-cell office:value-type="float" office:value="0.99597112285807299" table:style-name="ce6">
            <text:p>0.996</text:p>
          </table:table-cell>
          <table:table-cell office:value-type="float" office:value="12947.108609172328" table:style-name="ce5">
            <text:p><text:s/>12,9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47.108609172328" table:style-name="ce5">
            <text:p><text:s/>12,947<text:s/></text:p>
          </table:table-cell>
          <table:table-cell office:value-type="float" office:value="1.0309302785959444" table:style-name="ce6">
            <text:p>1.031</text:p>
          </table:table-cell>
          <table:table-cell office:value-type="float" office:value="13347.566285465979" table:style-name="ce5">
            <text:p><text:s/>13,348<text:s/></text:p>
          </table:table-cell>
          <table:table-cell office:value-type="float" office:value="1.0689520783368081" table:style-name="ce6">
            <text:p>1.069</text:p>
          </table:table-cell>
          <table:table-cell office:value-type="float" office:value="14267.908721587168" table:style-name="ce5">
            <text:p><text:s/>14,2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267.908721587168" table:style-name="ce5">
            <text:p><text:s/>14,268<text:s/></text:p>
          </table:table-cell>
          <table:table-cell office:value-type="float" office:value="0.98003351734638877" table:style-name="ce6">
            <text:p>0.980</text:p>
          </table:table-cell>
          <table:table-cell office:value-type="float" office:value="13983.02876959429" table:style-name="ce5">
            <text:p><text:s/>13,983<text:s/></text:p>
          </table:table-cell>
          <table:table-cell office:value-type="float" office:value="1.1115049343134247" table:style-name="ce6">
            <text:p>1.112</text:p>
          </table:table-cell>
          <table:table-cell office:value-type="float" office:value="15542.205474050628" table:style-name="ce5">
            <text:p><text:s/>15,5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01.6206533318909" table:style-name="ce5">
            <text:p><text:s/>9,8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801.6206533318909" table:style-name="ce5">
            <text:p><text:s/>9,802<text:s/></text:p>
          </table:table-cell>
          <table:table-cell office:value-type="float" office:value="0.98444100237065812" table:style-name="ce6">
            <text:p>0.984</text:p>
          </table:table-cell>
          <table:table-cell office:value-type="float" office:value="9649.1172608229899" table:style-name="ce5">
            <text:p><text:s/>9,649<text:s/></text:p>
          </table:table-cell>
          <table:table-cell office:value-type="float" office:value="0.96934165158534324" table:style-name="ce6">
            <text:p>0.969</text:p>
          </table:table-cell>
          <table:table-cell office:value-type="float" office:value="9353.2912619468007" table:style-name="ce5">
            <text:p><text:s/>9,3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353.2912619468007" table:style-name="ce5">
            <text:p><text:s/>9,353<text:s/></text:p>
          </table:table-cell>
          <table:table-cell office:value-type="float" office:value="1.0428862272838844" table:style-name="ce6">
            <text:p>1.043</text:p>
          </table:table-cell>
          <table:table-cell office:value-type="float" office:value="9754.4186368590199" table:style-name="ce5">
            <text:p><text:s/>9,754<text:s/></text:p>
          </table:table-cell>
          <table:table-cell office:value-type="float" office:value="1.0287308231734416" table:style-name="ce6">
            <text:p>1.029</text:p>
          </table:table-cell>
          <table:table-cell office:value-type="float" office:value="10034.671113874339" table:style-name="ce5">
            <text:p><text:s/>10,0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34.671113874339" table:style-name="ce5">
            <text:p><text:s/>10,035<text:s/></text:p>
          </table:table-cell>
          <table:table-cell office:value-type="float" office:value="1.0690770291507812" table:style-name="ce6">
            <text:p>1.069</text:p>
          </table:table-cell>
          <table:table-cell office:value-type="float" office:value="10727.83638292594" table:style-name="ce5">
            <text:p><text:s/>10,728<text:s/></text:p>
          </table:table-cell>
          <table:table-cell office:value-type="float" office:value="1.0743630145686478" table:style-name="ce6">
            <text:p>1.074</text:p>
          </table:table-cell>
          <table:table-cell office:value-type="float" office:value="11525.59063615953" table:style-name="ce5">
            <text:p><text:s/>11,5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525.59063615953" table:style-name="ce5">
            <text:p><text:s/>11,526<text:s/></text:p>
          </table:table-cell>
          <table:table-cell office:value-type="float" office:value="1.1066120041014254" table:style-name="ce6">
            <text:p>1.107</text:p>
          </table:table-cell>
          <table:table-cell office:value-type="float" office:value="12754.356952333121" table:style-name="ce5">
            <text:p><text:s/>12,754<text:s/></text:p>
          </table:table-cell>
          <table:table-cell office:value-type="float" office:value="1.0417583271170767" table:style-name="ce6">
            <text:p>1.042</text:p>
          </table:table-cell>
          <table:table-cell office:value-type="float" office:value="13286.95756211661" table:style-name="ce5">
            <text:p><text:s/>13,2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86.95756211661" table:style-name="ce5">
            <text:p><text:s/>13,287<text:s/></text:p>
          </table:table-cell>
          <table:table-cell office:value-type="float" office:value="1.1337521601651575" table:style-name="ce6">
            <text:p>1.134</text:p>
          </table:table-cell>
          <table:table-cell office:value-type="float" office:value="15064.116838072479" table:style-name="ce5">
            <text:p><text:s/>15,064<text:s/></text:p>
          </table:table-cell>
          <table:table-cell office:value-type="float" office:value="1.0071950745380396" table:style-name="ce6">
            <text:p>1.007</text:p>
          </table:table-cell>
          <table:table-cell office:value-type="float" office:value="15172.50428157215" table:style-name="ce5">
            <text:p><text:s/>15,1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172.50428157215" table:style-name="ce5">
            <text:p><text:s/>15,173<text:s/></text:p>
          </table:table-cell>
          <table:table-cell office:value-type="float" office:value="1.1347130240373668" table:style-name="ce6">
            <text:p>1.135</text:p>
          </table:table-cell>
          <table:table-cell office:value-type="float" office:value="17216.43821556263" table:style-name="ce5">
            <text:p><text:s/>17,216<text:s/></text:p>
          </table:table-cell>
          <table:table-cell office:value-type="float" office:value="0.9352180756280476" table:style-name="ce6">
            <text:p>0.935</text:p>
          </table:table-cell>
          <table:table-cell office:value-type="float" office:value="16101.124217127661" table:style-name="ce5">
            <text:p><text:s/>16,1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101.124217127661" table:style-name="ce5">
            <text:p><text:s/>16,101<text:s/></text:p>
          </table:table-cell>
          <table:table-cell office:value-type="float" office:value="1.1316838383640158" table:style-name="ce6">
            <text:p>1.132</text:p>
          </table:table-cell>
          <table:table-cell office:value-type="float" office:value="18221.382056014838" table:style-name="ce5">
            <text:p><text:s/>18,221<text:s/></text:p>
          </table:table-cell>
          <table:table-cell office:value-type="float" office:value="1.0413640628890501" table:style-name="ce6">
            <text:p>1.041</text:p>
          </table:table-cell>
          <table:table-cell office:value-type="float" office:value="18975.092449305248" table:style-name="ce5">
            <text:p><text:s/>18,9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975.092449305248" table:style-name="ce5">
            <text:p><text:s/>18,975<text:s/></text:p>
          </table:table-cell>
          <table:table-cell office:value-type="float" office:value="1.1047509168711722" table:style-name="ce6">
            <text:p>1.105</text:p>
          </table:table-cell>
          <table:table-cell office:value-type="float" office:value="20962.750781085233" table:style-name="ce5">
            <text:p><text:s/>20,963<text:s/></text:p>
          </table:table-cell>
          <table:table-cell office:value-type="float" office:value="1.1128256757187109" table:style-name="ce6">
            <text:p>1.113</text:p>
          </table:table-cell>
          <table:table-cell office:value-type="float" office:value="23327.887302884108" table:style-name="ce5">
            <text:p><text:s/>23,3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327.887302884108" table:style-name="ce5">
            <text:p><text:s/>23,328<text:s/></text:p>
          </table:table-cell>
          <table:table-cell office:value-type="float" office:value="1.0656635821774636" table:style-name="ce6">
            <text:p>1.066</text:p>
          </table:table-cell>
          <table:table-cell office:value-type="float" office:value="24859.67994782365" table:style-name="ce5">
            <text:p><text:s/>24,860<text:s/></text:p>
          </table:table-cell>
          <table:table-cell office:value-type="float" office:value="1.036347819613918" table:style-name="ce6">
            <text:p>1.036</text:p>
          </table:table-cell>
          <table:table-cell office:value-type="float" office:value="25763.275110226878" table:style-name="ce5">
            <text:p><text:s/>25,7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763.275110226878" table:style-name="ce5">
            <text:p><text:s/>25,763<text:s/></text:p>
          </table:table-cell>
          <table:table-cell office:value-type="float" office:value="1.0845253492347955" table:style-name="ce6">
            <text:p>1.085</text:p>
          </table:table-cell>
          <table:table-cell office:value-type="float" office:value="27940.924936350923" table:style-name="ce5">
            <text:p><text:s/>27,941<text:s/></text:p>
          </table:table-cell>
          <table:table-cell office:value-type="float" office:value="1.048305839723098" table:style-name="ce6">
            <text:p>1.048</text:p>
          </table:table-cell>
          <table:table-cell office:value-type="float" office:value="29290.6347780414" table:style-name="ce5">
            <text:p><text:s/>29,29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290.6347780414" table:style-name="ce5">
            <text:p><text:s/>29,291<text:s/></text:p>
          </table:table-cell>
          <table:table-cell office:value-type="float" office:value="1.0378903172612359" table:style-name="ce6">
            <text:p>1.038</text:p>
          </table:table-cell>
          <table:table-cell office:value-type="float" office:value="30400.466222564381" table:style-name="ce5">
            <text:p><text:s/>30,400<text:s/></text:p>
          </table:table-cell>
          <table:table-cell office:value-type="float" office:value="1.0368335535227493" table:style-name="ce6">
            <text:p>1.037</text:p>
          </table:table-cell>
          <table:table-cell office:value-type="float" office:value="31520.223422289742" table:style-name="ce5">
            <text:p><text:s/>31,5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520.223422289742" table:style-name="ce5">
            <text:p><text:s/>31,520<text:s/></text:p>
          </table:table-cell>
          <table:table-cell office:value-type="float" office:value="1.0398874636588149" table:style-name="ce6">
            <text:p>1.040</text:p>
          </table:table-cell>
          <table:table-cell office:value-type="float" office:value="32777.485188564046" table:style-name="ce5">
            <text:p><text:s/>32,777<text:s/></text:p>
          </table:table-cell>
          <table:table-cell office:value-type="float" office:value="1.1157713171751049" table:style-name="ce6">
            <text:p>1.116</text:p>
          </table:table-cell>
          <table:table-cell office:value-type="float" office:value="36572.177822531601" table:style-name="ce5">
            <text:p><text:s/>36,57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6572.177822531601" table:style-name="ce5">
            <text:p><text:s/>36,572<text:s/></text:p>
          </table:table-cell>
          <table:table-cell office:value-type="float" office:value="1.0359336844576781" table:style-name="ce6">
            <text:p>1.036</text:p>
          </table:table-cell>
          <table:table-cell office:value-type="float" office:value="37886.350920336539" table:style-name="ce5">
            <text:p><text:s/>37,886<text:s/></text:p>
          </table:table-cell>
          <table:table-cell office:value-type="float" office:value="1.1351112991991563" table:style-name="ce6">
            <text:p>1.135</text:p>
          </table:table-cell>
          <table:table-cell office:value-type="float" office:value="43005.22501509836" table:style-name="ce5">
            <text:p><text:s/>43,0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005.22501509836" table:style-name="ce5">
            <text:p><text:s/>43,005<text:s/></text:p>
          </table:table-cell>
          <table:table-cell office:value-type="float" office:value="0.96338378073800635" table:style-name="ce6">
            <text:p>0.963</text:p>
          </table:table-cell>
          <table:table-cell office:value-type="float" office:value="41430.536266534138" table:style-name="ce5">
            <text:p><text:s/>41,431<text:s/></text:p>
          </table:table-cell>
          <table:table-cell office:value-type="float" office:value="1.1601782345918805" table:style-name="ce6">
            <text:p>1.160</text:p>
          </table:table-cell>
          <table:table-cell office:value-type="float" office:value="48066.806423902461" table:style-name="ce5">
            <text:p><text:s/>48,0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066.806423902461" table:style-name="ce5">
            <text:p><text:s/>48,067<text:s/></text:p>
          </table:table-cell>
          <table:table-cell office:value-type="float" office:value="1.0127652808230287" table:style-name="ce6">
            <text:p>1.013</text:p>
          </table:table-cell>
          <table:table-cell office:value-type="float" office:value="48680.39270616974" table:style-name="ce5">
            <text:p><text:s/>48,680<text:s/></text:p>
          </table:table-cell>
          <table:table-cell office:value-type="float" office:value="1.0215595224470697" table:style-name="ce6">
            <text:p>1.022</text:p>
          </table:table-cell>
          <table:table-cell office:value-type="float" office:value="49729.918725450567" table:style-name="ce5">
            <text:p><text:s/>49,7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729.918725450567" table:style-name="ce5">
            <text:p><text:s/>49,730<text:s/></text:p>
          </table:table-cell>
          <table:table-cell office:value-type="float" office:value="1.0240219839610887" table:style-name="ce6">
            <text:p>1.024</text:p>
          </table:table-cell>
          <table:table-cell office:value-type="float" office:value="50924.530035459589" table:style-name="ce5">
            <text:p><text:s/>50,925<text:s/></text:p>
          </table:table-cell>
          <table:table-cell office:value-type="float" office:value="0.99112199684539959" table:style-name="ce6">
            <text:p>0.991</text:p>
          </table:table-cell>
          <table:table-cell office:value-type="float" office:value="50472.42189715823" table:style-name="ce5">
            <text:p><text:s/>50,4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11.35053494151" table:style-name="ce5">
            <text:p><text:s/>3,1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11.35053494151" table:style-name="ce5">
            <text:p><text:s/>3,111<text:s/></text:p>
          </table:table-cell>
          <table:table-cell office:value-type="float" office:value="0.98514100082854883" table:style-name="ce6">
            <text:p>0.985</text:p>
          </table:table-cell>
          <table:table-cell office:value-type="float" office:value="3065.11897992072" table:style-name="ce5">
            <text:p><text:s/>3,065<text:s/></text:p>
          </table:table-cell>
          <table:table-cell office:value-type="float" office:value="0.98134758397216981" table:style-name="ce6">
            <text:p>0.981</text:p>
          </table:table-cell>
          <table:table-cell office:value-type="float" office:value="3007.9471055324402" table:style-name="ce5">
            <text:p><text:s/>3,00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007.9471055324402" table:style-name="ce5">
            <text:p><text:s/>3,008<text:s/></text:p>
          </table:table-cell>
          <table:table-cell office:value-type="float" office:value="1.0370119301248029" table:style-name="ce6">
            <text:p>1.037</text:p>
          </table:table-cell>
          <table:table-cell office:value-type="float" office:value="3119.2770336215099" table:style-name="ce5">
            <text:p><text:s/>3,119<text:s/></text:p>
          </table:table-cell>
          <table:table-cell office:value-type="float" office:value="1.10759353971623" table:style-name="ce6">
            <text:p>1.108</text:p>
          </table:table-cell>
          <table:table-cell office:value-type="float" office:value="3454.8910910243903" table:style-name="ce5">
            <text:p><text:s/>3,4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54.8910910243903" table:style-name="ce5">
            <text:p><text:s/>3,455<text:s/></text:p>
          </table:table-cell>
          <table:table-cell office:value-type="float" office:value="1.0772863012643963" table:style-name="ce6">
            <text:p>1.077</text:p>
          </table:table-cell>
          <table:table-cell office:value-type="float" office:value="3721.9068447209802" table:style-name="ce5">
            <text:p><text:s/>3,722<text:s/></text:p>
          </table:table-cell>
          <table:table-cell office:value-type="float" office:value="1.0415355903768029" table:style-name="ce6">
            <text:p>1.042</text:p>
          </table:table-cell>
          <table:table-cell office:value-type="float" office:value="3876.4984428439298" table:style-name="ce5">
            <text:p><text:s/>3,87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876.4984428439298" table:style-name="ce5">
            <text:p><text:s/>3,876<text:s/></text:p>
          </table:table-cell>
          <table:table-cell office:value-type="float" office:value="1.1204444826902662" table:style-name="ce6">
            <text:p>1.120</text:p>
          </table:table-cell>
          <table:table-cell office:value-type="float" office:value="4343.4012924418894" table:style-name="ce5">
            <text:p><text:s/>4,343<text:s/></text:p>
          </table:table-cell>
          <table:table-cell office:value-type="float" office:value="1.0607366942479952" table:style-name="ce6">
            <text:p>1.061</text:p>
          </table:table-cell>
          <table:table-cell office:value-type="float" office:value="4607.2051287372797" table:style-name="ce5">
            <text:p><text:s/>4,6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07.2051287372797" table:style-name="ce5">
            <text:p><text:s/>4,607<text:s/></text:p>
          </table:table-cell>
          <table:table-cell office:value-type="float" office:value="1.1331665948075687" table:style-name="ce6">
            <text:p>1.133</text:p>
          </table:table-cell>
          <table:table-cell office:value-type="float" office:value="5220.73094731119" table:style-name="ce5">
            <text:p><text:s/>5,221<text:s/></text:p>
          </table:table-cell>
          <table:table-cell office:value-type="float" office:value="1.0267456919846818" table:style-name="ce6">
            <text:p>1.027</text:p>
          </table:table-cell>
          <table:table-cell office:value-type="float" office:value="5360.3630091628702" table:style-name="ce5">
            <text:p><text:s/>5,3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60.3630091628702" table:style-name="ce5">
            <text:p><text:s/>5,360<text:s/></text:p>
          </table:table-cell>
          <table:table-cell office:value-type="float" office:value="1.1324838205577472" table:style-name="ce6">
            <text:p>1.132</text:p>
          </table:table-cell>
          <table:table-cell office:value-type="float" office:value="6070.5243801931892" table:style-name="ce5">
            <text:p><text:s/>6,071<text:s/></text:p>
          </table:table-cell>
          <table:table-cell office:value-type="float" office:value="1.0240799021702469" table:style-name="ce6">
            <text:p>1.024</text:p>
          </table:table-cell>
          <table:table-cell office:value-type="float" office:value="6216.7020133903397" table:style-name="ce5">
            <text:p><text:s/>6,2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16.7020133903397" table:style-name="ce5">
            <text:p><text:s/>6,217<text:s/></text:p>
          </table:table-cell>
          <table:table-cell office:value-type="float" office:value="1.1376411512714344" table:style-name="ce6">
            <text:p>1.138</text:p>
          </table:table-cell>
          <table:table-cell office:value-type="float" office:value="7072.3760356248304" table:style-name="ce5">
            <text:p><text:s/>7,072<text:s/></text:p>
          </table:table-cell>
          <table:table-cell office:value-type="float" office:value="1.0584752097687327" table:style-name="ce6">
            <text:p>1.058</text:p>
          </table:table-cell>
          <table:table-cell office:value-type="float" office:value="7485.9347078713499" table:style-name="ce5">
            <text:p><text:s/>7,4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85.9347078713499" table:style-name="ce5">
            <text:p><text:s/>7,486<text:s/></text:p>
          </table:table-cell>
          <table:table-cell office:value-type="float" office:value="1.1101649659846968" table:style-name="ce6">
            <text:p>1.110</text:p>
          </table:table-cell>
          <table:table-cell office:value-type="float" office:value="8310.622450327659" table:style-name="ce5">
            <text:p><text:s/>8,311<text:s/></text:p>
          </table:table-cell>
          <table:table-cell office:value-type="float" office:value="1.0993361952203171" table:style-name="ce6">
            <text:p>1.099</text:p>
          </table:table-cell>
          <table:table-cell office:value-type="float" office:value="9136.1680644557582" table:style-name="ce5">
            <text:p><text:s/>9,1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136.1680644557582" table:style-name="ce5">
            <text:p><text:s/>9,136<text:s/></text:p>
          </table:table-cell>
          <table:table-cell office:value-type="float" office:value="1.0583449333512294" table:style-name="ce6">
            <text:p>1.058</text:p>
          </table:table-cell>
          <table:table-cell office:value-type="float" office:value="9669.21718126206" table:style-name="ce5">
            <text:p><text:s/>9,669<text:s/></text:p>
          </table:table-cell>
          <table:table-cell office:value-type="float" office:value="1.0835821976100153" table:style-name="ce6">
            <text:p>1.084</text:p>
          </table:table-cell>
          <table:table-cell office:value-type="float" office:value="10477.391602440461" table:style-name="ce5">
            <text:p><text:s/>10,4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77.391602440461" table:style-name="ce5">
            <text:p><text:s/>10,477<text:s/></text:p>
          </table:table-cell>
          <table:table-cell office:value-type="float" office:value="1.102995096510043" table:style-name="ce6">
            <text:p>1.103</text:p>
          </table:table-cell>
          <table:table-cell office:value-type="float" office:value="11556.511561707332" table:style-name="ce5">
            <text:p><text:s/>11,557<text:s/></text:p>
          </table:table-cell>
          <table:table-cell office:value-type="float" office:value="1.0142135224936766" table:style-name="ce6">
            <text:p>1.014</text:p>
          </table:table-cell>
          <table:table-cell office:value-type="float" office:value="11720.770298738091" table:style-name="ce5">
            <text:p><text:s/>11,7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20.770298738091" table:style-name="ce5">
            <text:p><text:s/>11,721<text:s/></text:p>
          </table:table-cell>
          <table:table-cell office:value-type="float" office:value="1.0446479444963188" table:style-name="ce6">
            <text:p>1.045</text:p>
          </table:table-cell>
          <table:table-cell office:value-type="float" office:value="12244.078600490249" table:style-name="ce5">
            <text:p><text:s/>12,244<text:s/></text:p>
          </table:table-cell>
          <table:table-cell office:value-type="float" office:value="1.0421537514471906" table:style-name="ce6">
            <text:p>1.042</text:p>
          </table:table-cell>
          <table:table-cell office:value-type="float" office:value="12760.212446515181" table:style-name="ce5">
            <text:p><text:s/>12,7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760.212446515181" table:style-name="ce5">
            <text:p><text:s/>12,760<text:s/></text:p>
          </table:table-cell>
          <table:table-cell office:value-type="float" office:value="1.0533169048204216" table:style-name="ce6">
            <text:p>1.053</text:p>
          </table:table-cell>
          <table:table-cell office:value-type="float" office:value="13440.547479014391" table:style-name="ce5">
            <text:p><text:s/>13,441<text:s/></text:p>
          </table:table-cell>
          <table:table-cell office:value-type="float" office:value="1.0458848318304697" table:style-name="ce6">
            <text:p>1.046</text:p>
          </table:table-cell>
          <table:table-cell office:value-type="float" office:value="14057.264739798411" table:style-name="ce5">
            <text:p><text:s/>14,05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057.264739798411" table:style-name="ce5">
            <text:p><text:s/>14,057<text:s/></text:p>
          </table:table-cell>
          <table:table-cell office:value-type="float" office:value="1.0700294866986517" table:style-name="ce6">
            <text:p>1.070</text:p>
          </table:table-cell>
          <table:table-cell office:value-type="float" office:value="15041.687773913549" table:style-name="ce5">
            <text:p><text:s/>15,042<text:s/></text:p>
          </table:table-cell>
          <table:table-cell office:value-type="float" office:value="1.1097004208356223" table:style-name="ce6">
            <text:p>1.110</text:p>
          </table:table-cell>
          <table:table-cell office:value-type="float" office:value="16691.767252789901" table:style-name="ce5">
            <text:p><text:s/>16,6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691.767252789901" table:style-name="ce5">
            <text:p><text:s/>16,692<text:s/></text:p>
          </table:table-cell>
          <table:table-cell office:value-type="float" office:value="0.94975088753274406" table:style-name="ce6">
            <text:p>0.950</text:p>
          </table:table-cell>
          <table:table-cell office:value-type="float" office:value="15853.0207628272" table:style-name="ce5">
            <text:p><text:s/>15,853<text:s/></text:p>
          </table:table-cell>
          <table:table-cell office:value-type="float" office:value="1.0841106128482569" table:style-name="ce6">
            <text:p>1.084</text:p>
          </table:table-cell>
          <table:table-cell office:value-type="float" office:value="17186.428054684737" table:style-name="ce5">
            <text:p><text:s/>17,1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186.428054684737" table:style-name="ce5">
            <text:p><text:s/>17,186<text:s/></text:p>
          </table:table-cell>
          <table:table-cell office:value-type="float" office:value="1.0039006961239987" table:style-name="ce6">
            <text:p>1.004</text:p>
          </table:table-cell>
          <table:table-cell office:value-type="float" office:value="17253.46708798303" table:style-name="ce5">
            <text:p><text:s/>17,253<text:s/></text:p>
          </table:table-cell>
          <table:table-cell office:value-type="float" office:value="1.0183676083425695" table:style-name="ce6">
            <text:p>1.018</text:p>
          </table:table-cell>
          <table:table-cell office:value-type="float" office:value="17570.372014006512" table:style-name="ce5">
            <text:p><text:s/>17,5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570.372014006512" table:style-name="ce5">
            <text:p><text:s/>17,570<text:s/></text:p>
          </table:table-cell>
          <table:table-cell office:value-type="float" office:value="1.0258699282778185" table:style-name="ce6">
            <text:p>1.026</text:p>
          </table:table-cell>
          <table:table-cell office:value-type="float" office:value="18024.916277823449" table:style-name="ce5">
            <text:p><text:s/>18,025<text:s/></text:p>
          </table:table-cell>
          <table:table-cell office:value-type="float" office:value="1.0179366165996373" table:style-name="ce6">
            <text:p>1.018</text:p>
          </table:table-cell>
          <table:table-cell office:value-type="float" office:value="18348.22229033933" table:style-name="ce5">
            <text:p><text:s/>18,3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90.27011839038" table:style-name="ce5">
            <text:p><text:s/>6,6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90.27011839038" table:style-name="ce5">
            <text:p><text:s/>6,690<text:s/></text:p>
          </table:table-cell>
          <table:table-cell office:value-type="float" office:value="0.98411546385907689" table:style-name="ce6">
            <text:p>0.984</text:p>
          </table:table-cell>
          <table:table-cell office:value-type="float" office:value="6583.9982809022704" table:style-name="ce5">
            <text:p><text:s/>6,584<text:s/></text:p>
          </table:table-cell>
          <table:table-cell office:value-type="float" office:value="0.96375240176168375" table:style-name="ce6">
            <text:p>0.964</text:p>
          </table:table-cell>
          <table:table-cell office:value-type="float" office:value="6345.3441564143604" table:style-name="ce5">
            <text:p><text:s/>6,3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345.3441564143604" table:style-name="ce5">
            <text:p><text:s/>6,345<text:s/></text:p>
          </table:table-cell>
          <table:table-cell office:value-type="float" office:value="1.045670879258803" table:style-name="ce6">
            <text:p>1.046</text:p>
          </table:table-cell>
          <table:table-cell office:value-type="float" office:value="6635.1416032375109" table:style-name="ce5">
            <text:p><text:s/>6,635<text:s/></text:p>
          </table:table-cell>
          <table:table-cell office:value-type="float" office:value="0.99165630762717283" table:style-name="ce6">
            <text:p>0.992</text:p>
          </table:table-cell>
          <table:table-cell office:value-type="float" office:value="6579.78002284995" table:style-name="ce5">
            <text:p><text:s/>6,5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79.78002284995" table:style-name="ce5">
            <text:p><text:s/>6,580<text:s/></text:p>
          </table:table-cell>
          <table:table-cell office:value-type="float" office:value="1.064766529257072" table:style-name="ce6">
            <text:p>1.065</text:p>
          </table:table-cell>
          <table:table-cell office:value-type="float" office:value="7005.9295382049595" table:style-name="ce5">
            <text:p><text:s/>7,006<text:s/></text:p>
          </table:table-cell>
          <table:table-cell office:value-type="float" office:value="1.0918026154278782" table:style-name="ce6">
            <text:p>1.092</text:p>
          </table:table-cell>
          <table:table-cell office:value-type="float" office:value="7649.0921933156014" table:style-name="ce5">
            <text:p><text:s/>7,6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649.0921933156014" table:style-name="ce5">
            <text:p><text:s/>7,649<text:s/></text:p>
          </table:table-cell>
          <table:table-cell office:value-type="float" office:value="1.0996018151332267" table:style-name="ce6">
            <text:p>1.100</text:p>
          </table:table-cell>
          <table:table-cell office:value-type="float" office:value="8410.9556598912313" table:style-name="ce5">
            <text:p><text:s/>8,411<text:s/></text:p>
          </table:table-cell>
          <table:table-cell office:value-type="float" office:value="1.0319579349074317" table:style-name="ce6">
            <text:p>1.032</text:p>
          </table:table-cell>
          <table:table-cell office:value-type="float" office:value="8679.7524333793299" table:style-name="ce5">
            <text:p><text:s/>8,6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79.7524333793299" table:style-name="ce5">
            <text:p><text:s/>8,680<text:s/></text:p>
          </table:table-cell>
          <table:table-cell office:value-type="float" office:value="1.134062977753493" table:style-name="ce6">
            <text:p>1.134</text:p>
          </table:table-cell>
          <table:table-cell office:value-type="float" office:value="9843.3858907612903" table:style-name="ce5">
            <text:p><text:s/>9,843<text:s/></text:p>
          </table:table-cell>
          <table:table-cell office:value-type="float" office:value="0.99682582612337323" table:style-name="ce6">
            <text:p>0.997</text:p>
          </table:table-cell>
          <table:table-cell office:value-type="float" office:value="9812.1412724092788" table:style-name="ce5">
            <text:p><text:s/>9,8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812.1412724092788" table:style-name="ce5">
            <text:p><text:s/>9,812<text:s/></text:p>
          </table:table-cell>
          <table:table-cell office:value-type="float" office:value="1.1359308356791185" table:style-name="ce6">
            <text:p>1.136</text:p>
          </table:table-cell>
          <table:table-cell office:value-type="float" office:value="11145.91383536944" table:style-name="ce5">
            <text:p><text:s/>11,146<text:s/></text:p>
          </table:table-cell>
          <table:table-cell office:value-type="float" office:value="0.88682025984903845" table:style-name="ce6">
            <text:p>0.887</text:p>
          </table:table-cell>
          <table:table-cell office:value-type="float" office:value="9884.4222037373202" table:style-name="ce5">
            <text:p><text:s/>9,8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84.4222037373202" table:style-name="ce5">
            <text:p><text:s/>9,884<text:s/></text:p>
          </table:table-cell>
          <table:table-cell office:value-type="float" office:value="1.1279370498939782" table:style-name="ce6">
            <text:p>1.128</text:p>
          </table:table-cell>
          <table:table-cell office:value-type="float" office:value="11149.006020390008" table:style-name="ce5">
            <text:p><text:s/>11,149<text:s/></text:p>
          </table:table-cell>
          <table:table-cell office:value-type="float" office:value="1.0305096006246475" table:style-name="ce6">
            <text:p>1.031</text:p>
          </table:table-cell>
          <table:table-cell office:value-type="float" office:value="11489.157741433899" table:style-name="ce5">
            <text:p><text:s/>11,4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489.157741433899" table:style-name="ce5">
            <text:p><text:s/>11,489<text:s/></text:p>
          </table:table-cell>
          <table:table-cell office:value-type="float" office:value="1.1012233111857797" table:style-name="ce6">
            <text:p>1.101</text:p>
          </table:table-cell>
          <table:table-cell office:value-type="float" office:value="12652.128330757572" table:style-name="ce5">
            <text:p><text:s/>12,652<text:s/></text:p>
          </table:table-cell>
          <table:table-cell office:value-type="float" office:value="1.1216863177026115" table:style-name="ce6">
            <text:p>1.122</text:p>
          </table:table-cell>
          <table:table-cell office:value-type="float" office:value="14191.71923842835" table:style-name="ce5">
            <text:p><text:s/>14,1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91.71923842835" table:style-name="ce5">
            <text:p><text:s/>14,192<text:s/></text:p>
          </table:table-cell>
          <table:table-cell office:value-type="float" office:value="1.0703750906675804" table:style-name="ce6">
            <text:p>1.070</text:p>
          </table:table-cell>
          <table:table-cell office:value-type="float" office:value="15190.46276656159" table:style-name="ce5">
            <text:p><text:s/>15,190<text:s/></text:p>
          </table:table-cell>
          <table:table-cell office:value-type="float" office:value="1.0062816217445907" table:style-name="ce6">
            <text:p>1.006</text:p>
          </table:table-cell>
          <table:table-cell office:value-type="float" office:value="15285.883507786419" table:style-name="ce5">
            <text:p><text:s/>15,2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285.883507786419" table:style-name="ce5">
            <text:p><text:s/>15,286<text:s/></text:p>
          </table:table-cell>
          <table:table-cell office:value-type="float" office:value="1.0718656442918459" table:style-name="ce6">
            <text:p>1.072</text:p>
          </table:table-cell>
          <table:table-cell office:value-type="float" office:value="16384.413374643591" table:style-name="ce5">
            <text:p><text:s/>16,384<text:s/></text:p>
          </table:table-cell>
          <table:table-cell office:value-type="float" office:value="1.0723523679214733" table:style-name="ce6">
            <text:p>1.072</text:p>
          </table:table-cell>
          <table:table-cell office:value-type="float" office:value="17569.864479303309" table:style-name="ce5">
            <text:p><text:s/>17,5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569.864479303309" table:style-name="ce5">
            <text:p><text:s/>17,570<text:s/></text:p>
          </table:table-cell>
          <table:table-cell office:value-type="float" office:value="1.033382337323189" table:style-name="ce6">
            <text:p>1.033</text:p>
          </table:table-cell>
          <table:table-cell office:value-type="float" office:value="18156.387622074129" table:style-name="ce5">
            <text:p><text:s/>18,156<text:s/></text:p>
          </table:table-cell>
          <table:table-cell office:value-type="float" office:value="1.0332457846937877" table:style-name="ce6">
            <text:p>1.033</text:p>
          </table:table-cell>
          <table:table-cell office:value-type="float" office:value="18760.010975774559" table:style-name="ce5">
            <text:p><text:s/>18,7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760.010975774559" table:style-name="ce5">
            <text:p><text:s/>18,760<text:s/></text:p>
          </table:table-cell>
          <table:table-cell office:value-type="float" office:value="1.0307530061960042" table:style-name="ce6">
            <text:p>1.031</text:p>
          </table:table-cell>
          <table:table-cell office:value-type="float" office:value="19336.93770954966" table:style-name="ce5">
            <text:p><text:s/>19,337<text:s/></text:p>
          </table:table-cell>
          <table:table-cell office:value-type="float" office:value="1.1643473967242532" table:style-name="ce6">
            <text:p>1.164</text:p>
          </table:table-cell>
          <table:table-cell office:value-type="float" office:value="22514.913082733194" table:style-name="ce5">
            <text:p><text:s/>22,5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514.913082733194" table:style-name="ce5">
            <text:p><text:s/>22,515<text:s/></text:p>
          </table:table-cell>
          <table:table-cell office:value-type="float" office:value="1.0146458510622758" table:style-name="ce6">
            <text:p>1.015</text:p>
          </table:table-cell>
          <table:table-cell office:value-type="float" office:value="22844.66314642299" table:style-name="ce5">
            <text:p><text:s/>22,845<text:s/></text:p>
          </table:table-cell>
          <table:table-cell office:value-type="float" office:value="1.1518426686203342" table:style-name="ce6">
            <text:p>1.152</text:p>
          </table:table-cell>
          <table:table-cell office:value-type="float" office:value="26313.457762308455" table:style-name="ce5">
            <text:p><text:s/>26,3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313.457762308455" table:style-name="ce5">
            <text:p><text:s/>26,313<text:s/></text:p>
          </table:table-cell>
          <table:table-cell office:value-type="float" office:value="0.97203171604243954" table:style-name="ce6">
            <text:p>0.972</text:p>
          </table:table-cell>
          <table:table-cell office:value-type="float" office:value="25577.515503706938" table:style-name="ce5">
            <text:p><text:s/>25,578<text:s/></text:p>
          </table:table-cell>
          <table:table-cell office:value-type="float" office:value="1.2073251745167446" table:style-name="ce6">
            <text:p>1.207</text:p>
          </table:table-cell>
          <table:table-cell office:value-type="float" office:value="30880.37836921772" table:style-name="ce5">
            <text:p><text:s/>30,8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880.37836921772" table:style-name="ce5">
            <text:p><text:s/>30,880<text:s/></text:p>
          </table:table-cell>
          <table:table-cell office:value-type="float" office:value="1.0176988520812233" table:style-name="ce6">
            <text:p>1.018</text:p>
          </table:table-cell>
          <table:table-cell office:value-type="float" office:value="31426.925618186709" table:style-name="ce5">
            <text:p><text:s/>31,427<text:s/></text:p>
          </table:table-cell>
          <table:table-cell office:value-type="float" office:value="1.0233118919158093" table:style-name="ce6">
            <text:p>1.023</text:p>
          </table:table-cell>
          <table:table-cell office:value-type="float" office:value="32159.546711444058" table:style-name="ce5">
            <text:p><text:s/>32,1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159.546711444058" table:style-name="ce5">
            <text:p><text:s/>32,160<text:s/></text:p>
          </table:table-cell>
          <table:table-cell office:value-type="float" office:value="1.0230123593728617" table:style-name="ce6">
            <text:p>1.023</text:p>
          </table:table-cell>
          <table:table-cell office:value-type="float" office:value="32899.613757636136" table:style-name="ce5">
            <text:p><text:s/>32,900<text:s/></text:p>
          </table:table-cell>
          <table:table-cell office:value-type="float" office:value="0.97643090412764322" table:style-name="ce6">
            <text:p>0.976</text:p>
          </table:table-cell>
          <table:table-cell office:value-type="float" office:value="32124.199606818904" table:style-name="ce5">
            <text:p><text:s/>32,1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059.346386739238" table:style-name="ce5">
            <text:p><text:s/>21,0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059.346386739238" table:style-name="ce5">
            <text:p><text:s/>21,059<text:s/></text:p>
          </table:table-cell>
          <table:table-cell office:value-type="float" office:value="1.0407770639893865" table:style-name="ce6">
            <text:p>1.041</text:p>
          </table:table-cell>
          <table:table-cell office:value-type="float" office:value="21918.08470192596" table:style-name="ce5">
            <text:p><text:s/>21,918<text:s/></text:p>
          </table:table-cell>
          <table:table-cell office:value-type="float" office:value="1.0528248036307968" table:style-name="ce6">
            <text:p>1.053</text:p>
          </table:table-cell>
          <table:table-cell office:value-type="float" office:value="23075.903222268371" table:style-name="ce5">
            <text:p><text:s/>23,0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075.903222268371" table:style-name="ce5">
            <text:p><text:s/>23,076<text:s/></text:p>
          </table:table-cell>
          <table:table-cell office:value-type="float" office:value="1.0386686063628086" table:style-name="ce6">
            <text:p>1.039</text:p>
          </table:table-cell>
          <table:table-cell office:value-type="float" office:value="23968.21624043653" table:style-name="ce5">
            <text:p><text:s/>23,968<text:s/></text:p>
          </table:table-cell>
          <table:table-cell office:value-type="float" office:value="1.0339586948689903" table:style-name="ce6">
            <text:p>1.034</text:p>
          </table:table-cell>
          <table:table-cell office:value-type="float" office:value="24782.14558229949" table:style-name="ce5">
            <text:p><text:s/>24,7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782.14558229949" table:style-name="ce5">
            <text:p><text:s/>24,782<text:s/></text:p>
          </table:table-cell>
          <table:table-cell office:value-type="float" office:value="1.0423660632514971" table:style-name="ce6">
            <text:p>1.042</text:p>
          </table:table-cell>
          <table:table-cell office:value-type="float" office:value="25832.067529546999" table:style-name="ce5">
            <text:p><text:s/>25,832<text:s/></text:p>
          </table:table-cell>
          <table:table-cell office:value-type="float" office:value="1.042687763980545" table:style-name="ce6">
            <text:p>1.043</text:p>
          </table:table-cell>
          <table:table-cell office:value-type="float" office:value="26934.780731377799" table:style-name="ce5">
            <text:p><text:s/>26,9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934.780731377799" table:style-name="ce5">
            <text:p><text:s/>26,935<text:s/></text:p>
          </table:table-cell>
          <table:table-cell office:value-type="float" office:value="1.0340748544128933" table:style-name="ce6">
            <text:p>1.034</text:p>
          </table:table-cell>
          <table:table-cell office:value-type="float" office:value="27852.5794634427" table:style-name="ce5">
            <text:p><text:s/>27,853<text:s/></text:p>
          </table:table-cell>
          <table:table-cell office:value-type="float" office:value="1.0233669982187874" table:style-name="ce6">
            <text:p>1.023</text:p>
          </table:table-cell>
          <table:table-cell office:value-type="float" office:value="28503.4106381536" table:style-name="ce5">
            <text:p><text:s/>28,5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503.4106381536" table:style-name="ce5">
            <text:p><text:s/>28,503<text:s/></text:p>
          </table:table-cell>
          <table:table-cell office:value-type="float" office:value="1.055348878378142" table:style-name="ce6">
            <text:p>1.055</text:p>
          </table:table-cell>
          <table:table-cell office:value-type="float" office:value="30081.042446926996" table:style-name="ce5">
            <text:p><text:s/>30,081<text:s/></text:p>
          </table:table-cell>
          <table:table-cell office:value-type="float" office:value="1.0530258566567081" table:style-name="ce6">
            <text:p>1.053</text:p>
          </table:table-cell>
          <table:table-cell office:value-type="float" office:value="31676.115491802102" table:style-name="ce5">
            <text:p><text:s/>31,6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676.115491802102" table:style-name="ce5">
            <text:p><text:s/>31,676<text:s/></text:p>
          </table:table-cell>
          <table:table-cell office:value-type="float" office:value="1.0585911453449341" table:style-name="ce6">
            <text:p>1.059</text:p>
          </table:table-cell>
          <table:table-cell office:value-type="float" office:value="33532.055378545199" table:style-name="ce5">
            <text:p><text:s/>33,532<text:s/></text:p>
          </table:table-cell>
          <table:table-cell office:value-type="float" office:value="1.0630789289929135" table:style-name="ce6">
            <text:p>1.063</text:p>
          </table:table-cell>
          <table:table-cell office:value-type="float" office:value="35647.221518754901" table:style-name="ce5">
            <text:p><text:s/>35,6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647.221518754901" table:style-name="ce5">
            <text:p><text:s/>35,647<text:s/></text:p>
          </table:table-cell>
          <table:table-cell office:value-type="float" office:value="1.0367038466576821" table:style-name="ce6">
            <text:p>1.037</text:p>
          </table:table-cell>
          <table:table-cell office:value-type="float" office:value="36955.611671151702" table:style-name="ce5">
            <text:p><text:s/>36,956<text:s/></text:p>
          </table:table-cell>
          <table:table-cell office:value-type="float" office:value="1.0678634948186865" table:style-name="ce6">
            <text:p>1.068</text:p>
          </table:table-cell>
          <table:table-cell office:value-type="float" office:value="39463.548632318299" table:style-name="ce5">
            <text:p><text:s/>39,4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463.548632318299" table:style-name="ce5">
            <text:p><text:s/>39,464<text:s/></text:p>
          </table:table-cell>
          <table:table-cell office:value-type="float" office:value="1.024199946877955" table:style-name="ce6">
            <text:p>1.024</text:p>
          </table:table-cell>
          <table:table-cell office:value-type="float" office:value="40418.564412836" table:style-name="ce5">
            <text:p><text:s/>40,419<text:s/></text:p>
          </table:table-cell>
          <table:table-cell office:value-type="float" office:value="1.0579975897682548" table:style-name="ce6">
            <text:p>1.058</text:p>
          </table:table-cell>
          <table:table-cell office:value-type="float" office:value="42762.743730673435" table:style-name="ce5">
            <text:p><text:s/>42,7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762.743730673435" table:style-name="ce5">
            <text:p><text:s/>42,763<text:s/></text:p>
          </table:table-cell>
          <table:table-cell office:value-type="float" office:value="1.0456244634838892" table:style-name="ce6">
            <text:p>1.046</text:p>
          </table:table-cell>
          <table:table-cell office:value-type="float" office:value="44713.77097048446" table:style-name="ce5">
            <text:p><text:s/>44,714<text:s/></text:p>
          </table:table-cell>
          <table:table-cell office:value-type="float" office:value="1.0924182893506236" table:style-name="ce6">
            <text:p>1.092</text:p>
          </table:table-cell>
          <table:table-cell office:value-type="float" office:value="48846.141193992204" table:style-name="ce5">
            <text:p><text:s/>48,84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8846.141193992204" table:style-name="ce5">
            <text:p><text:s/>48,846<text:s/></text:p>
          </table:table-cell>
          <table:table-cell office:value-type="float" office:value="1.0588575181144582" table:style-name="ce6">
            <text:p>1.059</text:p>
          </table:table-cell>
          <table:table-cell office:value-type="float" office:value="51721.103834138979" table:style-name="ce5">
            <text:p><text:s/>51,721<text:s/></text:p>
          </table:table-cell>
          <table:table-cell office:value-type="float" office:value="1.1463909297109647" table:style-name="ce6">
            <text:p>1.146</text:p>
          </table:table-cell>
          <table:table-cell office:value-type="float" office:value="59292.604310095914" table:style-name="ce5">
            <text:p><text:s/>59,29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9292.604310095914" table:style-name="ce5">
            <text:p><text:s/>59,293<text:s/></text:p>
          </table:table-cell>
          <table:table-cell office:value-type="float" office:value="1.056570055406524" table:style-name="ce6">
            <text:p>1.057</text:p>
          </table:table-cell>
          <table:table-cell office:value-type="float" office:value="62646.790221115152" table:style-name="ce5">
            <text:p><text:s/>62,647<text:s/></text:p>
          </table:table-cell>
          <table:table-cell office:value-type="float" office:value="1.0911839388074926" table:style-name="ce6">
            <text:p>1.091</text:p>
          </table:table-cell>
          <table:table-cell office:value-type="float" office:value="68359.171307123135" table:style-name="ce5">
            <text:p><text:s/>68,3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359.171307123135" table:style-name="ce5">
            <text:p><text:s/>68,359<text:s/></text:p>
          </table:table-cell>
          <table:table-cell office:value-type="float" office:value="1.0106579580428621" table:style-name="ce6">
            <text:p>1.011</text:p>
          </table:table-cell>
          <table:table-cell office:value-type="float" office:value="69087.74048675927" table:style-name="ce5">
            <text:p><text:s/>69,088<text:s/></text:p>
          </table:table-cell>
          <table:table-cell office:value-type="float" office:value="1.1111365053804994" table:style-name="ce6">
            <text:p>1.111</text:p>
          </table:table-cell>
          <table:table-cell office:value-type="float" office:value="76765.910529092551" table:style-name="ce5">
            <text:p><text:s/>76,76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6765.910529092551" table:style-name="ce5">
            <text:p><text:s/>76,766<text:s/></text:p>
          </table:table-cell>
          <table:table-cell office:value-type="float" office:value="0.9954832546802278" table:style-name="ce6">
            <text:p>0.995</text:p>
          </table:table-cell>
          <table:table-cell office:value-type="float" office:value="76419.178461992211" table:style-name="ce5">
            <text:p><text:s/>76,419<text:s/></text:p>
          </table:table-cell>
          <table:table-cell office:value-type="float" office:value="1.0940038437038659" table:style-name="ce6">
            <text:p>1.094</text:p>
          </table:table-cell>
          <table:table-cell office:value-type="float" office:value="83602.874970111181" table:style-name="ce5">
            <text:p><text:s/>83,6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602.874970111181" table:style-name="ce5">
            <text:p><text:s/>83,603<text:s/></text:p>
          </table:table-cell>
          <table:table-cell office:value-type="float" office:value="1.0007936790302758" table:style-name="ce6">
            <text:p>1.001</text:p>
          </table:table-cell>
          <table:table-cell office:value-type="float" office:value="83669.228818845717" table:style-name="ce5">
            <text:p><text:s/>83,669<text:s/></text:p>
          </table:table-cell>
          <table:table-cell office:value-type="float" office:value="1.0716262149933851" table:style-name="ce6">
            <text:p>1.072</text:p>
          </table:table-cell>
          <table:table-cell office:value-type="float" office:value="89662.138990555104" table:style-name="ce5">
            <text:p><text:s/>89,6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9662.138990555104" table:style-name="ce5">
            <text:p><text:s/>89,662<text:s/></text:p>
          </table:table-cell>
          <table:table-cell office:value-type="float" office:value="1.0152464957259109" table:style-name="ce6">
            <text:p>1.015</text:p>
          </table:table-cell>
          <table:table-cell office:value-type="float" office:value="91029.172409450621" table:style-name="ce5">
            <text:p><text:s/>91,029<text:s/></text:p>
          </table:table-cell>
          <table:table-cell office:value-type="float" office:value="1.0138865548360185" table:style-name="ce6">
            <text:p>1.014</text:p>
          </table:table-cell>
          <table:table-cell office:value-type="float" office:value="92293.254003791837" table:style-name="ce5">
            <text:p><text:s/>92,2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293.254003791837" table:style-name="ce5">
            <text:p><text:s/>92,293<text:s/></text:p>
          </table:table-cell>
          <table:table-cell office:value-type="float" office:value="1.0257106720765068" table:style-name="ce6">
            <text:p>1.026</text:p>
          </table:table-cell>
          <table:table-cell office:value-type="float" office:value="94666.175592357089" table:style-name="ce5">
            <text:p><text:s/>94,666<text:s/></text:p>
          </table:table-cell>
          <table:table-cell office:value-type="float" office:value="1.0120015674739966" table:style-name="ce6">
            <text:p>1.012</text:p>
          </table:table-cell>
          <table:table-cell office:value-type="float" office:value="95802.318086233965" table:style-name="ce5">
            <text:p><text:s/>95,8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49.57138550226" table:style-name="ce5">
            <text:p><text:s/>2,35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49.57138550226" table:style-name="ce5">
            <text:p><text:s/>2,350<text:s/></text:p>
          </table:table-cell>
          <table:table-cell office:value-type="float" office:value="1.0280378697183179" table:style-name="ce6">
            <text:p>1.028</text:p>
          </table:table-cell>
          <table:table-cell office:value-type="float" office:value="2415.4483619028601" table:style-name="ce5">
            <text:p><text:s/>2,415<text:s/></text:p>
          </table:table-cell>
          <table:table-cell office:value-type="float" office:value="1.1587693908489123" table:style-name="ce6">
            <text:p>1.159</text:p>
          </table:table-cell>
          <table:table-cell office:value-type="float" office:value="2798.9476269491802" table:style-name="ce5">
            <text:p><text:s/>2,7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98.9476269491802" table:style-name="ce5">
            <text:p><text:s/>2,799<text:s/></text:p>
          </table:table-cell>
          <table:table-cell office:value-type="float" office:value="0.9214951549338406" table:style-name="ce6">
            <text:p>0.921</text:p>
          </table:table-cell>
          <table:table-cell office:value-type="float" office:value="2579.2166771472403" table:style-name="ce5">
            <text:p><text:s/>2,579<text:s/></text:p>
          </table:table-cell>
          <table:table-cell office:value-type="float" office:value="1.0445717326180646" table:style-name="ce6">
            <text:p>1.045</text:p>
          </table:table-cell>
          <table:table-cell office:value-type="float" office:value="2694.1768332451002" table:style-name="ce5">
            <text:p><text:s/>2,6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94.1768332451002" table:style-name="ce5">
            <text:p><text:s/>2,694<text:s/></text:p>
          </table:table-cell>
          <table:table-cell office:value-type="float" office:value="1.0720853363684097" table:style-name="ce6">
            <text:p>1.072</text:p>
          </table:table-cell>
          <table:table-cell office:value-type="float" office:value="2888.3874765055498" table:style-name="ce5">
            <text:p><text:s/>2,888<text:s/></text:p>
          </table:table-cell>
          <table:table-cell office:value-type="float" office:value="1.0788062673943368" table:style-name="ce6">
            <text:p>1.079</text:p>
          </table:table-cell>
          <table:table-cell office:value-type="float" office:value="3116.0105123174999" table:style-name="ce5">
            <text:p><text:s/>3,11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116.0105123174999" table:style-name="ce5">
            <text:p><text:s/>3,116<text:s/></text:p>
          </table:table-cell>
          <table:table-cell office:value-type="float" office:value="0.93900944108953133" table:style-name="ce6">
            <text:p>0.939</text:p>
          </table:table-cell>
          <table:table-cell office:value-type="float" office:value="2925.96328960036" table:style-name="ce5">
            <text:p><text:s/>2,926<text:s/></text:p>
          </table:table-cell>
          <table:table-cell office:value-type="float" office:value="1.045468018043306" table:style-name="ce6">
            <text:p>1.045</text:p>
          </table:table-cell>
          <table:table-cell office:value-type="float" office:value="3059.0010412459601" table:style-name="ce5">
            <text:p><text:s/>3,0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59.0010412459601" table:style-name="ce5">
            <text:p><text:s/>3,059<text:s/></text:p>
          </table:table-cell>
          <table:table-cell office:value-type="float" office:value="0.99286799905364731" table:style-name="ce6">
            <text:p>0.993</text:p>
          </table:table-cell>
          <table:table-cell office:value-type="float" office:value="3037.1842429249" table:style-name="ce5">
            <text:p><text:s/>3,037<text:s/></text:p>
          </table:table-cell>
          <table:table-cell office:value-type="float" office:value="1.0367480801053726" table:style-name="ce6">
            <text:p>1.037</text:p>
          </table:table-cell>
          <table:table-cell office:value-type="float" office:value="3148.79493277868" table:style-name="ce5">
            <text:p><text:s/>3,1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48.79493277868" table:style-name="ce5">
            <text:p><text:s/>3,149<text:s/></text:p>
          </table:table-cell>
          <table:table-cell office:value-type="float" office:value="1.0885726254529555" table:style-name="ce6">
            <text:p>1.089</text:p>
          </table:table-cell>
          <table:table-cell office:value-type="float" office:value="3427.6919669878503" table:style-name="ce5">
            <text:p><text:s/>3,428<text:s/></text:p>
          </table:table-cell>
          <table:table-cell office:value-type="float" office:value="1.0248117166590194" table:style-name="ce6">
            <text:p>1.025</text:p>
          </table:table-cell>
          <table:table-cell office:value-type="float" office:value="3512.7388888671499" table:style-name="ce5">
            <text:p><text:s/>3,5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12.7388888671499" table:style-name="ce5">
            <text:p><text:s/>3,513<text:s/></text:p>
          </table:table-cell>
          <table:table-cell office:value-type="float" office:value="1.0074252787160625" table:style-name="ce6">
            <text:p>1.007</text:p>
          </table:table-cell>
          <table:table-cell office:value-type="float" office:value="3538.8219541737399" table:style-name="ce5">
            <text:p><text:s/>3,539<text:s/></text:p>
          </table:table-cell>
          <table:table-cell office:value-type="float" office:value="1.0393135707630772" table:style-name="ce6">
            <text:p>1.039</text:p>
          </table:table-cell>
          <table:table-cell office:value-type="float" office:value="3677.94568148708" table:style-name="ce5">
            <text:p><text:s/>3,6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77.94568148708" table:style-name="ce5">
            <text:p><text:s/>3,678<text:s/></text:p>
          </table:table-cell>
          <table:table-cell office:value-type="float" office:value="0.74571897078316185" table:style-name="ce6">
            <text:p>0.746</text:p>
          </table:table-cell>
          <table:table-cell office:value-type="float" office:value="2742.71386819492" table:style-name="ce5">
            <text:p><text:s/>2,743<text:s/></text:p>
          </table:table-cell>
          <table:table-cell office:value-type="float" office:value="1.0806459369397117" table:style-name="ce6">
            <text:p>1.081</text:p>
          </table:table-cell>
          <table:table-cell office:value-type="float" office:value="2963.9025978530403" table:style-name="ce5">
            <text:p><text:s/>2,9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63.9025978530403" table:style-name="ce5">
            <text:p><text:s/>2,964<text:s/></text:p>
          </table:table-cell>
          <table:table-cell office:value-type="float" office:value="1.3191431688185831" table:style-name="ce6">
            <text:p>1.319</text:p>
          </table:table-cell>
          <table:table-cell office:value-type="float" office:value="3909.8118650014903" table:style-name="ce5">
            <text:p><text:s/>3,910<text:s/></text:p>
          </table:table-cell>
          <table:table-cell office:value-type="float" office:value="0.97381155082111837" table:style-name="ce6">
            <text:p>0.974</text:p>
          </table:table-cell>
          <table:table-cell office:value-type="float" office:value="3807.4199556759099" table:style-name="ce5">
            <text:p><text:s/>3,8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07.4199556759099" table:style-name="ce5">
            <text:p><text:s/>3,807<text:s/></text:p>
          </table:table-cell>
          <table:table-cell office:value-type="float" office:value="1.0452146888502949" table:style-name="ce6">
            <text:p>1.045</text:p>
          </table:table-cell>
          <table:table-cell office:value-type="float" office:value="3979.5712642941999" table:style-name="ce5">
            <text:p><text:s/>3,980<text:s/></text:p>
          </table:table-cell>
          <table:table-cell office:value-type="float" office:value="1.1736174304129492" table:style-name="ce6">
            <text:p>1.174</text:p>
          </table:table-cell>
          <table:table-cell office:value-type="float" office:value="4670.4942013461705" table:style-name="ce5">
            <text:p><text:s/>4,6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70.4942013461705" table:style-name="ce5">
            <text:p><text:s/>4,670<text:s/></text:p>
          </table:table-cell>
          <table:table-cell office:value-type="float" office:value="1.079287404973766" table:style-name="ce6">
            <text:p>1.079</text:p>
          </table:table-cell>
          <table:table-cell office:value-type="float" office:value="5040.80556651593" table:style-name="ce5">
            <text:p><text:s/>5,041<text:s/></text:p>
          </table:table-cell>
          <table:table-cell office:value-type="float" office:value="0.99381748449258678" table:style-name="ce6">
            <text:p>0.994</text:p>
          </table:table-cell>
          <table:table-cell office:value-type="float" office:value="5009.6407079310902" table:style-name="ce5">
            <text:p><text:s/>5,0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09.6407079310902" table:style-name="ce5">
            <text:p><text:s/>5,010<text:s/></text:p>
          </table:table-cell>
          <table:table-cell office:value-type="float" office:value="1.0596327968477832" table:style-name="ce6">
            <text:p>1.060</text:p>
          </table:table-cell>
          <table:table-cell office:value-type="float" office:value="5308.3795945475304" table:style-name="ce5">
            <text:p><text:s/>5,308<text:s/></text:p>
          </table:table-cell>
          <table:table-cell office:value-type="float" office:value="1.1396324067973118" table:style-name="ce6">
            <text:p>1.140</text:p>
          </table:table-cell>
          <table:table-cell office:value-type="float" office:value="6049.6014135279402" table:style-name="ce5">
            <text:p><text:s/>6,0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49.6014135279402" table:style-name="ce5">
            <text:p><text:s/>6,050<text:s/></text:p>
          </table:table-cell>
          <table:table-cell office:value-type="float" office:value="1.0041756473746026" table:style-name="ce6">
            <text:p>1.004</text:p>
          </table:table-cell>
          <table:table-cell office:value-type="float" office:value="6074.8624157877302" table:style-name="ce5">
            <text:p><text:s/>6,075<text:s/></text:p>
          </table:table-cell>
          <table:table-cell office:value-type="float" office:value="1.1260524174046029" table:style-name="ce6">
            <text:p>1.126</text:p>
          </table:table-cell>
          <table:table-cell office:value-type="float" office:value="6840.6135086981403" table:style-name="ce5">
            <text:p><text:s/>6,8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840.6135086981403" table:style-name="ce5">
            <text:p><text:s/>6,841<text:s/></text:p>
          </table:table-cell>
          <table:table-cell office:value-type="float" office:value="0.96623974184842354" table:style-name="ce6">
            <text:p>0.966</text:p>
          </table:table-cell>
          <table:table-cell office:value-type="float" office:value="6609.6726307293302" table:style-name="ce5">
            <text:p><text:s/>6,610<text:s/></text:p>
          </table:table-cell>
          <table:table-cell office:value-type="float" office:value="1.1256067913479417" table:style-name="ce6">
            <text:p>1.126</text:p>
          </table:table-cell>
          <table:table-cell office:value-type="float" office:value="7439.8924017355503" table:style-name="ce5">
            <text:p><text:s/>7,4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39.8924017355503" table:style-name="ce5">
            <text:p><text:s/>7,440<text:s/></text:p>
          </table:table-cell>
          <table:table-cell office:value-type="float" office:value="1.0430637707871326" table:style-name="ce6">
            <text:p>1.043</text:p>
          </table:table-cell>
          <table:table-cell office:value-type="float" office:value="7760.2822228048199" table:style-name="ce5">
            <text:p><text:s/>7,760<text:s/></text:p>
          </table:table-cell>
          <table:table-cell office:value-type="float" office:value="0.91601539179763647" table:style-name="ce6">
            <text:p>0.916</text:p>
          </table:table-cell>
          <table:table-cell office:value-type="float" office:value="7108.5379607827899" table:style-name="ce5">
            <text:p><text:s/>7,1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08.5379607827899" table:style-name="ce5">
            <text:p><text:s/>7,109<text:s/></text:p>
          </table:table-cell>
          <table:table-cell office:value-type="float" office:value="1.0127856226997149" table:style-name="ce6">
            <text:p>1.013</text:p>
          </table:table-cell>
          <table:table-cell office:value-type="float" office:value="7199.4250450959598" table:style-name="ce5">
            <text:p><text:s/>7,199<text:s/></text:p>
          </table:table-cell>
          <table:table-cell office:value-type="float" office:value="1.0102280055309527" table:style-name="ce6">
            <text:p>1.010</text:p>
          </table:table-cell>
          <table:table-cell office:value-type="float" office:value="7273.0608042768799" table:style-name="ce5">
            <text:p><text:s/>7,2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709.775001236976" table:style-name="ce5">
            <text:p><text:s/>18,7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709.775001236976" table:style-name="ce5">
            <text:p><text:s/>18,710<text:s/></text:p>
          </table:table-cell>
          <table:table-cell office:value-type="float" office:value="1.0423768505358137" table:style-name="ce6">
            <text:p>1.042</text:p>
          </table:table-cell>
          <table:table-cell office:value-type="float" office:value="19502.636340023102" table:style-name="ce5">
            <text:p><text:s/>19,503<text:s/></text:p>
          </table:table-cell>
          <table:table-cell office:value-type="float" office:value="1.0397033119931094" table:style-name="ce6">
            <text:p>1.040</text:p>
          </table:table-cell>
          <table:table-cell office:value-type="float" office:value="20276.955595319192" table:style-name="ce5">
            <text:p><text:s/>20,2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76.955595319192" table:style-name="ce5">
            <text:p><text:s/>20,277<text:s/></text:p>
          </table:table-cell>
          <table:table-cell office:value-type="float" office:value="1.0548427481010418" table:style-name="ce6">
            <text:p>1.055</text:p>
          </table:table-cell>
          <table:table-cell office:value-type="float" office:value="21388.99956328929" table:style-name="ce5">
            <text:p><text:s/>21,389<text:s/></text:p>
          </table:table-cell>
          <table:table-cell office:value-type="float" office:value="1.032678909721648" table:style-name="ce6">
            <text:p>1.033</text:p>
          </table:table-cell>
          <table:table-cell office:value-type="float" office:value="22087.968749054391" table:style-name="ce5">
            <text:p><text:s/>22,0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087.968749054391" table:style-name="ce5">
            <text:p><text:s/>22,088<text:s/></text:p>
          </table:table-cell>
          <table:table-cell office:value-type="float" office:value="1.0387410591579951" table:style-name="ce6">
            <text:p>1.039</text:p>
          </table:table-cell>
          <table:table-cell office:value-type="float" office:value="22943.680053041451" table:style-name="ce5">
            <text:p><text:s/>22,944<text:s/></text:p>
          </table:table-cell>
          <table:table-cell office:value-type="float" office:value="1.0381407936301328" table:style-name="ce6">
            <text:p>1.038</text:p>
          </table:table-cell>
          <table:table-cell office:value-type="float" office:value="23818.770219060298" table:style-name="ce5">
            <text:p><text:s/>23,8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818.770219060298" table:style-name="ce5">
            <text:p><text:s/>23,819<text:s/></text:p>
          </table:table-cell>
          <table:table-cell office:value-type="float" office:value="1.0465114674096616" table:style-name="ce6">
            <text:p>1.047</text:p>
          </table:table-cell>
          <table:table-cell office:value-type="float" office:value="24926.61617384234" table:style-name="ce5">
            <text:p><text:s/>24,927<text:s/></text:p>
          </table:table-cell>
          <table:table-cell office:value-type="float" office:value="1.0207727121665502" table:style-name="ce6">
            <text:p>1.021</text:p>
          </table:table-cell>
          <table:table-cell office:value-type="float" office:value="25444.409596907637" table:style-name="ce5">
            <text:p><text:s/>25,4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444.409596907637" table:style-name="ce5">
            <text:p><text:s/>25,444<text:s/></text:p>
          </table:table-cell>
          <table:table-cell office:value-type="float" office:value="1.0628605116971881" table:style-name="ce6">
            <text:p>1.063</text:p>
          </table:table-cell>
          <table:table-cell office:value-type="float" office:value="27043.858204002099" table:style-name="ce5">
            <text:p><text:s/>27,044<text:s/></text:p>
          </table:table-cell>
          <table:table-cell office:value-type="float" office:value="1.0548539466458893" table:style-name="ce6">
            <text:p>1.055</text:p>
          </table:table-cell>
          <table:table-cell office:value-type="float" office:value="28527.320559023421" table:style-name="ce5">
            <text:p><text:s/>28,5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527.320559023421" table:style-name="ce5">
            <text:p><text:s/>28,527<text:s/></text:p>
          </table:table-cell>
          <table:table-cell office:value-type="float" office:value="1.0552818428660695" table:style-name="ce6">
            <text:p>1.055</text:p>
          </table:table-cell>
          <table:table-cell office:value-type="float" office:value="30104.363411557351" table:style-name="ce5">
            <text:p><text:s/>30,104<text:s/></text:p>
          </table:table-cell>
          <table:table-cell office:value-type="float" office:value="1.0674360454189513" table:style-name="ce6">
            <text:p>1.067</text:p>
          </table:table-cell>
          <table:table-cell office:value-type="float" office:value="32134.482629887749" table:style-name="ce5">
            <text:p><text:s/>32,1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134.482629887749" table:style-name="ce5">
            <text:p><text:s/>32,134<text:s/></text:p>
          </table:table-cell>
          <table:table-cell office:value-type="float" office:value="1.039904394972196" table:style-name="ce6">
            <text:p>1.040</text:p>
          </table:table-cell>
          <table:table-cell office:value-type="float" office:value="33416.789716977961" table:style-name="ce5">
            <text:p><text:s/>33,417<text:s/></text:p>
          </table:table-cell>
          <table:table-cell office:value-type="float" office:value="1.0708869180407756" table:style-name="ce6">
            <text:p>1.071</text:p>
          </table:table-cell>
          <table:table-cell office:value-type="float" office:value="35785.602950831213" table:style-name="ce5">
            <text:p><text:s/>35,7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785.602950831213" table:style-name="ce5">
            <text:p><text:s/>35,786<text:s/></text:p>
          </table:table-cell>
          <table:table-cell office:value-type="float" office:value="1.052821454382284" table:style-name="ce6">
            <text:p>1.053</text:p>
          </table:table-cell>
          <table:table-cell office:value-type="float" office:value="37675.850544641078" table:style-name="ce5">
            <text:p><text:s/>37,676<text:s/></text:p>
          </table:table-cell>
          <table:table-cell office:value-type="float" office:value="1.0563488430251586" table:style-name="ce6">
            <text:p>1.056</text:p>
          </table:table-cell>
          <table:table-cell office:value-type="float" office:value="39798.841132820395" table:style-name="ce5">
            <text:p><text:s/>39,7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798.841132820395" table:style-name="ce5">
            <text:p><text:s/>39,799<text:s/></text:p>
          </table:table-cell>
          <table:table-cell office:value-type="float" office:value="1.0252549557739181" table:style-name="ce6">
            <text:p>1.025</text:p>
          </table:table-cell>
          <table:table-cell office:value-type="float" office:value="40803.959105482973" table:style-name="ce5">
            <text:p><text:s/>40,804<text:s/></text:p>
          </table:table-cell>
          <table:table-cell office:value-type="float" office:value="1.1037831187382079" table:style-name="ce6">
            <text:p>1.104</text:p>
          </table:table-cell>
          <table:table-cell office:value-type="float" office:value="45038.721238316291" table:style-name="ce5">
            <text:p><text:s/>45,03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038.721238316291" table:style-name="ce5">
            <text:p><text:s/>45,039<text:s/></text:p>
          </table:table-cell>
          <table:table-cell office:value-type="float" office:value="1.0600108363917999" table:style-name="ce6">
            <text:p>1.060</text:p>
          </table:table-cell>
          <table:table-cell office:value-type="float" office:value="47741.532569844778" table:style-name="ce5">
            <text:p><text:s/>47,742<text:s/></text:p>
          </table:table-cell>
          <table:table-cell office:value-type="float" office:value="1.1441214215073394" table:style-name="ce6">
            <text:p>1.144</text:p>
          </table:table-cell>
          <table:table-cell office:value-type="float" office:value="54622.110108749752" table:style-name="ce5">
            <text:p><text:s/>54,62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622.110108749752" table:style-name="ce5">
            <text:p><text:s/>54,622<text:s/></text:p>
          </table:table-cell>
          <table:table-cell office:value-type="float" office:value="1.0546275956734139" table:style-name="ce6">
            <text:p>1.055</text:p>
          </table:table-cell>
          <table:table-cell office:value-type="float" office:value="57605.984654599219" table:style-name="ce5">
            <text:p><text:s/>57,606<text:s/></text:p>
          </table:table-cell>
          <table:table-cell office:value-type="float" office:value="1.0997039800470501" table:style-name="ce6">
            <text:p>1.100</text:p>
          </table:table-cell>
          <table:table-cell office:value-type="float" office:value="63349.530599192047" table:style-name="ce5">
            <text:p><text:s/>63,3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349.530599192047" table:style-name="ce5">
            <text:p><text:s/>63,350<text:s/></text:p>
          </table:table-cell>
          <table:table-cell office:value-type="float" office:value="1.0067850588465952" table:style-name="ce6">
            <text:p>1.007</text:p>
          </table:table-cell>
          <table:table-cell office:value-type="float" office:value="63779.360892211749" table:style-name="ce5">
            <text:p><text:s/>63,779<text:s/></text:p>
          </table:table-cell>
          <table:table-cell office:value-type="float" office:value="1.108764781056311" table:style-name="ce6">
            <text:p>1.109</text:p>
          </table:table-cell>
          <table:table-cell office:value-type="float" office:value="70716.309115564611" table:style-name="ce5">
            <text:p><text:s/>70,7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716.309115564611" table:style-name="ce5">
            <text:p><text:s/>70,716<text:s/></text:p>
          </table:table-cell>
          <table:table-cell office:value-type="float" office:value="0.99473964246702673" table:style-name="ce6">
            <text:p>0.995</text:p>
          </table:table-cell>
          <table:table-cell office:value-type="float" office:value="70344.316046204476" table:style-name="ce5">
            <text:p><text:s/>70,344<text:s/></text:p>
          </table:table-cell>
          <table:table-cell office:value-type="float" office:value="1.0912361620090674" table:style-name="ce6">
            <text:p>1.091</text:p>
          </table:table-cell>
          <table:table-cell office:value-type="float" office:value="76762.261461413043" table:style-name="ce5">
            <text:p><text:s/>76,7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6762.261461413043" table:style-name="ce5">
            <text:p><text:s/>76,762<text:s/></text:p>
          </table:table-cell>
          <table:table-cell office:value-type="float" office:value="1.0038729281947067" table:style-name="ce6">
            <text:p>1.004</text:p>
          </table:table-cell>
          <table:table-cell office:value-type="float" office:value="77059.556188116389" table:style-name="ce5">
            <text:p><text:s/>77,060<text:s/></text:p>
          </table:table-cell>
          <table:table-cell office:value-type="float" office:value="1.0669961086734017" table:style-name="ce6">
            <text:p>1.067</text:p>
          </table:table-cell>
          <table:table-cell office:value-type="float" office:value="82222.246588819544" table:style-name="ce5">
            <text:p><text:s/>82,2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222.246588819544" table:style-name="ce5">
            <text:p><text:s/>82,222<text:s/></text:p>
          </table:table-cell>
          <table:table-cell office:value-type="float" office:value="1.0127294453903741" table:style-name="ce6">
            <text:p>1.013</text:p>
          </table:table-cell>
          <table:table-cell office:value-type="float" office:value="83268.890186645804" table:style-name="ce5">
            <text:p><text:s/>83,269<text:s/></text:p>
          </table:table-cell>
          <table:table-cell office:value-type="float" office:value="1.0230077025413569" table:style-name="ce6">
            <text:p>1.023</text:p>
          </table:table-cell>
          <table:table-cell office:value-type="float" office:value="85184.716043009044" table:style-name="ce5">
            <text:p><text:s/>85,1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184.716043009044" table:style-name="ce5">
            <text:p><text:s/>85,185<text:s/></text:p>
          </table:table-cell>
          <table:table-cell office:value-type="float" office:value="1.0267892482390844" table:style-name="ce6">
            <text:p>1.027</text:p>
          </table:table-cell>
          <table:table-cell office:value-type="float" office:value="87466.750547261123" table:style-name="ce5">
            <text:p><text:s/>87,467<text:s/></text:p>
          </table:table-cell>
          <table:table-cell office:value-type="float" office:value="1.0121475501038746" table:style-name="ce6">
            <text:p>1.012</text:p>
          </table:table-cell>
          <table:table-cell office:value-type="float" office:value="88529.257281957078" table:style-name="ce5">
            <text:p><text:s/>88,5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22.009717802521" table:style-name="ce5">
            <text:p><text:s/>11,9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922.009717802521" table:style-name="ce5">
            <text:p><text:s/>11,922<text:s/></text:p>
          </table:table-cell>
          <table:table-cell office:value-type="float" office:value="1.0150983851253903" table:style-name="ce6">
            <text:p>1.015</text:p>
          </table:table-cell>
          <table:table-cell office:value-type="float" office:value="12102.012811990549" table:style-name="ce5">
            <text:p><text:s/>12,102<text:s/></text:p>
          </table:table-cell>
          <table:table-cell office:value-type="float" office:value="1.1772784910400966" table:style-name="ce6">
            <text:p>1.177</text:p>
          </table:table-cell>
          <table:table-cell office:value-type="float" office:value="14247.439381848149" table:style-name="ce5">
            <text:p><text:s/>14,2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247.439381848149" table:style-name="ce5">
            <text:p><text:s/>14,247<text:s/></text:p>
          </table:table-cell>
          <table:table-cell office:value-type="float" office:value="1.0461460126643722" table:style-name="ce6">
            <text:p>1.046</text:p>
          </table:table-cell>
          <table:table-cell office:value-type="float" office:value="14904.901899997789" table:style-name="ce5">
            <text:p><text:s/>14,905<text:s/></text:p>
          </table:table-cell>
          <table:table-cell office:value-type="float" office:value="1.1808142582304961" table:style-name="ce6">
            <text:p>1.181</text:p>
          </table:table-cell>
          <table:table-cell office:value-type="float" office:value="17599.920681044201" table:style-name="ce5">
            <text:p><text:s/>17,6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599.920681044201" table:style-name="ce5">
            <text:p><text:s/>17,600<text:s/></text:p>
          </table:table-cell>
          <table:table-cell office:value-type="float" office:value="1.0876673878184959" table:style-name="ce6">
            <text:p>1.088</text:p>
          </table:table-cell>
          <table:table-cell office:value-type="float" office:value="19142.859752964068" table:style-name="ce5">
            <text:p><text:s/>19,143<text:s/></text:p>
          </table:table-cell>
          <table:table-cell office:value-type="float" office:value="0.93477655867910725" table:style-name="ce6">
            <text:p>0.935</text:p>
          </table:table-cell>
          <table:table-cell office:value-type="float" office:value="17894.296563152537" table:style-name="ce5">
            <text:p><text:s/>17,89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894.296563152537" table:style-name="ce5">
            <text:p><text:s/>17,894<text:s/></text:p>
          </table:table-cell>
          <table:table-cell office:value-type="float" office:value="1.0600431685095228" table:style-name="ce6">
            <text:p>1.060</text:p>
          </table:table-cell>
          <table:table-cell office:value-type="float" office:value="18968.72682705328" table:style-name="ce5">
            <text:p><text:s/>18,969<text:s/></text:p>
          </table:table-cell>
          <table:table-cell office:value-type="float" office:value="1.2365232219405429" table:style-name="ce6">
            <text:p>1.237</text:p>
          </table:table-cell>
          <table:table-cell office:value-type="float" office:value="23455.271212297932" table:style-name="ce5">
            <text:p><text:s/>23,4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455.271212297932" table:style-name="ce5">
            <text:p><text:s/>23,455<text:s/></text:p>
          </table:table-cell>
          <table:table-cell office:value-type="float" office:value="1.0544640235021654" table:style-name="ce6">
            <text:p>1.054</text:p>
          </table:table-cell>
          <table:table-cell office:value-type="float" office:value="24732.739654854191" table:style-name="ce5">
            <text:p><text:s/>24,733<text:s/></text:p>
          </table:table-cell>
          <table:table-cell office:value-type="float" office:value="0.94300665748317669" table:style-name="ce6">
            <text:p>0.943</text:p>
          </table:table-cell>
          <table:table-cell office:value-type="float" office:value="23323.138152325668" table:style-name="ce5">
            <text:p><text:s/>23,3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323.138152325668" table:style-name="ce5">
            <text:p><text:s/>23,323<text:s/></text:p>
          </table:table-cell>
          <table:table-cell office:value-type="float" office:value="1.0573306913321254" table:style-name="ce6">
            <text:p>1.057</text:p>
          </table:table-cell>
          <table:table-cell office:value-type="float" office:value="24660.269786633173" table:style-name="ce5">
            <text:p><text:s/>24,660<text:s/></text:p>
          </table:table-cell>
          <table:table-cell office:value-type="float" office:value="1.0464536477458668" table:style-name="ce6">
            <text:p>1.046</text:p>
          </table:table-cell>
          <table:table-cell office:value-type="float" office:value="25805.82927261947" table:style-name="ce5">
            <text:p><text:s/>25,8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805.82927261947" table:style-name="ce5">
            <text:p><text:s/>25,806<text:s/></text:p>
          </table:table-cell>
          <table:table-cell office:value-type="float" office:value="1.0514058997143112" table:style-name="ce6">
            <text:p>1.051</text:p>
          </table:table-cell>
          <table:table-cell office:value-type="float" office:value="27132.401144252381" table:style-name="ce5">
            <text:p><text:s/>27,132<text:s/></text:p>
          </table:table-cell>
          <table:table-cell office:value-type="float" office:value="1.0832878734509472" table:style-name="ce6">
            <text:p>1.083</text:p>
          </table:table-cell>
          <table:table-cell office:value-type="float" office:value="29392.201137175209" table:style-name="ce5">
            <text:p><text:s/>29,3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392.201137175209" table:style-name="ce5">
            <text:p><text:s/>29,392<text:s/></text:p>
          </table:table-cell>
          <table:table-cell office:value-type="float" office:value="1.0683024013688451" table:style-name="ce6">
            <text:p>1.068</text:p>
          </table:table-cell>
          <table:table-cell office:value-type="float" office:value="31399.759056360377" table:style-name="ce5">
            <text:p><text:s/>31,400<text:s/></text:p>
          </table:table-cell>
          <table:table-cell office:value-type="float" office:value="1.2232146036753921" table:style-name="ce6">
            <text:p>1.223</text:p>
          </table:table-cell>
          <table:table-cell office:value-type="float" office:value="38408.643829628665" table:style-name="ce5">
            <text:p><text:s/>38,4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408.643829628665" table:style-name="ce5">
            <text:p><text:s/>38,409<text:s/></text:p>
          </table:table-cell>
          <table:table-cell office:value-type="float" office:value="1.062803904440091" table:style-name="ce6">
            <text:p>1.063</text:p>
          </table:table-cell>
          <table:table-cell office:value-type="float" office:value="40820.856626378154" table:style-name="ce5">
            <text:p><text:s/>40,821<text:s/></text:p>
          </table:table-cell>
          <table:table-cell office:value-type="float" office:value="1.0649892426602934" table:style-name="ce6">
            <text:p>1.065</text:p>
          </table:table-cell>
          <table:table-cell office:value-type="float" office:value="43473.773183270881" table:style-name="ce5">
            <text:p><text:s/>43,4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473.773183270881" table:style-name="ce5">
            <text:p><text:s/>43,474<text:s/></text:p>
          </table:table-cell>
          <table:table-cell office:value-type="float" office:value="1.0896514489523861" table:style-name="ce6">
            <text:p>1.090</text:p>
          </table:table-cell>
          <table:table-cell office:value-type="float" office:value="47371.2599405785" table:style-name="ce5">
            <text:p><text:s/>47,371<text:s/></text:p>
          </table:table-cell>
          <table:table-cell office:value-type="float" office:value="1.0806562054640707" table:style-name="ce6">
            <text:p>1.081</text:p>
          </table:table-cell>
          <table:table-cell office:value-type="float" office:value="51192.0460154377" table:style-name="ce5">
            <text:p><text:s/>51,19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1192.0460154377" table:style-name="ce5">
            <text:p><text:s/>51,192<text:s/></text:p>
          </table:table-cell>
          <table:table-cell office:value-type="float" office:value="1.0650384661611882" table:style-name="ce6">
            <text:p>1.065</text:p>
          </table:table-cell>
          <table:table-cell office:value-type="float" office:value="54521.498167934733" table:style-name="ce5">
            <text:p><text:s/>54,521<text:s/></text:p>
          </table:table-cell>
          <table:table-cell office:value-type="float" office:value="1.066690125494379" table:style-name="ce6">
            <text:p>1.067</text:p>
          </table:table-cell>
          <table:table-cell office:value-type="float" office:value="58157.543722895862" table:style-name="ce5">
            <text:p><text:s/>58,1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157.543722895862" table:style-name="ce5">
            <text:p><text:s/>58,158<text:s/></text:p>
          </table:table-cell>
          <table:table-cell office:value-type="float" office:value="1.0445644376863037" table:style-name="ce6">
            <text:p>1.045</text:p>
          </table:table-cell>
          <table:table-cell office:value-type="float" office:value="60749.301956123338" table:style-name="ce5">
            <text:p><text:s/>60,749<text:s/></text:p>
          </table:table-cell>
          <table:table-cell office:value-type="float" office:value="1.1225162406888816" table:style-name="ce6">
            <text:p>1.123</text:p>
          </table:table-cell>
          <table:table-cell office:value-type="float" office:value="68192.078056261293" table:style-name="ce5">
            <text:p><text:s/>68,19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8192.078056261293" table:style-name="ce5">
            <text:p><text:s/>68,192<text:s/></text:p>
          </table:table-cell>
          <table:table-cell office:value-type="float" office:value="0.97728719353668647" table:style-name="ce6">
            <text:p>0.977</text:p>
          </table:table-cell>
          <table:table-cell office:value-type="float" office:value="66643.244585038265" table:style-name="ce5">
            <text:p><text:s/>66,643<text:s/></text:p>
          </table:table-cell>
          <table:table-cell office:value-type="float" office:value="0.98777397312385173" table:style-name="ce6">
            <text:p>0.988</text:p>
          </table:table-cell>
          <table:table-cell office:value-type="float" office:value="65828.462485627868" table:style-name="ce5">
            <text:p><text:s/>65,8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828.462485627868" table:style-name="ce5">
            <text:p><text:s/>65,828<text:s/></text:p>
          </table:table-cell>
          <table:table-cell office:value-type="float" office:value="0.98696885674907864" table:style-name="ce6">
            <text:p>0.987</text:p>
          </table:table-cell>
          <table:table-cell office:value-type="float" office:value="64970.642360989739" table:style-name="ce5">
            <text:p><text:s/>64,971<text:s/></text:p>
          </table:table-cell>
          <table:table-cell office:value-type="float" office:value="1.0633345844487043" table:style-name="ce6">
            <text:p>1.063</text:p>
          </table:table-cell>
          <table:table-cell office:value-type="float" office:value="69085.530996288406" table:style-name="ce5">
            <text:p><text:s/>69,0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085.530996288406" table:style-name="ce5">
            <text:p><text:s/>69,086<text:s/></text:p>
          </table:table-cell>
          <table:table-cell office:value-type="float" office:value="1.0058484477003822" table:style-name="ce6">
            <text:p>1.006</text:p>
          </table:table-cell>
          <table:table-cell office:value-type="float" office:value="69489.574111173322" table:style-name="ce5">
            <text:p><text:s/>69,490<text:s/></text:p>
          </table:table-cell>
          <table:table-cell office:value-type="float" office:value="1.0473059608130186" table:style-name="ce6">
            <text:p>1.047</text:p>
          </table:table-cell>
          <table:table-cell office:value-type="float" office:value="72776.84518098984" table:style-name="ce5">
            <text:p><text:s/>72,7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776.84518098984" table:style-name="ce5">
            <text:p><text:s/>72,777<text:s/></text:p>
          </table:table-cell>
          <table:table-cell office:value-type="float" office:value="1.0212138345983632" table:style-name="ce6">
            <text:p>1.021</text:p>
          </table:table-cell>
          <table:table-cell office:value-type="float" office:value="74320.721137250046" table:style-name="ce5">
            <text:p><text:s/>74,321<text:s/></text:p>
          </table:table-cell>
          <table:table-cell office:value-type="float" office:value="1.0615961316010654" table:style-name="ce6">
            <text:p>1.062</text:p>
          </table:table-cell>
          <table:table-cell office:value-type="float" office:value="78898.590057106179" table:style-name="ce5">
            <text:p><text:s/>78,8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41.19794355266" table:style-name="ce5">
            <text:p><text:s/>4,1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141.19794355266" table:style-name="ce5">
            <text:p><text:s/>4,141<text:s/></text:p>
          </table:table-cell>
          <table:table-cell office:value-type="float" office:value="1.0328253240321164" table:style-name="ce6">
            <text:p>1.033</text:p>
          </table:table-cell>
          <table:table-cell office:value-type="float" office:value="4277.1341079309104" table:style-name="ce5">
            <text:p><text:s/>4,277<text:s/></text:p>
          </table:table-cell>
          <table:table-cell office:value-type="float" office:value="1.1969476688380465" table:style-name="ce6">
            <text:p>1.197</text:p>
          </table:table-cell>
          <table:table-cell office:value-type="float" office:value="5119.5056997955999" table:style-name="ce5">
            <text:p><text:s/>5,12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119.5056997955999" table:style-name="ce5">
            <text:p><text:s/>5,120<text:s/></text:p>
          </table:table-cell>
          <table:table-cell office:value-type="float" office:value="1.0340096532886331" table:style-name="ce6">
            <text:p>1.034</text:p>
          </table:table-cell>
          <table:table-cell office:value-type="float" office:value="5293.6183136548298" table:style-name="ce5">
            <text:p><text:s/>5,294<text:s/></text:p>
          </table:table-cell>
          <table:table-cell office:value-type="float" office:value="1.1082085262550894" table:style-name="ce6">
            <text:p>1.108</text:p>
          </table:table-cell>
          <table:table-cell office:value-type="float" office:value="5866.4329499323703" table:style-name="ce5">
            <text:p><text:s/>5,8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66.4329499323703" table:style-name="ce5">
            <text:p><text:s/>5,866<text:s/></text:p>
          </table:table-cell>
          <table:table-cell office:value-type="float" office:value="1.1032625099991458" table:style-name="ce6">
            <text:p>1.103</text:p>
          </table:table-cell>
          <table:table-cell office:value-type="float" office:value="6472.2155410840796" table:style-name="ce5">
            <text:p><text:s/>6,472<text:s/></text:p>
          </table:table-cell>
          <table:table-cell office:value-type="float" office:value="0.85479929298103985" table:style-name="ce6">
            <text:p>0.855</text:p>
          </table:table-cell>
          <table:table-cell office:value-type="float" office:value="5532.44526853957" table:style-name="ce5">
            <text:p><text:s/>5,53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532.44526853957" table:style-name="ce5">
            <text:p><text:s/>5,532<text:s/></text:p>
          </table:table-cell>
          <table:table-cell office:value-type="float" office:value="1.0691938778717773" table:style-name="ce6">
            <text:p>1.069</text:p>
          </table:table-cell>
          <table:table-cell office:value-type="float" office:value="5915.2566107831899" table:style-name="ce5">
            <text:p><text:s/>5,915<text:s/></text:p>
          </table:table-cell>
          <table:table-cell office:value-type="float" office:value="1.5781529536442032" table:style-name="ce6">
            <text:p>1.578</text:p>
          </table:table-cell>
          <table:table-cell office:value-type="float" office:value="9335.1796918708897" table:style-name="ce5">
            <text:p><text:s/>9,3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335.1796918708897" table:style-name="ce5">
            <text:p><text:s/>9,335<text:s/></text:p>
          </table:table-cell>
          <table:table-cell office:value-type="float" office:value="1.0539200846324506" table:style-name="ce6">
            <text:p>1.054</text:p>
          </table:table-cell>
          <table:table-cell office:value-type="float" office:value="9838.5333709157003" table:style-name="ce5">
            <text:p><text:s/>9,839<text:s/></text:p>
          </table:table-cell>
          <table:table-cell office:value-type="float" office:value="0.69092984938497648" table:style-name="ce6">
            <text:p>0.691</text:p>
          </table:table-cell>
          <table:table-cell office:value-type="float" office:value="6797.7363801358497" table:style-name="ce5">
            <text:p><text:s/>6,7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97.7363801358497" table:style-name="ce5">
            <text:p><text:s/>6,798<text:s/></text:p>
          </table:table-cell>
          <table:table-cell office:value-type="float" office:value="1.0568980533613705" table:style-name="ce6">
            <text:p>1.057</text:p>
          </table:table-cell>
          <table:table-cell office:value-type="float" office:value="7184.51434742935" table:style-name="ce5">
            <text:p><text:s/>7,185<text:s/></text:p>
          </table:table-cell>
          <table:table-cell office:value-type="float" office:value="1.1714206870212935" table:style-name="ce6">
            <text:p>1.171</text:p>
          </table:table-cell>
          <table:table-cell office:value-type="float" office:value="8416.0887327800301" table:style-name="ce5">
            <text:p><text:s/>8,4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16.0887327800301" table:style-name="ce5">
            <text:p><text:s/>8,416<text:s/></text:p>
          </table:table-cell>
          <table:table-cell office:value-type="float" office:value="1.0496516766146058" table:style-name="ce6">
            <text:p>1.050</text:p>
          </table:table-cell>
          <table:table-cell office:value-type="float" office:value="8833.9616488998508" table:style-name="ce5">
            <text:p><text:s/>8,834<text:s/></text:p>
          </table:table-cell>
          <table:table-cell office:value-type="float" office:value="0.93013972825054458" table:style-name="ce6">
            <text:p>0.930</text:p>
          </table:table-cell>
          <table:table-cell office:value-type="float" office:value="8216.818687483441" table:style-name="ce5">
            <text:p><text:s/>8,2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16.818687483441" table:style-name="ce5">
            <text:p><text:s/>8,217<text:s/></text:p>
          </table:table-cell>
          <table:table-cell office:value-type="float" office:value="1.0682090837326657" table:style-name="ce6">
            <text:p>1.068</text:p>
          </table:table-cell>
          <table:table-cell office:value-type="float" office:value="8777.2803613541291" table:style-name="ce5">
            <text:p><text:s/>8,777<text:s/></text:p>
          </table:table-cell>
          <table:table-cell office:value-type="float" office:value="1.2772114974268018" table:style-name="ce6">
            <text:p>1.277</text:p>
          </table:table-cell>
          <table:table-cell office:value-type="float" office:value="11210.443393659969" table:style-name="ce5">
            <text:p><text:s/>11,2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210.443393659969" table:style-name="ce5">
            <text:p><text:s/>11,210<text:s/></text:p>
          </table:table-cell>
          <table:table-cell office:value-type="float" office:value="1.0614870244585215" table:style-name="ce6">
            <text:p>1.061</text:p>
          </table:table-cell>
          <table:table-cell office:value-type="float" office:value="11899.74020079681" table:style-name="ce5">
            <text:p><text:s/>11,900<text:s/></text:p>
          </table:table-cell>
          <table:table-cell office:value-type="float" office:value="1.0318116018527355" table:style-name="ce6">
            <text:p>1.032</text:p>
          </table:table-cell>
          <table:table-cell office:value-type="float" office:value="12278.289998215549" table:style-name="ce5">
            <text:p><text:s/>12,2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278.289998215549" table:style-name="ce5">
            <text:p><text:s/>12,278<text:s/></text:p>
          </table:table-cell>
          <table:table-cell office:value-type="float" office:value="1.1032284146644065" table:style-name="ce6">
            <text:p>1.103</text:p>
          </table:table-cell>
          <table:table-cell office:value-type="float" office:value="13545.758409521179" table:style-name="ce5">
            <text:p><text:s/>13,546<text:s/></text:p>
          </table:table-cell>
          <table:table-cell office:value-type="float" office:value="1.1164162045921173" table:style-name="ce6">
            <text:p>1.116</text:p>
          </table:table-cell>
          <table:table-cell office:value-type="float" office:value="15122.704191879391" table:style-name="ce5">
            <text:p><text:s/>15,1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122.704191879391" table:style-name="ce5">
            <text:p><text:s/>15,123<text:s/></text:p>
          </table:table-cell>
          <table:table-cell office:value-type="float" office:value="1.065034389493051" table:style-name="ce6">
            <text:p>1.065</text:p>
          </table:table-cell>
          <table:table-cell office:value-type="float" office:value="16106.200026482269" table:style-name="ce5">
            <text:p><text:s/>16,106<text:s/></text:p>
          </table:table-cell>
          <table:table-cell office:value-type="float" office:value="1.0654610213084776" table:style-name="ce6">
            <text:p>1.065</text:p>
          </table:table-cell>
          <table:table-cell office:value-type="float" office:value="17160.52832961443" table:style-name="ce5">
            <text:p><text:s/>17,1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160.52832961443" table:style-name="ce5">
            <text:p><text:s/>17,161<text:s/></text:p>
          </table:table-cell>
          <table:table-cell office:value-type="float" office:value="1.0483626351644098" table:style-name="ce6">
            <text:p>1.048</text:p>
          </table:table-cell>
          <table:table-cell office:value-type="float" office:value="17990.456700448089" table:style-name="ce5">
            <text:p><text:s/>17,990<text:s/></text:p>
          </table:table-cell>
          <table:table-cell office:value-type="float" office:value="1.1177661936231813" table:style-name="ce6">
            <text:p>1.118</text:p>
          </table:table-cell>
          <table:table-cell office:value-type="float" office:value="20109.12430760252" table:style-name="ce5">
            <text:p><text:s/>20,1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109.12430760252" table:style-name="ce5">
            <text:p><text:s/>20,109<text:s/></text:p>
          </table:table-cell>
          <table:table-cell office:value-type="float" office:value="0.97534824930569886" table:style-name="ce6">
            <text:p>0.975</text:p>
          </table:table-cell>
          <table:table-cell office:value-type="float" office:value="19613.399188490792" table:style-name="ce5">
            <text:p><text:s/>19,613<text:s/></text:p>
          </table:table-cell>
          <table:table-cell office:value-type="float" office:value="1.022725186237311" table:style-name="ce6">
            <text:p>1.023</text:p>
          </table:table-cell>
          <table:table-cell office:value-type="float" office:value="20059.117337795971" table:style-name="ce5">
            <text:p><text:s/>20,0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059.117337795971" table:style-name="ce5">
            <text:p><text:s/>20,059<text:s/></text:p>
          </table:table-cell>
          <table:table-cell office:value-type="float" office:value="0.98779309837248774" table:style-name="ce6">
            <text:p>0.988</text:p>
          </table:table-cell>
          <table:table-cell office:value-type="float" office:value="19814.257665718767" table:style-name="ce5">
            <text:p><text:s/>19,814<text:s/></text:p>
          </table:table-cell>
          <table:table-cell office:value-type="float" office:value="1.0505585446792873" table:style-name="ce6">
            <text:p>1.051</text:p>
          </table:table-cell>
          <table:table-cell office:value-type="float" office:value="20816.03769719792" table:style-name="ce5">
            <text:p><text:s/>20,8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816.03769719792" table:style-name="ce5">
            <text:p><text:s/>20,816<text:s/></text:p>
          </table:table-cell>
          <table:table-cell office:value-type="float" office:value="1.0061488840414801" table:style-name="ce6">
            <text:p>1.006</text:p>
          </table:table-cell>
          <table:table-cell office:value-type="float" office:value="20944.033099201068" table:style-name="ce5">
            <text:p><text:s/>20,944<text:s/></text:p>
          </table:table-cell>
          <table:table-cell office:value-type="float" office:value="1.0681937876766754" table:style-name="ce6">
            <text:p>1.068</text:p>
          </table:table-cell>
          <table:table-cell office:value-type="float" office:value="22372.286045461249" table:style-name="ce5">
            <text:p><text:s/>22,3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372.286045461249" table:style-name="ce5">
            <text:p><text:s/>22,372<text:s/></text:p>
          </table:table-cell>
          <table:table-cell office:value-type="float" office:value="1.0174012540194479" table:style-name="ce6">
            <text:p>1.017</text:p>
          </table:table-cell>
          <table:table-cell office:value-type="float" office:value="22761.591877934072" table:style-name="ce5">
            <text:p><text:s/>22,762<text:s/></text:p>
          </table:table-cell>
          <table:table-cell office:value-type="float" office:value="1.0634493987684355" table:style-name="ce6">
            <text:p>1.063</text:p>
          </table:table-cell>
          <table:table-cell office:value-type="float" office:value="24205.80119760149" table:style-name="ce5">
            <text:p><text:s/>24,2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80.8117742498607" table:style-name="ce5">
            <text:p><text:s/>7,7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80.8117742498607" table:style-name="ce5">
            <text:p><text:s/>7,781<text:s/></text:p>
          </table:table-cell>
          <table:table-cell office:value-type="float" office:value="1.0056635388553692" table:style-name="ce6">
            <text:p>1.006</text:p>
          </table:table-cell>
          <table:table-cell office:value-type="float" office:value="7824.8787040596389" table:style-name="ce5">
            <text:p><text:s/>7,825<text:s/></text:p>
          </table:table-cell>
          <table:table-cell office:value-type="float" office:value="1.1665271791774705" table:style-name="ce6">
            <text:p>1.167</text:p>
          </table:table-cell>
          <table:table-cell office:value-type="float" office:value="9127.9336820525514" table:style-name="ce5">
            <text:p><text:s/>9,1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127.9336820525514" table:style-name="ce5">
            <text:p><text:s/>9,128<text:s/></text:p>
          </table:table-cell>
          <table:table-cell office:value-type="float" office:value="1.0529528282223146" table:style-name="ce6">
            <text:p>1.053</text:p>
          </table:table-cell>
          <table:table-cell office:value-type="float" office:value="9611.2835863429609" table:style-name="ce5">
            <text:p><text:s/>9,611<text:s/></text:p>
          </table:table-cell>
          <table:table-cell office:value-type="float" office:value="1.2208034052584185" table:style-name="ce6">
            <text:p>1.221</text:p>
          </table:table-cell>
          <table:table-cell office:value-type="float" office:value="11733.487731111833" table:style-name="ce5">
            <text:p><text:s/>11,7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33.487731111833" table:style-name="ce5">
            <text:p><text:s/>11,733<text:s/></text:p>
          </table:table-cell>
          <table:table-cell office:value-type="float" office:value="1.0798702399699323" table:style-name="ce6">
            <text:p>1.080</text:p>
          </table:table-cell>
          <table:table-cell office:value-type="float" office:value="12670.64421187999" table:style-name="ce5">
            <text:p><text:s/>12,671<text:s/></text:p>
          </table:table-cell>
          <table:table-cell office:value-type="float" office:value="0.97562926461327848" table:style-name="ce6">
            <text:p>0.976</text:p>
          </table:table-cell>
          <table:table-cell office:value-type="float" office:value="12361.851294612969" table:style-name="ce5">
            <text:p><text:s/>12,3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361.851294612969" table:style-name="ce5">
            <text:p><text:s/>12,362<text:s/></text:p>
          </table:table-cell>
          <table:table-cell office:value-type="float" office:value="1.0559478435045173" table:style-name="ce6">
            <text:p>1.056</text:p>
          </table:table-cell>
          <table:table-cell office:value-type="float" office:value="13053.470216270091" table:style-name="ce5">
            <text:p><text:s/>13,053<text:s/></text:p>
          </table:table-cell>
          <table:table-cell office:value-type="float" office:value="1.0817117047409734" table:style-name="ce6">
            <text:p>1.082</text:p>
          </table:table-cell>
          <table:table-cell office:value-type="float" office:value="14120.091520427042" table:style-name="ce5">
            <text:p><text:s/>14,1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120.091520427042" table:style-name="ce5">
            <text:p><text:s/>14,120<text:s/></text:p>
          </table:table-cell>
          <table:table-cell office:value-type="float" office:value="1.0548236364043082" table:style-name="ce6">
            <text:p>1.055</text:p>
          </table:table-cell>
          <table:table-cell office:value-type="float" office:value="14894.206283938491" table:style-name="ce5">
            <text:p><text:s/>14,894<text:s/></text:p>
          </table:table-cell>
          <table:table-cell office:value-type="float" office:value="1.1095187925529384" table:style-name="ce6">
            <text:p>1.110</text:p>
          </table:table-cell>
          <table:table-cell office:value-type="float" office:value="16525.40177218982" table:style-name="ce5">
            <text:p><text:s/>16,5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525.40177218982" table:style-name="ce5">
            <text:p><text:s/>16,525<text:s/></text:p>
          </table:table-cell>
          <table:table-cell office:value-type="float" office:value="1.0575086572850123" table:style-name="ce6">
            <text:p>1.058</text:p>
          </table:table-cell>
          <table:table-cell office:value-type="float" office:value="17475.755439203818" table:style-name="ce5">
            <text:p><text:s/>17,476<text:s/></text:p>
          </table:table-cell>
          <table:table-cell office:value-type="float" office:value="0.9950780439985204" table:style-name="ce6">
            <text:p>0.995</text:p>
          </table:table-cell>
          <table:table-cell office:value-type="float" office:value="17389.74053983944" table:style-name="ce5">
            <text:p><text:s/>17,3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389.74053983944" table:style-name="ce5">
            <text:p><text:s/>17,390<text:s/></text:p>
          </table:table-cell>
          <table:table-cell office:value-type="float" office:value="1.0522548886472047" table:style-name="ce6">
            <text:p>1.052</text:p>
          </table:table-cell>
          <table:table-cell office:value-type="float" office:value="18298.43949535253" table:style-name="ce5">
            <text:p><text:s/>18,298<text:s/></text:p>
          </table:table-cell>
          <table:table-cell office:value-type="float" office:value="1.1572234044914009" table:style-name="ce6">
            <text:p>1.157</text:p>
          </table:table-cell>
          <table:table-cell office:value-type="float" office:value="21175.38244969177" table:style-name="ce5">
            <text:p><text:s/>21,1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175.38244969177" table:style-name="ce5">
            <text:p><text:s/>21,175<text:s/></text:p>
          </table:table-cell>
          <table:table-cell office:value-type="float" office:value="1.068338612006299" table:style-name="ce6">
            <text:p>1.068</text:p>
          </table:table-cell>
          <table:table-cell office:value-type="float" office:value="22622.478695006248" table:style-name="ce5">
            <text:p><text:s/>22,622<text:s/></text:p>
          </table:table-cell>
          <table:table-cell office:value-type="float" office:value="1.2022643850239321" table:style-name="ce6">
            <text:p>1.202</text:p>
          </table:table-cell>
          <table:table-cell office:value-type="float" office:value="27198.200435968694" table:style-name="ce5">
            <text:p><text:s/>27,1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198.200435968694" table:style-name="ce5">
            <text:p><text:s/>27,198<text:s/></text:p>
          </table:table-cell>
          <table:table-cell office:value-type="float" office:value="1.0633466906631863" table:style-name="ce6">
            <text:p>1.063</text:p>
          </table:table-cell>
          <table:table-cell office:value-type="float" office:value="28921.116425581342" table:style-name="ce5">
            <text:p><text:s/>28,921<text:s/></text:p>
          </table:table-cell>
          <table:table-cell office:value-type="float" office:value="1.0786403514306337" table:style-name="ce6">
            <text:p>1.079</text:p>
          </table:table-cell>
          <table:table-cell office:value-type="float" office:value="31195.483185055331" table:style-name="ce5">
            <text:p><text:s/>31,1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195.483185055331" table:style-name="ce5">
            <text:p><text:s/>31,195<text:s/></text:p>
          </table:table-cell>
          <table:table-cell office:value-type="float" office:value="1.0843076650039496" table:style-name="ce6">
            <text:p>1.084</text:p>
          </table:table-cell>
          <table:table-cell office:value-type="float" office:value="33825.501531057322" table:style-name="ce5">
            <text:p><text:s/>33,826<text:s/></text:p>
          </table:table-cell>
          <table:table-cell office:value-type="float" office:value="1.0663357582574429" table:style-name="ce6">
            <text:p>1.066</text:p>
          </table:table-cell>
          <table:table-cell office:value-type="float" office:value="36069.341823558301" table:style-name="ce5">
            <text:p><text:s/>36,0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069.341823558301" table:style-name="ce5">
            <text:p><text:s/>36,069<text:s/></text:p>
          </table:table-cell>
          <table:table-cell office:value-type="float" office:value="1.0650401753758068" table:style-name="ce6">
            <text:p>1.065</text:p>
          </table:table-cell>
          <table:table-cell office:value-type="float" office:value="38415.298141452462" table:style-name="ce5">
            <text:p><text:s/>38,415<text:s/></text:p>
          </table:table-cell>
          <table:table-cell office:value-type="float" office:value="1.0672054461824714" table:style-name="ce6">
            <text:p>1.067</text:p>
          </table:table-cell>
          <table:table-cell office:value-type="float" office:value="40997.015393281436" table:style-name="ce5">
            <text:p><text:s/>40,9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997.015393281436" table:style-name="ce5">
            <text:p><text:s/>40,997<text:s/></text:p>
          </table:table-cell>
          <table:table-cell office:value-type="float" office:value="1.0429745884058317" table:style-name="ce6">
            <text:p>1.043</text:p>
          </table:table-cell>
          <table:table-cell office:value-type="float" office:value="42758.845255675245" table:style-name="ce5">
            <text:p><text:s/>42,759<text:s/></text:p>
          </table:table-cell>
          <table:table-cell office:value-type="float" office:value="1.124514786616621" table:style-name="ce6">
            <text:p>1.125</text:p>
          </table:table-cell>
          <table:table-cell office:value-type="float" office:value="48082.953748658765" table:style-name="ce5">
            <text:p><text:s/>48,0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082.953748658765" table:style-name="ce5">
            <text:p><text:s/>48,083<text:s/></text:p>
          </table:table-cell>
          <table:table-cell office:value-type="float" office:value="0.97809809360680811" table:style-name="ce6">
            <text:p>0.978</text:p>
          </table:table-cell>
          <table:table-cell office:value-type="float" office:value="47029.845396547469" table:style-name="ce5">
            <text:p><text:s/>47,030<text:s/></text:p>
          </table:table-cell>
          <table:table-cell office:value-type="float" office:value="0.97319786535364394" table:style-name="ce6">
            <text:p>0.973</text:p>
          </table:table-cell>
          <table:table-cell office:value-type="float" office:value="45769.345147831897" table:style-name="ce5">
            <text:p><text:s/>45,7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769.345147831897" table:style-name="ce5">
            <text:p><text:s/>45,769<text:s/></text:p>
          </table:table-cell>
          <table:table-cell office:value-type="float" office:value="0.98660762021870518" table:style-name="ce6">
            <text:p>0.987</text:p>
          </table:table-cell>
          <table:table-cell office:value-type="float" office:value="45156.384695270965" table:style-name="ce5">
            <text:p><text:s/>45,156<text:s/></text:p>
          </table:table-cell>
          <table:table-cell office:value-type="float" office:value="1.0689406077308385" table:style-name="ce6">
            <text:p>1.069</text:p>
          </table:table-cell>
          <table:table-cell office:value-type="float" office:value="48269.493299090485" table:style-name="ce5">
            <text:p><text:s/>48,2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269.493299090485" table:style-name="ce5">
            <text:p><text:s/>48,269<text:s/></text:p>
          </table:table-cell>
          <table:table-cell office:value-type="float" office:value="1.0057188856566468" table:style-name="ce6">
            <text:p>1.006</text:p>
          </table:table-cell>
          <table:table-cell office:value-type="float" office:value="48545.541011972258" table:style-name="ce5">
            <text:p><text:s/>48,546<text:s/></text:p>
          </table:table-cell>
          <table:table-cell office:value-type="float" office:value="1.0382943126145789" table:style-name="ce6">
            <text:p>1.038</text:p>
          </table:table-cell>
          <table:table-cell office:value-type="float" office:value="50404.559135528587" table:style-name="ce5">
            <text:p><text:s/>50,4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404.559135528587" table:style-name="ce5">
            <text:p><text:s/>50,405<text:s/></text:p>
          </table:table-cell>
          <table:table-cell office:value-type="float" office:value="1.0229060653160951" table:style-name="ce6">
            <text:p>1.023</text:p>
          </table:table-cell>
          <table:table-cell office:value-type="float" office:value="51559.129259315981" table:style-name="ce5">
            <text:p><text:s/>51,559<text:s/></text:p>
          </table:table-cell>
          <table:table-cell office:value-type="float" office:value="1.0607779775416304" table:style-name="ce6">
            <text:p>1.061</text:p>
          </table:table-cell>
          <table:table-cell office:value-type="float" office:value="54692.788859504697" table:style-name="ce5">
            <text:p><text:s/>54,6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019.8817781709" table:style-name="ce5">
            <text:p><text:s/>54,0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019.8817781709" table:style-name="ce5">
            <text:p><text:s/>54,020<text:s/></text:p>
          </table:table-cell>
          <table:table-cell office:value-type="float" office:value="1.0158574740624822" table:style-name="ce6">
            <text:p>1.016</text:p>
          </table:table-cell>
          <table:table-cell office:value-type="float" office:value="54876.500652326598" table:style-name="ce5">
            <text:p><text:s/>54,877<text:s/></text:p>
          </table:table-cell>
          <table:table-cell office:value-type="float" office:value="1.1178872254827974" table:style-name="ce6">
            <text:p>1.118</text:p>
          </table:table-cell>
          <table:table-cell office:value-type="float" office:value="61345.739058434301" table:style-name="ce5">
            <text:p><text:s/>61,3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1345.739058434301" table:style-name="ce5">
            <text:p><text:s/>61,346<text:s/></text:p>
          </table:table-cell>
          <table:table-cell office:value-type="float" office:value="1.0292487535548731" table:style-name="ce6">
            <text:p>1.029</text:p>
          </table:table-cell>
          <table:table-cell office:value-type="float" office:value="63140.025461795994" table:style-name="ce5">
            <text:p><text:s/>63,140<text:s/></text:p>
          </table:table-cell>
          <table:table-cell office:value-type="float" office:value="1.0549256744823214" table:style-name="ce6">
            <text:p>1.055</text:p>
          </table:table-cell>
          <table:table-cell office:value-type="float" office:value="66608.033947116099" table:style-name="ce5">
            <text:p><text:s/>66,6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608.033947116099" table:style-name="ce5">
            <text:p><text:s/>66,608<text:s/></text:p>
          </table:table-cell>
          <table:table-cell office:value-type="float" office:value="1.0201521288531235" table:style-name="ce6">
            <text:p>1.020</text:p>
          </table:table-cell>
          <table:table-cell office:value-type="float" office:value="67950.327629871594" table:style-name="ce5">
            <text:p><text:s/>67,950<text:s/></text:p>
          </table:table-cell>
          <table:table-cell office:value-type="float" office:value="1.1459655768959101" table:style-name="ce6">
            <text:p>1.146</text:p>
          </table:table-cell>
          <table:table-cell office:value-type="float" office:value="77868.736402631897" table:style-name="ce5">
            <text:p><text:s/>77,8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7868.736402631897" table:style-name="ce5">
            <text:p><text:s/>77,869<text:s/></text:p>
          </table:table-cell>
          <table:table-cell office:value-type="float" office:value="1.0298573156874486" table:style-name="ce6">
            <text:p>1.030</text:p>
          </table:table-cell>
          <table:table-cell office:value-type="float" office:value="80193.687847587993" table:style-name="ce5">
            <text:p><text:s/>80,194<text:s/></text:p>
          </table:table-cell>
          <table:table-cell office:value-type="float" office:value="1.1077028860829286" table:style-name="ce6">
            <text:p>1.108</text:p>
          </table:table-cell>
          <table:table-cell office:value-type="float" office:value="88830.779474406692" table:style-name="ce5">
            <text:p><text:s/>88,8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830.779474406692" table:style-name="ce5">
            <text:p><text:s/>88,831<text:s/></text:p>
          </table:table-cell>
          <table:table-cell office:value-type="float" office:value="1.0426344145029713" table:style-name="ce6">
            <text:p>1.043</text:p>
          </table:table-cell>
          <table:table-cell office:value-type="float" office:value="92618.027747140601" table:style-name="ce5">
            <text:p><text:s/>92,618<text:s/></text:p>
          </table:table-cell>
          <table:table-cell office:value-type="float" office:value="1.07159884816363" table:style-name="ce6">
            <text:p>1.072</text:p>
          </table:table-cell>
          <table:table-cell office:value-type="float" office:value="99249.371853022996" table:style-name="ce5">
            <text:p><text:s/>99,2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9249.371853022996" table:style-name="ce5">
            <text:p><text:s/>99,249<text:s/></text:p>
          </table:table-cell>
          <table:table-cell office:value-type="float" office:value="1.0207893549030149" table:style-name="ce6">
            <text:p>1.021</text:p>
          </table:table-cell>
          <table:table-cell office:value-type="float" office:value="101312.7022683768" table:style-name="ce5">
            <text:p><text:s/>101,313<text:s/></text:p>
          </table:table-cell>
          <table:table-cell office:value-type="float" office:value="1.1253024952431543" table:style-name="ce6">
            <text:p>1.125</text:p>
          </table:table-cell>
          <table:table-cell office:value-type="float" office:value="114007.4366624312" table:style-name="ce5">
            <text:p><text:s/>114,0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007.4366624312" table:style-name="ce5">
            <text:p><text:s/>114,007<text:s/></text:p>
          </table:table-cell>
          <table:table-cell office:value-type="float" office:value="1.0289156660965242" table:style-name="ce6">
            <text:p>1.029</text:p>
          </table:table-cell>
          <table:table-cell office:value-type="float" office:value="117304.0376334827" table:style-name="ce5">
            <text:p><text:s/>117,304<text:s/></text:p>
          </table:table-cell>
          <table:table-cell office:value-type="float" office:value="1.1100283012274519" table:style-name="ce6">
            <text:p>1.110</text:p>
          </table:table-cell>
          <table:table-cell office:value-type="float" office:value="130210.8016214159" table:style-name="ce5">
            <text:p><text:s/>130,2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210.8016214159" table:style-name="ce5">
            <text:p><text:s/>130,211<text:s/></text:p>
          </table:table-cell>
          <table:table-cell office:value-type="float" office:value="1.0381029056419895" table:style-name="ce6">
            <text:p>1.038</text:p>
          </table:table-cell>
          <table:table-cell office:value-type="float" office:value="135172.21150916451" table:style-name="ce5">
            <text:p><text:s/>135,172<text:s/></text:p>
          </table:table-cell>
          <table:table-cell office:value-type="float" office:value="1.0927970111307785" table:style-name="ce6">
            <text:p>1.093</text:p>
          </table:table-cell>
          <table:table-cell office:value-type="float" office:value="147715.78872515241" table:style-name="ce5">
            <text:p><text:s/>147,7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7715.78872515241" table:style-name="ce5">
            <text:p><text:s/>147,716<text:s/></text:p>
          </table:table-cell>
          <table:table-cell office:value-type="float" office:value="1.0179070509030428" table:style-name="ce6">
            <text:p>1.018</text:p>
          </table:table-cell>
          <table:table-cell office:value-type="float" office:value="150360.94287303684" table:style-name="ce5">
            <text:p><text:s/>150,361<text:s/></text:p>
          </table:table-cell>
          <table:table-cell office:value-type="float" office:value="1.1038724766539096" table:style-name="ce6">
            <text:p>1.104</text:p>
          </table:table-cell>
          <table:table-cell office:value-type="float" office:value="165979.30640127618" table:style-name="ce5">
            <text:p><text:s/>165,9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5979.30640127618" table:style-name="ce5">
            <text:p><text:s/>165,979<text:s/></text:p>
          </table:table-cell>
          <table:table-cell office:value-type="float" office:value="1.0181540933551037" table:style-name="ce6">
            <text:p>1.018</text:p>
          </table:table-cell>
          <table:table-cell office:value-type="float" office:value="168992.51022470029" table:style-name="ce5">
            <text:p><text:s/>168,993<text:s/></text:p>
          </table:table-cell>
          <table:table-cell office:value-type="float" office:value="1.078726094700025" table:style-name="ce6">
            <text:p>1.079</text:p>
          </table:table-cell>
          <table:table-cell office:value-type="float" office:value="182296.630588245" table:style-name="ce5">
            <text:p><text:s/>182,29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2296.630588245" table:style-name="ce5">
            <text:p><text:s/>182,297<text:s/></text:p>
          </table:table-cell>
          <table:table-cell office:value-type="float" office:value="1.015241342227035" table:style-name="ce6">
            <text:p>1.015</text:p>
          </table:table-cell>
          <table:table-cell office:value-type="float" office:value="185075.0759218758" table:style-name="ce5">
            <text:p><text:s/>185,075<text:s/></text:p>
          </table:table-cell>
          <table:table-cell office:value-type="float" office:value="1.0962408879919139" table:style-name="ce6">
            <text:p>1.096</text:p>
          </table:table-cell>
          <table:table-cell office:value-type="float" office:value="202886.86557376801" table:style-name="ce5">
            <text:p><text:s/>202,8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2886.86557376801" table:style-name="ce5">
            <text:p><text:s/>202,887<text:s/></text:p>
          </table:table-cell>
          <table:table-cell office:value-type="float" office:value="1.0006099257664494" table:style-name="ce6">
            <text:p>1.001</text:p>
          </table:table-cell>
          <table:table-cell office:value-type="float" office:value="203010.61150075562" table:style-name="ce5">
            <text:p><text:s/>203,011<text:s/></text:p>
          </table:table-cell>
          <table:table-cell office:value-type="float" office:value="1.121895874940166" table:style-name="ce6">
            <text:p>1.122</text:p>
          </table:table-cell>
          <table:table-cell office:value-type="float" office:value="227756.76761177834" table:style-name="ce5">
            <text:p><text:s/>227,75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7756.76761177834" table:style-name="ce5">
            <text:p><text:s/>227,757<text:s/></text:p>
          </table:table-cell>
          <table:table-cell office:value-type="float" office:value="0.98689429274512164" table:style-name="ce6">
            <text:p>0.987</text:p>
          </table:table-cell>
          <table:table-cell office:value-type="float" office:value="224771.85409014102" table:style-name="ce5">
            <text:p><text:s/>224,772<text:s/></text:p>
          </table:table-cell>
          <table:table-cell office:value-type="float" office:value="1.0676814456454677" table:style-name="ce6">
            <text:p>1.068</text:p>
          </table:table-cell>
          <table:table-cell office:value-type="float" office:value="239984.73811537391" table:style-name="ce5">
            <text:p><text:s/>239,9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9984.73811537391" table:style-name="ce5">
            <text:p><text:s/>239,985<text:s/></text:p>
          </table:table-cell>
          <table:table-cell office:value-type="float" office:value="0.9904543716625267" table:style-name="ce6">
            <text:p>0.990</text:p>
          </table:table-cell>
          <table:table-cell office:value-type="float" office:value="237693.93299865868" table:style-name="ce5">
            <text:p><text:s/>237,694<text:s/></text:p>
          </table:table-cell>
          <table:table-cell office:value-type="float" office:value="1.0860280892541407" table:style-name="ce6">
            <text:p>1.086</text:p>
          </table:table-cell>
          <table:table-cell office:value-type="float" office:value="258142.28788183504" table:style-name="ce5">
            <text:p><text:s/>258,1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8142.28788183504" table:style-name="ce5">
            <text:p><text:s/>258,142<text:s/></text:p>
          </table:table-cell>
          <table:table-cell office:value-type="float" office:value="1.000670434348802" table:style-name="ce6">
            <text:p>1.001</text:p>
          </table:table-cell>
          <table:table-cell office:value-type="float" office:value="258315.35533850934" table:style-name="ce5">
            <text:p><text:s/>258,315<text:s/></text:p>
          </table:table-cell>
          <table:table-cell office:value-type="float" office:value="1.0580637102719872" table:style-name="ce6">
            <text:p>1.058</text:p>
          </table:table-cell>
          <table:table-cell office:value-type="float" office:value="273314.10328968993" table:style-name="ce5">
            <text:p><text:s/>273,3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3314.10328968993" table:style-name="ce5">
            <text:p><text:s/>273,314<text:s/></text:p>
          </table:table-cell>
          <table:table-cell office:value-type="float" office:value="1.0104655536499749" table:style-name="ce6">
            <text:p>1.010</text:p>
          </table:table-cell>
          <table:table-cell office:value-type="float" office:value="276174.48670096294" table:style-name="ce5">
            <text:p><text:s/>276,174<text:s/></text:p>
          </table:table-cell>
          <table:table-cell office:value-type="float" office:value="1.0560904270452807" table:style-name="ce6">
            <text:p>1.056</text:p>
          </table:table-cell>
          <table:table-cell office:value-type="float" office:value="291665.23159903113" table:style-name="ce5">
            <text:p><text:s/>291,6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22.05484663212" table:style-name="ce5">
            <text:p><text:s/>13,72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722.05484663212" table:style-name="ce5">
            <text:p><text:s/>13,722<text:s/></text:p>
          </table:table-cell>
          <table:table-cell office:value-type="float" office:value="0.98124409561450354" table:style-name="ce6">
            <text:p>0.981</text:p>
          </table:table-cell>
          <table:table-cell office:value-type="float" office:value="13464.68529795615" table:style-name="ce5">
            <text:p><text:s/>13,465<text:s/></text:p>
          </table:table-cell>
          <table:table-cell office:value-type="float" office:value="1.2003121463063269" table:style-name="ce6">
            <text:p>1.200</text:p>
          </table:table-cell>
          <table:table-cell office:value-type="float" office:value="16161.825309328991" table:style-name="ce5">
            <text:p><text:s/>16,16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161.825309328991" table:style-name="ce5">
            <text:p><text:s/>16,162<text:s/></text:p>
          </table:table-cell>
          <table:table-cell office:value-type="float" office:value="1.0241236558587952" table:style-name="ce6">
            <text:p>1.024</text:p>
          </table:table-cell>
          <table:table-cell office:value-type="float" office:value="16551.70762114121" table:style-name="ce5">
            <text:p><text:s/>16,552<text:s/></text:p>
          </table:table-cell>
          <table:table-cell office:value-type="float" office:value="1.03831270623691" table:style-name="ce6">
            <text:p>1.038</text:p>
          </table:table-cell>
          <table:table-cell office:value-type="float" office:value="17185.848332949219" table:style-name="ce5">
            <text:p><text:s/>17,1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185.848332949219" table:style-name="ce5">
            <text:p><text:s/>17,186<text:s/></text:p>
          </table:table-cell>
          <table:table-cell office:value-type="float" office:value="1.05069888366417" table:style-name="ce6">
            <text:p>1.051</text:p>
          </table:table-cell>
          <table:table-cell office:value-type="float" office:value="18057.151658251481" table:style-name="ce5">
            <text:p><text:s/>18,057<text:s/></text:p>
          </table:table-cell>
          <table:table-cell office:value-type="float" office:value="1.1235359867896366" table:style-name="ce6">
            <text:p>1.124</text:p>
          </table:table-cell>
          <table:table-cell office:value-type="float" office:value="20287.8597069637" table:style-name="ce5">
            <text:p><text:s/>20,28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287.8597069637" table:style-name="ce5">
            <text:p><text:s/>20,288<text:s/></text:p>
          </table:table-cell>
          <table:table-cell office:value-type="float" office:value="1.0083385891191698" table:style-name="ce6">
            <text:p>1.008</text:p>
          </table:table-cell>
          <table:table-cell office:value-type="float" office:value="20457.031833167432" table:style-name="ce5">
            <text:p><text:s/>20,457<text:s/></text:p>
          </table:table-cell>
          <table:table-cell office:value-type="float" office:value="1.0822003849991422" table:style-name="ce6">
            <text:p>1.082</text:p>
          </table:table-cell>
          <table:table-cell office:value-type="float" office:value="22138.607725793499" table:style-name="ce5">
            <text:p><text:s/>22,1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138.607725793499" table:style-name="ce5">
            <text:p><text:s/>22,139<text:s/></text:p>
          </table:table-cell>
          <table:table-cell office:value-type="float" office:value="1.1054407444392591" table:style-name="ce6">
            <text:p>1.105</text:p>
          </table:table-cell>
          <table:table-cell office:value-type="float" office:value="24472.9190052499" table:style-name="ce5">
            <text:p><text:s/>24,473<text:s/></text:p>
          </table:table-cell>
          <table:table-cell office:value-type="float" office:value="0.99540205903744938" table:style-name="ce6">
            <text:p>0.995</text:p>
          </table:table-cell>
          <table:table-cell office:value-type="float" office:value="24360.39396848248" table:style-name="ce5">
            <text:p><text:s/>24,3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360.39396848248" table:style-name="ce5">
            <text:p><text:s/>24,360<text:s/></text:p>
          </table:table-cell>
          <table:table-cell office:value-type="float" office:value="1.060652694025082" table:style-name="ce6">
            <text:p>1.061</text:p>
          </table:table-cell>
          <table:table-cell office:value-type="float" office:value="25837.917490183299" table:style-name="ce5">
            <text:p><text:s/>25,838<text:s/></text:p>
          </table:table-cell>
          <table:table-cell office:value-type="float" office:value="1.0516899851420196" table:style-name="ce6">
            <text:p>1.052</text:p>
          </table:table-cell>
          <table:table-cell office:value-type="float" office:value="27173.479061351602" table:style-name="ce5">
            <text:p><text:s/>27,1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173.479061351602" table:style-name="ce5">
            <text:p><text:s/>27,173<text:s/></text:p>
          </table:table-cell>
          <table:table-cell office:value-type="float" office:value="1.0180167491469954" table:style-name="ce6">
            <text:p>1.018</text:p>
          </table:table-cell>
          <table:table-cell office:value-type="float" office:value="27663.056817051103" table:style-name="ce5">
            <text:p><text:s/>27,663<text:s/></text:p>
          </table:table-cell>
          <table:table-cell office:value-type="float" office:value="1.1061236936839016" table:style-name="ce6">
            <text:p>1.106</text:p>
          </table:table-cell>
          <table:table-cell office:value-type="float" office:value="30598.7625850642" table:style-name="ce5">
            <text:p><text:s/>30,5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598.7625850642" table:style-name="ce5">
            <text:p><text:s/>30,599<text:s/></text:p>
          </table:table-cell>
          <table:table-cell office:value-type="float" office:value="1.0921222799805741" table:style-name="ce6">
            <text:p>1.092</text:p>
          </table:table-cell>
          <table:table-cell office:value-type="float" office:value="33417.590358984598" table:style-name="ce5">
            <text:p><text:s/>33,418<text:s/></text:p>
          </table:table-cell>
          <table:table-cell office:value-type="float" office:value="1.0712666667995256" table:style-name="ce6">
            <text:p>1.071</text:p>
          </table:table-cell>
          <table:table-cell office:value-type="float" office:value="35799.150636341394" table:style-name="ce5">
            <text:p><text:s/>35,7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799.150636341394" table:style-name="ce5">
            <text:p><text:s/>35,799<text:s/></text:p>
          </table:table-cell>
          <table:table-cell office:value-type="float" office:value="1.0294261720838513" table:style-name="ce6">
            <text:p>1.029</text:p>
          </table:table-cell>
          <table:table-cell office:value-type="float" office:value="36852.582603422088" table:style-name="ce5">
            <text:p><text:s/>36,853<text:s/></text:p>
          </table:table-cell>
          <table:table-cell office:value-type="float" office:value="1.1363834022032131" table:style-name="ce6">
            <text:p>1.136</text:p>
          </table:table-cell>
          <table:table-cell office:value-type="float" office:value="41878.66319885174" table:style-name="ce5">
            <text:p><text:s/>41,87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878.66319885174" table:style-name="ce5">
            <text:p><text:s/>41,879<text:s/></text:p>
          </table:table-cell>
          <table:table-cell office:value-type="float" office:value="1.0472354707266551" table:style-name="ce6">
            <text:p>1.047</text:p>
          </table:table-cell>
          <table:table-cell office:value-type="float" office:value="43856.821568452549" table:style-name="ce5">
            <text:p><text:s/>43,857<text:s/></text:p>
          </table:table-cell>
          <table:table-cell office:value-type="float" office:value="1.0611246140885475" table:style-name="ce6">
            <text:p>1.061</text:p>
          </table:table-cell>
          <table:table-cell office:value-type="float" office:value="46537.552861974502" table:style-name="ce5">
            <text:p><text:s/>46,5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537.552861974502" table:style-name="ce5">
            <text:p><text:s/>46,538<text:s/></text:p>
          </table:table-cell>
          <table:table-cell office:value-type="float" office:value="1.0041114318406339" table:style-name="ce6">
            <text:p>1.004</text:p>
          </table:table-cell>
          <table:table-cell office:value-type="float" office:value="46728.888838596409" table:style-name="ce5">
            <text:p><text:s/>46,729<text:s/></text:p>
          </table:table-cell>
          <table:table-cell office:value-type="float" office:value="1.0458844584300153" table:style-name="ce6">
            <text:p>1.046</text:p>
          </table:table-cell>
          <table:table-cell office:value-type="float" office:value="48873.018595991802" table:style-name="ce5">
            <text:p><text:s/>48,8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873.018595991802" table:style-name="ce5">
            <text:p><text:s/>48,873<text:s/></text:p>
          </table:table-cell>
          <table:table-cell office:value-type="float" office:value="1.0211595521956589" table:style-name="ce6">
            <text:p>1.021</text:p>
          </table:table-cell>
          <table:table-cell office:value-type="float" office:value="49907.149783933099" table:style-name="ce5">
            <text:p><text:s/>49,907<text:s/></text:p>
          </table:table-cell>
          <table:table-cell office:value-type="float" office:value="1.1154256455633265" table:style-name="ce6">
            <text:p>1.115</text:p>
          </table:table-cell>
          <table:table-cell office:value-type="float" office:value="55667.714765969205" table:style-name="ce5">
            <text:p><text:s/>55,6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5667.714765969205" table:style-name="ce5">
            <text:p><text:s/>55,668<text:s/></text:p>
          </table:table-cell>
          <table:table-cell office:value-type="float" office:value="0.94316502312324002" table:style-name="ce6">
            <text:p>0.943</text:p>
          </table:table-cell>
          <table:table-cell office:value-type="float" office:value="52503.841484463279" table:style-name="ce5">
            <text:p><text:s/>52,504<text:s/></text:p>
          </table:table-cell>
          <table:table-cell office:value-type="float" office:value="1.0449566932685392" table:style-name="ce6">
            <text:p>1.045</text:p>
          </table:table-cell>
          <table:table-cell office:value-type="float" office:value="54864.2405815003" table:style-name="ce5">
            <text:p><text:s/>54,8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864.2405815003" table:style-name="ce5">
            <text:p><text:s/>54,864<text:s/></text:p>
          </table:table-cell>
          <table:table-cell office:value-type="float" office:value="0.98464145382740442" table:style-name="ce6">
            <text:p>0.985</text:p>
          </table:table-cell>
          <table:table-cell office:value-type="float" office:value="54021.605609304934" table:style-name="ce5">
            <text:p><text:s/>54,022<text:s/></text:p>
          </table:table-cell>
          <table:table-cell office:value-type="float" office:value="1.1144777175661968" table:style-name="ce6">
            <text:p>1.114</text:p>
          </table:table-cell>
          <table:table-cell office:value-type="float" office:value="60205.875718719413" table:style-name="ce5">
            <text:p><text:s/>60,2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205.875718719413" table:style-name="ce5">
            <text:p><text:s/>60,206<text:s/></text:p>
          </table:table-cell>
          <table:table-cell office:value-type="float" office:value="0.98532104440786394" table:style-name="ce6">
            <text:p>0.985</text:p>
          </table:table-cell>
          <table:table-cell office:value-type="float" office:value="59322.116342658672" table:style-name="ce5">
            <text:p><text:s/>59,322<text:s/></text:p>
          </table:table-cell>
          <table:table-cell office:value-type="float" office:value="1.0348812285223512" table:style-name="ce6">
            <text:p>1.035</text:p>
          </table:table-cell>
          <table:table-cell office:value-type="float" office:value="61391.344639236449" table:style-name="ce5">
            <text:p><text:s/>61,3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391.344639236449" table:style-name="ce5">
            <text:p><text:s/>61,391<text:s/></text:p>
          </table:table-cell>
          <table:table-cell office:value-type="float" office:value="1.0387298066106552" table:style-name="ce6">
            <text:p>1.039</text:p>
          </table:table-cell>
          <table:table-cell office:value-type="float" office:value="63769.01954468216" table:style-name="ce5">
            <text:p><text:s/>63,769<text:s/></text:p>
          </table:table-cell>
          <table:table-cell office:value-type="float" office:value="1.0844616537833194" table:style-name="ce6">
            <text:p>1.084</text:p>
          </table:table-cell>
          <table:table-cell office:value-type="float" office:value="69155.056395566833" table:style-name="ce5">
            <text:p><text:s/>69,1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297.826931538781" table:style-name="ce5">
            <text:p><text:s/>40,2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0297.826931538781" table:style-name="ce5">
            <text:p><text:s/>40,298<text:s/></text:p>
          </table:table-cell>
          <table:table-cell office:value-type="float" office:value="1.0276438832477048" table:style-name="ce6">
            <text:p>1.028</text:p>
          </table:table-cell>
          <table:table-cell office:value-type="float" office:value="41411.815354370454" table:style-name="ce5">
            <text:p><text:s/>41,412<text:s/></text:p>
          </table:table-cell>
          <table:table-cell office:value-type="float" office:value="1.0910874918777684" table:style-name="ce6">
            <text:p>1.091</text:p>
          </table:table-cell>
          <table:table-cell office:value-type="float" office:value="45183.913749105319" table:style-name="ce5">
            <text:p><text:s/>45,1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5183.913749105319" table:style-name="ce5">
            <text:p><text:s/>45,184<text:s/></text:p>
          </table:table-cell>
          <table:table-cell office:value-type="float" office:value="1.0310819487516678" table:style-name="ce6">
            <text:p>1.031</text:p>
          </table:table-cell>
          <table:table-cell office:value-type="float" office:value="46588.317840654789" table:style-name="ce5">
            <text:p><text:s/>46,588<text:s/></text:p>
          </table:table-cell>
          <table:table-cell office:value-type="float" office:value="1.0608278621092249" table:style-name="ce6">
            <text:p>1.061</text:p>
          </table:table-cell>
          <table:table-cell office:value-type="float" office:value="49422.185614166876" table:style-name="ce5">
            <text:p><text:s/>49,4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422.185614166876" table:style-name="ce5">
            <text:p><text:s/>49,422<text:s/></text:p>
          </table:table-cell>
          <table:table-cell office:value-type="float" office:value="1.0095299378528138" table:style-name="ce6">
            <text:p>1.010</text:p>
          </table:table-cell>
          <table:table-cell office:value-type="float" office:value="49893.17597162012" table:style-name="ce5">
            <text:p><text:s/>49,893<text:s/></text:p>
          </table:table-cell>
          <table:table-cell office:value-type="float" office:value="1.154083210265487" table:style-name="ce6">
            <text:p>1.154</text:p>
          </table:table-cell>
          <table:table-cell office:value-type="float" office:value="57580.876695668201" table:style-name="ce5">
            <text:p><text:s/>57,5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580.876695668201" table:style-name="ce5">
            <text:p><text:s/>57,581<text:s/></text:p>
          </table:table-cell>
          <table:table-cell office:value-type="float" office:value="1.0374391541508874" table:style-name="ce6">
            <text:p>1.037</text:p>
          </table:table-cell>
          <table:table-cell office:value-type="float" office:value="59736.656014420565" table:style-name="ce5">
            <text:p><text:s/>59,737<text:s/></text:p>
          </table:table-cell>
          <table:table-cell office:value-type="float" office:value="1.1164363089308773" table:style-name="ce6">
            <text:p>1.116</text:p>
          </table:table-cell>
          <table:table-cell office:value-type="float" office:value="66692.171748613197" table:style-name="ce5">
            <text:p><text:s/>66,6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692.171748613197" table:style-name="ce5">
            <text:p><text:s/>66,692<text:s/></text:p>
          </table:table-cell>
          <table:table-cell office:value-type="float" office:value="1.0217857202004779" table:style-name="ce6">
            <text:p>1.022</text:p>
          </table:table-cell>
          <table:table-cell office:value-type="float" office:value="68145.108741890697" table:style-name="ce5">
            <text:p><text:s/>68,145<text:s/></text:p>
          </table:table-cell>
          <table:table-cell office:value-type="float" office:value="1.0989633631401658" table:style-name="ce6">
            <text:p>1.099</text:p>
          </table:table-cell>
          <table:table-cell office:value-type="float" office:value="74888.977884540509" table:style-name="ce5">
            <text:p><text:s/>74,8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4888.977884540509" table:style-name="ce5">
            <text:p><text:s/>74,889<text:s/></text:p>
          </table:table-cell>
          <table:table-cell office:value-type="float" office:value="1.0078223379487987" table:style-name="ce6">
            <text:p>1.008</text:p>
          </table:table-cell>
          <table:table-cell office:value-type="float" office:value="75474.784778193498" table:style-name="ce5">
            <text:p><text:s/>75,475<text:s/></text:p>
          </table:table-cell>
          <table:table-cell office:value-type="float" office:value="1.1505028845894507" table:style-name="ce6">
            <text:p>1.151</text:p>
          </table:table-cell>
          <table:table-cell office:value-type="float" office:value="86833.957601079586" table:style-name="ce5">
            <text:p><text:s/>86,8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833.957601079586" table:style-name="ce5">
            <text:p><text:s/>86,834<text:s/></text:p>
          </table:table-cell>
          <table:table-cell office:value-type="float" office:value="1.0323263305381938" table:style-name="ce6">
            <text:p>1.032</text:p>
          </table:table-cell>
          <table:table-cell office:value-type="float" office:value="89640.980816431591" table:style-name="ce5">
            <text:p><text:s/>89,641<text:s/></text:p>
          </table:table-cell>
          <table:table-cell office:value-type="float" office:value="1.1112332565876204" table:style-name="ce6">
            <text:p>1.111</text:p>
          </table:table-cell>
          <table:table-cell office:value-type="float" office:value="99612.039036351678" table:style-name="ce5">
            <text:p><text:s/>99,6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612.039036351678" table:style-name="ce5">
            <text:p><text:s/>99,612<text:s/></text:p>
          </table:table-cell>
          <table:table-cell office:value-type="float" office:value="1.0215092687044216" table:style-name="ce6">
            <text:p>1.022</text:p>
          </table:table-cell>
          <table:table-cell office:value-type="float" office:value="101754.6211501799" table:style-name="ce5">
            <text:p><text:s/>101,755<text:s/></text:p>
          </table:table-cell>
          <table:table-cell office:value-type="float" office:value="1.0998678666753912" table:style-name="ce6">
            <text:p>1.100</text:p>
          </table:table-cell>
          <table:table-cell office:value-type="float" office:value="111916.638088811" table:style-name="ce5">
            <text:p><text:s/>111,9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916.638088811" table:style-name="ce5">
            <text:p><text:s/>111,917<text:s/></text:p>
          </table:table-cell>
          <table:table-cell office:value-type="float" office:value="1.014222390950849" table:style-name="ce6">
            <text:p>1.014</text:p>
          </table:table-cell>
          <table:table-cell office:value-type="float" office:value="113508.36026961474" table:style-name="ce5">
            <text:p><text:s/>113,508<text:s/></text:p>
          </table:table-cell>
          <table:table-cell office:value-type="float" office:value="1.0933172050732651" table:style-name="ce6">
            <text:p>1.093</text:p>
          </table:table-cell>
          <table:table-cell office:value-type="float" office:value="124100.64320242444" table:style-name="ce5">
            <text:p><text:s/>124,1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4100.64320242444" table:style-name="ce5">
            <text:p><text:s/>124,101<text:s/></text:p>
          </table:table-cell>
          <table:table-cell office:value-type="float" office:value="1.0083403713882046" table:style-name="ce6">
            <text:p>1.008</text:p>
          </table:table-cell>
          <table:table-cell office:value-type="float" office:value="125135.68865624774" table:style-name="ce5">
            <text:p><text:s/>125,136<text:s/></text:p>
          </table:table-cell>
          <table:table-cell office:value-type="float" office:value="1.084894958297673" table:style-name="ce6">
            <text:p>1.085</text:p>
          </table:table-cell>
          <table:table-cell office:value-type="float" office:value="135759.07772627048" table:style-name="ce5">
            <text:p><text:s/>135,7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5759.07772627048" table:style-name="ce5">
            <text:p><text:s/>135,759<text:s/></text:p>
          </table:table-cell>
          <table:table-cell office:value-type="float" office:value="1.0190566214822501" table:style-name="ce6">
            <text:p>1.019</text:p>
          </table:table-cell>
          <table:table-cell office:value-type="float" office:value="138346.18708327939" table:style-name="ce5">
            <text:p><text:s/>138,346<text:s/></text:p>
          </table:table-cell>
          <table:table-cell office:value-type="float" office:value="1.1132496689993014" table:style-name="ce6">
            <text:p>1.113</text:p>
          </table:table-cell>
          <table:table-cell office:value-type="float" office:value="154013.84697777621" table:style-name="ce5">
            <text:p><text:s/>154,0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4013.84697777621" table:style-name="ce5">
            <text:p><text:s/>154,014<text:s/></text:p>
          </table:table-cell>
          <table:table-cell office:value-type="float" office:value="0.99408893889206551" table:style-name="ce6">
            <text:p>0.994</text:p>
          </table:table-cell>
          <table:table-cell office:value-type="float" office:value="153103.46171682252" table:style-name="ce5">
            <text:p><text:s/>153,103<text:s/></text:p>
          </table:table-cell>
          <table:table-cell office:value-type="float" office:value="1.1240049762173376" table:style-name="ce6">
            <text:p>1.124</text:p>
          </table:table-cell>
          <table:table-cell office:value-type="float" office:value="172089.05284580914" table:style-name="ce5">
            <text:p><text:s/>172,08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2089.05284580914" table:style-name="ce5">
            <text:p><text:s/>172,089<text:s/></text:p>
          </table:table-cell>
          <table:table-cell office:value-type="float" office:value="1.0010399252997746" table:style-name="ce6">
            <text:p>1.001</text:p>
          </table:table-cell>
          <table:table-cell office:value-type="float" office:value="172268.01260567774" table:style-name="ce5">
            <text:p><text:s/>172,268<text:s/></text:p>
          </table:table-cell>
          <table:table-cell office:value-type="float" office:value="1.074607495226727" table:style-name="ce6">
            <text:p>1.075</text:p>
          </table:table-cell>
          <table:table-cell office:value-type="float" office:value="185120.4975338736" table:style-name="ce5">
            <text:p><text:s/>185,1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5120.4975338736" table:style-name="ce5">
            <text:p><text:s/>185,120<text:s/></text:p>
          </table:table-cell>
          <table:table-cell office:value-type="float" office:value="0.99217714859341899" table:style-name="ce6">
            <text:p>0.992</text:p>
          </table:table-cell>
          <table:table-cell office:value-type="float" office:value="183672.32738935377" table:style-name="ce5">
            <text:p><text:s/>183,672<text:s/></text:p>
          </table:table-cell>
          <table:table-cell office:value-type="float" office:value="1.0776604999593895" table:style-name="ce6">
            <text:p>1.078</text:p>
          </table:table-cell>
          <table:table-cell office:value-type="float" office:value="197936.41216311563" table:style-name="ce5">
            <text:p><text:s/>197,9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7936.41216311563" table:style-name="ce5">
            <text:p><text:s/>197,936<text:s/></text:p>
          </table:table-cell>
          <table:table-cell office:value-type="float" office:value="1.0053392239517009" table:style-name="ce6">
            <text:p>1.005</text:p>
          </table:table-cell>
          <table:table-cell office:value-type="float" office:value="198993.23899585067" table:style-name="ce5">
            <text:p><text:s/>198,993<text:s/></text:p>
          </table:table-cell>
          <table:table-cell office:value-type="float" office:value="1.0649746680834338" table:style-name="ce6">
            <text:p>1.065</text:p>
          </table:table-cell>
          <table:table-cell office:value-type="float" office:value="211922.7586504535" table:style-name="ce5">
            <text:p><text:s/>211,9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922.7586504535" table:style-name="ce5">
            <text:p><text:s/>211,923<text:s/></text:p>
          </table:table-cell>
          <table:table-cell office:value-type="float" office:value="1.0022777568058345" table:style-name="ce6">
            <text:p>1.002</text:p>
          </table:table-cell>
          <table:table-cell office:value-type="float" office:value="212405.46715628079" table:style-name="ce5">
            <text:p><text:s/>212,405<text:s/></text:p>
          </table:table-cell>
          <table:table-cell office:value-type="float" office:value="1.0475727305067379" table:style-name="ce6">
            <text:p>1.048</text:p>
          </table:table-cell>
          <table:table-cell office:value-type="float" office:value="222510.17520346429" table:style-name="ce5">
            <text:p><text:s/>222,51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32.0841924345" table:style-name="ce5">
            <text:p><text:s/>11,3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332.0841924345" table:style-name="ce5">
            <text:p><text:s/>11,332<text:s/></text:p>
          </table:table-cell>
          <table:table-cell office:value-type="float" office:value="1.0167332346736373" table:style-name="ce6">
            <text:p>1.017</text:p>
          </table:table-cell>
          <table:table-cell office:value-type="float" office:value="11521.706616567921" table:style-name="ce5">
            <text:p><text:s/>11,522<text:s/></text:p>
          </table:table-cell>
          <table:table-cell office:value-type="float" office:value="1.0903344979645744" table:style-name="ce6">
            <text:p>1.090</text:p>
          </table:table-cell>
          <table:table-cell office:value-type="float" office:value="12562.514199470699" table:style-name="ce5">
            <text:p><text:s/>12,5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562.514199470699" table:style-name="ce5">
            <text:p><text:s/>12,563<text:s/></text:p>
          </table:table-cell>
          <table:table-cell office:value-type="float" office:value="1.0123873125556617" table:style-name="ce6">
            <text:p>1.012</text:p>
          </table:table-cell>
          <table:table-cell office:value-type="float" office:value="12718.129989344481" table:style-name="ce5">
            <text:p><text:s/>12,718<text:s/></text:p>
          </table:table-cell>
          <table:table-cell office:value-type="float" office:value="1.0857532236248879" table:style-name="ce6">
            <text:p>1.086</text:p>
          </table:table-cell>
          <table:table-cell office:value-type="float" office:value="13808.750634411132" table:style-name="ce5">
            <text:p><text:s/>13,8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808.750634411132" table:style-name="ce5">
            <text:p><text:s/>13,809<text:s/></text:p>
          </table:table-cell>
          <table:table-cell office:value-type="float" office:value="1.0341703709135008" table:style-name="ce6">
            <text:p>1.034</text:p>
          </table:table-cell>
          <table:table-cell office:value-type="float" office:value="14280.600765441" table:style-name="ce5">
            <text:p><text:s/>14,281<text:s/></text:p>
          </table:table-cell>
          <table:table-cell office:value-type="float" office:value="0.98426933604554456" table:style-name="ce6">
            <text:p>0.984</text:p>
          </table:table-cell>
          <table:table-cell office:value-type="float" office:value="14055.957433732108" table:style-name="ce5">
            <text:p><text:s/>14,05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055.957433732108" table:style-name="ce5">
            <text:p><text:s/>14,056<text:s/></text:p>
          </table:table-cell>
          <table:table-cell office:value-type="float" office:value="1.0082644195823969" table:style-name="ce6">
            <text:p>1.008</text:p>
          </table:table-cell>
          <table:table-cell office:value-type="float" office:value="14172.121763596781" table:style-name="ce5">
            <text:p><text:s/>14,172<text:s/></text:p>
          </table:table-cell>
          <table:table-cell office:value-type="float" office:value="1.0675189199518689" table:style-name="ce6">
            <text:p>1.068</text:p>
          </table:table-cell>
          <table:table-cell office:value-type="float" office:value="15129.00811850121" table:style-name="ce5">
            <text:p><text:s/>15,1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129.00811850121" table:style-name="ce5">
            <text:p><text:s/>15,129<text:s/></text:p>
          </table:table-cell>
          <table:table-cell office:value-type="float" office:value="0.99303237380536669" table:style-name="ce6">
            <text:p>0.993</text:p>
          </table:table-cell>
          <table:table-cell office:value-type="float" office:value="15023.594845235921" table:style-name="ce5">
            <text:p><text:s/>15,024<text:s/></text:p>
          </table:table-cell>
          <table:table-cell office:value-type="float" office:value="1.0903683849114523" table:style-name="ce6">
            <text:p>1.090</text:p>
          </table:table-cell>
          <table:table-cell office:value-type="float" office:value="16381.252846963909" table:style-name="ce5">
            <text:p><text:s/>16,3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381.252846963909" table:style-name="ce5">
            <text:p><text:s/>16,381<text:s/></text:p>
          </table:table-cell>
          <table:table-cell office:value-type="float" office:value="1.0356407993351571" table:style-name="ce6">
            <text:p>1.036</text:p>
          </table:table-cell>
          <table:table-cell office:value-type="float" office:value="16965.093792541018" table:style-name="ce5">
            <text:p><text:s/>16,965<text:s/></text:p>
          </table:table-cell>
          <table:table-cell office:value-type="float" office:value="1.0382237661645284" table:style-name="ce6">
            <text:p>1.038</text:p>
          </table:table-cell>
          <table:table-cell office:value-type="float" office:value="17613.5635706264" table:style-name="ce5">
            <text:p><text:s/>17,6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613.5635706264" table:style-name="ce5">
            <text:p><text:s/>17,614<text:s/></text:p>
          </table:table-cell>
          <table:table-cell office:value-type="float" office:value="1.0116134978256326" table:style-name="ce6">
            <text:p>1.012</text:p>
          </table:table-cell>
          <table:table-cell office:value-type="float" office:value="17818.118652855512" table:style-name="ce5">
            <text:p><text:s/>17,818<text:s/></text:p>
          </table:table-cell>
          <table:table-cell office:value-type="float" office:value="1.0863842539163235" table:style-name="ce6">
            <text:p>1.086</text:p>
          </table:table-cell>
          <table:table-cell office:value-type="float" office:value="19357.323538874964" table:style-name="ce5">
            <text:p><text:s/>19,3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357.323538874964" table:style-name="ce5">
            <text:p><text:s/>19,357<text:s/></text:p>
          </table:table-cell>
          <table:table-cell office:value-type="float" office:value="1.0560386196642748" table:style-name="ce6">
            <text:p>1.056</text:p>
          </table:table-cell>
          <table:table-cell office:value-type="float" office:value="20442.081230388292" table:style-name="ce5">
            <text:p><text:s/>20,442<text:s/></text:p>
          </table:table-cell>
          <table:table-cell office:value-type="float" office:value="1.0289947731116653" table:style-name="ce6">
            <text:p>1.029</text:p>
          </table:table-cell>
          <table:table-cell office:value-type="float" office:value="21034.794737593631" table:style-name="ce5">
            <text:p><text:s/>21,0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034.794737593631" table:style-name="ce5">
            <text:p><text:s/>21,035<text:s/></text:p>
          </table:table-cell>
          <table:table-cell office:value-type="float" office:value="1.0504893049990149" table:style-name="ce6">
            <text:p>1.050</text:p>
          </table:table-cell>
          <table:table-cell office:value-type="float" office:value="22096.826904691668" table:style-name="ce5">
            <text:p><text:s/>22,097<text:s/></text:p>
          </table:table-cell>
          <table:table-cell office:value-type="float" office:value="1.065332678873397" table:style-name="ce6">
            <text:p>1.065</text:p>
          </table:table-cell>
          <table:table-cell office:value-type="float" office:value="23540.471800976928" table:style-name="ce5">
            <text:p><text:s/>23,54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540.471800976928" table:style-name="ce5">
            <text:p><text:s/>23,540<text:s/></text:p>
          </table:table-cell>
          <table:table-cell office:value-type="float" office:value="1.0564021298036224" table:style-name="ce6">
            <text:p>1.056</text:p>
          </table:table-cell>
          <table:table-cell office:value-type="float" office:value="24868.204547134141" table:style-name="ce5">
            <text:p><text:s/>24,868<text:s/></text:p>
          </table:table-cell>
          <table:table-cell office:value-type="float" office:value="1.1458368240628594" table:style-name="ce6">
            <text:p>1.146</text:p>
          </table:table-cell>
          <table:table-cell office:value-type="float" office:value="28494.904518433737" table:style-name="ce5">
            <text:p><text:s/>28,4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8494.904518433737" table:style-name="ce5">
            <text:p><text:s/>28,495<text:s/></text:p>
          </table:table-cell>
          <table:table-cell office:value-type="float" office:value="0.99853733723537774" table:style-name="ce6">
            <text:p>0.999</text:p>
          </table:table-cell>
          <table:table-cell office:value-type="float" office:value="28453.226082613161" table:style-name="ce5">
            <text:p><text:s/>28,453<text:s/></text:p>
          </table:table-cell>
          <table:table-cell office:value-type="float" office:value="1.1950894103432395" table:style-name="ce6">
            <text:p>1.195</text:p>
          </table:table-cell>
          <table:table-cell office:value-type="float" office:value="34004.149181433044" table:style-name="ce5">
            <text:p><text:s/>34,0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004.149181433044" table:style-name="ce5">
            <text:p><text:s/>34,004<text:s/></text:p>
          </table:table-cell>
          <table:table-cell office:value-type="float" office:value="1.0748866023216621" table:style-name="ce6">
            <text:p>1.075</text:p>
          </table:table-cell>
          <table:table-cell office:value-type="float" office:value="36550.604378469492" table:style-name="ce5">
            <text:p><text:s/>36,551<text:s/></text:p>
          </table:table-cell>
          <table:table-cell office:value-type="float" office:value="1.1008642032651146" table:style-name="ce6">
            <text:p>1.101</text:p>
          </table:table-cell>
          <table:table-cell office:value-type="float" office:value="40237.251967962227" table:style-name="ce5">
            <text:p><text:s/>40,2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237.251967962227" table:style-name="ce5">
            <text:p><text:s/>40,237<text:s/></text:p>
          </table:table-cell>
          <table:table-cell office:value-type="float" office:value="1.0015546050930093" table:style-name="ce6">
            <text:p>1.002</text:p>
          </table:table-cell>
          <table:table-cell office:value-type="float" office:value="40299.805004800321" table:style-name="ce5">
            <text:p><text:s/>40,300<text:s/></text:p>
          </table:table-cell>
          <table:table-cell office:value-type="float" office:value="1.1319686129826476" table:style-name="ce6">
            <text:p>1.132</text:p>
          </table:table-cell>
          <table:table-cell office:value-type="float" office:value="45618.11437475498" table:style-name="ce5">
            <text:p><text:s/>45,6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618.11437475498" table:style-name="ce5">
            <text:p><text:s/>45,618<text:s/></text:p>
          </table:table-cell>
          <table:table-cell office:value-type="float" office:value="1.0098382105107933" table:style-name="ce6">
            <text:p>1.010</text:p>
          </table:table-cell>
          <table:table-cell office:value-type="float" office:value="46066.914987079268" table:style-name="ce5">
            <text:p><text:s/>46,067<text:s/></text:p>
          </table:table-cell>
          <table:table-cell office:value-type="float" office:value="1.1161213754312995" table:style-name="ce6">
            <text:p>1.116</text:p>
          </table:table-cell>
          <table:table-cell office:value-type="float" office:value="51416.268517255659" table:style-name="ce5">
            <text:p><text:s/>51,4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416.268517255659" table:style-name="ce5">
            <text:p><text:s/>51,416<text:s/></text:p>
          </table:table-cell>
          <table:table-cell office:value-type="float" office:value="1.0103840953166625" table:style-name="ce6">
            <text:p>1.010</text:p>
          </table:table-cell>
          <table:table-cell office:value-type="float" office:value="51950.179950365957" table:style-name="ce5">
            <text:p><text:s/>51,950<text:s/></text:p>
          </table:table-cell>
          <table:table-cell office:value-type="float" office:value="1.0581763947857981" table:style-name="ce6">
            <text:p>1.058</text:p>
          </table:table-cell>
          <table:table-cell office:value-type="float" office:value="54972.454128351703" table:style-name="ce5">
            <text:p><text:s/>54,9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972.454128351703" table:style-name="ce5">
            <text:p><text:s/>54,972<text:s/></text:p>
          </table:table-cell>
          <table:table-cell office:value-type="float" office:value="1.0531317904970088" table:style-name="ce6">
            <text:p>1.053</text:p>
          </table:table-cell>
          <table:table-cell office:value-type="float" office:value="57893.2390442057" table:style-name="ce5">
            <text:p><text:s/>57,893<text:s/></text:p>
          </table:table-cell>
          <table:table-cell office:value-type="float" office:value="1.0801964512769808" table:style-name="ce6">
            <text:p>1.080</text:p>
          </table:table-cell>
          <table:table-cell office:value-type="float" office:value="62536.07136848096" table:style-name="ce5">
            <text:p><text:s/>62,5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23.1141271401193" table:style-name="ce5">
            <text:p><text:s/>5,0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023.1141271401193" table:style-name="ce5">
            <text:p><text:s/>5,023<text:s/></text:p>
          </table:table-cell>
          <table:table-cell office:value-type="float" office:value="1.0100622519079627" table:style-name="ce6">
            <text:p>1.010</text:p>
          </table:table-cell>
          <table:table-cell office:value-type="float" office:value="5073.6579668498498" table:style-name="ce5">
            <text:p><text:s/>5,074<text:s/></text:p>
          </table:table-cell>
          <table:table-cell office:value-type="float" office:value="1.1160011284422628" table:style-name="ce6">
            <text:p>1.116</text:p>
          </table:table-cell>
          <table:table-cell office:value-type="float" office:value="5662.2080163345099" table:style-name="ce5">
            <text:p><text:s/>5,66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662.2080163345099" table:style-name="ce5">
            <text:p><text:s/>5,662<text:s/></text:p>
          </table:table-cell>
          <table:table-cell office:value-type="float" office:value="1.0097147983251205" table:style-name="ce6">
            <text:p>1.010</text:p>
          </table:table-cell>
          <table:table-cell office:value-type="float" office:value="5717.2152252880805" table:style-name="ce5">
            <text:p><text:s/>5,717<text:s/></text:p>
          </table:table-cell>
          <table:table-cell office:value-type="float" office:value="1.078104691952773" table:style-name="ce6">
            <text:p>1.078</text:p>
          </table:table-cell>
          <table:table-cell office:value-type="float" office:value="6163.7565592869105" table:style-name="ce5">
            <text:p><text:s/>6,1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63.7565592869105" table:style-name="ce5">
            <text:p><text:s/>6,164<text:s/></text:p>
          </table:table-cell>
          <table:table-cell office:value-type="float" office:value="1.0382107545462758" table:style-name="ce6">
            <text:p>1.038</text:p>
          </table:table-cell>
          <table:table-cell office:value-type="float" office:value="6399.2783482568193" table:style-name="ce5">
            <text:p><text:s/>6,399<text:s/></text:p>
          </table:table-cell>
          <table:table-cell office:value-type="float" office:value="1.0679805838304757" table:style-name="ce6">
            <text:p>1.068</text:p>
          </table:table-cell>
          <table:table-cell office:value-type="float" office:value="6834.3050264650401" table:style-name="ce5">
            <text:p><text:s/>6,83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834.3050264650401" table:style-name="ce5">
            <text:p><text:s/>6,834<text:s/></text:p>
          </table:table-cell>
          <table:table-cell office:value-type="float" office:value="1.0221073785999288" table:style-name="ce6">
            <text:p>1.022</text:p>
          </table:table-cell>
          <table:table-cell office:value-type="float" office:value="6985.3935951525" table:style-name="ce5">
            <text:p><text:s/>6,985<text:s/></text:p>
          </table:table-cell>
          <table:table-cell office:value-type="float" office:value="0.97533428240883124" table:style-name="ce6">
            <text:p>0.975</text:p>
          </table:table-cell>
          <table:table-cell office:value-type="float" office:value="6813.09384947131" table:style-name="ce5">
            <text:p><text:s/>6,8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13.09384947131" table:style-name="ce5">
            <text:p><text:s/>6,813<text:s/></text:p>
          </table:table-cell>
          <table:table-cell office:value-type="float" office:value="0.98804213664590257" table:style-name="ce6">
            <text:p>0.988</text:p>
          </table:table-cell>
          <table:table-cell office:value-type="float" office:value="6731.6238042006898" table:style-name="ce5">
            <text:p><text:s/>6,732<text:s/></text:p>
          </table:table-cell>
          <table:table-cell office:value-type="float" office:value="1.0826707711854999" table:style-name="ce6">
            <text:p>1.083</text:p>
          </table:table-cell>
          <table:table-cell office:value-type="float" office:value="7288.1323354246306" table:style-name="ce5">
            <text:p><text:s/>7,2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88.1323354246306" table:style-name="ce5">
            <text:p><text:s/>7,288<text:s/></text:p>
          </table:table-cell>
          <table:table-cell office:value-type="float" office:value="1.029575725598435" table:style-name="ce6">
            <text:p>1.030</text:p>
          </table:table-cell>
          <table:table-cell office:value-type="float" office:value="7503.6841375022295" table:style-name="ce5">
            <text:p><text:s/>7,504<text:s/></text:p>
          </table:table-cell>
          <table:table-cell office:value-type="float" office:value="1.0522178180810697" table:style-name="ce6">
            <text:p>1.052</text:p>
          </table:table-cell>
          <table:table-cell office:value-type="float" office:value="7895.5101507321297" table:style-name="ce5">
            <text:p><text:s/>7,8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95.5101507321297" table:style-name="ce5">
            <text:p><text:s/>7,896<text:s/></text:p>
          </table:table-cell>
          <table:table-cell office:value-type="float" office:value="1.0140578130564695" table:style-name="ce6">
            <text:p>1.014</text:p>
          </table:table-cell>
          <table:table-cell office:value-type="float" office:value="8006.5037564165805" table:style-name="ce5">
            <text:p><text:s/>8,007<text:s/></text:p>
          </table:table-cell>
          <table:table-cell office:value-type="float" office:value="1.0709439456444634" table:style-name="ce6">
            <text:p>1.071</text:p>
          </table:table-cell>
          <table:table-cell office:value-type="float" office:value="8574.5167237139904" table:style-name="ce5">
            <text:p><text:s/>8,5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574.5167237139904" table:style-name="ce5">
            <text:p><text:s/>8,575<text:s/></text:p>
          </table:table-cell>
          <table:table-cell office:value-type="float" office:value="1.0745640212931009" table:style-name="ce6">
            <text:p>1.075</text:p>
          </table:table-cell>
          <table:table-cell office:value-type="float" office:value="9213.867171279051" table:style-name="ce5">
            <text:p><text:s/>9,214<text:s/></text:p>
          </table:table-cell>
          <table:table-cell office:value-type="float" office:value="1.0121057800712157" table:style-name="ce6">
            <text:p>1.012</text:p>
          </table:table-cell>
          <table:table-cell office:value-type="float" office:value="9325.4082208599484" table:style-name="ce5">
            <text:p><text:s/>9,3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325.4082208599484" table:style-name="ce5">
            <text:p><text:s/>9,325<text:s/></text:p>
          </table:table-cell>
          <table:table-cell office:value-type="float" office:value="1.0438218187540069" table:style-name="ce6">
            <text:p>1.044</text:p>
          </table:table-cell>
          <table:table-cell office:value-type="float" office:value="9734.0645697215987" table:style-name="ce5">
            <text:p><text:s/>9,734<text:s/></text:p>
          </table:table-cell>
          <table:table-cell office:value-type="float" office:value="1.0221911785816475" table:style-name="ce6">
            <text:p>1.022</text:p>
          </table:table-cell>
          <table:table-cell office:value-type="float" office:value="9950.0749349135804" table:style-name="ce5">
            <text:p><text:s/>9,9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50.0749349135804" table:style-name="ce5">
            <text:p><text:s/>9,950<text:s/></text:p>
          </table:table-cell>
          <table:table-cell office:value-type="float" office:value="1.059426592390893" table:style-name="ce6">
            <text:p>1.059</text:p>
          </table:table-cell>
          <table:table-cell office:value-type="float" office:value="10541.373982329531" table:style-name="ce5">
            <text:p><text:s/>10,541<text:s/></text:p>
          </table:table-cell>
          <table:table-cell office:value-type="float" office:value="1.0663969480687381" table:style-name="ce6">
            <text:p>1.066</text:p>
          </table:table-cell>
          <table:table-cell office:value-type="float" office:value="11241.289043207411" table:style-name="ce5">
            <text:p><text:s/>11,2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241.289043207411" table:style-name="ce5">
            <text:p><text:s/>11,241<text:s/></text:p>
          </table:table-cell>
          <table:table-cell office:value-type="float" office:value="1.000767202107204" table:style-name="ce6">
            <text:p>1.001</text:p>
          </table:table-cell>
          <table:table-cell office:value-type="float" office:value="11249.913383849051" table:style-name="ce5">
            <text:p><text:s/>11,250<text:s/></text:p>
          </table:table-cell>
          <table:table-cell office:value-type="float" office:value="1.1101325690476955" table:style-name="ce6">
            <text:p>1.110</text:p>
          </table:table-cell>
          <table:table-cell office:value-type="float" office:value="12488.8952463764" table:style-name="ce5">
            <text:p><text:s/>12,4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488.8952463764" table:style-name="ce5">
            <text:p><text:s/>12,489<text:s/></text:p>
          </table:table-cell>
          <table:table-cell office:value-type="float" office:value="1.1086365678684706" table:style-name="ce6">
            <text:p>1.109</text:p>
          </table:table-cell>
          <table:table-cell office:value-type="float" office:value="13845.645962411591" table:style-name="ce5">
            <text:p><text:s/>13,846<text:s/></text:p>
          </table:table-cell>
          <table:table-cell office:value-type="float" office:value="1.1132860250411054" table:style-name="ce6">
            <text:p>1.113</text:p>
          </table:table-cell>
          <table:table-cell office:value-type="float" office:value="15414.164157619631" table:style-name="ce5">
            <text:p><text:s/>15,4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414.164157619631" table:style-name="ce5">
            <text:p><text:s/>15,414<text:s/></text:p>
          </table:table-cell>
          <table:table-cell office:value-type="float" office:value="1.0127974507849644" table:style-name="ce6">
            <text:p>1.013</text:p>
          </table:table-cell>
          <table:table-cell office:value-type="float" office:value="15611.426164818131" table:style-name="ce5">
            <text:p><text:s/>15,611<text:s/></text:p>
          </table:table-cell>
          <table:table-cell office:value-type="float" office:value="1.1061609247966833" table:style-name="ce6">
            <text:p>1.106</text:p>
          </table:table-cell>
          <table:table-cell office:value-type="float" office:value="17268.749603870361" table:style-name="ce5">
            <text:p><text:s/>17,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68.749603870361" table:style-name="ce5">
            <text:p><text:s/>17,269<text:s/></text:p>
          </table:table-cell>
          <table:table-cell office:value-type="float" office:value="1.0157865709012412" table:style-name="ce6">
            <text:p>1.016</text:p>
          </table:table-cell>
          <table:table-cell office:value-type="float" office:value="17541.36394386764" table:style-name="ce5">
            <text:p><text:s/>17,541<text:s/></text:p>
          </table:table-cell>
          <table:table-cell office:value-type="float" office:value="1.1266093778086221" table:style-name="ce6">
            <text:p>1.127</text:p>
          </table:table-cell>
          <table:table-cell office:value-type="float" office:value="19762.265118715321" table:style-name="ce5">
            <text:p><text:s/>19,7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762.265118715321" table:style-name="ce5">
            <text:p><text:s/>19,762<text:s/></text:p>
          </table:table-cell>
          <table:table-cell office:value-type="float" office:value="1.0221840292968976" table:style-name="ce6">
            <text:p>1.022</text:p>
          </table:table-cell>
          <table:table-cell office:value-type="float" office:value="20200.671787081959" table:style-name="ce5">
            <text:p><text:s/>20,201<text:s/></text:p>
          </table:table-cell>
          <table:table-cell office:value-type="float" office:value="1.0600414610671551" table:style-name="ce6">
            <text:p>1.060</text:p>
          </table:table-cell>
          <table:table-cell office:value-type="float" office:value="21413.549635716419" table:style-name="ce5">
            <text:p><text:s/>21,4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413.549635716419" table:style-name="ce5">
            <text:p><text:s/>21,414<text:s/></text:p>
          </table:table-cell>
          <table:table-cell office:value-type="float" office:value="1.0680420613120403" table:style-name="ce6">
            <text:p>1.068</text:p>
          </table:table-cell>
          <table:table-cell office:value-type="float" office:value="22870.571692938251" table:style-name="ce5">
            <text:p><text:s/>22,871<text:s/></text:p>
          </table:table-cell>
          <table:table-cell office:value-type="float" office:value="1.070016010051563" table:style-name="ce6">
            <text:p>1.070</text:p>
          </table:table-cell>
          <table:table-cell office:value-type="float" office:value="24471.877870476008" table:style-name="ce5">
            <text:p><text:s/>24,4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08.9700652943802" table:style-name="ce5">
            <text:p><text:s/>6,3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08.9700652943802" table:style-name="ce5">
            <text:p><text:s/>6,309<text:s/></text:p>
          </table:table-cell>
          <table:table-cell office:value-type="float" office:value="1.0220445782725713" table:style-name="ce6">
            <text:p>1.022</text:p>
          </table:table-cell>
          <table:table-cell office:value-type="float" office:value="6448.0486497180709" table:style-name="ce5">
            <text:p><text:s/>6,448<text:s/></text:p>
          </table:table-cell>
          <table:table-cell office:value-type="float" office:value="1.0701386664379295" table:style-name="ce6">
            <text:p>1.070</text:p>
          </table:table-cell>
          <table:table-cell office:value-type="float" office:value="6900.3061831361892" table:style-name="ce5">
            <text:p><text:s/>6,9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00.3061831361892" table:style-name="ce5">
            <text:p><text:s/>6,900<text:s/></text:p>
          </table:table-cell>
          <table:table-cell office:value-type="float" office:value="1.0145803067646608" table:style-name="ce6">
            <text:p>1.015</text:p>
          </table:table-cell>
          <table:table-cell office:value-type="float" office:value="7000.9147640564006" table:style-name="ce5">
            <text:p><text:s/>7,001<text:s/></text:p>
          </table:table-cell>
          <table:table-cell office:value-type="float" office:value="1.0919993076297125" table:style-name="ce6">
            <text:p>1.092</text:p>
          </table:table-cell>
          <table:table-cell office:value-type="float" office:value="7644.9940751242211" table:style-name="ce5">
            <text:p><text:s/>7,6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644.9940751242211" table:style-name="ce5">
            <text:p><text:s/>7,645<text:s/></text:p>
          </table:table-cell>
          <table:table-cell office:value-type="float" office:value="1.0309128221340209" table:style-name="ce6">
            <text:p>1.031</text:p>
          </table:table-cell>
          <table:table-cell office:value-type="float" office:value="7881.3224171841803" table:style-name="ce5">
            <text:p><text:s/>7,881<text:s/></text:p>
          </table:table-cell>
          <table:table-cell office:value-type="float" office:value="0.91629957829427355" table:style-name="ce6">
            <text:p>0.916</text:p>
          </table:table-cell>
          <table:table-cell office:value-type="float" office:value="7221.6524072670691" table:style-name="ce5">
            <text:p><text:s/>7,2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21.6524072670691" table:style-name="ce5">
            <text:p><text:s/>7,222<text:s/></text:p>
          </table:table-cell>
          <table:table-cell office:value-type="float" office:value="0.99516395461132356" table:style-name="ce6">
            <text:p>0.995</text:p>
          </table:table-cell>
          <table:table-cell office:value-type="float" office:value="7186.7281684442805" table:style-name="ce5">
            <text:p><text:s/>7,187<text:s/></text:p>
          </table:table-cell>
          <table:table-cell office:value-type="float" office:value="1.1571210256071305" table:style-name="ce6">
            <text:p>1.157</text:p>
          </table:table-cell>
          <table:table-cell office:value-type="float" office:value="8315.9142690298995" table:style-name="ce5">
            <text:p><text:s/>8,3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315.9142690298995" table:style-name="ce5">
            <text:p><text:s/>8,316<text:s/></text:p>
          </table:table-cell>
          <table:table-cell office:value-type="float" office:value="0.99712079427227396" table:style-name="ce6">
            <text:p>0.997</text:p>
          </table:table-cell>
          <table:table-cell office:value-type="float" office:value="8291.9710410352291" table:style-name="ce5">
            <text:p><text:s/>8,292<text:s/></text:p>
          </table:table-cell>
          <table:table-cell office:value-type="float" office:value="1.0966174949887462" table:style-name="ce6">
            <text:p>1.097</text:p>
          </table:table-cell>
          <table:table-cell office:value-type="float" office:value="9093.1205115392804" table:style-name="ce5">
            <text:p><text:s/>9,0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93.1205115392804" table:style-name="ce5">
            <text:p><text:s/>9,093<text:s/></text:p>
          </table:table-cell>
          <table:table-cell office:value-type="float" office:value="1.0405019534308544" table:style-name="ce6">
            <text:p>1.041</text:p>
          </table:table-cell>
          <table:table-cell office:value-type="float" office:value="9461.4096550387894" table:style-name="ce5">
            <text:p><text:s/>9,461<text:s/></text:p>
          </table:table-cell>
          <table:table-cell office:value-type="float" office:value="1.0271253200329193" table:style-name="ce6">
            <text:p>1.027</text:p>
          </table:table-cell>
          <table:table-cell office:value-type="float" office:value="9718.0534198942696" table:style-name="ce5">
            <text:p><text:s/>9,7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718.0534198942696" table:style-name="ce5">
            <text:p><text:s/>9,718<text:s/></text:p>
          </table:table-cell>
          <table:table-cell office:value-type="float" office:value="1.0096275943856334" table:style-name="ce6">
            <text:p>1.010</text:p>
          </table:table-cell>
          <table:table-cell office:value-type="float" office:value="9811.6148964389304" table:style-name="ce5">
            <text:p><text:s/>9,812<text:s/></text:p>
          </table:table-cell>
          <table:table-cell office:value-type="float" office:value="1.0989839011185132" table:style-name="ce6">
            <text:p>1.099</text:p>
          </table:table-cell>
          <table:table-cell office:value-type="float" office:value="10782.806815160973" table:style-name="ce5">
            <text:p><text:s/>10,7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782.806815160973" table:style-name="ce5">
            <text:p><text:s/>10,783<text:s/></text:p>
          </table:table-cell>
          <table:table-cell office:value-type="float" office:value="1.04130717090489" table:style-name="ce6">
            <text:p>1.041</text:p>
          </table:table-cell>
          <table:table-cell office:value-type="float" office:value="11228.214059109239" table:style-name="ce5">
            <text:p><text:s/>11,228<text:s/></text:p>
          </table:table-cell>
          <table:table-cell office:value-type="float" office:value="1.0428538728502488" table:style-name="ce6">
            <text:p>1.043</text:p>
          </table:table-cell>
          <table:table-cell office:value-type="float" office:value="11709.386516733683" table:style-name="ce5">
            <text:p><text:s/>11,7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09.386516733683" table:style-name="ce5">
            <text:p><text:s/>11,709<text:s/></text:p>
          </table:table-cell>
          <table:table-cell office:value-type="float" office:value="1.0557993211089802" table:style-name="ce6">
            <text:p>1.056</text:p>
          </table:table-cell>
          <table:table-cell office:value-type="float" office:value="12362.76233497007" table:style-name="ce5">
            <text:p><text:s/>12,363<text:s/></text:p>
          </table:table-cell>
          <table:table-cell office:value-type="float" office:value="1.0993009893606638" table:style-name="ce6">
            <text:p>1.099</text:p>
          </table:table-cell>
          <table:table-cell office:value-type="float" office:value="13590.396866063349" table:style-name="ce5">
            <text:p><text:s/>13,5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590.396866063349" table:style-name="ce5">
            <text:p><text:s/>13,590<text:s/></text:p>
          </table:table-cell>
          <table:table-cell office:value-type="float" office:value="1.0541877993703195" table:style-name="ce6">
            <text:p>1.054</text:p>
          </table:table-cell>
          <table:table-cell office:value-type="float" office:value="14326.83056480461" table:style-name="ce5">
            <text:p><text:s/>14,327<text:s/></text:p>
          </table:table-cell>
          <table:table-cell office:value-type="float" office:value="1.2042869773033875" table:style-name="ce6">
            <text:p>1.204</text:p>
          </table:table-cell>
          <table:table-cell office:value-type="float" office:value="17253.615475226325" table:style-name="ce5">
            <text:p><text:s/>17,2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53.615475226325" table:style-name="ce5">
            <text:p><text:s/>17,254<text:s/></text:p>
          </table:table-cell>
          <table:table-cell office:value-type="float" office:value="0.99708450808270033" table:style-name="ce6">
            <text:p>0.997</text:p>
          </table:table-cell>
          <table:table-cell office:value-type="float" office:value="17203.312698764108" table:style-name="ce5">
            <text:p><text:s/>17,203<text:s/></text:p>
          </table:table-cell>
          <table:table-cell office:value-type="float" office:value="1.2506459838169601" table:style-name="ce6">
            <text:p>1.251</text:p>
          </table:table-cell>
          <table:table-cell office:value-type="float" office:value="21515.25393505664" table:style-name="ce5">
            <text:p><text:s/>21,5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15.25393505664" table:style-name="ce5">
            <text:p><text:s/>21,515<text:s/></text:p>
          </table:table-cell>
          <table:table-cell office:value-type="float" office:value="1.0552958605365457" table:style-name="ce6">
            <text:p>1.055</text:p>
          </table:table-cell>
          <table:table-cell office:value-type="float" office:value="22704.9584160579" table:style-name="ce5">
            <text:p><text:s/>22,705<text:s/></text:p>
          </table:table-cell>
          <table:table-cell office:value-type="float" office:value="1.0932892875411155" table:style-name="ce6">
            <text:p>1.093</text:p>
          </table:table-cell>
          <table:table-cell office:value-type="float" office:value="24823.087810342597" table:style-name="ce5">
            <text:p><text:s/>24,8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823.087810342597" table:style-name="ce5">
            <text:p><text:s/>24,823<text:s/></text:p>
          </table:table-cell>
          <table:table-cell office:value-type="float" office:value="0.99457323877715653" table:style-name="ce6">
            <text:p>0.995</text:p>
          </table:table-cell>
          <table:table-cell office:value-type="float" office:value="24688.378839982193" table:style-name="ce5">
            <text:p><text:s/>24,688<text:s/></text:p>
          </table:table-cell>
          <table:table-cell office:value-type="float" office:value="1.1482878221624482" table:style-name="ce6">
            <text:p>1.148</text:p>
          </table:table-cell>
          <table:table-cell office:value-type="float" office:value="28349.364770884622" table:style-name="ce5">
            <text:p><text:s/>28,3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349.364770884622" table:style-name="ce5">
            <text:p><text:s/>28,349<text:s/></text:p>
          </table:table-cell>
          <table:table-cell office:value-type="float" office:value="1.0062148225807146" table:style-name="ce6">
            <text:p>1.006</text:p>
          </table:table-cell>
          <table:table-cell office:value-type="float" office:value="28525.551043211628" table:style-name="ce5">
            <text:p><text:s/>28,526<text:s/></text:p>
          </table:table-cell>
          <table:table-cell office:value-type="float" office:value="1.1096719341403645" table:style-name="ce6">
            <text:p>1.110</text:p>
          </table:table-cell>
          <table:table-cell office:value-type="float" office:value="31654.003398540339" table:style-name="ce5">
            <text:p><text:s/>31,6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654.003398540339" table:style-name="ce5">
            <text:p><text:s/>31,654<text:s/></text:p>
          </table:table-cell>
          <table:table-cell office:value-type="float" office:value="1.0030171464740558" table:style-name="ce6">
            <text:p>1.003</text:p>
          </table:table-cell>
          <table:table-cell office:value-type="float" office:value="31749.508163284001" table:style-name="ce5">
            <text:p><text:s/>31,750<text:s/></text:p>
          </table:table-cell>
          <table:table-cell office:value-type="float" office:value="1.0569897435905391" table:style-name="ce6">
            <text:p>1.057</text:p>
          </table:table-cell>
          <table:table-cell office:value-type="float" office:value="33558.90449263528" table:style-name="ce5">
            <text:p><text:s/>33,5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558.90449263528" table:style-name="ce5">
            <text:p><text:s/>33,559<text:s/></text:p>
          </table:table-cell>
          <table:table-cell office:value-type="float" office:value="1.0436177187772446" table:style-name="ce6">
            <text:p>1.044</text:p>
          </table:table-cell>
          <table:table-cell office:value-type="float" office:value="35022.667351267453" table:style-name="ce5">
            <text:p><text:s/>35,023<text:s/></text:p>
          </table:table-cell>
          <table:table-cell office:value-type="float" office:value="1.086844503196511" table:style-name="ce6">
            <text:p>1.087</text:p>
          </table:table-cell>
          <table:table-cell office:value-type="float" office:value="38064.193498004941" table:style-name="ce5">
            <text:p><text:s/>38,06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9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12.6206419946193" table:style-name="ce5">
            <text:p><text:s/>9,8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812.6206419946193" table:style-name="ce5">
            <text:p><text:s/>9,813<text:s/></text:p>
          </table:table-cell>
          <table:table-cell office:value-type="float" office:value="0.98931968153763705" table:style-name="ce6">
            <text:p>0.989</text:p>
          </table:table-cell>
          <table:table-cell office:value-type="float" office:value="9707.8187285877611" table:style-name="ce5">
            <text:p><text:s/>9,708<text:s/></text:p>
          </table:table-cell>
          <table:table-cell office:value-type="float" office:value="1.0817828962945673" table:style-name="ce6">
            <text:p>1.082</text:p>
          </table:table-cell>
          <table:table-cell office:value-type="float" office:value="10501.752260914311" table:style-name="ce5">
            <text:p><text:s/>10,5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01.752260914311" table:style-name="ce5">
            <text:p><text:s/>10,502<text:s/></text:p>
          </table:table-cell>
          <table:table-cell office:value-type="float" office:value="1.0384329643302537" table:style-name="ce6">
            <text:p>1.038</text:p>
          </table:table-cell>
          <table:table-cell office:value-type="float" office:value="10905.365730963191" table:style-name="ce5">
            <text:p><text:s/>10,905<text:s/></text:p>
          </table:table-cell>
          <table:table-cell office:value-type="float" office:value="1.1039077596543061" table:style-name="ce6">
            <text:p>1.104</text:p>
          </table:table-cell>
          <table:table-cell office:value-type="float" office:value="12038.517852278419" table:style-name="ce5">
            <text:p><text:s/>12,0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38.517852278419" table:style-name="ce5">
            <text:p><text:s/>12,039<text:s/></text:p>
          </table:table-cell>
          <table:table-cell office:value-type="float" office:value="1.0504731688025601" table:style-name="ce6">
            <text:p>1.050</text:p>
          </table:table-cell>
          <table:table-cell office:value-type="float" office:value="12646.139995969101" table:style-name="ce5">
            <text:p><text:s/>12,646<text:s/></text:p>
          </table:table-cell>
          <table:table-cell office:value-type="float" office:value="1.0555720643124031" table:style-name="ce6">
            <text:p>1.056</text:p>
          </table:table-cell>
          <table:table-cell office:value-type="float" office:value="13348.91210112875" table:style-name="ce5">
            <text:p><text:s/>13,3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348.91210112875" table:style-name="ce5">
            <text:p><text:s/>13,349<text:s/></text:p>
          </table:table-cell>
          <table:table-cell office:value-type="float" office:value="1.0348604187143124" table:style-name="ce6">
            <text:p>1.035</text:p>
          </table:table-cell>
          <table:table-cell office:value-type="float" office:value="13814.26076635465" table:style-name="ce5">
            <text:p><text:s/>13,814<text:s/></text:p>
          </table:table-cell>
          <table:table-cell office:value-type="float" office:value="1.1419801597146095" table:style-name="ce6">
            <text:p>1.142</text:p>
          </table:table-cell>
          <table:table-cell office:value-type="float" office:value="15775.611716300949" table:style-name="ce5">
            <text:p><text:s/>15,7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775.611716300949" table:style-name="ce5">
            <text:p><text:s/>15,776<text:s/></text:p>
          </table:table-cell>
          <table:table-cell office:value-type="float" office:value="0.99897783229479364" table:style-name="ce6">
            <text:p>0.999</text:p>
          </table:table-cell>
          <table:table-cell office:value-type="float" office:value="15759.486395474671" table:style-name="ce5">
            <text:p><text:s/>15,759<text:s/></text:p>
          </table:table-cell>
          <table:table-cell office:value-type="float" office:value="1.0405892744807603" table:style-name="ce6">
            <text:p>1.041</text:p>
          </table:table-cell>
          <table:table-cell office:value-type="float" office:value="16399.1525144564" table:style-name="ce5">
            <text:p><text:s/>16,3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399.1525144564" table:style-name="ce5">
            <text:p><text:s/>16,399<text:s/></text:p>
          </table:table-cell>
          <table:table-cell office:value-type="float" office:value="1.0844520078589286" table:style-name="ce6">
            <text:p>1.084</text:p>
          </table:table-cell>
          <table:table-cell office:value-type="float" office:value="17784.093871487043" table:style-name="ce5">
            <text:p><text:s/>17,784<text:s/></text:p>
          </table:table-cell>
          <table:table-cell office:value-type="float" office:value="1.0282812273011386" table:style-name="ce6">
            <text:p>1.028</text:p>
          </table:table-cell>
          <table:table-cell office:value-type="float" office:value="18287.049872611351" table:style-name="ce5">
            <text:p><text:s/>18,2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287.049872611351" table:style-name="ce5">
            <text:p><text:s/>18,287<text:s/></text:p>
          </table:table-cell>
          <table:table-cell office:value-type="float" office:value="1.0600791649066483" table:style-name="ce6">
            <text:p>1.060</text:p>
          </table:table-cell>
          <table:table-cell office:value-type="float" office:value="19385.720557564073" table:style-name="ce5">
            <text:p><text:s/>19,386<text:s/></text:p>
          </table:table-cell>
          <table:table-cell office:value-type="float" office:value="1.0822476547853921" table:style-name="ce6">
            <text:p>1.082</text:p>
          </table:table-cell>
          <table:table-cell office:value-type="float" office:value="20980.150609748682" table:style-name="ce5">
            <text:p><text:s/>20,9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980.150609748682" table:style-name="ce5">
            <text:p><text:s/>20,980<text:s/></text:p>
          </table:table-cell>
          <table:table-cell office:value-type="float" office:value="0.99748705280768046" table:style-name="ce6">
            <text:p>0.997</text:p>
          </table:table-cell>
          <table:table-cell office:value-type="float" office:value="20927.428599179471" table:style-name="ce5">
            <text:p><text:s/>20,927<text:s/></text:p>
          </table:table-cell>
          <table:table-cell office:value-type="float" office:value="1.0549837168640621" table:style-name="ce6">
            <text:p>1.055</text:p>
          </table:table-cell>
          <table:table-cell office:value-type="float" office:value="22078.096407969631" table:style-name="ce5">
            <text:p><text:s/>22,0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078.096407969631" table:style-name="ce5">
            <text:p><text:s/>22,078<text:s/></text:p>
          </table:table-cell>
          <table:table-cell office:value-type="float" office:value="0.99216062784965675" table:style-name="ce6">
            <text:p>0.992</text:p>
          </table:table-cell>
          <table:table-cell office:value-type="float" office:value="21905.0179938564" table:style-name="ce5">
            <text:p><text:s/>21,905<text:s/></text:p>
          </table:table-cell>
          <table:table-cell office:value-type="float" office:value="1.07140566274098" table:style-name="ce6">
            <text:p>1.071</text:p>
          </table:table-cell>
          <table:table-cell office:value-type="float" office:value="23469.160321060812" table:style-name="ce5">
            <text:p><text:s/>23,46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469.160321060812" table:style-name="ce5">
            <text:p><text:s/>23,469<text:s/></text:p>
          </table:table-cell>
          <table:table-cell office:value-type="float" office:value="1.04904318684708" table:style-name="ce6">
            <text:p>1.049</text:p>
          </table:table-cell>
          <table:table-cell office:value-type="float" office:value="24620.162735830669" table:style-name="ce5">
            <text:p><text:s/>24,620<text:s/></text:p>
          </table:table-cell>
          <table:table-cell office:value-type="float" office:value="1.0867263135728773" table:style-name="ce6">
            <text:p>1.087</text:p>
          </table:table-cell>
          <table:table-cell office:value-type="float" office:value="26755.378689473589" table:style-name="ce5">
            <text:p><text:s/>26,75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6755.378689473589" table:style-name="ce5">
            <text:p><text:s/>26,755<text:s/></text:p>
          </table:table-cell>
          <table:table-cell office:value-type="float" office:value="0.98689350736065362" table:style-name="ce6">
            <text:p>0.987</text:p>
          </table:table-cell>
          <table:table-cell office:value-type="float" office:value="26404.70951561708" table:style-name="ce5">
            <text:p><text:s/>26,405<text:s/></text:p>
          </table:table-cell>
          <table:table-cell office:value-type="float" office:value="1.0969612512819662" table:style-name="ce6">
            <text:p>1.097</text:p>
          </table:table-cell>
          <table:table-cell office:value-type="float" office:value="28964.943189988153" table:style-name="ce5">
            <text:p><text:s/>28,9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964.943189988153" table:style-name="ce5">
            <text:p><text:s/>28,965<text:s/></text:p>
          </table:table-cell>
          <table:table-cell office:value-type="float" office:value="1.0198813386103531" table:style-name="ce6">
            <text:p>1.020</text:p>
          </table:table-cell>
          <table:table-cell office:value-type="float" office:value="29540.80503337795" table:style-name="ce5">
            <text:p><text:s/>29,541<text:s/></text:p>
          </table:table-cell>
          <table:table-cell office:value-type="float" office:value="1.0752174829827983" table:style-name="ce6">
            <text:p>1.075</text:p>
          </table:table-cell>
          <table:table-cell office:value-type="float" office:value="31762.790033274221" table:style-name="ce5">
            <text:p><text:s/>31,76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1762.790033274221" table:style-name="ce5">
            <text:p><text:s/>31,763<text:s/></text:p>
          </table:table-cell>
          <table:table-cell office:value-type="float" office:value="0.98206831431006891" table:style-name="ce6">
            <text:p>0.982</text:p>
          </table:table-cell>
          <table:table-cell office:value-type="float" office:value="31193.229665762272" table:style-name="ce5">
            <text:p><text:s/>31,193<text:s/></text:p>
          </table:table-cell>
          <table:table-cell office:value-type="float" office:value="1.0892710350770118" table:style-name="ce6">
            <text:p>1.089</text:p>
          </table:table-cell>
          <table:table-cell office:value-type="float" office:value="33977.881565419819" table:style-name="ce5">
            <text:p><text:s/>33,9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977.881565419819" table:style-name="ce5">
            <text:p><text:s/>33,978<text:s/></text:p>
          </table:table-cell>
          <table:table-cell office:value-type="float" office:value="0.95451381644665034" table:style-name="ce6">
            <text:p>0.955</text:p>
          </table:table-cell>
          <table:table-cell office:value-type="float" office:value="32432.357407781157" table:style-name="ce5">
            <text:p><text:s/>32,432<text:s/></text:p>
          </table:table-cell>
          <table:table-cell office:value-type="float" office:value="1.0888133153553279" table:style-name="ce6">
            <text:p>1.089</text:p>
          </table:table-cell>
          <table:table-cell office:value-type="float" office:value="35312.782593955133" table:style-name="ce5">
            <text:p><text:s/>35,3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312.782593955133" table:style-name="ce5">
            <text:p><text:s/>35,313<text:s/></text:p>
          </table:table-cell>
          <table:table-cell office:value-type="float" office:value="1.0032987844468926" table:style-name="ce6">
            <text:p>1.003</text:p>
          </table:table-cell>
          <table:table-cell office:value-type="float" office:value="35429.271851952566" table:style-name="ce5">
            <text:p><text:s/>35,429<text:s/></text:p>
          </table:table-cell>
          <table:table-cell office:value-type="float" office:value="1.0367649994997128" table:style-name="ce6">
            <text:p>1.037</text:p>
          </table:table-cell>
          <table:table-cell office:value-type="float" office:value="36731.829013864794" table:style-name="ce5">
            <text:p><text:s/>36,7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731.829013864794" table:style-name="ce5">
            <text:p><text:s/>36,732<text:s/></text:p>
          </table:table-cell>
          <table:table-cell office:value-type="float" office:value="1.0260522025885079" table:style-name="ce6">
            <text:p>1.026</text:p>
          </table:table-cell>
          <table:table-cell office:value-type="float" office:value="37688.774064780431" table:style-name="ce5">
            <text:p><text:s/>37,689<text:s/></text:p>
          </table:table-cell>
          <table:table-cell office:value-type="float" office:value="1.0265185703802489" table:style-name="ce6">
            <text:p>1.027</text:p>
          </table:table-cell>
          <table:table-cell office:value-type="float" office:value="38688.226472362607" table:style-name="ce5">
            <text:p><text:s/>38,6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67.4527467725302" table:style-name="ce5">
            <text:p><text:s/>3,96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967.4527467725302" table:style-name="ce5">
            <text:p><text:s/>3,967<text:s/></text:p>
          </table:table-cell>
          <table:table-cell office:value-type="float" office:value="0.97663515900042674" table:style-name="ce6">
            <text:p>0.977</text:p>
          </table:table-cell>
          <table:table-cell office:value-type="float" office:value="3874.7538441708698" table:style-name="ce5">
            <text:p><text:s/>3,875<text:s/></text:p>
          </table:table-cell>
          <table:table-cell office:value-type="float" office:value="1.1566056901690194" table:style-name="ce6">
            <text:p>1.157</text:p>
          </table:table-cell>
          <table:table-cell office:value-type="float" office:value="4481.5623441723101" table:style-name="ce5">
            <text:p><text:s/>4,48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481.5623441723101" table:style-name="ce5">
            <text:p><text:s/>4,482<text:s/></text:p>
          </table:table-cell>
          <table:table-cell office:value-type="float" office:value="1.0214411203145646" table:style-name="ce6">
            <text:p>1.021</text:p>
          </table:table-cell>
          <table:table-cell office:value-type="float" office:value="4577.6520615909303" table:style-name="ce5">
            <text:p><text:s/>4,578<text:s/></text:p>
          </table:table-cell>
          <table:table-cell office:value-type="float" office:value="1.0683101289476824" table:style-name="ce6">
            <text:p>1.068</text:p>
          </table:table-cell>
          <table:table-cell office:value-type="float" office:value="4890.3520641958303" table:style-name="ce5">
            <text:p><text:s/>4,8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90.3520641958303" table:style-name="ce5">
            <text:p><text:s/>4,890<text:s/></text:p>
          </table:table-cell>
          <table:table-cell office:value-type="float" office:value="1.0602235729238094" table:style-name="ce6">
            <text:p>1.060</text:p>
          </table:table-cell>
          <table:table-cell office:value-type="float" office:value="5184.8665383570296" table:style-name="ce5">
            <text:p><text:s/>5,185<text:s/></text:p>
          </table:table-cell>
          <table:table-cell office:value-type="float" office:value="0.98766445958329985" table:style-name="ce6">
            <text:p>0.988</text:p>
          </table:table-cell>
          <table:table-cell office:value-type="float" office:value="5120.9084076179306" table:style-name="ce5">
            <text:p><text:s/>5,1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20.9084076179306" table:style-name="ce5">
            <text:p><text:s/>5,121<text:s/></text:p>
          </table:table-cell>
          <table:table-cell office:value-type="float" office:value="1.0480495605959483" table:style-name="ce6">
            <text:p>1.048</text:p>
          </table:table-cell>
          <table:table-cell office:value-type="float" office:value="5366.9658064560699" table:style-name="ce5">
            <text:p><text:s/>5,367<text:s/></text:p>
          </table:table-cell>
          <table:table-cell office:value-type="float" office:value="1.1291606177428315" table:style-name="ce6">
            <text:p>1.129</text:p>
          </table:table-cell>
          <table:table-cell office:value-type="float" office:value="6060.1664254225907" table:style-name="ce5">
            <text:p><text:s/>6,0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60.1664254225907" table:style-name="ce5">
            <text:p><text:s/>6,060<text:s/></text:p>
          </table:table-cell>
          <table:table-cell office:value-type="float" office:value="0.99260439163526681" table:style-name="ce6">
            <text:p>0.993</text:p>
          </table:table-cell>
          <table:table-cell office:value-type="float" office:value="6015.34780791506" table:style-name="ce5">
            <text:p><text:s/>6,015<text:s/></text:p>
          </table:table-cell>
          <table:table-cell office:value-type="float" office:value="1.0282918625114259" table:style-name="ce6">
            <text:p>1.028</text:p>
          </table:table-cell>
          <table:table-cell office:value-type="float" office:value="6185.5332010550001" table:style-name="ce5">
            <text:p><text:s/>6,1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85.5332010550001" table:style-name="ce5">
            <text:p><text:s/>6,186<text:s/></text:p>
          </table:table-cell>
          <table:table-cell office:value-type="float" office:value="1.1034090183834506" table:style-name="ce6">
            <text:p>1.103</text:p>
          </table:table-cell>
          <table:table-cell office:value-type="float" office:value="6825.17311755434" table:style-name="ce5">
            <text:p><text:s/>6,825<text:s/></text:p>
          </table:table-cell>
          <table:table-cell office:value-type="float" office:value="0.99942757651469949" table:style-name="ce6">
            <text:p>0.999</text:p>
          </table:table-cell>
          <table:table-cell office:value-type="float" office:value="6821.2662281706107" table:style-name="ce5">
            <text:p><text:s/>6,8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21.2662281706107" table:style-name="ce5">
            <text:p><text:s/>6,821<text:s/></text:p>
          </table:table-cell>
          <table:table-cell office:value-type="float" office:value="1.0470417983009626" table:style-name="ce6">
            <text:p>1.047</text:p>
          </table:table-cell>
          <table:table-cell office:value-type="float" office:value="7142.1508582333799" table:style-name="ce5">
            <text:p><text:s/>7,142<text:s/></text:p>
          </table:table-cell>
          <table:table-cell office:value-type="float" office:value="1.0709780239897833" table:style-name="ce6">
            <text:p>1.071</text:p>
          </table:table-cell>
          <table:table-cell office:value-type="float" office:value="7649.0866131877201" table:style-name="ce5">
            <text:p><text:s/>7,6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49.0866131877201" table:style-name="ce5">
            <text:p><text:s/>7,649<text:s/></text:p>
          </table:table-cell>
          <table:table-cell office:value-type="float" office:value="1.0156432970056541" table:style-name="ce6">
            <text:p>1.016</text:p>
          </table:table-cell>
          <table:table-cell office:value-type="float" office:value="7768.7435468997901" table:style-name="ce5">
            <text:p><text:s/>7,769<text:s/></text:p>
          </table:table-cell>
          <table:table-cell office:value-type="float" office:value="1.0422529413501123" table:style-name="ce6">
            <text:p>1.042</text:p>
          </table:table-cell>
          <table:table-cell office:value-type="float" office:value="8096.9958123510105" table:style-name="ce5">
            <text:p><text:s/>8,0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96.9958123510105" table:style-name="ce5">
            <text:p><text:s/>8,097<text:s/></text:p>
          </table:table-cell>
          <table:table-cell office:value-type="float" office:value="0.97463199090066344" table:style-name="ce6">
            <text:p>0.975</text:p>
          </table:table-cell>
          <table:table-cell office:value-type="float" office:value="7891.5911489059999" table:style-name="ce5">
            <text:p><text:s/>7,892<text:s/></text:p>
          </table:table-cell>
          <table:table-cell office:value-type="float" office:value="1.063644074081715" table:style-name="ce6">
            <text:p>1.064</text:p>
          </table:table-cell>
          <table:table-cell office:value-type="float" office:value="8393.8441606095803" table:style-name="ce5">
            <text:p><text:s/>8,3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393.8441606095803" table:style-name="ce5">
            <text:p><text:s/>8,394<text:s/></text:p>
          </table:table-cell>
          <table:table-cell office:value-type="float" office:value="1.0612872630222527" table:style-name="ce6">
            <text:p>1.061</text:p>
          </table:table-cell>
          <table:table-cell office:value-type="float" office:value="8908.2798954486607" table:style-name="ce5">
            <text:p><text:s/>8,908<text:s/></text:p>
          </table:table-cell>
          <table:table-cell office:value-type="float" office:value="1.0901182066158484" table:style-name="ce6">
            <text:p>1.090</text:p>
          </table:table-cell>
          <table:table-cell office:value-type="float" office:value="9711.0781036585104" table:style-name="ce5">
            <text:p><text:s/>9,7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711.0781036585104" table:style-name="ce5">
            <text:p><text:s/>9,711<text:s/></text:p>
          </table:table-cell>
          <table:table-cell office:value-type="float" office:value="0.95227870578624518" table:style-name="ce6">
            <text:p>0.952</text:p>
          </table:table-cell>
          <table:table-cell office:value-type="float" office:value="9247.6528883410701" table:style-name="ce5">
            <text:p><text:s/>9,248<text:s/></text:p>
          </table:table-cell>
          <table:table-cell office:value-type="float" office:value="1.0578768089289534" table:style-name="ce6">
            <text:p>1.058</text:p>
          </table:table-cell>
          <table:table-cell office:value-type="float" office:value="9782.877527600871" table:style-name="ce5">
            <text:p><text:s/>9,7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82.877527600871" table:style-name="ce5">
            <text:p><text:s/>9,783<text:s/></text:p>
          </table:table-cell>
          <table:table-cell office:value-type="float" office:value="1.0361423558836353" table:style-name="ce6">
            <text:p>1.036</text:p>
          </table:table-cell>
          <table:table-cell office:value-type="float" office:value="10136.453768769439" table:style-name="ce5">
            <text:p><text:s/>10,136<text:s/></text:p>
          </table:table-cell>
          <table:table-cell office:value-type="float" office:value="1.0595453090078943" table:style-name="ce6">
            <text:p>1.060</text:p>
          </table:table-cell>
          <table:table-cell office:value-type="float" office:value="10740.032040675051" table:style-name="ce5">
            <text:p><text:s/>10,7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740.032040675051" table:style-name="ce5">
            <text:p><text:s/>10,740<text:s/></text:p>
          </table:table-cell>
          <table:table-cell office:value-type="float" office:value="0.96034387180148661" table:style-name="ce6">
            <text:p>0.960</text:p>
          </table:table-cell>
          <table:table-cell office:value-type="float" office:value="10314.123953213899" table:style-name="ce5">
            <text:p><text:s/>10,314<text:s/></text:p>
          </table:table-cell>
          <table:table-cell office:value-type="float" office:value="1.1255424252652646" table:style-name="ce6">
            <text:p>1.126</text:p>
          </table:table-cell>
          <table:table-cell office:value-type="float" office:value="11608.98408878693" table:style-name="ce5">
            <text:p><text:s/>11,6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08.98408878693" table:style-name="ce5">
            <text:p><text:s/>11,609<text:s/></text:p>
          </table:table-cell>
          <table:table-cell office:value-type="float" office:value="0.93853859527463812" table:style-name="ce6">
            <text:p>0.939</text:p>
          </table:table-cell>
          <table:table-cell office:value-type="float" office:value="10895.479619255711" table:style-name="ce5">
            <text:p><text:s/>10,895<text:s/></text:p>
          </table:table-cell>
          <table:table-cell office:value-type="float" office:value="1.0698160184747316" table:style-name="ce6">
            <text:p>1.070</text:p>
          </table:table-cell>
          <table:table-cell office:value-type="float" office:value="11656.15862564473" table:style-name="ce5">
            <text:p><text:s/>11,6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656.15862564473" table:style-name="ce5">
            <text:p><text:s/>11,656<text:s/></text:p>
          </table:table-cell>
          <table:table-cell office:value-type="float" office:value="1.0056568270320456" table:style-name="ce6">
            <text:p>1.006</text:p>
          </table:table-cell>
          <table:table-cell office:value-type="float" office:value="11722.09549884809" table:style-name="ce5">
            <text:p><text:s/>11,722<text:s/></text:p>
          </table:table-cell>
          <table:table-cell office:value-type="float" office:value="1.0453491578174907" table:style-name="ce6">
            <text:p>1.045</text:p>
          </table:table-cell>
          <table:table-cell office:value-type="float" office:value="12253.68265757705" table:style-name="ce5">
            <text:p><text:s/>12,2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253.68265757705" table:style-name="ce5">
            <text:p><text:s/>12,254<text:s/></text:p>
          </table:table-cell>
          <table:table-cell office:value-type="float" office:value="1.0401563820702835" table:style-name="ce6">
            <text:p>1.040</text:p>
          </table:table-cell>
          <table:table-cell office:value-type="float" office:value="12745.746220142719" table:style-name="ce5">
            <text:p><text:s/>12,746<text:s/></text:p>
          </table:table-cell>
          <table:table-cell office:value-type="float" office:value="1.0500094841044076" table:style-name="ce6">
            <text:p>1.050</text:p>
          </table:table-cell>
          <table:table-cell office:value-type="float" office:value="13383.15441313776" table:style-name="ce5">
            <text:p><text:s/>13,3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Nor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45.16789522209" table:style-name="ce5">
            <text:p><text:s/>5,8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45.16789522209" table:style-name="ce5">
            <text:p><text:s/>5,845<text:s/></text:p>
          </table:table-cell>
          <table:table-cell office:value-type="float" office:value="0.99792939894590682" table:style-name="ce6">
            <text:p>0.998</text:p>
          </table:table-cell>
          <table:table-cell office:value-type="float" office:value="5833.0648844168909" table:style-name="ce5">
            <text:p><text:s/>5,833<text:s/></text:p>
          </table:table-cell>
          <table:table-cell office:value-type="float" office:value="1.032080053288112" table:style-name="ce6">
            <text:p>1.032</text:p>
          </table:table-cell>
          <table:table-cell office:value-type="float" office:value="6020.1899167420006" table:style-name="ce5">
            <text:p><text:s/>6,0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20.1899167420006" table:style-name="ce5">
            <text:p><text:s/>6,020<text:s/></text:p>
          </table:table-cell>
          <table:table-cell office:value-type="float" office:value="1.0510820683206428" table:style-name="ce6">
            <text:p>1.051</text:p>
          </table:table-cell>
          <table:table-cell office:value-type="float" office:value="6327.7136693722605" table:style-name="ce5">
            <text:p><text:s/>6,328<text:s/></text:p>
          </table:table-cell>
          <table:table-cell office:value-type="float" office:value="1.1296601207923687" table:style-name="ce6">
            <text:p>1.130</text:p>
          </table:table-cell>
          <table:table-cell office:value-type="float" office:value="7148.1657880825887" table:style-name="ce5">
            <text:p><text:s/>7,1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48.1657880825887" table:style-name="ce5">
            <text:p><text:s/>7,148<text:s/></text:p>
          </table:table-cell>
          <table:table-cell office:value-type="float" office:value="1.043802519249273" table:style-name="ce6">
            <text:p>1.044</text:p>
          </table:table-cell>
          <table:table-cell office:value-type="float" office:value="7461.2734576120711" table:style-name="ce5">
            <text:p><text:s/>7,461<text:s/></text:p>
          </table:table-cell>
          <table:table-cell office:value-type="float" office:value="1.102761310150953" table:style-name="ce6">
            <text:p>1.103</text:p>
          </table:table-cell>
          <table:table-cell office:value-type="float" office:value="8228.0036935108201" table:style-name="ce5">
            <text:p><text:s/>8,2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228.0036935108201" table:style-name="ce5">
            <text:p><text:s/>8,228<text:s/></text:p>
          </table:table-cell>
          <table:table-cell office:value-type="float" office:value="1.026651819147907" table:style-name="ce6">
            <text:p>1.027</text:p>
          </table:table-cell>
          <table:table-cell office:value-type="float" office:value="8447.2949598985797" table:style-name="ce5">
            <text:p><text:s/>8,447<text:s/></text:p>
          </table:table-cell>
          <table:table-cell office:value-type="float" office:value="1.1501250207314893" table:style-name="ce6">
            <text:p>1.150</text:p>
          </table:table-cell>
          <table:table-cell office:value-type="float" office:value="9715.4452908783587" table:style-name="ce5">
            <text:p><text:s/>9,7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715.4452908783587" table:style-name="ce5">
            <text:p><text:s/>9,715<text:s/></text:p>
          </table:table-cell>
          <table:table-cell office:value-type="float" office:value="1.0029533691788879" table:style-name="ce6">
            <text:p>1.003</text:p>
          </table:table-cell>
          <table:table-cell office:value-type="float" office:value="9744.1385875596097" table:style-name="ce5">
            <text:p><text:s/>9,744<text:s/></text:p>
          </table:table-cell>
          <table:table-cell office:value-type="float" office:value="1.0481808342136243" table:style-name="ce6">
            <text:p>1.048</text:p>
          </table:table-cell>
          <table:table-cell office:value-type="float" office:value="10213.619313401399" table:style-name="ce5">
            <text:p><text:s/>10,2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13.619313401399" table:style-name="ce5">
            <text:p><text:s/>10,214<text:s/></text:p>
          </table:table-cell>
          <table:table-cell office:value-type="float" office:value="1.07297133539659" table:style-name="ce6">
            <text:p>1.073</text:p>
          </table:table-cell>
          <table:table-cell office:value-type="float" office:value="10958.920753932702" table:style-name="ce5">
            <text:p><text:s/>10,959<text:s/></text:p>
          </table:table-cell>
          <table:table-cell office:value-type="float" office:value="1.0462511685127522" table:style-name="ce6">
            <text:p>1.046</text:p>
          </table:table-cell>
          <table:table-cell office:value-type="float" office:value="11465.78364444074" table:style-name="ce5">
            <text:p><text:s/>11,4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65.78364444074" table:style-name="ce5">
            <text:p><text:s/>11,466<text:s/></text:p>
          </table:table-cell>
          <table:table-cell office:value-type="float" office:value="1.0678354030574322" table:style-name="ce6">
            <text:p>1.068</text:p>
          </table:table-cell>
          <table:table-cell office:value-type="float" office:value="12243.569699330692" table:style-name="ce5">
            <text:p><text:s/>12,244<text:s/></text:p>
          </table:table-cell>
          <table:table-cell office:value-type="float" office:value="1.0888216691648118" table:style-name="ce6">
            <text:p>1.089</text:p>
          </table:table-cell>
          <table:table-cell office:value-type="float" office:value="13331.063996560959" table:style-name="ce5">
            <text:p><text:s/>13,3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331.063996560959" table:style-name="ce5">
            <text:p><text:s/>13,331<text:s/></text:p>
          </table:table-cell>
          <table:table-cell office:value-type="float" office:value="0.98706937838376985" table:style-name="ce6">
            <text:p>0.987</text:p>
          </table:table-cell>
          <table:table-cell office:value-type="float" office:value="13158.685052279679" table:style-name="ce5">
            <text:p><text:s/>13,159<text:s/></text:p>
          </table:table-cell>
          <table:table-cell office:value-type="float" office:value="1.0624998273058037" table:style-name="ce6">
            <text:p>1.062</text:p>
          </table:table-cell>
          <table:table-cell office:value-type="float" office:value="13981.100595618622" table:style-name="ce5">
            <text:p><text:s/>13,9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981.100595618622" table:style-name="ce5">
            <text:p><text:s/>13,981<text:s/></text:p>
          </table:table-cell>
          <table:table-cell office:value-type="float" office:value="1.0023121390988281" table:style-name="ce6">
            <text:p>1.002</text:p>
          </table:table-cell>
          <table:table-cell office:value-type="float" office:value="14013.4268449504" table:style-name="ce5">
            <text:p><text:s/>14,013<text:s/></text:p>
          </table:table-cell>
          <table:table-cell office:value-type="float" office:value="1.0757765625246383" table:style-name="ce6">
            <text:p>1.076</text:p>
          </table:table-cell>
          <table:table-cell office:value-type="float" office:value="15075.31616045123" table:style-name="ce5">
            <text:p><text:s/>15,0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075.31616045123" table:style-name="ce5">
            <text:p><text:s/>15,075<text:s/></text:p>
          </table:table-cell>
          <table:table-cell office:value-type="float" office:value="1.0422257598550906" table:style-name="ce6">
            <text:p>1.042</text:p>
          </table:table-cell>
          <table:table-cell office:value-type="float" office:value="15711.88284038201" table:style-name="ce5">
            <text:p><text:s/>15,712<text:s/></text:p>
          </table:table-cell>
          <table:table-cell office:value-type="float" office:value="1.0848031874326702" table:style-name="ce6">
            <text:p>1.085</text:p>
          </table:table-cell>
          <table:table-cell office:value-type="float" office:value="17044.300585815079" table:style-name="ce5">
            <text:p><text:s/>17,0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044.300585815079" table:style-name="ce5">
            <text:p><text:s/>17,044<text:s/></text:p>
          </table:table-cell>
          <table:table-cell office:value-type="float" office:value="1.0066154689594462" table:style-name="ce6">
            <text:p>1.007</text:p>
          </table:table-cell>
          <table:table-cell office:value-type="float" office:value="17157.056627276012" table:style-name="ce5">
            <text:p><text:s/>17,157<text:s/></text:p>
          </table:table-cell>
          <table:table-cell office:value-type="float" office:value="1.1180277642665086" table:style-name="ce6">
            <text:p>1.118</text:p>
          </table:table-cell>
          <table:table-cell office:value-type="float" office:value="19182.065662387282" table:style-name="ce5">
            <text:p><text:s/>19,1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182.065662387282" table:style-name="ce5">
            <text:p><text:s/>19,182<text:s/></text:p>
          </table:table-cell>
          <table:table-cell office:value-type="float" office:value="1.0115881994219782" table:style-name="ce6">
            <text:p>1.012</text:p>
          </table:table-cell>
          <table:table-cell office:value-type="float" office:value="19404.351264608507" table:style-name="ce5">
            <text:p><text:s/>19,404<text:s/></text:p>
          </table:table-cell>
          <table:table-cell office:value-type="float" office:value="1.083404320295029" table:style-name="ce6">
            <text:p>1.083</text:p>
          </table:table-cell>
          <table:table-cell office:value-type="float" office:value="21022.757992599167" table:style-name="ce5">
            <text:p><text:s/>21,0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022.757992599167" table:style-name="ce5">
            <text:p><text:s/>21,023<text:s/></text:p>
          </table:table-cell>
          <table:table-cell office:value-type="float" office:value="0.99316682044756599" table:style-name="ce6">
            <text:p>0.993</text:p>
          </table:table-cell>
          <table:table-cell office:value-type="float" office:value="20879.105712548371" table:style-name="ce5">
            <text:p><text:s/>20,879<text:s/></text:p>
          </table:table-cell>
          <table:table-cell office:value-type="float" office:value="1.0713532363212832" table:style-name="ce6">
            <text:p>1.071</text:p>
          </table:table-cell>
          <table:table-cell office:value-type="float" office:value="22368.89747663289" table:style-name="ce5">
            <text:p><text:s/>22,3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368.89747663289" table:style-name="ce5">
            <text:p><text:s/>22,369<text:s/></text:p>
          </table:table-cell>
          <table:table-cell office:value-type="float" office:value="0.96280461793091998" table:style-name="ce6">
            <text:p>0.963</text:p>
          </table:table-cell>
          <table:table-cell office:value-type="float" office:value="21536.877788525449" table:style-name="ce5">
            <text:p><text:s/>21,537<text:s/></text:p>
          </table:table-cell>
          <table:table-cell office:value-type="float" office:value="1.0984240241598215" table:style-name="ce6">
            <text:p>1.098</text:p>
          </table:table-cell>
          <table:table-cell office:value-type="float" office:value="23656.623968310403" table:style-name="ce5">
            <text:p><text:s/>23,65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656.623968310403" table:style-name="ce5">
            <text:p><text:s/>23,657<text:s/></text:p>
          </table:table-cell>
          <table:table-cell office:value-type="float" office:value="1.0021369230394748" table:style-name="ce6">
            <text:p>1.002</text:p>
          </table:table-cell>
          <table:table-cell office:value-type="float" office:value="23707.176353104478" table:style-name="ce5">
            <text:p><text:s/>23,707<text:s/></text:p>
          </table:table-cell>
          <table:table-cell office:value-type="float" office:value="1.0325205326733189" table:style-name="ce6">
            <text:p>1.033</text:p>
          </table:table-cell>
          <table:table-cell office:value-type="float" office:value="24478.146356287743" table:style-name="ce5">
            <text:p><text:s/>24,4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78.146356287743" table:style-name="ce5">
            <text:p><text:s/>24,478<text:s/></text:p>
          </table:table-cell>
          <table:table-cell office:value-type="float" office:value="1.018991694942234" table:style-name="ce6">
            <text:p>1.019</text:p>
          </table:table-cell>
          <table:table-cell office:value-type="float" office:value="24943.027844637716" table:style-name="ce5">
            <text:p><text:s/>24,943<text:s/></text:p>
          </table:table-cell>
          <table:table-cell office:value-type="float" office:value="1.0145148462665476" table:style-name="ce6">
            <text:p>1.015</text:p>
          </table:table-cell>
          <table:table-cell office:value-type="float" office:value="25305.072059224851" table:style-name="ce5">
            <text:p><text:s/>25,3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8Z</meta:creation-date>
    <dc:date>2020-10-02T20:00:28Z</dc:date>
  </office:meta>
</office:document-meta>
</file>